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Black1" svg:font-family="'Lato Black'" style:font-pitch="variable"/>
    <style:font-face style:name="Lato Black" svg:font-family="'Lato Black'" style:font-adornments="Black" style:font-pitch="variable"/>
    <style:font-face style:name="Lato Light" svg:font-family="'Lato Light'" style:font-pitch="variable"/>
    <style:font-face style:name="YaleNew" svg:font-family="YaleNew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o Light" officeooo:rsid="0014e67a" officeooo:paragraph-rsid="0014e67a"/>
    </style:style>
    <style:style style:name="P2" style:family="paragraph" style:parent-style-name="Standard">
      <style:text-properties style:font-name="YaleNew" officeooo:rsid="0014e67a" officeooo:paragraph-rsid="0014e67a"/>
    </style:style>
    <style:style style:name="P3" style:family="paragraph" style:parent-style-name="Standard">
      <style:text-properties officeooo:rsid="0014e67a" officeooo:paragraph-rsid="0014e67a"/>
    </style:style>
    <style:style style:name="P4" style:family="paragraph" style:parent-style-name="Standard">
      <style:text-properties style:font-name="Lato Black" officeooo:rsid="0014e67a" officeooo:paragraph-rsid="0014e67a" style:font-name-complex="Lato Black"/>
    </style:style>
    <style:style style:name="P5" style:family="paragraph" style:parent-style-name="Standard">
      <style:paragraph-properties style:writing-mode="rl-tb"/>
      <style:text-properties officeooo:rsid="0014e67a" officeooo:paragraph-rsid="0014e67a"/>
    </style:style>
    <style:style style:name="P6" style:family="paragraph" style:parent-style-name="Standard">
      <style:text-properties style:font-name="Lato Light" officeooo:rsid="0014e67a" officeooo:paragraph-rsid="0014e67a"/>
    </style:style>
    <style:style style:name="P7" style:family="paragraph" style:parent-style-name="Standard">
      <style:text-properties officeooo:rsid="0014e67a" officeooo:paragraph-rsid="0014e67a"/>
    </style:style>
    <style:style style:name="P8" style:family="paragraph" style:parent-style-name="Standard">
      <style:text-properties style:font-name="Lato Black" officeooo:rsid="0014e67a" officeooo:paragraph-rsid="0014e67a" style:font-name-complex="Lato Black"/>
    </style:style>
    <style:style style:name="T1" style:family="text">
      <style:text-properties style:font-name="Lato Light"/>
    </style:style>
    <style:style style:name="T2" style:family="text">
      <style:text-properties style:font-name="Lato Light" style:font-name-complex="Lato Black"/>
    </style:style>
    <style:style style:name="T3" style:family="text">
      <style:text-properties style:font-name="Lato Black" style:font-name-complex="Lato Black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<text:line-break/></text:span><text:span text:style-name="T3">Ce kas-i?</text:span></text:p>
      <text:p text:style-name="P2">Who?</text:p>
      <text:p text:style-name="P5">چه کسی؟</text:p>
      <text:p text:style-name="P1">2</text:p>
      <text:p text:style-name="P4">Labxand bezan.</text:p>
      <text:p text:style-name="P2">Smile.</text:p>
      <text:p text:style-name="P5">لبخند بزن.</text:p>
      <text:p text:style-name="P1">3</text:p>
      <text:p text:style-name="P4">Hamle!</text:p>
      <text:p text:style-name="P2">Attack!</text:p>
      <text:p text:style-name="P5">حمله!</text:p>
      <text:p text:style-name="P1">4</text:p>
      <text:p text:style-name="P4">Gereftam!</text:p>
      <text:p text:style-name="P2">Got it!</text:p>
      <text:p text:style-name="P5">گرفتم!</text:p>
      <text:p text:style-name="P1">5</text:p>
      <text:p text:style-name="P4">Man mey dānam.</text:p>
      <text:p text:style-name="P2">I know.</text:p>
      <text:p text:style-name="P5">من می دانم.</text:p>
      <text:p text:style-name="P1">6</text:p>
      <text:p text:style-name="P4">Guš kon.</text:p>
      <text:p text:style-name="P2">Listen.</text:p>
      <text:p text:style-name="P5">گوش کن.</text:p>
      <text:p text:style-name="P1">7</text:p>
      <text:p text:style-name="P4">Vāqean?</text:p>
      <text:p text:style-name="P2">Really?</text:p>
      <text:p text:style-name="P5">واقعا؟</text:p>
      <text:p text:style-name="P1">8</text:p>
      <text:p text:style-name="P4">Jodā?</text:p>
      <text:p text:style-name="P2">Really?</text:p>
      <text:p text:style-name="P5">جدا؟</text:p>
      <text:p text:style-name="P1">9</text:p>
      <text:p text:style-name="P4">Cerā man?</text:p>
      <text:p text:style-name="P2">Why me?</text:p>
      <text:p text:style-name="P5">چرا من؟</text:p>
      <text:p text:style-name="P1">10</text:p>
      <text:p text:style-name="P4">Rāhatbāš.</text:p>
      <text:p text:style-name="P2">Be cool.</text:p>
      <text:p text:style-name="P5">راحت باش.</text:p>
      <text:p text:style-name="P1">11</text:p>
      <text:p text:style-name="P4">Xunsard bāš.</text:p>
      <text:p text:style-name="P2">Be cool.</text:p>
      <text:p text:style-name="P5">خونسرد باش.</text:p>
      <text:p text:style-name="P1">12</text:p>
      <text:p text:style-name="P4">Bāhāl bāš.</text:p>
      <text:p text:style-name="P2">Be cool.</text:p>
      <text:p text:style-name="P5">باحال باش.</text:p>
      <text:p text:style-name="P1">13</text:p>
      <text:p text:style-name="P4">Biyā dāxel. Biyā to.</text:p>
      <text:p text:style-name="P2">Come in.</text:p>
      <text:p text:style-name="P5">بیا داخل. بیا تُو.</text:p>
      <text:p text:style-name="P1">14</text:p>
      <text:p text:style-name="P4">Bejonb!</text:p>
      <text:p text:style-name="P2">Come on!</text:p>
      <text:p text:style-name="P5">بجنب!</text:p>
      <text:p text:style-name="P1">15</text:p>
      <text:p text:style-name="P4">Boro birun!</text:p>
      <text:p text:style-name="P2">Get out!</text:p>
      <text:p text:style-name="P5">برو بیرون!</text:p>
      <text:p text:style-name="P1">16</text:p>
      <text:p text:style-name="P4">Piyāde šav!</text:p>
      <text:p text:style-name="P2">Get out!</text:p>
      <text:p text:style-name="P5">پیاده شو!</text:p>
      <text:p text:style-name="P1">17</text:p>
      <text:p text:style-name="P4">Boro birun!</text:p>
      <text:p text:style-name="P2">Go away!</text:p>
      <text:p text:style-name="P5">برو بیرون!</text:p>
      <text:p text:style-name="P1">18</text:p>
      <text:p text:style-name="P4">Gom šav!</text:p>
      <text:p text:style-name="P2">Go away!</text:p>
      <text:p text:style-name="P5">گم شو!</text:p>
      <text:p text:style-name="P1">19</text:p>
      <text:p text:style-name="P4">Be man komak kon.</text:p>
      <text:p text:style-name="P2">Help me!</text:p>
      <text:p text:style-name="P5">به من کمک کن.</text:p>
      <text:p text:style-name="P1">20</text:p>
      <text:p text:style-name="P4">Komak-am kon.</text:p>
      <text:p text:style-name="P2">Help me!</text:p>
      <text:p text:style-name="P5">کمکم کن.</text:p>
      <text:p text:style-name="P1">21</text:p>
      <text:p text:style-name="P4">Bāyest!</text:p>
      <text:p text:style-name="P2">Hold it!</text:p>
      <text:p text:style-name="P5">بایست!</text:p>
      <text:p text:style-name="P1">22</text:p>
      <text:p text:style-name="P4">Be omid-e didār.</text:p>
      <text:p text:style-name="P2">See you.</text:p>
      <text:p text:style-name="P5">به امید دیدار.</text:p>
      <text:p text:style-name="P1">23</text:p>
      <text:p text:style-name="P4">Mi‌binam-at.</text:p>
      <text:p text:style-name="P2">See you.</text:p>
      <text:p text:style-name="P5">میبینمت.</text:p>
      <text:p text:style-name="P1">24</text:p>
      <text:p text:style-name="P4">Xafe šav!</text:p>
      <text:p text:style-name="P2">Shut up!</text:p>
      <text:p text:style-name="P5">خفه شو!</text:p>
      <text:p text:style-name="P1">25</text:p>
      <text:p text:style-name="P4">Xodāhāfez.</text:p>
      <text:p text:style-name="P2">So long.</text:p>
      <text:p text:style-name="P5">خداحافظ.</text:p>
      <text:p text:style-name="P1"><text:soft-page-break/>26</text:p>
      <text:p text:style-name="P4">Begir-aš</text:p>
      <text:p text:style-name="P2">Take it.</text:p>
      <text:p text:style-name="P5">بگیرش</text:p>
      <text:p text:style-name="P1">27</text:p>
      <text:p text:style-name="P4">Be man begu.</text:p>
      <text:p text:style-name="P2">Tell me.</text:p>
      <text:p text:style-name="P5">به من بگو.</text:p>
      <text:p text:style-name="P1">28</text:p>
      <text:p text:style-name="P4">Xoš āmadid.</text:p>
      <text:p text:style-name="P2">Welcome.</text:p>
      <text:p text:style-name="P5">خوش آمدید.</text:p>
      <text:p text:style-name="P1">29</text:p>
      <text:p text:style-name="P4">Dastgir-aš kon.</text:p>
      <text:p text:style-name="P2">Grab him.</text:p>
      <text:p text:style-name="P5">دستگیرش کن.</text:p>
      <text:p text:style-name="P1">30</text:p>
      <text:p text:style-name="P4">Ajale kon!</text:p>
      <text:p text:style-name="P2">Hurry up.</text:p>
      <text:p text:style-name="P5">عجله کن!</text:p>
      <text:p text:style-name="P1">31</text:p>
      <text:p text:style-name="P4">Boro birun!</text:p>
      <text:p text:style-name="P2">Keep out!</text:p>
      <text:p text:style-name="P5">برو بیرون!</text:p>
      <text:p text:style-name="P1">32</text:p>
      <text:p text:style-name="P4">Harf-at rā bezan!</text:p>
      <text:p text:style-name="P2">Speak up!</text:p>
      <text:p text:style-name="P5">حرفت را بزن!</text:p>
      <text:p text:style-name="P1">33</text:p>
      <text:p text:style-name="P4">Fowqol’āde</text:p>
      <text:p text:style-name="P2">Terrific!</text:p>
      <text:p text:style-name="P5">فوق العاده</text:p>
      <text:p text:style-name="P1">34</text:p>
      <text:p text:style-name="P4">Mā be tavāfoq residim.</text:p>
      <text:p text:style-name="P2">We agree.</text:p>
      <text:p text:style-name="P5">ما به توافق رسیدیم.</text:p>
      <text:p text:style-name="P1">35</text:p>
      <text:p text:style-name="P4">Be ce dalil-i?</text:p>
      <text:p text:style-name="P2">What for?</text:p>
      <text:p text:style-name="P5">به چه دلیلی؟</text:p>
      <text:p text:style-name="P1">36</text:p>
      <text:p text:style-name="P4">Hadaf,ātaš!</text:p>
      <text:p text:style-name="P2">Aim. Fire!</text:p>
      <text:p text:style-name="P5">هدف،آتش!</text:p>
      <text:p text:style-name="P1">37</text:p>
      <text:p text:style-name="P4">Parande‌hā parvāz mi‌konand.</text:p>
      <text:p text:style-name="P2">Birds fly.</text:p>
      <text:p text:style-name="P5">پرنده ها پرواز می کنند.</text:p>
      <text:p text:style-name="P1">38</text:p>
      <text:p text:style-name="P4">Ārām bāš.</text:p>
      <text:p text:style-name="P2">Calm down.</text:p>
      <text:p text:style-name="P5">آرام باش.</text:p>
      <text:p text:style-name="P1">39</text:p>
      <text:p text:style-name="P4">Bebaxšid.</text:p>
      <text:p text:style-name="P2">Excuse me.</text:p>
      <text:p text:style-name="P5">ببخشید.</text:p>
      <text:p text:style-name="P1">40</text:p>
      <text:p text:style-name="P4">Xeyli bā hāl! Besyār āli!</text:p>
      <text:p text:style-name="P2">Fantastic!</text:p>
      <text:p text:style-name="P5">خیلی با حال! بسیار عالی!</text:p>
      <text:p text:style-name="P1">41</text:p>
      <text:p text:style-name="P4">Tām hāl-aš چطوره?</text:p>
      <text:p text:style-name="P2">How's Tom?</text:p>
      <text:p text:style-name="P5">تام حالش چطوره؟</text:p>
      <text:p text:style-name="P1">42</text:p>
      <text:p text:style-name="P4">Man qaš kardam.</text:p>
      <text:p text:style-name="P2">I fainted.</text:p>
      <text:p text:style-name="P5">من غش کردم.</text:p>
      <text:p text:style-name="P1">43</text:p>
      <text:p text:style-name="P4">Xāham raft.</text:p>
      <text:p text:style-name="P2">I will go.</text:p>
      <text:p text:style-name="P5">خواهم رفت.</text:p>
      <text:p text:style-name="P1">44</text:p>
      <text:p text:style-name="P4">Man niyāzmand-am.</text:p>
      <text:p text:style-name="P2">I'm needy.</text:p>
      <text:p text:style-name="P5">من نیازمندم.</text:p>
      <text:p text:style-name="P1">45</text:p>
      <text:p text:style-name="P4">Man moteassef-am.</text:p>
      <text:p text:style-name="P2">I'm sorry.</text:p>
      <text:p text:style-name="P5">من متاسفم.</text:p>
      <text:p text:style-name="P1">46</text:p>
      <text:p text:style-name="P4">Dorost-ast.</text:p>
      <text:p text:style-name="P2">It's true.</text:p>
      <text:p text:style-name="P5">درست است.</text:p>
      <text:p text:style-name="P1">47</text:p>
      <text:p text:style-name="P4">Vel-aš kon.</text:p>
      <text:p text:style-name="P2">Let it go.</text:p>
      <text:p text:style-name="P5">ولش کن.</text:p>
      <text:p text:style-name="P1">48</text:p>
      <text:p text:style-name="P4">Albate.</text:p>
      <text:p text:style-name="P2">Of course.</text:p>
      <text:p text:style-name="P5">البته.</text:p>
      <text:p text:style-name="P1">49</text:p>
      <text:p text:style-name="P4">U gerist.</text:p>
      <text:p text:style-name="P2">She cried.</text:p>
      <text:p text:style-name="P5">او گریست.</text:p>
      <text:p text:style-name="P1">50</text:p>
      <text:p text:style-name="P4">U sa’y kard.</text:p>
      <text:p text:style-name="P2">She tried.</text:p>
      <text:p text:style-name="P5">او سعی کرد.</text:p>
      <text:p text:style-name="P1"><text:soft-page-break/>51</text:p>
      <text:p text:style-name="P4">U rāh mi‌ravad.</text:p>
      <text:p text:style-name="P2">She walks.</text:p>
      <text:p text:style-name="P5">او راه می رود.</text:p>
      <text:p text:style-name="P1">52</text:p>
      <text:p text:style-name="P4">Dobāre sa’y kon.</text:p>
      <text:p text:style-name="P2">Try again.</text:p>
      <text:p text:style-name="P5">دوباره سعی کن.</text:p>
      <text:p text:style-name="P1">53</text:p>
      <text:p text:style-name="P4">Ce xabar?</text:p>
      <text:p text:style-name="P2">What's up?</text:p>
      <text:p text:style-name="P5">چه خبر؟</text:p>
      <text:p text:style-name="P1">54</text:p>
      <text:p text:style-name="P4">Ce kas-i ahammiyat mi‌dehad?</text:p>
      <text:p text:style-name="P2">Who cares?</text:p>
      <text:p text:style-name="P5">چه کسی اهمیت می دهد؟</text:p>
      <text:p text:style-name="P1">55</text:p>
      <text:p text:style-name="P4">Heyrat everest!</text:p>
      <text:p text:style-name="P2">Wonderful!</text:p>
      <text:p text:style-name="P5">حیرت آورست!</text:p>
      <text:p text:style-name="P1">56</text:p>
      <text:p text:style-name="P4">شگفت‌انگیزه! Xāreqol’āde-ast!</text:p>
      <text:p text:style-name="P2">Wonderful!</text:p>
      <text:p text:style-name="P5">شگفت‌انگیزه! خارق العاده است!</text:p>
      <text:p text:style-name="P1">57</text:p>
      <text:p text:style-name="P4">To talāš-at rā karde-i.</text:p>
      <text:p text:style-name="P2">You tried.</text:p>
      <text:p text:style-name="P5">تو تلاشت را کرده ای.</text:p>
      <text:p text:style-name="P1">58</text:p>
      <text:p text:style-name="P4">Morāqeb bāš.</text:p>
      <text:p text:style-name="P2">Be careful.</text:p>
      <text:p text:style-name="P5">مراقب باش.</text:p>
      <text:p text:style-name="P1">59</text:p>
      <text:p text:style-name="P4">Movāzeb bāš!</text:p>
      <text:p text:style-name="P2">Be careful.</text:p>
      <text:p text:style-name="P5">مواظب باش!</text:p>
      <text:p text:style-name="P1">60</text:p>
      <text:p text:style-name="P4">Ehtiyāt kon !</text:p>
      <text:p text:style-name="P2">Be careful.</text:p>
      <text:p text:style-name="P5">احتیاط کن !</text:p>
      <text:p text:style-name="P1">61</text:p>
      <text:p text:style-name="P4">Donbāl-aš boro.</text:p>
      <text:p text:style-name="P2">Follow him.</text:p>
      <text:p text:style-name="P5">دنبالش برو.</text:p>
      <text:p text:style-name="P1">62</text:p>
      <text:p text:style-name="P4">Xodā vojud dārad.</text:p>
      <text:p text:style-name="P2">God exists.</text:p>
      <text:p text:style-name="P5">خدا وجود دارد.</text:p>
      <text:p text:style-name="P1">63</text:p>
      <text:p text:style-name="P4">Sedā-yat rā mi‌šenavam.</text:p>
      <text:p text:style-name="P2">I hear you.</text:p>
      <text:p text:style-name="P5">صدایت را می شنوم.</text:p>
      <text:p text:style-name="P1">64</text:p>
      <text:p text:style-name="P4">Dust dāram. Āšeq-at-am.</text:p>
      <text:p text:style-name="P2">I love you.</text:p>
      <text:p text:style-name="P5">دوسِت دارم. عاشِقِتم.</text:p>
      <text:p text:style-name="P1">65</text:p>
      <text:p text:style-name="P4">Behet ehtiyāj dāram.</text:p>
      <text:p text:style-name="P2">I need you.</text:p>
      <text:p text:style-name="P5">بهت احتیاج دارم.</text:p>
      <text:p text:style-name="P1">66</text:p>
      <text:p text:style-name="P4">Man gorosne‌-am.</text:p>
      <text:p text:style-name="P2">I'm hungry!</text:p>
      <text:p text:style-name="P5">من گرسنه ام.</text:p>
      <text:p text:style-name="P1">67</text:p>
      <text:p text:style-name="P4">Man xeyli cāq hastam.</text:p>
      <text:p text:style-name="P2">I'm so fat.</text:p>
      <text:p text:style-name="P5">من خیلی چاق هستم.</text:p>
      <text:p text:style-name="P1">68</text:p>
      <text:p text:style-name="P4">اوه, vāqean?</text:p>
      <text:p text:style-name="P2">Oh, really?</text:p>
      <text:p text:style-name="P5">اوه، واقعاً؟</text:p>
      <text:p text:style-name="P1">69</text:p>
      <text:p text:style-name="P4">Yekbār-e digar.</text:p>
      <text:p text:style-name="P2">Once again.</text:p>
      <text:p text:style-name="P5">یک بار دیگر.</text:p>
      <text:p text:style-name="P1">70</text:p>
      <text:p text:style-name="P4">U labxand zad.</text:p>
      <text:p text:style-name="P2">She smiled.</text:p>
      <text:p text:style-name="P5">او لبخند زد.</text:p>
      <text:p text:style-name="P1">71</text:p>
      <text:p text:style-name="P4">Az yek kenār qadam bar dār.</text:p>
      <text:p text:style-name="P2">Step aside.</text:p>
      <text:p text:style-name="P5">از یک کنار قدم بردار.</text:p>
      <text:p text:style-name="P1">72</text:p>
      <text:p text:style-name="P4">Saxt dars bexān.</text:p>
      <text:p text:style-name="P2">Study hard.</text:p>
      <text:p text:style-name="P5">سخت درس بخوان.</text:p>
      <text:p text:style-name="P1">73</text:p>
      <text:p text:style-name="P4">Bā man harf bezan.</text:p>
      <text:p text:style-name="P2">Talk to me.</text:p>
      <text:p text:style-name="P5">با من حرف بزن.</text:p>
      <text:p text:style-name="P1">74</text:p>
      <text:p text:style-name="P4">Zamān-e mesl barq mi‌gozarad.</text:p>
      <text:p text:style-name="P2">Time flies.</text:p>
      <text:p text:style-name="P5">زمان مثل برق می‌گذرد.</text:p>
      <text:p text:style-name="P1">75</text:p>
      <text:p text:style-name="P4">Cub mi‌suzad.</text:p>
      <text:p text:style-name="P2">Wood burns.</text:p>
      <text:p text:style-name="P5">چوب می سوزد.</text:p>
      <text:p text:style-name="P1"><text:soft-page-break/>76</text:p>
      <text:p text:style-name="P4">Dād nazan!</text:p>
      <text:p text:style-name="P2">Don't shout.</text:p>
      <text:p text:style-name="P5">داد نزن!</text:p>
      <text:p text:style-name="P1">77</text:p>
      <text:p text:style-name="P4">Negarān nabāš.</text:p>
      <text:p text:style-name="P2">Don't worry.</text:p>
      <text:p text:style-name="P5">نگران نباش.</text:p>
      <text:p text:style-name="P1">78</text:p>
      <text:p text:style-name="P4">Hāl-e šomā چطوره?</text:p>
      <text:p text:style-name="P2">How are you?</text:p>
      <text:p text:style-name="P5">حال شما چطوره؟</text:p>
      <text:p text:style-name="P1">79</text:p>
      <text:p text:style-name="P4">Farāmuš-aš kardam.</text:p>
      <text:p text:style-name="P2">I forgot it.</text:p>
      <text:p text:style-name="P5">فراموشش کردم.</text:p>
      <text:p text:style-name="P1">80</text:p>
      <text:p text:style-name="P4">Man gorbe‌hā rā dust dāram.</text:p>
      <text:p text:style-name="P2">I like cats.</text:p>
      <text:p text:style-name="P5">من گربه ها را دوست دارم.</text:p>
      <text:p text:style-name="P1">81</text:p>
      <text:p text:style-name="P4">Man gorbe‌hā rā dust dāram.</text:p>
      <text:p text:style-name="P2">I love cats.</text:p>
      <text:p text:style-name="P5">من گربه ها را دوست دارم.</text:p>
      <text:p text:style-name="P1">82</text:p>
      <text:p text:style-name="P4">Man āšeq gorbe‌hā hastam.</text:p>
      <text:p text:style-name="P2">I love cats.</text:p>
      <text:p text:style-name="P5">من عاشق گربه ها هستم.</text:p>
      <text:p text:style-name="P1">83</text:p>
      <text:p text:style-name="P4">Emruz došanbe-ast.</text:p>
      <text:p text:style-name="P2">It's Monday.</text:p>
      <text:p text:style-name="P5">امروز دوشنبه است.</text:p>
      <text:p text:style-name="P1">84</text:p>
      <text:p text:style-name="P4">Pul-e kārhā rā rāst-o ris mi‌konad.</text:p>
      <text:p text:style-name="P2">Money talks.</text:p>
      <text:p text:style-name="P5">پول کارها را راست و ریس می کند.</text:p>
      <text:p text:style-name="P1">85</text:p>
      <text:p text:style-name="P4">Tām sar zad.</text:p>
      <text:p text:style-name="P2">Tom came by.</text:p>
      <text:p text:style-name="P5">تام سر زد.</text:p>
      <text:p text:style-name="P1">86</text:p>
      <text:p text:style-name="P4">Tām sarzade āmad.</text:p>
      <text:p text:style-name="P2">Tom came by.</text:p>
      <text:p text:style-name="P5">تام سرزده آمد.</text:p>
      <text:p text:style-name="P1">87</text:p>
      <text:p text:style-name="P4">Tām axm kard.</text:p>
      <text:p text:style-name="P2">Tom frowned.</text:p>
      <text:p text:style-name="P5">تام اخم کرد.</text:p>
      <text:p text:style-name="P1">88</text:p>
      <text:p text:style-name="P4">Mā dir kardim.</text:p>
      <text:p text:style-name="P2">We are late.</text:p>
      <text:p text:style-name="P5">ما دیر کردیم.</text:p>
      <text:p text:style-name="P1">89</text:p>
      <text:p text:style-name="P4">Beārāmi kār kon.</text:p>
      <text:p text:style-name="P2">Work slowly.</text:p>
      <text:p text:style-name="P5">به آرامی کار کن.</text:p>
      <text:p text:style-name="P1">90</text:p>
      <text:p text:style-name="P4">Sar-at šoluq-ast?</text:p>
      <text:p text:style-name="P2">Are you busy?</text:p>
      <text:p text:style-name="P5">سرت شلوغ است؟</text:p>
      <text:p text:style-name="P1">91</text:p>
      <text:p text:style-name="P4">Bā man biyā.</text:p>
      <text:p text:style-name="P2">Come with me.</text:p>
      <text:p text:style-name="P5">با من بیا.</text:p>
      <text:p text:style-name="P1">92</text:p>
      <text:p text:style-name="P4">Beārāmi rānandegi kon.</text:p>
      <text:p text:style-name="P2">Drive slowly.</text:p>
      <text:p text:style-name="P5">به آرامی رانندگی کن.</text:p>
      <text:p text:style-name="P1">93</text:p>
      <text:p text:style-name="P4">Man bivezan hastam.</text:p>
      <text:p text:style-name="P2">I am a widow.</text:p>
      <text:p text:style-name="P5">من بیوه زن هستم.</text:p>
      <text:p text:style-name="P1">94</text:p>
      <text:p text:style-name="P4">Bāyad beravam.</text:p>
      <text:p text:style-name="P2">I have to go.</text:p>
      <text:p text:style-name="P5">باید بروم.</text:p>
      <text:p text:style-name="P1">95</text:p>
      <text:p text:style-name="P4">Fahmidam.</text:p>
      <text:p text:style-name="P2">I understand.</text:p>
      <text:p text:style-name="P5">فهمیدم.</text:p>
      <text:p text:style-name="P1">96</text:p>
      <text:p text:style-name="P4">Man besyār xošhāl-am.</text:p>
      <text:p text:style-name="P2">I'm so happy.</text:p>
      <text:p text:style-name="P5">من بسیار خوشحالم.</text:p>
      <text:p text:style-name="P1">97</text:p>
      <text:p text:style-name="P4">In ketāb-e man-ast.</text:p>
      <text:p text:style-name="P2">It's my book.</text:p>
      <text:p text:style-name="P5">این کتاب من است.</text:p>
      <text:p text:style-name="P1">98</text:p>
      <text:p text:style-name="P4">Dārad barf mi‌bārad.</text:p>
      <text:p text:style-name="P2">It's snowing.</text:p>
      <text:p text:style-name="P5">دارد برف می بارد.</text:p>
      <text:p text:style-name="P1">99</text:p>
      <text:p text:style-name="P4">Avval xānom‌hā befarmāyand.</text:p>
      <text:p text:style-name="P2">Ladies first.</text:p>
      <text:p text:style-name="P5">اول خانم ها بفرمایند.</text:p>
      <text:p text:style-name="P1">100</text:p>
      <text:p text:style-name="P4">Vel-aš kon!</text:p>
      <text:p text:style-name="P2">Let go of it.</text:p>
      <text:p text:style-name="P5">ولش کن!</text:p>
      <text:p text:style-name="P1"><text:soft-page-break/>101</text:p>
      <text:p text:style-name="P4">Gušt, lotfan.</text:p>
      <text:p text:style-name="P2">Meat, please.</text:p>
      <text:p text:style-name="P5">گوشت، لطفا.</text:p>
      <text:p text:style-name="P1">102</text:p>
      <text:p text:style-name="P4">Cešmān-am āsib didand.</text:p>
      <text:p text:style-name="P2">My eyes hurt.</text:p>
      <text:p text:style-name="P5">چشمانم آسیب دیدند.</text:p>
      <text:p text:style-name="P1">103</text:p>
      <text:p text:style-name="P4">Lotfan boro birun.</text:p>
      <text:p text:style-name="P2">Please leave.</text:p>
      <text:p text:style-name="P5">لطفا برو بیرون.</text:p>
      <text:p text:style-name="P1">104</text:p>
      <text:p text:style-name="P4">Lotfan, ārām bāš.</text:p>
      <text:p text:style-name="P2">Please relax.</text:p>
      <text:p text:style-name="P5">لطفا، آرام باش.</text:p>
      <text:p text:style-name="P1">105</text:p>
      <text:p text:style-name="P4">Bā narmi soxan begu.</text:p>
      <text:p text:style-name="P2">Speak softly.</text:p>
      <text:p text:style-name="P5">با نرمی سخن بگو.</text:p>
      <text:p text:style-name="P1">106</text:p>
      <text:p text:style-name="P4">Sigār nakeš.</text:p>
      <text:p text:style-name="P2">Stop smoking.</text:p>
      <text:p text:style-name="P5">سیگار نکش.</text:p>
      <text:p text:style-name="P1">107</text:p>
      <text:p text:style-name="P4">Xāb‌hā-ye xoš bebini!</text:p>
      <text:p text:style-name="P2">Sweet dreams!</text:p>
      <text:p text:style-name="P5">خواب های خوش ببینی!</text:p>
      <text:p text:style-name="P1">108</text:p>
      <text:p text:style-name="P4">Āsān begir-aš.</text:p>
      <text:p text:style-name="P2">Take it easy.</text:p>
      <text:p text:style-name="P5">آسان بگیرش.</text:p>
      <text:p text:style-name="P1">109</text:p>
      <text:p text:style-name="P4">Movaffaq šodim.</text:p>
      <text:p text:style-name="P2">We succeeded.</text:p>
      <text:p text:style-name="P5">موفق شدیم.</text:p>
      <text:p text:style-name="P1">110</text:p>
      <text:p text:style-name="P4">Ešq ci-st#?</text:p>
      <text:p text:style-name="P2">What is love?</text:p>
      <text:p text:style-name="P5">عشق چیست؟</text:p>
      <text:p text:style-name="P1">111</text:p>
      <text:p text:style-name="P4">Sāl‌hā gozašte-ast.</text:p>
      <text:p text:style-name="P2">Years passed.</text:p>
      <text:p text:style-name="P5">سالها گذشته است.</text:p>
      <text:p text:style-name="P1">112</text:p>
      <text:p text:style-name="P4">Āyā tanhā hasti?</text:p>
      <text:p text:style-name="P2">Are you alone?</text:p>
      <text:p text:style-name="P5">آیا تنها هستی؟</text:p>
      <text:p text:style-name="P1">113</text:p>
      <text:p text:style-name="P4">Āyā u rā mi‌šenāsam?</text:p>
      <text:p text:style-name="P2">Do I know him?</text:p>
      <text:p text:style-name="P5">آیا او را می شناسم؟</text:p>
      <text:p text:style-name="P1">114</text:p>
      <text:p text:style-name="P4">Hame mi‌mirand.</text:p>
      <text:p text:style-name="P2">Everyone dies.</text:p>
      <text:p text:style-name="P5">همه می میرند.</text:p>
      <text:p text:style-name="P1">115</text:p>
      <text:p text:style-name="P4">Vāqean dust dāram. Vāqean āšeq-at-am.</text:p>
      <text:p text:style-name="P2">I do love you.</text:p>
      <text:p text:style-name="P5">واقعاً دوسِت دارم. واقعاً عاشِقِتم.</text:p>
      <text:p text:style-name="P1">116</text:p>
      <text:p text:style-name="P4">Gorosnegi rā hes kardam.</text:p>
      <text:p text:style-name="P2">I felt hungry.</text:p>
      <text:p text:style-name="P5">گرسنگی را حس کردم.</text:p>
      <text:p text:style-name="P1">117</text:p>
      <text:p text:style-name="P4">Man az barnāme‌-ye fāyerfāks estefāde mi‌konam.</text:p>
      <text:p text:style-name="P2">I use Firefox.</text:p>
      <text:p text:style-name="P5">من از برنامه ی فایرفاکس استفاده می کنم.</text:p>
      <text:p text:style-name="P1">118</text:p>
      <text:p text:style-name="P4">Man turist-am.</text:p>
      <text:p text:style-name="P2">I'm a tourist.</text:p>
      <text:p text:style-name="P5">من توریستم.</text:p>
      <text:p text:style-name="P1">119</text:p>
      <text:p text:style-name="P4">Xeyli tanhā-yam.</text:p>
      <text:p text:style-name="P2">I'm so lonely.</text:p>
      <text:p text:style-name="P5">خیلی تنهایَم.</text:p>
      <text:p text:style-name="P1">120</text:p>
      <text:p text:style-name="P4">Rowšan harf bezan.</text:p>
      <text:p text:style-name="P2">Speak clearly.</text:p>
      <text:p text:style-name="P5">روشن حرف بزن.</text:p>
      <text:p text:style-name="P1">121</text:p>
      <text:p text:style-name="P4">Tām bar gašt.</text:p>
      <text:p text:style-name="P2">Tom came back.</text:p>
      <text:p text:style-name="P5">تام برگشت.</text:p>
      <text:p text:style-name="P1">122</text:p>
      <text:p text:style-name="P4">Tām šojā’ bud.</text:p>
      <text:p text:style-name="P2">Tom was brave.</text:p>
      <text:p text:style-name="P5">تام شجاع بود.</text:p>
      <text:p text:style-name="P1">123</text:p>
      <text:p text:style-name="P4">Dar rā beband.</text:p>
      <text:p text:style-name="P2">Close the door.</text:p>
      <text:p text:style-name="P5">در را ببند.</text:p>
      <text:p text:style-name="P1">124</text:p>
      <text:p text:style-name="P4">تلوزیون rā tamāšā nakon.</text:p>
      <text:p text:style-name="P2">Don't watch TV.</text:p>
      <text:p text:style-name="P5">تلوزیون را تماشا نکن.</text:p>
      <text:p text:style-name="P1">125</text:p>
      <text:p text:style-name="P4">Sāl-e now mobārak.</text:p>
      <text:p text:style-name="P2">Happy New Year!</text:p>
      <text:p text:style-name="P5"><text:soft-page-break/>سال نو مبارک.</text:p>
      <text:p text:style-name="P1">126</text:p>
      <text:p text:style-name="P4">U bā māšin āmad.</text:p>
      <text:p text:style-name="P2">He came by car.</text:p>
      <text:p text:style-name="P5">او با ماشین آمد.</text:p>
      <text:p text:style-name="P1">127</text:p>
      <text:p text:style-name="P4">U xaste be nazar-e mi‌resad.</text:p>
      <text:p text:style-name="P2">He seems tired.</text:p>
      <text:p text:style-name="P5">او خسته به نظر می رسد.</text:p>
      <text:p text:style-name="P1">128</text:p>
      <text:p text:style-name="P4">Xeyli saxt kār mi‌kard.</text:p>
      <text:p text:style-name="P2">He worked hard.</text:p>
      <text:p text:style-name="P5">خیلی سخت کار می کرد.</text:p>
      <text:p text:style-name="P1">129</text:p>
      <text:p text:style-name="P4">Man ciz-i nadāram.</text:p>
      <text:p text:style-name="P2">I have nothing.</text:p>
      <text:p text:style-name="P5">من چیزی ندارم.</text:p>
      <text:p text:style-name="P1">130</text:p>
      <text:p text:style-name="P4">Man be ānhā e’temād kardam.</text:p>
      <text:p text:style-name="P2">I trusted them.</text:p>
      <text:p text:style-name="P5">من به آنها اعتماد کردم.</text:p>
      <text:p text:style-name="P1">131</text:p>
      <text:p text:style-name="P4">Man az to morāqebat xāham kard..</text:p>
      <text:p text:style-name="P2">I'll treat you.</text:p>
      <text:p text:style-name="P5">من از تو مراقبت خواهم کرد..</text:p>
      <text:p text:style-name="P1">132</text:p>
      <text:p text:style-name="P4">Man خداناباور hastam.</text:p>
      <text:p text:style-name="P2">I'm an atheist.</text:p>
      <text:p text:style-name="P5">من خداناباور هستم.</text:p>
      <text:p text:style-name="P1">133</text:p>
      <text:p text:style-name="P4">Havā xeyli tārik bud.</text:p>
      <text:p text:style-name="P2">It was so dark.</text:p>
      <text:p text:style-name="P5">هوا خیلی تاریک بود.</text:p>
      <text:p text:style-name="P1">134</text:p>
      <text:p text:style-name="P4">Vel-aš kon!</text:p>
      <text:p text:style-name="P2">Leave it alone.</text:p>
      <text:p text:style-name="P5">ولش کن!</text:p>
      <text:p text:style-name="P1">135</text:p>
      <text:p text:style-name="P4">Biyā televiziyon bebinim.</text:p>
      <text:p text:style-name="P2">Let's watch TV.</text:p>
      <text:p text:style-name="P5">بیا تلویزیون ببینیم.</text:p>
      <text:p text:style-name="P1">136</text:p>
      <text:p text:style-name="P4">Bolandtar, lotfan.</text:p>
      <text:p text:style-name="P2">Louder, please.</text:p>
      <text:p text:style-name="P5">بلندتر، لطفا.</text:p>
      <text:p text:style-name="P1">137</text:p>
      <text:p text:style-name="P4">Ānhā jer-o bahs kardand.</text:p>
      <text:p text:style-name="P2">They quarreled.</text:p>
      <text:p text:style-name="P5">آنها جر و بحث کردند.</text:p>
      <text:p text:style-name="P1">138</text:p>
      <text:p text:style-name="P4">Tām tanhā āmad.</text:p>
      <text:p text:style-name="P2">Tom came alone.</text:p>
      <text:p text:style-name="P5">تام تنها آمد.</text:p>
      <text:p text:style-name="P1">139</text:p>
      <text:p text:style-name="P4">Mā dar amniyat nistim.</text:p>
      <text:p text:style-name="P2">We're not safe.</text:p>
      <text:p text:style-name="P5">ما در امنیت نیستیم.</text:p>
      <text:p text:style-name="P1">140</text:p>
      <text:p text:style-name="P4">Xeyli xub biyā bar-im.</text:p>
      <text:p text:style-name="P2">Well, let's go.</text:p>
      <text:p text:style-name="P5">خیلی خوب بیا بریم.</text:p>
      <text:p text:style-name="P1">141</text:p>
      <text:p text:style-name="P4">Pāris kojā-st?</text:p>
      <text:p text:style-name="P2">Where is Paris?</text:p>
      <text:p text:style-name="P5">پاریس کجاست؟</text:p>
      <text:p text:style-name="P1">142</text:p>
      <text:p text:style-name="P4">Kist ke nafahmid?</text:p>
      <text:p text:style-name="P2">Who's confused?</text:p>
      <text:p text:style-name="P5">کیست که نفهمید؟</text:p>
      <text:p text:style-name="P1">143</text:p>
      <text:p text:style-name="P4">Xāheš mi‌konam</text:p>
      <text:p text:style-name="P2">You're welcome.</text:p>
      <text:p text:style-name="P5">خواهش میکنم</text:p>
      <text:p text:style-name="P1">144</text:p>
      <text:p text:style-name="P4">Qābel-i نداره.</text:p>
      <text:p text:style-name="P2">You're welcome.</text:p>
      <text:p text:style-name="P5">قابلی نداره.</text:p>
      <text:p text:style-name="P1">145</text:p>
      <text:p text:style-name="P4">Gorbe‌hā muš‌hā rā mi‌girand.</text:p>
      <text:p text:style-name="P2">Cats catch mice.</text:p>
      <text:p text:style-name="P5">گربه ها موش ها را می گیرند.</text:p>
      <text:p text:style-name="P1">146</text:p>
      <text:p text:style-name="P4">ماشاا.., Eyvallāh, xeyli āli!</text:p>
      <text:p text:style-name="P2">Congratulations!</text:p>
      <text:p text:style-name="P5">ماشاءا..، ای والله، خیلی عالی!</text:p>
      <text:p text:style-name="P1">147</text:p>
      <text:p text:style-name="P4">U bešeddat bimār-ast.</text:p>
      <text:p text:style-name="P2">He is very sick.</text:p>
      <text:p text:style-name="P5">او به شدت بیمار است.</text:p>
      <text:p text:style-name="P1">148</text:p>
      <text:p text:style-name="P4">U az man šoru’ kard.</text:p>
      <text:p text:style-name="P2">He stared at me.</text:p>
      <text:p text:style-name="P5">او از من شروع کرد.</text:p>
      <text:p text:style-name="P1">149</text:p>
      <text:p text:style-name="P4">U beārāmi rāh mi‌ravad.</text:p>
      <text:p text:style-name="P2">He walks slowly.</text:p>
      <text:p text:style-name="P5">او به آرامی راه می رود.</text:p>
      <text:p text:style-name="P1">150</text:p>
      <text:p text:style-name="P4">Salām, hālat-e ce طوره?</text:p>
      <text:p text:style-name="P2">Hi. How are you?</text:p>
      <text:p text:style-name="P5"><text:soft-page-break/>سلام، حالت چه طوره؟</text:p>
      <text:p text:style-name="P1">151</text:p>
      <text:p text:style-name="P4">Man az jedāl motenaffer-am.</text:p>
      <text:p text:style-name="P2">I hate fighting.</text:p>
      <text:p text:style-name="P5">من از جدال متنفّرم.</text:p>
      <text:p text:style-name="P1">152</text:p>
      <text:p text:style-name="P4">Sedā-ye tabl rā mi‌šenavam.</text:p>
      <text:p text:style-name="P2">I hear the drum.</text:p>
      <text:p text:style-name="P5">صدای طبل را می شنوم.</text:p>
      <text:p text:style-name="P1">153</text:p>
      <text:p text:style-name="P4">Omidvār-am tām barande šavad.</text:p>
      <text:p text:style-name="P2">I hope Tom wins.</text:p>
      <text:p text:style-name="P5">امیدوارم تام برنده شود.</text:p>
      <text:p text:style-name="P1">154</text:p>
      <text:p text:style-name="P4">Qahve rā tarjih mi‌deham.</text:p>
      <text:p text:style-name="P2">I prefer coffee.</text:p>
      <text:p text:style-name="P5">قهوه را ترجیح می‌دهم.</text:p>
      <text:p text:style-name="P1">155</text:p>
      <text:p text:style-name="P4">Man har ruz mi‌davam.</text:p>
      <text:p text:style-name="P2">I run every day.</text:p>
      <text:p text:style-name="P5">من هر روز می دوم.</text:p>
      <text:p text:style-name="P1">156</text:p>
      <text:p text:style-name="P4">Man mohandes hastam.</text:p>
      <text:p text:style-name="P2">I'm an engineer.</text:p>
      <text:p text:style-name="P5">من مهندس هستم.</text:p>
      <text:p text:style-name="P1">157</text:p>
      <text:p text:style-name="P4">Az šomā eltemās mi‌konam.</text:p>
      <text:p text:style-name="P2">I'm begging you.</text:p>
      <text:p text:style-name="P5">از شما التماس می کنم.</text:p>
      <text:p text:style-name="P1">158</text:p>
      <text:p text:style-name="P4">Mi‌xāham beravam.</text:p>
      <text:p text:style-name="P2">I'm going to go.</text:p>
      <text:p text:style-name="P5">می خواهم بروم.</text:p>
      <text:p text:style-name="P1">159</text:p>
      <text:p text:style-name="P4">Baqiye‌-ye pul-e māl-e xod-at!</text:p>
      <text:p text:style-name="P2">Keep the change.</text:p>
      <text:p text:style-name="P5">بقیه پول مال خودت!</text:p>
      <text:p text:style-name="P1">160</text:p>
      <text:p text:style-name="P4">Zendegi-ye āsān nist.</text:p>
      <text:p text:style-name="P2">Life's not easy.</text:p>
      <text:p text:style-name="P5">زندگی آسان نیست.</text:p>
      <text:p text:style-name="P1">161</text:p>
      <text:p text:style-name="P4">Tām xošhāl be nazar-e mi‌resad.</text:p>
      <text:p text:style-name="P2">Tom looks happy.</text:p>
      <text:p text:style-name="P5">تام خوشحال به نظر می‌رسد.</text:p>
      <text:p text:style-name="P1">162</text:p>
      <text:p text:style-name="P4">Televiziyon rā xāmuš kon.</text:p>
      <text:p text:style-name="P2">Turn off the TV.</text:p>
      <text:p text:style-name="P5">تلویزیون را خاموش کن.</text:p>
      <text:p text:style-name="P1">163</text:p>
      <text:p text:style-name="P4">Bāyad peydāyeš konim.</text:p>
      <text:p text:style-name="P2">We must find it.</text:p>
      <text:p text:style-name="P5">باید پیدایش کنیم.</text:p>
      <text:p text:style-name="P1">164</text:p>
      <text:p text:style-name="P4">Sāat-e cand-ast.</text:p>
      <text:p text:style-name="P2">What time is it?</text:p>
      <text:p text:style-name="P5">ساعت چند است.</text:p>
      <text:p text:style-name="P1">165</text:p>
      <text:p text:style-name="P4">Sāat-e cand-ast.</text:p>
      <text:p text:style-name="P2">What's the time?</text:p>
      <text:p text:style-name="P5">ساعت چند است.</text:p>
      <text:p text:style-name="P1">166</text:p>
      <text:p text:style-name="P4">To xābālud be nazar-e mi‌resi.</text:p>
      <text:p text:style-name="P2">You look sleepy.</text:p>
      <text:p text:style-name="P5">تو خواب آلود به نظر می رسی.</text:p>
      <text:p text:style-name="P1">167</text:p>
      <text:p text:style-name="P4">Šomā yek xānande hastid?</text:p>
      <text:p text:style-name="P2">Are you a singer?</text:p>
      <text:p text:style-name="P5">شما یک خواننده هستید؟</text:p>
      <text:p text:style-name="P1">168</text:p>
      <text:p text:style-name="P4">Biyā bā mā benešin.</text:p>
      <text:p text:style-name="P2">Come sit with us.</text:p>
      <text:p text:style-name="P5">بیا با ما بنشین.</text:p>
      <text:p text:style-name="P1">169</text:p>
      <text:p text:style-name="P4">Hemāqat nakon!</text:p>
      <text:p text:style-name="P2">Don't be foolish.</text:p>
      <text:p text:style-name="P5">حماقت نکن!</text:p>
      <text:p text:style-name="P1">170</text:p>
      <text:p text:style-name="P4">Meno majbur be raftan nakon.</text:p>
      <text:p text:style-name="P2">Don't make me go.</text:p>
      <text:p text:style-name="P5">منو مجبور به رفتن نکن.</text:p>
      <text:p text:style-name="P1">171</text:p>
      <text:p text:style-name="P4">Man majzub-e u šode bud-am.</text:p>
      <text:p text:style-name="P2">He fascinated me.</text:p>
      <text:p text:style-name="P5">من مجذوب او شده بودم.</text:p>
      <text:p text:style-name="P1">172</text:p>
      <text:p text:style-name="P4">U tāzekār-ast.</text:p>
      <text:p text:style-name="P2">He is a beginner.</text:p>
      <text:p text:style-name="P5">او تازه کار است.</text:p>
      <text:p text:style-name="P1">173</text:p>
      <text:p text:style-name="P4">U zendegi-ye ma-rā nejāt dād.</text:p>
      <text:p text:style-name="P2">He saved my life.</text:p>
      <text:p text:style-name="P5">او زندگی مرا نجات داد.</text:p>
      <text:p text:style-name="P1">174</text:p>
      <text:p text:style-name="P4">U asbāb-e bāz-yaš rā part kard.</text:p>
      <text:p text:style-name="P2">He threw his toy.</text:p>
      <text:p text:style-name="P5">او اسباب بازیش را پرت کرد.</text:p>
      <text:p text:style-name="P1">175</text:p>
      <text:p text:style-name="P4">Bā u movāfeq-am.</text:p>
      <text:p text:style-name="P2">I agree with him.</text:p>
      <text:p text:style-name="P5"><text:soft-page-break/>با او موافقم.</text:p>
      <text:p text:style-name="P1">176</text:p>
      <text:p text:style-name="P4">Hamconān tanhā-yam.</text:p>
      <text:p text:style-name="P2">I am still alone.</text:p>
      <text:p text:style-name="P5">همچنان تنهایم.</text:p>
      <text:p text:style-name="P1">177</text:p>
      <text:p text:style-name="P4">Nemi‌tavānam injā bemiram.</text:p>
      <text:p text:style-name="P2">I can't die here.</text:p>
      <text:p text:style-name="P5">نمی توانم اینجا بمیرم.</text:p>
      <text:p text:style-name="P1">178</text:p>
      <text:p text:style-name="P4">Man u rā nemi‌šenāsam.</text:p>
      <text:p text:style-name="P2">I don't know him.</text:p>
      <text:p text:style-name="P5">من او را نمی شناسم.</text:p>
      <text:p text:style-name="P1">179</text:p>
      <text:p text:style-name="P4">Man اینطور fekr nemi‌konam.</text:p>
      <text:p text:style-name="P2">I don't think so.</text:p>
      <text:p text:style-name="P5">من اینطور فکر نمی کنم.</text:p>
      <text:p text:style-name="P1">180</text:p>
      <text:p text:style-name="P4">Man šokolāt dust dāram.</text:p>
      <text:p text:style-name="P2">I like chocolate.</text:p>
      <text:p text:style-name="P5">من شکلات دوست دارم.</text:p>
      <text:p text:style-name="P1">181</text:p>
      <text:p text:style-name="P4">Dust dāram mosāferat konam</text:p>
      <text:p text:style-name="P2">I like to travel.</text:p>
      <text:p text:style-name="P5">دوست دارم مسافرت کنم</text:p>
      <text:p text:style-name="P1">182</text:p>
      <text:p text:style-name="P4">Man dar Torkiye zendegi mi‌konam.</text:p>
      <text:p text:style-name="P2">I live in Turkey.</text:p>
      <text:p text:style-name="P5">من در ترکیه زندگی می کنم.</text:p>
      <text:p text:style-name="P1">183</text:p>
      <text:p text:style-name="P4">Man otobus rā az dast dādam.</text:p>
      <text:p text:style-name="P2">I missed the bus.</text:p>
      <text:p text:style-name="P5">من اتوبوس را از دست دادم.</text:p>
      <text:p text:style-name="P1">184</text:p>
      <text:p text:style-name="P4">Man goftam ke moteassef-am.</text:p>
      <text:p text:style-name="P2">I said I'm sorry.</text:p>
      <text:p text:style-name="P5">من گفتم که متاسفم.</text:p>
      <text:p text:style-name="P1">185</text:p>
      <text:p text:style-name="P4">Hadaf rā mi‌binam.</text:p>
      <text:p text:style-name="P2">I see the target.</text:p>
      <text:p text:style-name="P5">هدف را میبینم.</text:p>
      <text:p text:style-name="P1">186</text:p>
      <text:p text:style-name="P4">Man hanuz dust dāram. هنوزعاشقتم.</text:p>
      <text:p text:style-name="P2">I still love you.</text:p>
      <text:p text:style-name="P5">من هنوز دوسِت دارم. هنوزعاشِقِتم.</text:p>
      <text:p text:style-name="P1">187</text:p>
      <text:p text:style-name="P4">Āyā bānk-e bāz-ast?</text:p>
      <text:p text:style-name="P2">Is the bank open?</text:p>
      <text:p text:style-name="P5">آیا بانک باز است؟</text:p>
      <text:p text:style-name="P1">188</text:p>
      <text:p text:style-name="P4">Mowqe’ raftan-ast.</text:p>
      <text:p text:style-name="P2">It is time to go.</text:p>
      <text:p text:style-name="P5">موقع رفتن است.</text:p>
      <text:p text:style-name="P1">189</text:p>
      <text:p text:style-name="P4">Emruz ruzi āftābi-st.</text:p>
      <text:p text:style-name="P2">It's a sunny day.</text:p>
      <text:p text:style-name="P5">امروز روزی آفتابی است.</text:p>
      <text:p text:style-name="P1">190</text:p>
      <text:p text:style-name="P4">In qābel-e تصوره.</text:p>
      <text:p text:style-name="P2">It's conceivable.</text:p>
      <text:p text:style-name="P5">این قابل تصوره.</text:p>
      <text:p text:style-name="P1">191</text:p>
      <text:p text:style-name="P4">Bedeqqat guš kon.</text:p>
      <text:p text:style-name="P2">Listen carefully.</text:p>
      <text:p text:style-name="P5">به دقت گوش کن.</text:p>
      <text:p text:style-name="P1">192</text:p>
      <text:p text:style-name="P4">Lotfan be man ejāze bedeh beravam.</text:p>
      <text:p text:style-name="P2">Please let me go.</text:p>
      <text:p text:style-name="P5">لطفا به من اجازه بده بروم.</text:p>
      <text:p text:style-name="P1">193</text:p>
      <text:p text:style-name="P4">Ānhā hamin nazdiki‌hā zendegi mi‌konand.</text:p>
      <text:p text:style-name="P2">They live nearby.</text:p>
      <text:p text:style-name="P5">آنها همین نزدیکی ها زندگی می کنند.</text:p>
      <text:p text:style-name="P1">194</text:p>
      <text:p text:style-name="P4">Tām be xod-aš āsib mey zanad.</text:p>
      <text:p text:style-name="P2">Tom hurt himself.</text:p>
      <text:p text:style-name="P5">تام به خودش آسیب می زند.</text:p>
      <text:p text:style-name="P1">195</text:p>
      <text:p text:style-name="P4">Tām yek efrāti-st.</text:p>
      <text:p text:style-name="P2">Tom is a fanatic.</text:p>
      <text:p text:style-name="P5">تام یک افراطی است.</text:p>
      <text:p text:style-name="P1">196</text:p>
      <text:p text:style-name="P4">Bāyad tām rā peydā konim.</text:p>
      <text:p text:style-name="P2">We must find Tom.</text:p>
      <text:p text:style-name="P5">باید تام را پیدا کنیم.</text:p>
      <text:p text:style-name="P1">197</text:p>
      <text:p text:style-name="P4">Ce ide‌-ye xub-i!</text:p>
      <text:p text:style-name="P2">What a nice idea!</text:p>
      <text:p text:style-name="P5">چه ایده خوبی!</text:p>
      <text:p text:style-name="P1">198</text:p>
      <text:p text:style-name="P4">Mā aknun kojā hastim?</text:p>
      <text:p text:style-name="P2">Where are we now?</text:p>
      <text:p text:style-name="P5">ما اکنون کجا هستیم؟</text:p>
      <text:p text:style-name="P1">199</text:p>
      <text:p text:style-name="P4">Šomā morattab hastid.</text:p>
      <text:p text:style-name="P2">You're organized.</text:p>
      <text:p text:style-name="P5">شما مرتب هستید.</text:p>
      <text:p text:style-name="P1">200</text:p>
      <text:p text:style-name="P4">Kam-i šir-e ezāfe kon.</text:p>
      <text:p text:style-name="P2">Add a little milk.</text:p>
      <text:p text:style-name="P5"><text:soft-page-break/>کمی شیر اضافه کن.</text:p>
      <text:p text:style-name="P1">201</text:p>
      <text:p text:style-name="P4">Āyā ānhā dar Pāris hastand?</text:p>
      <text:p text:style-name="P2">Are they in Paris?</text:p>
      <text:p text:style-name="P5">آیا آنها در پاریس هستند؟</text:p>
      <text:p text:style-name="P1">202</text:p>
      <text:p text:style-name="P4">U šoru’ be faryād kešidan kard.</text:p>
      <text:p text:style-name="P2">He began to shout.</text:p>
      <text:p text:style-name="P5">او شروع به فریاد کشیدن کرد.</text:p>
      <text:p text:style-name="P1">203</text:p>
      <text:p text:style-name="P4">Emtehān-at, cetor bud?</text:p>
      <text:p text:style-name="P2">How was your test?</text:p>
      <text:p text:style-name="P5">امتحانت، چطور بود؟</text:p>
      <text:p text:style-name="P1">204</text:p>
      <text:p text:style-name="P4">Man har ruz hammām mi‌konam.</text:p>
      <text:p text:style-name="P2">I bathe every day.</text:p>
      <text:p text:style-name="P5">من هر روز حمام می کنم.</text:p>
      <text:p text:style-name="P1">205</text:p>
      <text:p text:style-name="P4">Nām-e u rā farāmuš kardam.</text:p>
      <text:p text:style-name="P2">I forgot his name.</text:p>
      <text:p text:style-name="P5">نام او را فراموش کردم.</text:p>
      <text:p text:style-name="P1">206</text:p>
      <text:p text:style-name="P4">Man sardard dāram.</text:p>
      <text:p text:style-name="P2">I have a headache.</text:p>
      <text:p text:style-name="P5">من سردرد دارم.</text:p>
      <text:p text:style-name="P1">207</text:p>
      <text:p text:style-name="P4">Man pul-e ziyādi barande šodam.</text:p>
      <text:p text:style-name="P2">I hit the jackpot.</text:p>
      <text:p text:style-name="P5">من پول زیادی برنده شدم.</text:p>
      <text:p text:style-name="P1">208</text:p>
      <text:p text:style-name="P4">Man zendegi‌-yam rā be šomā madyun hastam.</text:p>
      <text:p text:style-name="P2">I owe you my life.</text:p>
      <text:p text:style-name="P5">من زندگیم را به شما مدیون هستم.</text:p>
      <text:p text:style-name="P1">209</text:p>
      <text:p text:style-name="P4">Man kenār-e u nešastam.</text:p>
      <text:p text:style-name="P2">I sat by his side.</text:p>
      <text:p text:style-name="P5">من کنار او نشستم.</text:p>
      <text:p text:style-name="P1">210</text:p>
      <text:p text:style-name="P4">Man dar varzeš-e kārkošte nistam.</text:p>
      <text:p text:style-name="P2">I'm bad at sports.</text:p>
      <text:p text:style-name="P5">من در ورزش کارکشته نیستم.</text:p>
      <text:p text:style-name="P1">211</text:p>
      <text:p text:style-name="P4">In rā bime kon,lotfan.</text:p>
      <text:p text:style-name="P2">Insure it, please.</text:p>
      <text:p text:style-name="P5">این را بیمه کن،لطفا.</text:p>
      <text:p text:style-name="P1">212</text:p>
      <text:p text:style-name="P4">Zendegi zib -ast.</text:p>
      <text:p text:style-name="P2">Life is beautiful.</text:p>
      <text:p text:style-name="P5">زندگی زیباست.</text:p>
      <text:p text:style-name="P1">213</text:p>
      <text:p text:style-name="P4">Xodā be to barekat bedehad.</text:p>
      <text:p text:style-name="P2">May God bless you.</text:p>
      <text:p text:style-name="P5">خدا به تو برکت بدهد.</text:p>
      <text:p text:style-name="P1">214</text:p>
      <text:p text:style-name="P4">Xodā omr-at bedeh!</text:p>
      <text:p text:style-name="P2">May God bless you.</text:p>
      <text:p text:style-name="P5">خدا عمرت بده!</text:p>
      <text:p text:style-name="P1">215</text:p>
      <text:p text:style-name="P4">Holuhā širin hastand.</text:p>
      <text:p text:style-name="P2">Peaches are sweet.</text:p>
      <text:p text:style-name="P5">هلو ها شیرین هستند.</text:p>
      <text:p text:style-name="P1">216</text:p>
      <text:p text:style-name="P4">U ma-rā divāne mi‌konad.</text:p>
      <text:p text:style-name="P2">She drives me mad.</text:p>
      <text:p text:style-name="P5">او مرا دیوانه می کند.</text:p>
      <text:p text:style-name="P1">217</text:p>
      <text:p text:style-name="P4">Man majzub-e u šode bud-am.</text:p>
      <text:p text:style-name="P2">She fascinated me.</text:p>
      <text:p text:style-name="P5">من مجذوب او شده بودم.</text:p>
      <text:p text:style-name="P1">218</text:p>
      <text:p text:style-name="P4">U dar senn-e pāyin ezdevāj kard.</text:p>
      <text:p text:style-name="P2">She married young.</text:p>
      <text:p text:style-name="P5">او در سن پایین ازدواج کرد.</text:p>
      <text:p text:style-name="P1">219</text:p>
      <text:p text:style-name="P4">U dar rā bast.</text:p>
      <text:p text:style-name="P2">She shut the door.</text:p>
      <text:p text:style-name="P5">او در را بست.</text:p>
      <text:p text:style-name="P1">220</text:p>
      <text:p text:style-name="P4">Be man haqiqat rā begu.</text:p>
      <text:p text:style-name="P2">Tell me the truth.</text:p>
      <text:p text:style-name="P5">به من حقیقت را بگو.</text:p>
      <text:p text:style-name="P1">221</text:p>
      <text:p text:style-name="P4">Zang dar be sedā dar āmad.</text:p>
      <text:p text:style-name="P2">The doorbell rang.</text:p>
      <text:p text:style-name="P5">زنگ در به صدا درآمد.</text:p>
      <text:p text:style-name="P1">222</text:p>
      <text:p text:style-name="P4">Qazā hāzer-ast.</text:p>
      <text:p text:style-name="P2">The food is ready.</text:p>
      <text:p text:style-name="P5">غذا حاضر است.</text:p>
      <text:p text:style-name="P1">223</text:p>
      <text:p text:style-name="P4">In āb bā keyfiyat-ast.</text:p>
      <text:p text:style-name="P2">The water is good.</text:p>
      <text:p text:style-name="P5">این آب با کیفیت است.</text:p>
      <text:p text:style-name="P1">224</text:p>
      <text:p text:style-name="P4">In ketāb māl-e man-ast.</text:p>
      <text:p text:style-name="P2">This book is mine.</text:p>
      <text:p text:style-name="P5">این کتاب مال من است.</text:p>
      <text:p text:style-name="P1">225</text:p>
      <text:p text:style-name="P4">Tām gol zad.</text:p>
      <text:p text:style-name="P2"><text:soft-page-break/>Tom scored a goal.</text:p>
      <text:p text:style-name="P5">تام گل زد.</text:p>
      <text:p text:style-name="P1">226</text:p>
      <text:p text:style-name="P4">Tām vahšatzade bud.</text:p>
      <text:p text:style-name="P2">Tom was terrified.</text:p>
      <text:p text:style-name="P5">تام وحشت‌زده بود.</text:p>
      <text:p text:style-name="P1">227</text:p>
      <text:p text:style-name="P4">Mā az Ostorāliyā hastim.</text:p>
      <text:p text:style-name="P2">We are Australian.</text:p>
      <text:p text:style-name="P5">ما از استرالیا هستیم.</text:p>
      <text:p text:style-name="P1">228</text:p>
      <text:p text:style-name="P4">Mā bā yekdigar mi‌raqsim.</text:p>
      <text:p text:style-name="P2">We dance together.</text:p>
      <text:p text:style-name="P5">ما با یکدیگر می رقصیم.</text:p>
      <text:p text:style-name="P1">229</text:p>
      <text:p text:style-name="P4">Bāyad peydā-yešān konim.</text:p>
      <text:p text:style-name="P2">We must find them.</text:p>
      <text:p text:style-name="P5">باید پیدایشان کنیم.</text:p>
      <text:p text:style-name="P1">230</text:p>
      <text:p text:style-name="P4">Mā be žāponi harf mi‌zanim.</text:p>
      <text:p text:style-name="P2">We speak Japanese.</text:p>
      <text:p text:style-name="P5">ما به ژاپنی حرف می‌زنیم.</text:p>
      <text:p text:style-name="P1">231</text:p>
      <text:p text:style-name="P4">Mā ajul bud-im.</text:p>
      <text:p text:style-name="P2">We were impatient.</text:p>
      <text:p text:style-name="P5">ما عجول بودیم.</text:p>
      <text:p text:style-name="P1">232</text:p>
      <text:p text:style-name="P4">Haqiqat ci-st#?</text:p>
      <text:p text:style-name="P2">What is the truth?</text:p>
      <text:p text:style-name="P5">حقیقت چیست؟</text:p>
      <text:p text:style-name="P1">233</text:p>
      <text:p text:style-name="P4">Esm-e šomā ci-st#?</text:p>
      <text:p text:style-name="P2">What is your name?</text:p>
      <text:p text:style-name="P5">اسم شما چیست؟</text:p>
      <text:p text:style-name="P1">234</text:p>
      <text:p text:style-name="P4">U ki motevalled šode-ast?</text:p>
      <text:p text:style-name="P2">When was she born?</text:p>
      <text:p text:style-name="P5">او کی متولد شده است؟</text:p>
      <text:p text:style-name="P1">235</text:p>
      <text:p text:style-name="P4">Ānhā be kojā raftand?</text:p>
      <text:p text:style-name="P2">Where did they go?</text:p>
      <text:p text:style-name="P5">آنها به کجا رفتند؟</text:p>
      <text:p text:style-name="P1">236</text:p>
      <text:p text:style-name="P4">Bānk kojā-st?</text:p>
      <text:p text:style-name="P2">Where is the bank?</text:p>
      <text:p text:style-name="P5">بانک کجاست؟</text:p>
      <text:p text:style-name="P1">237</text:p>
      <text:p text:style-name="P4">Ce kas-i arusak rā dorost karde-ast?</text:p>
      <text:p text:style-name="P2">Who made the doll?</text:p>
      <text:p text:style-name="P5">چه کسی عروسک را درست کرده است؟</text:p>
      <text:p text:style-name="P1">238</text:p>
      <text:p text:style-name="P4">Cerā doruq mig-i?</text:p>
      <text:p text:style-name="P2">Why are you lying?</text:p>
      <text:p text:style-name="P5">چرا دروغ میگی؟</text:p>
      <text:p text:style-name="P1">239</text:p>
      <text:p text:style-name="P4">To zibā hasti.</text:p>
      <text:p text:style-name="P2">You are beautiful.</text:p>
      <text:p text:style-name="P5">تو زیبا هستی.</text:p>
      <text:p text:style-name="P1">240</text:p>
      <text:p text:style-name="P4">To qašangi.</text:p>
      <text:p text:style-name="P2">You are beautiful.</text:p>
      <text:p text:style-name="P5">تو قشنگی.</text:p>
      <text:p text:style-name="P1">241</text:p>
      <text:p text:style-name="P4">Šomā har do doruqgu hastid.</text:p>
      <text:p text:style-name="P2">You're both liars.</text:p>
      <text:p text:style-name="P5">شما هر دو دروغگو هستید.</text:p>
      <text:p text:style-name="P1">242</text:p>
      <text:p text:style-name="P4">Šomā qābel-e qabul hastid.</text:p>
      <text:p text:style-name="P2">You're reasonable.</text:p>
      <text:p text:style-name="P5">شما قابل قبول هستید.</text:p>
      <text:p text:style-name="P1">243</text:p>
      <text:p text:style-name="P4">Vaqt-e šomā tamām šod.</text:p>
      <text:p text:style-name="P2">Your time is over.</text:p>
      <text:p text:style-name="P5">وقت شما تمام شد.</text:p>
      <text:p text:style-name="P1">244</text:p>
      <text:p text:style-name="P4">Mowz zard-ast.</text:p>
      <text:p text:style-name="P2">Bananas are yellow.</text:p>
      <text:p text:style-name="P5">موز زرد است.</text:p>
      <text:p text:style-name="P1">245</text:p>
      <text:p text:style-name="P4">Mey tun-am in yeki ru bebinam?</text:p>
      <text:p text:style-name="P2">Can I see this one?</text:p>
      <text:p text:style-name="P5">می تونم این یکی رو ببینم؟</text:p>
      <text:p text:style-name="P1">246</text:p>
      <text:p text:style-name="P4">Mi‌tavānam esterāhat konam?</text:p>
      <text:p text:style-name="P2">Can I take a break?</text:p>
      <text:p text:style-name="P5">می توانم استراحت کنم؟</text:p>
      <text:p text:style-name="P1">247</text:p>
      <text:p text:style-name="P4">Biyā bā mā beruyam.</text:p>
      <text:p text:style-name="P2">Come along with us.</text:p>
      <text:p text:style-name="P5">بیا با ما برویم.</text:p>
      <text:p text:style-name="P1">248</text:p>
      <text:p text:style-name="P4">Biyā bā mā.</text:p>
      <text:p text:style-name="P2">Come along with us.</text:p>
      <text:p text:style-name="P5">بیا با ما.</text:p>
      <text:p text:style-name="P1">249</text:p>
      <text:p text:style-name="P4">Alān be u تلقن nakonid.</text:p>
      <text:p text:style-name="P2">Don't call him now.</text:p>
      <text:p text:style-name="P5">الآن به او تلقن نکنید.</text:p>
      <text:p text:style-name="P1">250</text:p>
      <text:p text:style-name="P4">Dar bāre-ye man eštebāh bardāšt nakon.</text:p>
      <text:p text:style-name="P2"><text:soft-page-break/>Don't get me wrong.</text:p>
      <text:p text:style-name="P5">درباره من اشتباه برداشت نکن.</text:p>
      <text:p text:style-name="P1">251</text:p>
      <text:p text:style-name="P4">Dar mowred-e man fekr bad nakon.</text:p>
      <text:p text:style-name="P2">Don't get me wrong.</text:p>
      <text:p text:style-name="P5">درمورد من فکر بد نکن.</text:p>
      <text:p text:style-name="P1">252</text:p>
      <text:p text:style-name="P4">U dar rā bast.</text:p>
      <text:p text:style-name="P2">He closed the door.</text:p>
      <text:p text:style-name="P5">او در را بست.</text:p>
      <text:p text:style-name="P1">253</text:p>
      <text:p text:style-name="P4">Zendegi-ye moteahhel-i cetor-ast?</text:p>
      <text:p text:style-name="P2">How's married life?</text:p>
      <text:p text:style-name="P5">زندگی متاهلی چطور است؟</text:p>
      <text:p text:style-name="P1">254</text:p>
      <text:p text:style-name="P4">Man ān rā farāmuš nakardam.</text:p>
      <text:p text:style-name="P2">I didn't forget it.</text:p>
      <text:p text:style-name="P5">من آن را فراموش نکردم.</text:p>
      <text:p text:style-name="P1">255</text:p>
      <text:p text:style-name="P4">Man nemi‌fahmam.</text:p>
      <text:p text:style-name="P2">I don't understand.</text:p>
      <text:p text:style-name="P5">من نمی فهمم.</text:p>
      <text:p text:style-name="P1">256</text:p>
      <text:p text:style-name="P4">Kafš‌hā-yam rā xis kardam.</text:p>
      <text:p text:style-name="P2">I got my shoes wet.</text:p>
      <text:p text:style-name="P5">کفش‌هایم را خیس کردم.</text:p>
      <text:p text:style-name="P1">257</text:p>
      <text:p text:style-name="P4">Man otāq-e moxtass-e xod dāram.</text:p>
      <text:p text:style-name="P2">I have my own room.</text:p>
      <text:p text:style-name="P5">من اتاق مختص خود دارم.</text:p>
      <text:p text:style-name="P1">258</text:p>
      <text:p text:style-name="P4">Man hafte‌-i do bār-e piyāderavi mi‌konam.</text:p>
      <text:p text:style-name="P2">I jog twice a week.</text:p>
      <text:p text:style-name="P5">من هفته ای دو بار پیاده روی می کنم.</text:p>
      <text:p text:style-name="P1">259</text:p>
      <text:p text:style-name="P4">Man pedar-at rā mi‌šenāsam.</text:p>
      <text:p text:style-name="P2">I know your father.</text:p>
      <text:p text:style-name="P5">من پدرت را می شناسم.</text:p>
      <text:p text:style-name="P1">260</text:p>
      <text:p text:style-name="P4">Man be mašut šomā ehtiyāj dāram.</text:p>
      <text:p text:style-name="P2">I need your advice.</text:p>
      <text:p text:style-name="P5">من به مشوت شما احتیاج دارم.</text:p>
      <text:p text:style-name="P1">261</text:p>
      <text:p text:style-name="P4">Mi‌xāham ān rā bexaram.</text:p>
      <text:p text:style-name="P2">I want to buy that.</text:p>
      <text:p text:style-name="P5">می خواهم آن را بخرم.</text:p>
      <text:p text:style-name="P1">262</text:p>
      <text:p text:style-name="P4">Man dar sāl-e 1,972 be donyā āmade-am.</text:p>
      <text:p text:style-name="P2">I was born in 1972.</text:p>
      <text:p text:style-name="P5">من در سال 1972 به دنیا آمده ام.</text:p>
      <text:p text:style-name="P1">263</text:p>
      <text:p text:style-name="P4">Qablan sa’y karde-am.</text:p>
      <text:p text:style-name="P2">I've already tried.</text:p>
      <text:p text:style-name="P5">قبلاً سعی کرده‌ام.</text:p>
      <text:p text:style-name="P1">264</text:p>
      <text:p text:style-name="P4">Jahl-e yek barekat-ast.</text:p>
      <text:p text:style-name="P2">Ignorance is bliss.</text:p>
      <text:p text:style-name="P5">جهل یک برکت است.</text:p>
      <text:p text:style-name="P1">265</text:p>
      <text:p text:style-name="P4">Āyā tām capdast-ast?</text:p>
      <text:p text:style-name="P2">Is Tom left-handed?</text:p>
      <text:p text:style-name="P5">آیا تام چپ دست است؟</text:p>
      <text:p text:style-name="P1">266</text:p>
      <text:p text:style-name="P4">Moškel-i hast?</text:p>
      <text:p text:style-name="P2">Is something wrong?</text:p>
      <text:p text:style-name="P5">مشکلی هست؟</text:p>
      <text:p text:style-name="P1">267</text:p>
      <text:p text:style-name="P4">Xošmazze nist?</text:p>
      <text:p text:style-name="P2">Isn't it delicious?</text:p>
      <text:p text:style-name="P5">خوشمزه نیست؟</text:p>
      <text:p text:style-name="P1">268</text:p>
      <text:p text:style-name="P4">Vāqean xub bud.</text:p>
      <text:p text:style-name="P2">It was really good.</text:p>
      <text:p text:style-name="P5">واقعا خوب بود.</text:p>
      <text:p text:style-name="P1">269</text:p>
      <text:p text:style-name="P4">Mi‌tavānam bā tām sohbat konam?</text:p>
      <text:p text:style-name="P2">May I speak to Tom?</text:p>
      <text:p text:style-name="P5">می توانم با تام صحبت کنم؟</text:p>
      <text:p text:style-name="P1">270</text:p>
      <text:p text:style-name="P4">Mi‌tavānam az in cowgān estefāde konam?</text:p>
      <text:p text:style-name="P2">May I use this bat?</text:p>
      <text:p text:style-name="P5">می‌توانم از این چوگان استفاده کنم؟</text:p>
      <text:p text:style-name="P1">271</text:p>
      <text:p text:style-name="P4">Pedar-e man javān-ast.</text:p>
      <text:p text:style-name="P2">My father is young.</text:p>
      <text:p text:style-name="P5">پدر من جوان است.</text:p>
      <text:p text:style-name="P1">272</text:p>
      <text:p text:style-name="P4">Qodrat-at rā hefz kon.</text:p>
      <text:p text:style-name="P2">Save your strength.</text:p>
      <text:p text:style-name="P5">قدرتت را حفظ کن.</text:p>
      <text:p text:style-name="P1">273</text:p>
      <text:p text:style-name="P4">U haft pesar dārad.</text:p>
      <text:p text:style-name="P2">She has seven sons.</text:p>
      <text:p text:style-name="P5">او هفت پسر دارد.</text:p>
      <text:p text:style-name="P1">274</text:p>
      <text:p text:style-name="P4">U pāhā-ye kucak-i dārad.</text:p>
      <text:p text:style-name="P2">She has small feet.</text:p>
      <text:p text:style-name="P5">او پاهای کوچکی دارد.</text:p>
      <text:p text:style-name="P1">275</text:p>
      <text:p text:style-name="P4">Bacce gerye mi‌konad.</text:p>
      <text:p text:style-name="P2"><text:soft-page-break/>The baby is crying.</text:p>
      <text:p text:style-name="P5">بچه گریه می کند.</text:p>
      <text:p text:style-name="P1">276</text:p>
      <text:p text:style-name="P4">Māšin serqat šod.</text:p>
      <text:p text:style-name="P2">The car was stolen.</text:p>
      <text:p text:style-name="P5">ماشین سرقت شد.</text:p>
      <text:p text:style-name="P1">277</text:p>
      <text:p text:style-name="P4">Šab-e sard bud.</text:p>
      <text:p text:style-name="P2">The night was cold.</text:p>
      <text:p text:style-name="P5">شب سرد بود.</text:p>
      <text:p text:style-name="P1">278</text:p>
      <text:p text:style-name="P4">Setāre‌hā birun āmadand.</text:p>
      <text:p text:style-name="P2">The stars came out.</text:p>
      <text:p text:style-name="P5">ستاره ها بیرون آمدند.</text:p>
      <text:p text:style-name="P1">279</text:p>
      <text:p text:style-name="P4">In xodkārhā māl-e u(pesar) hastand.</text:p>
      <text:p text:style-name="P2">These pens are his.</text:p>
      <text:p text:style-name="P5">این خودکارها مال او(پسر) هستند.</text:p>
      <text:p text:style-name="P1">280</text:p>
      <text:p text:style-name="P4">Band-e kafš-e ‌at rā beband.</text:p>
      <text:p text:style-name="P2">Tie your shoelaces.</text:p>
      <text:p text:style-name="P5">بند کفش ات را ببند.</text:p>
      <text:p text:style-name="P1">281</text:p>
      <text:p text:style-name="P4">Tām jeddi šod.</text:p>
      <text:p text:style-name="P2">Tom became serious.</text:p>
      <text:p text:style-name="P5">تام جدی شد.</text:p>
      <text:p text:style-name="P1">282</text:p>
      <text:p text:style-name="P4">Tām se sag dārad.</text:p>
      <text:p text:style-name="P2">Tom has three dogs.</text:p>
      <text:p text:style-name="P5">تام سه سگ دارد.</text:p>
      <text:p text:style-name="P1">283</text:p>
      <text:p text:style-name="P4">Tām yek xarxān-e vāqei-st.</text:p>
      <text:p text:style-name="P2">Tom is a real nerd.</text:p>
      <text:p text:style-name="P5">تام یک خرخوان واقعی است.</text:p>
      <text:p text:style-name="P1">284</text:p>
      <text:p text:style-name="P4">Tām mard-e ahmaq-i-st.</text:p>
      <text:p text:style-name="P2">Tom is a silly man.</text:p>
      <text:p text:style-name="P5">تام مرد احمقی است.</text:p>
      <text:p text:style-name="P1">285</text:p>
      <text:p text:style-name="P4">Fardā yekšanbe-ast.</text:p>
      <text:p text:style-name="P2">Tomorrow is Sunday.</text:p>
      <text:p text:style-name="P5">فردا یکشنبه است.</text:p>
      <text:p text:style-name="P1">286</text:p>
      <text:p text:style-name="P4">Mā bārān rā dust nadārim.</text:p>
      <text:p text:style-name="P2">We don't like rain.</text:p>
      <text:p text:style-name="P5">ما باران را دوست نداریم.</text:p>
      <text:p text:style-name="P1">287</text:p>
      <text:p text:style-name="P4">Mā az bārān-e xoš-emān nemi‌āyad.</text:p>
      <text:p text:style-name="P2">We don't like rain.</text:p>
      <text:p text:style-name="P5">ما از باران خوشمان نمی آید.</text:p>
      <text:p text:style-name="P1">288</text:p>
      <text:p text:style-name="P4">Xāne‌-aš kojā-st?</text:p>
      <text:p text:style-name="P2">Where is her house?</text:p>
      <text:p text:style-name="P5">خانه اش کجاست؟</text:p>
      <text:p text:style-name="P1">289</text:p>
      <text:p text:style-name="P4">Otāq-at kojā-st?</text:p>
      <text:p text:style-name="P2">Where is your room?</text:p>
      <text:p text:style-name="P5">اتاقت کجاست؟</text:p>
      <text:p text:style-name="P1">290</text:p>
      <text:p text:style-name="P4">Tām kojā be donyā āmade-ast?</text:p>
      <text:p text:style-name="P2">Where was Tom born?</text:p>
      <text:p text:style-name="P5">تام کجا به دنیا آمده است؟</text:p>
      <text:p text:style-name="P1">291</text:p>
      <text:p text:style-name="P4">Kodām keyf māl-e to-st?</text:p>
      <text:p text:style-name="P2">Which bag is yours?</text:p>
      <text:p text:style-name="P5">کدام کیف مال تو است؟</text:p>
      <text:p text:style-name="P1">292</text:p>
      <text:p text:style-name="P4">Moallem-e šomā kist?</text:p>
      <text:p text:style-name="P2">Who's your teacher?</text:p>
      <text:p text:style-name="P5">معلم شما کیست؟</text:p>
      <text:p text:style-name="P1">293</text:p>
      <text:p text:style-name="P4">In ketāb māl-e ce kas-i-st?</text:p>
      <text:p text:style-name="P2">Whose book is this?</text:p>
      <text:p text:style-name="P5">این کتاب مال چه کسی است؟</text:p>
      <text:p text:style-name="P1">294</text:p>
      <text:p text:style-name="P4">In ketāb māl کیه?</text:p>
      <text:p text:style-name="P2">Whose book is this?</text:p>
      <text:p text:style-name="P5">این کتاب مال کیه؟</text:p>
      <text:p text:style-name="P1">295</text:p>
      <text:p text:style-name="P4">In ketāb māl ce کسیه‌ی?</text:p>
      <text:p text:style-name="P2">Whose book is this?</text:p>
      <text:p text:style-name="P5">این کتاب مال چه کسیه؟</text:p>
      <text:p text:style-name="P1">296</text:p>
      <text:p text:style-name="P4">In ketāb کیه?</text:p>
      <text:p text:style-name="P2">Whose book is this?</text:p>
      <text:p text:style-name="P5">این کتاب کیه؟</text:p>
      <text:p text:style-name="P1">297</text:p>
      <text:p text:style-name="P4">Āyā hargez u ān rā anjām xāhad dād?</text:p>
      <text:p text:style-name="P2">Will he ever do it?</text:p>
      <text:p text:style-name="P5">آیا هرگز او آن را انجام خواهد داد؟</text:p>
      <text:p text:style-name="P1">298</text:p>
      <text:p text:style-name="P4">To faqat yekbār zendegi mi‌koni.</text:p>
      <text:p text:style-name="P2">You only live once.</text:p>
      <text:p text:style-name="P5">تو فقط یکبار زندگی می کنی.</text:p>
      <text:p text:style-name="P1">299</text:p>
      <text:p text:style-name="P4">Be in soāl pāsox bedeh.</text:p>
      <text:p text:style-name="P2">Answer the question.</text:p>
      <text:p text:style-name="P5">به این سؤال پاسخ بده.</text:p>
      <text:p text:style-name="P1">300</text:p>
      <text:p text:style-name="P4">Āyā nušidani mi‌xāhi?</text:p>
      <text:p text:style-name="P2"><text:soft-page-break/>Do you want a drink?</text:p>
      <text:p text:style-name="P5">آیا نوشیدنی می خواهی؟</text:p>
      <text:p text:style-name="P1">301</text:p>
      <text:p text:style-name="P4">Be harf-aš guš nakon.</text:p>
      <text:p text:style-name="P2">Don't listen to her.</text:p>
      <text:p text:style-name="P5">به حرفش گوش نکن.</text:p>
      <text:p text:style-name="P1">302</text:p>
      <text:p text:style-name="P4">Boro bepar to daryāce.</text:p>
      <text:p text:style-name="P2">Go jump in the lake.</text:p>
      <text:p text:style-name="P5">برو بپر تو دریاچه.</text:p>
      <text:p text:style-name="P1">303</text:p>
      <text:p text:style-name="P4">Divāne šode-i?</text:p>
      <text:p text:style-name="P2">Have you gone crazy?</text:p>
      <text:p text:style-name="P5">دیوانه شده ای؟</text:p>
      <text:p text:style-name="P1">304</text:p>
      <text:p text:style-name="P4">U ahl jenovā-st.</text:p>
      <text:p text:style-name="P2">He comes from Genoa.</text:p>
      <text:p text:style-name="P5">او اهل جنوا است.</text:p>
      <text:p text:style-name="P1">305</text:p>
      <text:p text:style-name="P4">U āvāze‌-ye xān-e xub-i-st.</text:p>
      <text:p text:style-name="P2">He is a good singer.</text:p>
      <text:p text:style-name="P5">او آوازه خوان خوبی است.</text:p>
      <text:p text:style-name="P1">306</text:p>
      <text:p text:style-name="P4">U aqlab dir mi‌āyad.</text:p>
      <text:p text:style-name="P2">He often comes late.</text:p>
      <text:p text:style-name="P5">او اغلب دیر می‌آید.</text:p>
      <text:p text:style-name="P1">307</text:p>
      <text:p text:style-name="P4">U xeyli sabur bud.</text:p>
      <text:p text:style-name="P2">He was very patient.</text:p>
      <text:p text:style-name="P5">او خیلی صبور بود.</text:p>
      <text:p text:style-name="P1">308</text:p>
      <text:p text:style-name="P4">U bešeddat kār mi‌kard.</text:p>
      <text:p text:style-name="P2">He was working hard.</text:p>
      <text:p text:style-name="P5">او به‌شدت کار می‌کرد.</text:p>
      <text:p text:style-name="P1">309</text:p>
      <text:p text:style-name="P4">U az sag‌hā mi‌tarsad.</text:p>
      <text:p text:style-name="P2">He's afraid of dogs.</text:p>
      <text:p text:style-name="P5">او از سگ ها می ترسد.</text:p>
      <text:p text:style-name="P1">310</text:p>
      <text:p text:style-name="P4">Man az sag‌hā mi‌tarsam.</text:p>
      <text:p text:style-name="P2">I am afraid of dogs.</text:p>
      <text:p text:style-name="P5">من از سگ‌ها می‌ترسم.</text:p>
      <text:p text:style-name="P1">311</text:p>
      <text:p text:style-name="P4">Ānqadr serom šoluq-ast ke nemi‌tavānam beravam.</text:p>
      <text:p text:style-name="P2">I am too busy to go.</text:p>
      <text:p text:style-name="P5">آن قدر سرم شلوغ است که نمی توانم بروم.</text:p>
      <text:p text:style-name="P1">312</text:p>
      <text:p text:style-name="P4">Man bā to moxālef-am.</text:p>
      <text:p text:style-name="P2">I disagree with you.</text:p>
      <text:p text:style-name="P5">من با تو مخالفم.</text:p>
      <text:p text:style-name="P1">313</text:p>
      <text:p text:style-name="P4">Man az marg nemi‌tarsam.</text:p>
      <text:p text:style-name="P2">I do not fear death.</text:p>
      <text:p text:style-name="P5">من از مرگ نمی ترسم.</text:p>
      <text:p text:style-name="P1">314</text:p>
      <text:p text:style-name="P4">Man madrese rā dust nadāram.</text:p>
      <text:p text:style-name="P2">I don't like school.</text:p>
      <text:p text:style-name="P5">من مدرسه را دوست ندارم.</text:p>
      <text:p text:style-name="P1">315</text:p>
      <text:p text:style-name="P4">Man ziyād nemi‌xābam.</text:p>
      <text:p text:style-name="P2">I don't sleep a lot.</text:p>
      <text:p text:style-name="P5">من زیاد نمی خوابم.</text:p>
      <text:p text:style-name="P1">316</text:p>
      <text:p text:style-name="P4">Farāmuš kardam az u beporsam.</text:p>
      <text:p text:style-name="P2">I forgot to ask him.</text:p>
      <text:p text:style-name="P5">فراموش کردم از او بپرسم.</text:p>
      <text:p text:style-name="P1">317</text:p>
      <text:p text:style-name="P4">Āšeq tutfarangi‌-yam.</text:p>
      <text:p text:style-name="P2">I love strawberries.</text:p>
      <text:p text:style-name="P5">عاشق توت‌فرنگی‌ام.</text:p>
      <text:p text:style-name="P1">318</text:p>
      <text:p text:style-name="P4">Man hicgāh be tām E’temādi nakardam.</text:p>
      <text:p text:style-name="P2">I never trusted Tom.</text:p>
      <text:p text:style-name="P5">من هیچ گاه به تام اعتمادی نکردم.</text:p>
      <text:p text:style-name="P1">319</text:p>
      <text:p text:style-name="P4">Man fekr mi‌konam ke u dorost mi‌guyad.</text:p>
      <text:p text:style-name="P2">I think he is right.</text:p>
      <text:p text:style-name="P5">من فکر می کنم که او درست می گوید.</text:p>
      <text:p text:style-name="P1">320</text:p>
      <text:p text:style-name="P4">Man to rā xošbaxt mi‌konam.</text:p>
      <text:p text:style-name="P2">I'll make you happy.</text:p>
      <text:p text:style-name="P5">من تو را خوشبخت می کنم.</text:p>
      <text:p text:style-name="P1">321</text:p>
      <text:p text:style-name="P4">Man be andāze‌-ye اون pir(bozorg) hastam.</text:p>
      <text:p text:style-name="P2">I'm as old as he is.</text:p>
      <text:p text:style-name="P5">من به اندازه ی اون پیر(بزرگ) هستم.</text:p>
      <text:p text:style-name="P1">322</text:p>
      <text:p text:style-name="P4">Majjāni-st.</text:p>
      <text:p text:style-name="P2">It's free of charge.</text:p>
      <text:p text:style-name="P5">مجانی است.</text:p>
      <text:p text:style-name="P1">323</text:p>
      <text:p text:style-name="P4">Mostaqim boro.</text:p>
      <text:p text:style-name="P2">Keep going straight.</text:p>
      <text:p text:style-name="P5">مستقیم برو.</text:p>
      <text:p text:style-name="P1">324</text:p>
      <text:p text:style-name="P4">Sorb berāhati-ye xam mi‌šavad.</text:p>
      <text:p text:style-name="P2">Lead is easily bent.</text:p>
      <text:p text:style-name="P5">سرب به راحتی خم می شود.</text:p>
      <text:p text:style-name="P1">325</text:p>
      <text:p text:style-name="P4"><text:soft-page-break/>Māri mi‌tavānad xub beraqsad.</text:p>
      <text:p text:style-name="P2">Mary can dance well.</text:p>
      <text:p text:style-name="P5">ماری می تواند خوب برقصد.</text:p>
      <text:p text:style-name="P1">326</text:p>
      <text:p text:style-name="P4">Galu-yam xošk šode-ast.</text:p>
      <text:p text:style-name="P2">My throat feels dry.</text:p>
      <text:p text:style-name="P5">گلویم خشک شده است.</text:p>
      <text:p text:style-name="P1">327</text:p>
      <text:p text:style-name="P4">Hamsar-e man doktor-ast.</text:p>
      <text:p text:style-name="P2">My wife is a doctor.</text:p>
      <text:p text:style-name="P5">همسر من دکتر است.</text:p>
      <text:p text:style-name="P1">328</text:p>
      <text:p text:style-name="P4">Pižāme‌-at rā bepu-aš.</text:p>
      <text:p text:style-name="P2">Put on your pajamas.</text:p>
      <text:p text:style-name="P5">پیژامه ات را بپوش.</text:p>
      <text:p text:style-name="P1">329</text:p>
      <text:p text:style-name="P4">Hanuz u rā dust dāšt.</text:p>
      <text:p text:style-name="P2">She still loved him.</text:p>
      <text:p text:style-name="P5">هنوز او را دوست داشت.</text:p>
      <text:p text:style-name="P1">330</text:p>
      <text:p text:style-name="P4">In az badihiyāt-ast.</text:p>
      <text:p text:style-name="P2">That's common sense.</text:p>
      <text:p text:style-name="P5">این از بدیهیات است.</text:p>
      <text:p text:style-name="P1">331</text:p>
      <text:p text:style-name="P4">Ānhā dar rāh‌-and.</text:p>
      <text:p text:style-name="P2">They are in the way.</text:p>
      <text:p text:style-name="P5">آنها در راهند.</text:p>
      <text:p text:style-name="P1">332</text:p>
      <text:p text:style-name="P4">Ānhā to rā masxare mi‌konand.</text:p>
      <text:p text:style-name="P2">They're mocking you.</text:p>
      <text:p text:style-name="P5">آنها تو را مسخره می کنند.</text:p>
      <text:p text:style-name="P1">333</text:p>
      <text:p text:style-name="P4">Ānhā dārand asbāb keši mi‌konand.</text:p>
      <text:p text:style-name="P2">They're moving away.</text:p>
      <text:p text:style-name="P5">آنها دارند اسباب کشی می کنند.</text:p>
      <text:p text:style-name="P1">334</text:p>
      <text:p text:style-name="P4">In xāne ānhā-st.</text:p>
      <text:p text:style-name="P2">This is their house.</text:p>
      <text:p text:style-name="P5">این خانه آنهاست.</text:p>
      <text:p text:style-name="P1">335</text:p>
      <text:p text:style-name="P4">Zamān-e sari’ mi‌gozarad.</text:p>
      <text:p text:style-name="P2">Time passes quickly.</text:p>
      <text:p text:style-name="P5">زمان سریع می گذرد.</text:p>
      <text:p text:style-name="P1">336</text:p>
      <text:p text:style-name="P4">Mā bā cāšni-ye namak ta’m mi‌dehim.</text:p>
      <text:p text:style-name="P2">We season with salt.</text:p>
      <text:p text:style-name="P5">ما با چاشنی نمک طعم می دهیم.</text:p>
      <text:p text:style-name="P1">337</text:p>
      <text:p text:style-name="P4">Kerāye‌-ye otobus ceqadr-ast?</text:p>
      <text:p text:style-name="P2">What's the bus fare?</text:p>
      <text:p text:style-name="P5">کرایه‌ی اتوبوس چقدر است؟</text:p>
      <text:p text:style-name="P1">338</text:p>
      <text:p text:style-name="P4">Kojā mi‌ravi?</text:p>
      <text:p text:style-name="P2">Where are you going?</text:p>
      <text:p text:style-name="P5">کجا می روی؟</text:p>
      <text:p text:style-name="P1">339</text:p>
      <text:p text:style-name="P4">Cerā tām in jā nist?</text:p>
      <text:p text:style-name="P2">Why is Tom not here?</text:p>
      <text:p text:style-name="P5">چرا تام این جا نیست؟</text:p>
      <text:p text:style-name="P1">340</text:p>
      <text:p text:style-name="P4">Diruz kesālat dāštam.</text:p>
      <text:p text:style-name="P2">Yesterday I was ill.</text:p>
      <text:p text:style-name="P5">دیروز کسالت داشتم.</text:p>
      <text:p text:style-name="P1">341</text:p>
      <text:p text:style-name="P4">Ce doruqguyi hasti!</text:p>
      <text:p text:style-name="P2">You are such a liar!</text:p>
      <text:p text:style-name="P5">چه دروغگویی هستی!</text:p>
      <text:p text:style-name="P1">342</text:p>
      <text:p text:style-name="P4">Dāri dir mi‌koni.</text:p>
      <text:p text:style-name="P2">You're running late.</text:p>
      <text:p text:style-name="P5">داری دیر می کنی.</text:p>
      <text:p text:style-name="P1">343</text:p>
      <text:p text:style-name="P4">Emšab vaqt-at āzād-ast?</text:p>
      <text:p text:style-name="P2">Are you free tonight?</text:p>
      <text:p text:style-name="P5">امشب وقتت آزاد است؟</text:p>
      <text:p text:style-name="P1">344</text:p>
      <text:p text:style-name="P4">Sag‌hā-ye morde gāz nemi‌girand.</text:p>
      <text:p text:style-name="P2">Dead dogs don't bite.</text:p>
      <text:p text:style-name="P5">سگهای مرده گاز نمی گیرند.</text:p>
      <text:p text:style-name="P1">345</text:p>
      <text:p text:style-name="P4">Āyā qazā-ye gorbe xaridi?</text:p>
      <text:p text:style-name="P2">Did you buy cat food?</text:p>
      <text:p text:style-name="P5">آیا غذای گربه خریدی؟</text:p>
      <text:p text:style-name="P1">346</text:p>
      <text:p text:style-name="P4">Āyā to bā tām sohbat kardi?</text:p>
      <text:p text:style-name="P2">Did you speak to Tom?</text:p>
      <text:p text:style-name="P5">آیا تو با تام صحبت کردی؟</text:p>
      <text:p text:style-name="P1">347</text:p>
      <text:p text:style-name="P4">Qazāhā-ye saxt naxorid.</text:p>
      <text:p text:style-name="P2">Don't eat hard foods.</text:p>
      <text:p text:style-name="P5">غذاهای سخت نخورید.</text:p>
      <text:p text:style-name="P1">348</text:p>
      <text:p text:style-name="P4">Yek xatt-e rāst bekeš.</text:p>
      <text:p text:style-name="P2">Draw a straight line.</text:p>
      <text:p text:style-name="P5">یک خط راست بکش.</text:p>
      <text:p text:style-name="P1">349</text:p>
      <text:p text:style-name="P4">Hame xaste be nazar-e mi‌resand.</text:p>
      <text:p text:style-name="P2">Everyone looks tired.</text:p>
      <text:p text:style-name="P5">همه خسته به نظر می رسند.</text:p>
      <text:p text:style-name="P1">350</text:p>
      <text:p text:style-name="P4"><text:soft-page-break/>Be sandali-ye xod bar gard.</text:p>
      <text:p text:style-name="P2">Go back to your seat.</text:p>
      <text:p text:style-name="P5">به صندلی خود برگرد.</text:p>
      <text:p text:style-name="P1">351</text:p>
      <text:p text:style-name="P4">U az man komak xāst.</text:p>
      <text:p text:style-name="P2">He asked for my help.</text:p>
      <text:p text:style-name="P5">او از من کمک خواست.</text:p>
      <text:p text:style-name="P1">352</text:p>
      <text:p text:style-name="P4">U az man komak xāst.</text:p>
      <text:p text:style-name="P2">He asked me for help.</text:p>
      <text:p text:style-name="P5">او از من کمک خواست.</text:p>
      <text:p text:style-name="P1">353</text:p>
      <text:p text:style-name="P4">U moškelāt-e ziyādi dārad.</text:p>
      <text:p text:style-name="P2">He has many troubles.</text:p>
      <text:p text:style-name="P5">او مشکلات زیادی دارد.</text:p>
      <text:p text:style-name="P1">354</text:p>
      <text:p text:style-name="P4">U sib mi‌xorad.</text:p>
      <text:p text:style-name="P2">He's eating an apple.</text:p>
      <text:p text:style-name="P5">او سیب می خورد.</text:p>
      <text:p text:style-name="P1">355</text:p>
      <text:p text:style-name="P4">Barnāme‌hā-yam rā vel kardam.</text:p>
      <text:p text:style-name="P2">I abandoned my plans.</text:p>
      <text:p text:style-name="P5">برنامه‌هایم را وِل کردم.</text:p>
      <text:p text:style-name="P1">356</text:p>
      <text:p text:style-name="P4">Man injā qaribe‌-am.</text:p>
      <text:p text:style-name="P2">I am a stranger here.</text:p>
      <text:p text:style-name="P5">من اینجا غریبه ام.</text:p>
      <text:p text:style-name="P1">357</text:p>
      <text:p text:style-name="P4">Man az xāb-e bidār šodam.</text:p>
      <text:p text:style-name="P2">I awoke from a dream.</text:p>
      <text:p text:style-name="P5">من از خواب بیدار شدم.</text:p>
      <text:p text:style-name="P1">358</text:p>
      <text:p text:style-name="P4">Hadaf rā میتونم bebinam.</text:p>
      <text:p text:style-name="P2">I can see the target.</text:p>
      <text:p text:style-name="P5">هدف را میتونم ببینم.</text:p>
      <text:p text:style-name="P1">359</text:p>
      <text:p text:style-name="P4">Tām rā ziyād nemi‌binam.</text:p>
      <text:p text:style-name="P2">I don't see Tom much.</text:p>
      <text:p text:style-name="P5">تام را زیاد نمی بینم.</text:p>
      <text:p text:style-name="P1">360</text:p>
      <text:p text:style-name="P4">Man hošyāri-yam rā az dast dādam.</text:p>
      <text:p text:style-name="P2">I lost consciousness.</text:p>
      <text:p text:style-name="P5">من هوشیاری ام را از دست دادم.</text:p>
      <text:p text:style-name="P1">361</text:p>
      <text:p text:style-name="P4">Menba’d az kār, tām rā didam.</text:p>
      <text:p text:style-name="P2">I met Tom after work.</text:p>
      <text:p text:style-name="P5">من بعد از کار، تام را دیدم.</text:p>
      <text:p text:style-name="P1">362</text:p>
      <text:p text:style-name="P4">Man pas az kār bā tām molāqāt dāštam.</text:p>
      <text:p text:style-name="P2">I met Tom after work.</text:p>
      <text:p text:style-name="P5">من پس از کار با تام ملاقات داشتم.</text:p>
      <text:p text:style-name="P1">363</text:p>
      <text:p text:style-name="P4">Otāq-am rā be u nešān dādam.</text:p>
      <text:p text:style-name="P2">I showed her my room.</text:p>
      <text:p text:style-name="P5">اتاق‌ام را به او نشان دادم.</text:p>
      <text:p text:style-name="P1">364</text:p>
      <text:p text:style-name="P4">Otāq-am rā be u nešān dādam.</text:p>
      <text:p text:style-name="P2">I showed him my room.</text:p>
      <text:p text:style-name="P5">اتاق‌ام را به او نشان دادم.</text:p>
      <text:p text:style-name="P1">365</text:p>
      <text:p text:style-name="P4">Fekr mi‌konam tām barande xāhad šod.</text:p>
      <text:p text:style-name="P2">I think Tom will win.</text:p>
      <text:p text:style-name="P5">فکر می کنم تام برنده خواهد شد.</text:p>
      <text:p text:style-name="P1">366</text:p>
      <text:p text:style-name="P4">Fekr mi‌konam haq bā to-st.</text:p>
      <text:p text:style-name="P2">I think you're right.</text:p>
      <text:p text:style-name="P5">فکر می کنم حق با توست.</text:p>
      <text:p text:style-name="P1">367</text:p>
      <text:p text:style-name="P4">Mi‌xāham pul-am be man bar gardānde šavad.</text:p>
      <text:p text:style-name="P2">I want my money back.</text:p>
      <text:p text:style-name="P5">می خواهم پولم به من برگردانده شود.</text:p>
      <text:p text:style-name="P1">368</text:p>
      <text:p text:style-name="P4">Tā hadd-e marg, xaste bud-am.</text:p>
      <text:p text:style-name="P2">I was bored to death.</text:p>
      <text:p text:style-name="P5">تا حد مرگ، خسته بودم.</text:p>
      <text:p text:style-name="P1">369</text:p>
      <text:p text:style-name="P4">Man diruz serom xeyli šoluq bud.</text:p>
      <text:p text:style-name="P2">I was busy yesterday.</text:p>
      <text:p text:style-name="P5">من دیروز سرم خیلی شلوغ بود.</text:p>
      <text:p text:style-name="P1">370</text:p>
      <text:p text:style-name="P4">Man berāyt be tāksi telefon xāham kard.</text:p>
      <text:p text:style-name="P2">I'll call you a taxi.</text:p>
      <text:p text:style-name="P5">من برایت به تاکسی تلفن خواهم کرد.</text:p>
      <text:p text:style-name="P1">371</text:p>
      <text:p text:style-name="P4">Man be sag‌hā hassāsiyat dāram.</text:p>
      <text:p text:style-name="P2">I'm allergic to dogs.</text:p>
      <text:p text:style-name="P5">من به سگ ها حساسیت دارم.</text:p>
      <text:p text:style-name="P1">372</text:p>
      <text:p text:style-name="P4">Man injā xeyli tanhā hastam.</text:p>
      <text:p text:style-name="P2">I'm very lonely here.</text:p>
      <text:p text:style-name="P5">من اینجا خیلی تنها هستم.</text:p>
      <text:p text:style-name="P1">373</text:p>
      <text:p text:style-name="P4">Vāqean āzārdehande-ast.</text:p>
      <text:p text:style-name="P2">It's really annoying.</text:p>
      <text:p text:style-name="P5">واقعاً آزاردهنده است.</text:p>
      <text:p text:style-name="P1">374</text:p>
      <text:p text:style-name="P4">Vāqean ازاردهنده-ast.</text:p>
      <text:p text:style-name="P2">It's really annoying.</text:p>
      <text:p text:style-name="P5">واقعاً آزار‌دهنده است.</text:p>
      <text:p text:style-name="P1"><text:soft-page-break/>375</text:p>
      <text:p text:style-name="P4">Ān vāqean tarsnāk-ast.</text:p>
      <text:p text:style-name="P2">It's really horrible.</text:p>
      <text:p text:style-name="P5">آن واقعاً ترسناک است.</text:p>
      <text:p text:style-name="P1">376</text:p>
      <text:p text:style-name="P4">Pedar-am berenj mi‌kārad.</text:p>
      <text:p text:style-name="P2">My father grows rice.</text:p>
      <text:p text:style-name="P5">پدرم برنج می کارد.</text:p>
      <text:p text:style-name="P1">377</text:p>
      <text:p text:style-name="P4">Hickas nemi‌xāhad kār konad.</text:p>
      <text:p text:style-name="P2">Nobody wants to work.</text:p>
      <text:p text:style-name="P5">هیچ کس نمیخواهد کار کند.</text:p>
      <text:p text:style-name="P1">378</text:p>
      <text:p text:style-name="P4">Ezdevāj-e mā be pāyān reside-ast.</text:p>
      <text:p text:style-name="P2">Our marriage is over.</text:p>
      <text:p text:style-name="P5">ازدواج ما به پایان رسیده است.</text:p>
      <text:p text:style-name="P1">379</text:p>
      <text:p text:style-name="P4">U be gerye oftād.</text:p>
      <text:p text:style-name="P2">She broke into tears.</text:p>
      <text:p text:style-name="P5">او به گریه افتاد.</text:p>
      <text:p text:style-name="P1">380</text:p>
      <text:p text:style-name="P4">U کیف‌دستی‌اش rā gom kard.</text:p>
      <text:p text:style-name="P2">She lost her handbag.</text:p>
      <text:p text:style-name="P5">او کیف‌دستی‌اش را گم کرد.</text:p>
      <text:p text:style-name="P1">381</text:p>
      <text:p text:style-name="P4">U bešeddat kār mi‌kard.</text:p>
      <text:p text:style-name="P2">She was working hard.</text:p>
      <text:p text:style-name="P5">او به‌شدت کار می‌کرد.</text:p>
      <text:p text:style-name="P1">382</text:p>
      <text:p text:style-name="P4">U bā saratān mobāreze mi‌konad.</text:p>
      <text:p text:style-name="P2">She's beating cancer.</text:p>
      <text:p text:style-name="P5">او با سرطان مبارزه می کند.</text:p>
      <text:p text:style-name="P1">383</text:p>
      <text:p text:style-name="P4">Injā bādi nist.</text:p>
      <text:p text:style-name="P2">There's no wind here.</text:p>
      <text:p text:style-name="P5">اینجا بادی نیست.</text:p>
      <text:p text:style-name="P1">384</text:p>
      <text:p text:style-name="P4">Maze‌-ye in šir-e qeyr-e ādi set.</text:p>
      <text:p text:style-name="P2">This milk tastes odd.</text:p>
      <text:p text:style-name="P5">مزه ی این شیر غیر عادی ست.</text:p>
      <text:p text:style-name="P1">385</text:p>
      <text:p text:style-name="P4">Tām ma-rā tā xāne donbāl kard.</text:p>
      <text:p text:style-name="P2">Tom followed me home.</text:p>
      <text:p text:style-name="P5">تام مرا تا خانه دنبال کرد.</text:p>
      <text:p text:style-name="P1">386</text:p>
      <text:p text:style-name="P4">Tām yek kāboy-ye vāqei-st.</text:p>
      <text:p text:style-name="P2">Tom is a real cowboy.</text:p>
      <text:p text:style-name="P5">تام یک کابوی واقعی است.</text:p>
      <text:p text:style-name="P1">387</text:p>
      <text:p text:style-name="P4">Tām emruz injā nist.</text:p>
      <text:p text:style-name="P2">Tom isn't here today.</text:p>
      <text:p text:style-name="P5">تام امروز اینجا نیست.</text:p>
      <text:p text:style-name="P1">388</text:p>
      <text:p text:style-name="P4">Tām be in mowzu’ alāqemand nist.</text:p>
      <text:p text:style-name="P2">Tom isn't interested.</text:p>
      <text:p text:style-name="P5">تام به این موضوع علاقه مند نیست.</text:p>
      <text:p text:style-name="P1">389</text:p>
      <text:p text:style-name="P4">Tām xeyli xošhāl be nazar-e mi‌resad.</text:p>
      <text:p text:style-name="P2">Tom seems very happy.</text:p>
      <text:p text:style-name="P5">تام خیلی خوشحال به نظر می‌رسد.</text:p>
      <text:p text:style-name="P1">390</text:p>
      <text:p text:style-name="P4">Tām nemi‌gozārad šomā beruyad.</text:p>
      <text:p text:style-name="P2">Tom won't let you go.</text:p>
      <text:p text:style-name="P5">تام نمی گذارد شما بروید.</text:p>
      <text:p text:style-name="P1">391</text:p>
      <text:p text:style-name="P4">Mā do bacce dārim.</text:p>
      <text:p text:style-name="P2">We have two children.</text:p>
      <text:p text:style-name="P5">ما دو بچه داریم.</text:p>
      <text:p text:style-name="P1">392</text:p>
      <text:p text:style-name="P4">Mā yek farš-e now mi‌xāhim.</text:p>
      <text:p text:style-name="P2">We want a new carpet.</text:p>
      <text:p text:style-name="P5">ما یک فرش نو می خواهیم.</text:p>
      <text:p text:style-name="P1">393</text:p>
      <text:p text:style-name="P4">Yekšanbe molāqāt xāhim kard.</text:p>
      <text:p text:style-name="P2">We'll meet on Sunday.</text:p>
      <text:p text:style-name="P5">یکشنبه ملاقات خواهیم کرد.</text:p>
      <text:p text:style-name="P1">394</text:p>
      <text:p text:style-name="P4">Ādres-e tām ci-st#?</text:p>
      <text:p text:style-name="P2">What's Tom's address?</text:p>
      <text:p text:style-name="P5">آدرس تام چیست؟</text:p>
      <text:p text:style-name="P1">395</text:p>
      <text:p text:style-name="P4">Ce mowqe’ mi‌tavānam šenā konam?</text:p>
      <text:p text:style-name="P2">When can I swim here?</text:p>
      <text:p text:style-name="P5">چه موقع می توانم شنا کنم؟</text:p>
      <text:p text:style-name="P1">396</text:p>
      <text:p text:style-name="P4">Ce kas-i in nāme rā nevešte-ast?</text:p>
      <text:p text:style-name="P2">Who wrote the letter?</text:p>
      <text:p text:style-name="P5">چه کسی این نامه را نوشته است؟</text:p>
      <text:p text:style-name="P1">397</text:p>
      <text:p text:style-name="P4">Cerā man bāyad bexāham ke be tām komak konam?</text:p>
      <text:p text:style-name="P2">Why would I help Tom?</text:p>
      <text:p text:style-name="P5">چرا من باید بخواهم که به تام کمک کنم؟</text:p>
      <text:p text:style-name="P1">398</text:p>
      <text:p text:style-name="P4">To bāyad saxt kār koni.</text:p>
      <text:p text:style-name="P2">You should work hard.</text:p>
      <text:p text:style-name="P5">تو باید سخت کار کنی.</text:p>
      <text:p text:style-name="P1">399</text:p>
      <text:p text:style-name="P4">Bālātar az har ciz in-ast ke sabur bāši.</text:p>
      <text:p text:style-name="P2">Above all, be patient.</text:p>
      <text:p text:style-name="P5"><text:soft-page-break/>بالاتر از هر چیز این است که صبور باشی.</text:p>
      <text:p text:style-name="P1">400</text:p>
      <text:p text:style-name="P4">نمیشه bar-im خونه?</text:p>
      <text:p text:style-name="P2">Can't we just go home?</text:p>
      <text:p text:style-name="P5">نمیشه بریم خونه?</text:p>
      <text:p text:style-name="P1">401</text:p>
      <text:p text:style-name="P4">Biyā injā-vo be man komak kon.</text:p>
      <text:p text:style-name="P2">Come here and help me.</text:p>
      <text:p text:style-name="P5">بیا اینجا و به من کمک کن.</text:p>
      <text:p text:style-name="P1">402</text:p>
      <text:p text:style-name="P4">Āyā to muhā-yat rā rang mi‌koni?</text:p>
      <text:p text:style-name="P2">Did you dye your hair?</text:p>
      <text:p text:style-name="P5">آیا تو موهایت را رنگ می کنی؟</text:p>
      <text:p text:style-name="P1">403</text:p>
      <text:p text:style-name="P4">Āyā tām muhā-yaš rā rang mi‌konad?</text:p>
      <text:p text:style-name="P2">Does Tom dye his hair?</text:p>
      <text:p text:style-name="P5">آیا تام موهایش را رنگ می کند؟</text:p>
      <text:p text:style-name="P1">404</text:p>
      <text:p text:style-name="P4">Bexābid ruy zamin!</text:p>
      <text:p text:style-name="P2">Get down on the floor!</text:p>
      <text:p text:style-name="P5">بخوابید روی زمین!</text:p>
      <text:p text:style-name="P1">405</text:p>
      <text:p text:style-name="P4">Be otāq-e nešiman boro.</text:p>
      <text:p text:style-name="P2">Go to the living room.</text:p>
      <text:p text:style-name="P5">به اتاق نشیمن برو.</text:p>
      <text:p text:style-name="P1">406</text:p>
      <text:p text:style-name="P4">Man-o u barādar-im.</text:p>
      <text:p text:style-name="P2">He and I are brothers.</text:p>
      <text:p text:style-name="P5">من و او برادریم.</text:p>
      <text:p text:style-name="P1">407</text:p>
      <text:p text:style-name="P4">U vāred otāq šod.</text:p>
      <text:p text:style-name="P2">He came into the room.</text:p>
      <text:p text:style-name="P5">او وارد اتاق شد.</text:p>
      <text:p text:style-name="P1">408</text:p>
      <text:p text:style-name="P4">U māšin-aš rā dārad mi‌šavid.</text:p>
      <text:p text:style-name="P2">He is washing the car.</text:p>
      <text:p text:style-name="P5">او ماشینش را دارد می شوید.</text:p>
      <text:p text:style-name="P1">409</text:p>
      <text:p text:style-name="P4">Qat’an omr-aš bālā-ye šast sāl-ast.</text:p>
      <text:p text:style-name="P2">He must be over sixty.</text:p>
      <text:p text:style-name="P5">قطعا عمرش بالای شصت سال است.</text:p>
      <text:p text:style-name="P1">410</text:p>
      <text:p text:style-name="P4">U maxfi šode-ast.</text:p>
      <text:p text:style-name="P2">He's gone into hiding.</text:p>
      <text:p text:style-name="P5">او مخفی شده است.</text:p>
      <text:p text:style-name="P1">411</text:p>
      <text:p text:style-name="P4">Man āšeq golf-am.</text:p>
      <text:p text:style-name="P2">I am crazy about golf.</text:p>
      <text:p text:style-name="P5">من عاشق گلف‌ام.</text:p>
      <text:p text:style-name="P1">412</text:p>
      <text:p text:style-name="P4">Mašqul-e sohbat bā tām hastam.</text:p>
      <text:p text:style-name="P2">I am talking with Tom.</text:p>
      <text:p text:style-name="P5">مشغول صحبت با تام هستم.</text:p>
      <text:p text:style-name="P1">413</text:p>
      <text:p text:style-name="P4">Dāram bā tām harf mi‌zanam.</text:p>
      <text:p text:style-name="P2">I am talking with Tom.</text:p>
      <text:p text:style-name="P5">دارم با تام حرف می زنم.</text:p>
      <text:p text:style-name="P1">414</text:p>
      <text:p text:style-name="P4">Man in rā hafte piš xaridam.</text:p>
      <text:p text:style-name="P2">I bought it last week.</text:p>
      <text:p text:style-name="P5">من این را هفته پیش خریدم.</text:p>
      <text:p text:style-name="P1">415</text:p>
      <text:p text:style-name="P4">Man diruz āmadam injā.</text:p>
      <text:p text:style-name="P2">I came here yesterday.</text:p>
      <text:p text:style-name="P5">من دیروز آمدم اینجا.</text:p>
      <text:p text:style-name="P1">416</text:p>
      <text:p text:style-name="P4">Man hattā u rā nemi‌šenāsam.</text:p>
      <text:p text:style-name="P2">I don't even know him.</text:p>
      <text:p text:style-name="P5">من حتی او را نمی شناسم.</text:p>
      <text:p text:style-name="P1">417</text:p>
      <text:p text:style-name="P4">Tām rā candān ziyād nemi‌binam.</text:p>
      <text:p text:style-name="P2">I don't see Tom often.</text:p>
      <text:p text:style-name="P5">تام را چندان زیاد نمی بینم.</text:p>
      <text:p text:style-name="P1">418</text:p>
      <text:p text:style-name="P4">Fekr mi‌konam āli-ye kārton rā anjām dādid.</text:p>
      <text:p text:style-name="P2">I think you did great.</text:p>
      <text:p text:style-name="P5">فکر می کنم عالی کارتون را انجام دادید.</text:p>
      <text:p text:style-name="P1">419</text:p>
      <text:p text:style-name="P4">Mi‌xāham bā to biyāyam.</text:p>
      <text:p text:style-name="P2">I want to go with you.</text:p>
      <text:p text:style-name="P5">می خواهم با تو بیایم.</text:p>
      <text:p text:style-name="P1">420</text:p>
      <text:p text:style-name="P4">Az šomā mi‌xāham be xāne beruyad.</text:p>
      <text:p text:style-name="P2">I want you to go home.</text:p>
      <text:p text:style-name="P5">از شما می خواهم به خانه بروید.</text:p>
      <text:p text:style-name="P1">421</text:p>
      <text:p text:style-name="P4">Diruz xošhāl bud-am.</text:p>
      <text:p text:style-name="P2">I was happy yesterday.</text:p>
      <text:p text:style-name="P5">دیروز خوشحال بودم.</text:p>
      <text:p text:style-name="P1">422</text:p>
      <text:p text:style-name="P4">Man be istgāh raftam.</text:p>
      <text:p text:style-name="P2">I went to the station.</text:p>
      <text:p text:style-name="P5">من به ایستگاه رفتم.</text:p>
      <text:p text:style-name="P1">423</text:p>
      <text:p text:style-name="P4">Man hattā ruzhā-ye yekšanbe ham kār mi‌konam.</text:p>
      <text:p text:style-name="P2">I work even on Sunday.</text:p>
      <text:p text:style-name="P5">من حتی روزهای یکشنبه هم کار می کنم.</text:p>
      <text:p text:style-name="P1">424</text:p>
      <text:p text:style-name="P4">Man dāram be bānk mi‌ravam.</text:p>
      <text:p text:style-name="P2"><text:soft-page-break/>I'm going to the bank.</text:p>
      <text:p text:style-name="P5">من دارم به بانک می روم.</text:p>
      <text:p text:style-name="P1">425</text:p>
      <text:p text:style-name="P4">Man az tām nemi‌tarsam.</text:p>
      <text:p text:style-name="P2">I'm not afraid of Tom.</text:p>
      <text:p text:style-name="P5">من از تام نمی ترسم.</text:p>
      <text:p text:style-name="P1">426</text:p>
      <text:p text:style-name="P4">Āyā sāat-at dorost-ast?</text:p>
      <text:p text:style-name="P2">Is your watch correct?</text:p>
      <text:p text:style-name="P5">آیا ساعتت درست است؟</text:p>
      <text:p text:style-name="P1">427</text:p>
      <text:p text:style-name="P4">Āyā āzārdehande nist?</text:p>
      <text:p text:style-name="P2">Isn't that irritating?</text:p>
      <text:p text:style-name="P5">آیا آزاردهنده نیست؟</text:p>
      <text:p text:style-name="P1">428</text:p>
      <text:p text:style-name="P4">Barā-ye raqs-e tāngo-ye do nafar lāzem-ast.</text:p>
      <text:p text:style-name="P2">It takes two to tango.</text:p>
      <text:p text:style-name="P5">برای رقص تانگو دو نفر لازم است.</text:p>
      <text:p text:style-name="P1">429</text:p>
      <text:p text:style-name="P4">Momken-ast be man in Porteqāl rā bede‌-ye?</text:p>
      <text:p text:style-name="P2">May I eat this orange?</text:p>
      <text:p text:style-name="P5">ممکن است به من این پرتغال را بدهی؟</text:p>
      <text:p text:style-name="P1">430</text:p>
      <text:p text:style-name="P4">هیچکس ma-rā dark nemi‌konad.</text:p>
      <text:p text:style-name="P2">Nobody understands me.</text:p>
      <text:p text:style-name="P5">هیچکس مرا درک نمی‌کند.</text:p>
      <text:p text:style-name="P1">431</text:p>
      <text:p text:style-name="P4">Ehtemālan haq bā šomā-st.</text:p>
      <text:p text:style-name="P2">Perhaps you are right.</text:p>
      <text:p text:style-name="P5">احتمالا حق با شماست.</text:p>
      <text:p text:style-name="P1">432</text:p>
      <text:p text:style-name="P4">U az man komak xāst.</text:p>
      <text:p text:style-name="P2">She asked for my help.</text:p>
      <text:p text:style-name="P5">او از من کمک خواست.</text:p>
      <text:p text:style-name="P1">433</text:p>
      <text:p text:style-name="P4">U negarān gorbe‌hā-st.</text:p>
      <text:p text:style-name="P2">She is afraid of cats.</text:p>
      <text:p text:style-name="P5">او نگران گربه ها است.</text:p>
      <text:p text:style-name="P1">434</text:p>
      <text:p text:style-name="P4">U(doxtar) āšeq-e tām-ast, na man</text:p>
      <text:p text:style-name="P2">She loves Tom, not me.</text:p>
      <text:p text:style-name="P5">او(دختر) عاشق تام است، نه من</text:p>
      <text:p text:style-name="P1">435</text:p>
      <text:p text:style-name="P4">Be man begu, man sartāpā guš-am.</text:p>
      <text:p text:style-name="P2">Tell me. I'm all ears.</text:p>
      <text:p text:style-name="P5">به من بگو، من سرتاپا گوشم.</text:p>
      <text:p text:style-name="P1">436</text:p>
      <text:p text:style-name="P4">In loqatnāme‌-ye man-ast.</text:p>
      <text:p text:style-name="P2">That is my dictionary.</text:p>
      <text:p text:style-name="P5">این لغت نامه ی من است.</text:p>
      <text:p text:style-name="P1">437</text:p>
      <text:p text:style-name="P4">In cāy besyār xub-ast.</text:p>
      <text:p text:style-name="P2">This tea is very nice.</text:p>
      <text:p text:style-name="P5">این چای بسیار خوب است.</text:p>
      <text:p text:style-name="P1">438</text:p>
      <text:p text:style-name="P4">Tām dar ebtedā-ye ruz-e bidār šod.</text:p>
      <text:p text:style-name="P2">Tom awoke at daybreak.</text:p>
      <text:p text:style-name="P5">تام در ابتدای روز بیدار شد.</text:p>
      <text:p text:style-name="P1">439</text:p>
      <text:p text:style-name="P4">Tām hengām-e tolu-e bidār šod.</text:p>
      <text:p text:style-name="P2">Tom awoke at daybreak.</text:p>
      <text:p text:style-name="P5">تام هنگام طلوع بیدار شد.</text:p>
      <text:p text:style-name="P1">440</text:p>
      <text:p text:style-name="P4">Tām be sāat-aš negāh-i andāxt.</text:p>
      <text:p text:style-name="P2">Tom checked his watch.</text:p>
      <text:p text:style-name="P5">تام به ساعتش نگاهی انداخت.</text:p>
      <text:p text:style-name="P1">441</text:p>
      <text:p text:style-name="P4">Tām parvareš-e dehande gusfand-ast.</text:p>
      <text:p text:style-name="P2">Tom is a sheep farmer.</text:p>
      <text:p text:style-name="P5">تام پرورش دهنده گوسفند است.</text:p>
      <text:p text:style-name="P1">442</text:p>
      <text:p text:style-name="P4">Yekkam az in keyk emtehān kon.</text:p>
      <text:p text:style-name="P2">Try some of this cake.</text:p>
      <text:p text:style-name="P5">یک کم از این کیک امتحان کن.</text:p>
      <text:p text:style-name="P1">443</text:p>
      <text:p text:style-name="P4">Mā hamegi bā to movāfeq-im.</text:p>
      <text:p text:style-name="P2">We all agree with you.</text:p>
      <text:p text:style-name="P5">ما همگی با تو موافقیم.</text:p>
      <text:p text:style-name="P1">444</text:p>
      <text:p text:style-name="P4">Daftar telefon-am kojā-st?</text:p>
      <text:p text:style-name="P2">Where's my phone book?</text:p>
      <text:p text:style-name="P5">دفتر تلفنم کجاست؟</text:p>
      <text:p text:style-name="P1">445</text:p>
      <text:p text:style-name="P4">Raisjomhur kojā-st?</text:p>
      <text:p text:style-name="P2">Where's the president?</text:p>
      <text:p text:style-name="P5">رئیس جمهور کجاست؟</text:p>
      <text:p text:style-name="P1">446</text:p>
      <text:p text:style-name="P4">Cerā be man maznun hastid?</text:p>
      <text:p text:style-name="P2">Why do you suspect me?</text:p>
      <text:p text:style-name="P5">چرا به من مظنون هستید؟</text:p>
      <text:p text:style-name="P1">447</text:p>
      <text:p text:style-name="P4">To ba’dan az man tašakkor xāhi kard.</text:p>
      <text:p text:style-name="P2">You'll thank me later.</text:p>
      <text:p text:style-name="P5">تو بعدا از من تشکر خواهی کرد.</text:p>
      <text:p text:style-name="P1">448</text:p>
      <text:p text:style-name="P4">Bāyad tām rā bebini.</text:p>
      <text:p text:style-name="P2">You've got to see Tom.</text:p>
      <text:p text:style-name="P5">باید تام را ببینی.</text:p>
      <text:p text:style-name="P1">449</text:p>
      <text:p text:style-name="P4">Hame ciz-i ke dāram yek ketāb-ast.</text:p>
      <text:p text:style-name="P2"><text:soft-page-break/>All I have is one book.</text:p>
      <text:p text:style-name="P5">همه چیزی که دارم یک کتاب است.</text:p>
      <text:p text:style-name="P1">450</text:p>
      <text:p text:style-name="P4">Tamām rāh‌hā be ram xatm mi‌šavad.</text:p>
      <text:p text:style-name="P2">All roads lead to Rome.</text:p>
      <text:p text:style-name="P5">تمام راهها به رم ختم می شود.</text:p>
      <text:p text:style-name="P1">451</text:p>
      <text:p text:style-name="P4">Mi‌tavānam alān esterāhat konam?</text:p>
      <text:p text:style-name="P2">Can I take a break now?</text:p>
      <text:p text:style-name="P5">می توانم الان استراحت کنم؟</text:p>
      <text:p text:style-name="P1">452</text:p>
      <text:p text:style-name="P4">Ān rā be do qesmat bebar.</text:p>
      <text:p text:style-name="P2">Cut it into two pieces.</text:p>
      <text:p text:style-name="P5">آن را به دو قسمت ببر.</text:p>
      <text:p text:style-name="P1">453</text:p>
      <text:p text:style-name="P4">Āyā niyāz be amal dāram?</text:p>
      <text:p text:style-name="P2">Do I need an operation?</text:p>
      <text:p text:style-name="P5">آیا نیاز به عمل دارم؟</text:p>
      <text:p text:style-name="P1">454</text:p>
      <text:p text:style-name="P4">Āyā mā majbur-im be tām komak konim?</text:p>
      <text:p text:style-name="P2">Do we have to help Tom?</text:p>
      <text:p text:style-name="P5">آیا ما مجبوریم به تام کمک کنیم؟</text:p>
      <text:p text:style-name="P1">455</text:p>
      <text:p text:style-name="P4">Āyā to hame ciz dāri?</text:p>
      <text:p text:style-name="P2">Do you have everything?</text:p>
      <text:p text:style-name="P5">آیا تو همه چیز داری؟</text:p>
      <text:p text:style-name="P1">456</text:p>
      <text:p text:style-name="P4">Nārāhat nemi‌šavi agar ke sigār bekešam?</text:p>
      <text:p text:style-name="P2">Do you mind if I smoke?</text:p>
      <text:p text:style-name="P5">ناراحت نمی شوی اگر که سیگار بکشم؟</text:p>
      <text:p text:style-name="P1">457</text:p>
      <text:p text:style-name="P4">Aslan fekr-aš rā ham nakon.</text:p>
      <text:p text:style-name="P2">Don't even think of it.</text:p>
      <text:p text:style-name="P5">اصلاً فکرش را هم نکن.</text:p>
      <text:p text:style-name="P1">458</text:p>
      <text:p text:style-name="P4">In rā be qalb-at nazdik negāh-e nadār.</text:p>
      <text:p text:style-name="P2">Don't take it to heart.</text:p>
      <text:p text:style-name="P5">این را به قلبت نزدیک نگاه ندار.</text:p>
      <text:p text:style-name="P1">459</text:p>
      <text:p text:style-name="P4">Be hickas in rā nagu.</text:p>
      <text:p text:style-name="P2">Don't tell anyone this.</text:p>
      <text:p text:style-name="P5">به هیچ کس این را نگو.</text:p>
      <text:p text:style-name="P1">460</text:p>
      <text:p text:style-name="P4">Kas-i tām rā nadide-ast?</text:p>
      <text:p text:style-name="P2">Hasn't anyone seen Tom?</text:p>
      <text:p text:style-name="P5">کسی تام را ندیده است؟</text:p>
      <text:p text:style-name="P1">461</text:p>
      <text:p text:style-name="P4">اون hic hadaf-e mošaxxas-i نداره.</text:p>
      <text:p text:style-name="P2">He has no specific aim.</text:p>
      <text:p text:style-name="P5">اون هیچ هدف مشخصی نداره.</text:p>
      <text:p text:style-name="P1">462</text:p>
      <text:p text:style-name="P4">U se ruz piš az injā raft.</text:p>
      <text:p text:style-name="P2">He left three days ago.</text:p>
      <text:p text:style-name="P5">او سه روز پیش از اینجا رفت.</text:p>
      <text:p text:style-name="P1">463</text:p>
      <text:p text:style-name="P4">U aqlab bar safhe‌-ye televiziyon zāher mi‌šavad.</text:p>
      <text:p text:style-name="P2">He often appears on TV.</text:p>
      <text:p text:style-name="P5">او اغلب بر صفحه ی تلویزیون ظاهر می شود.</text:p>
      <text:p text:style-name="P1">464</text:p>
      <text:p text:style-name="P4">U az rāh-e šenidan piyāno mi‌navāxt.</text:p>
      <text:p text:style-name="P2">He played piano by ear.</text:p>
      <text:p text:style-name="P5">او از راه شنیدن پیانو می‌نواخت.</text:p>
      <text:p text:style-name="P1">465</text:p>
      <text:p text:style-name="P4">U bejā-ye man raft.</text:p>
      <text:p text:style-name="P2">He went in place of me.</text:p>
      <text:p text:style-name="P5">او به جای من رفت.</text:p>
      <text:p text:style-name="P1">466</text:p>
      <text:p text:style-name="P4">Dust-aš yek xānande-ast.</text:p>
      <text:p text:style-name="P2">Her friend is a singer.</text:p>
      <text:p text:style-name="P5">دوستش یک خواننده است.</text:p>
      <text:p text:style-name="P1">467</text:p>
      <text:p text:style-name="P4">Man ādam besyār qamgin-i hastam.</text:p>
      <text:p text:style-name="P2">I am a very sad person.</text:p>
      <text:p text:style-name="P5">من آدم بسیار غمگینی هستم.</text:p>
      <text:p text:style-name="P1">468</text:p>
      <text:p text:style-name="P4">Tasmim gereftam بوباره sa’y konam.</text:p>
      <text:p text:style-name="P2">I decided to try again.</text:p>
      <text:p text:style-name="P5">تصمیم گرفتم بوباره سعی کنم.</text:p>
      <text:p text:style-name="P1">469</text:p>
      <text:p text:style-name="P4">Bastani dust nadāram.</text:p>
      <text:p text:style-name="P2">I don't like ice cream.</text:p>
      <text:p text:style-name="P5">بستنی دوست ندارم.</text:p>
      <text:p text:style-name="P1">470</text:p>
      <text:p text:style-name="P4">Man in ketāb rā dust nadāram</text:p>
      <text:p text:style-name="P2">I don't like this book.</text:p>
      <text:p text:style-name="P5">من این کتاب را دوست ندارم</text:p>
      <text:p text:style-name="P1">471</text:p>
      <text:p text:style-name="P4">Man žāponi sohbat nemi‌konam.</text:p>
      <text:p text:style-name="P2">I don't speak Japanese.</text:p>
      <text:p text:style-name="P5">من ژاپنی صحبت نمی‌کنم.</text:p>
      <text:p text:style-name="P1">472</text:p>
      <text:p text:style-name="P4">Man yek belit taraddod gerefte-am.</text:p>
      <text:p text:style-name="P2">I got a traffic ticket.</text:p>
      <text:p text:style-name="P5">من یک بلیط تردد گرفته ام.</text:p>
      <text:p text:style-name="P1">473</text:p>
      <text:p text:style-name="P4">Man yek sag-o yek gorbe dāram.</text:p>
      <text:p text:style-name="P2">I have a dog and a cat.</text:p>
      <text:p text:style-name="P5">من یک سگ و یک گربه دارم.</text:p>
      <text:p text:style-name="P1">474</text:p>
      <text:p text:style-name="P4"><text:soft-page-break/>Omidvār-am arzeš-aš rā dāšt.</text:p>
      <text:p text:style-name="P2">I hope it was worth it.</text:p>
      <text:p text:style-name="P5">امیدوارم ارزشش را داشت.</text:p>
      <text:p text:style-name="P1">475</text:p>
      <text:p text:style-name="P4">Qahve rā be cāy tarjih mi‌deham.</text:p>
      <text:p text:style-name="P2">I prefer coffee to tea.</text:p>
      <text:p text:style-name="P5">قهوه را به چای ترجیح می دهم.</text:p>
      <text:p text:style-name="P1">476</text:p>
      <text:p text:style-name="P4">Bā doxtar-am sohbat kardam.</text:p>
      <text:p text:style-name="P2">I spoke to my daughter.</text:p>
      <text:p text:style-name="P5">با دخترم صحبت کردم.</text:p>
      <text:p text:style-name="P1">477</text:p>
      <text:p text:style-name="P4">Mi‌xāham kārāte yād begiram.</text:p>
      <text:p text:style-name="P2">I want to learn karate.</text:p>
      <text:p text:style-name="P5">می خواهم کاراته یاد بگیرم.</text:p>
      <text:p text:style-name="P1">478</text:p>
      <text:p text:style-name="P4">Man diruz be ānjā raftam.</text:p>
      <text:p text:style-name="P2">I went there yesterday.</text:p>
      <text:p text:style-name="P5">من دیروز به آنجا رفتم.</text:p>
      <text:p text:style-name="P1">479</text:p>
      <text:p text:style-name="P4">Man biš az andāze‌-ye šenā rā dust dāram.</text:p>
      <text:p text:style-name="P2">I'd rather go swimming.</text:p>
      <text:p text:style-name="P5">من بیش از اندازه شنا را دوست دارم.</text:p>
      <text:p text:style-name="P1">480</text:p>
      <text:p text:style-name="P4">Man ān rā be xāter-e xāham dāšt yā mod-e nazar qarār xāham dād.</text:p>
      <text:p text:style-name="P2">I'll bear that in mind.</text:p>
      <text:p text:style-name="P5">من آن را به خاطر خواهم داشت یا مد نظر قرار خواهم داد.</text:p>
      <text:p text:style-name="P1">481</text:p>
      <text:p text:style-name="P4">Eynak-am rā šekaste-am.</text:p>
      <text:p text:style-name="P2">I've broken my glasses.</text:p>
      <text:p text:style-name="P5">عینکم را شکسته ام.</text:p>
      <text:p text:style-name="P1">482</text:p>
      <text:p text:style-name="P4">Āyā mādar-e šomā dar xāne-ast?</text:p>
      <text:p text:style-name="P2">Is your mother at home?</text:p>
      <text:p text:style-name="P5">آیا مادر شما در خانه است؟</text:p>
      <text:p text:style-name="P1">483</text:p>
      <text:p text:style-name="P4">Momken bud hattā kār nakonad.</text:p>
      <text:p text:style-name="P2">It might not even work.</text:p>
      <text:p text:style-name="P5">ممکن بود حتی کار نکند.</text:p>
      <text:p text:style-name="P1">484</text:p>
      <text:p text:style-name="P4">Xunrizi band nemi‌āyad.</text:p>
      <text:p text:style-name="P2">It won't stop bleeding.</text:p>
      <text:p text:style-name="P5">خونریزی بند نمی آید.</text:p>
      <text:p text:style-name="P1">485</text:p>
      <text:p text:style-name="P4">Besādegi az qalb-at peyravi kon.</text:p>
      <text:p text:style-name="P2">Just follow your heart.</text:p>
      <text:p text:style-name="P5">به سادگی از قلبت پیروی کن.</text:p>
      <text:p text:style-name="P1">486</text:p>
      <text:p text:style-name="P4">Pedar-am tenis dust dārad.</text:p>
      <text:p text:style-name="P2">My father likes tennis.</text:p>
      <text:p text:style-name="P5">پدرم تنیس دوست دارد.</text:p>
      <text:p text:style-name="P1">487</text:p>
      <text:p text:style-name="P4">Hickas be komak-am nayāmad.</text:p>
      <text:p text:style-name="P2">No one came to help me.</text:p>
      <text:p text:style-name="P5">هیچ کس به کمکم نیامد.</text:p>
      <text:p text:style-name="P1">488</text:p>
      <text:p text:style-name="P4">U nafas-e amiq-i kešid.</text:p>
      <text:p text:style-name="P2">She took a deep breath.</text:p>
      <text:p text:style-name="P5">او نفس عمیقی کشید.</text:p>
      <text:p text:style-name="P1">489</text:p>
      <text:p text:style-name="P4">Tašakkor barā-ye da’vat-e kardan-e man.</text:p>
      <text:p text:style-name="P2">Thanks for inviting me.</text:p>
      <text:p text:style-name="P5">تشکر برای دعوت کردن من.</text:p>
      <text:p text:style-name="P1">490</text:p>
      <text:p text:style-name="P4">Pesar-e ruy-ye yek sandali nešast.</text:p>
      <text:p text:style-name="P2">The boy sat on a chair.</text:p>
      <text:p text:style-name="P5">پسر روی یک صندلی نشست.</text:p>
      <text:p text:style-name="P1">491</text:p>
      <text:p text:style-name="P4">Gol‌hā buy-ye xub-i mi‌dehand.</text:p>
      <text:p text:style-name="P2">The flowers smell good.</text:p>
      <text:p text:style-name="P5">گل ها بوی خوبی می دهند.</text:p>
      <text:p text:style-name="P1">492</text:p>
      <text:p text:style-name="P4">Ānhā tāze āmade-and.</text:p>
      <text:p text:style-name="P2">They have just arrived.</text:p>
      <text:p text:style-name="P5">آنها تازه آمده اند.</text:p>
      <text:p text:style-name="P1">493</text:p>
      <text:p text:style-name="P4">Lebās-e zibāyi-st.</text:p>
      <text:p text:style-name="P2">This is a pretty dress.</text:p>
      <text:p text:style-name="P5">لباس زیباییست.</text:p>
      <text:p text:style-name="P1">494</text:p>
      <text:p text:style-name="P4">In bu hāl-am rā beham mi‌zanad.</text:p>
      <text:p text:style-name="P2">This smell disgusts me.</text:p>
      <text:p text:style-name="P5">این بو حالم را به هم می‌زند.</text:p>
      <text:p text:style-name="P1">495</text:p>
      <text:p text:style-name="P4">Tām mošt‌hā-yaš rā gereh kard.</text:p>
      <text:p text:style-name="P2">Tom clenched his fists.</text:p>
      <text:p text:style-name="P5">تام مشت هایش را گره کرد.</text:p>
      <text:p text:style-name="P1">496</text:p>
      <text:p text:style-name="P4">Tām vāqean xošhāl be nazar-e mi‌resad.</text:p>
      <text:p text:style-name="P2">Tom seems really happy.</text:p>
      <text:p text:style-name="P5">تام واقعاً خوشحال به نظر می‌رسد.</text:p>
      <text:p text:style-name="P1">497</text:p>
      <text:p text:style-name="P4">ووبلاگ šomā dar ce mowredi-st?</text:p>
      <text:p text:style-name="P2">What's your blog about?</text:p>
      <text:p text:style-name="P5">ووبلاگ شما در چه موردی است؟</text:p>
      <text:p text:style-name="P1">498</text:p>
      <text:p text:style-name="P4">Bā ki harf mi‌zani?</text:p>
      <text:p text:style-name="P2">Who are you talking to?</text:p>
      <text:p text:style-name="P5">با کی حرف می زنی؟</text:p>
      <text:p text:style-name="P1"><text:soft-page-break/>499</text:p>
      <text:p text:style-name="P4">Cerā doktor ندیدت?</text:p>
      <text:p text:style-name="P2">Why not see the doctor?</text:p>
      <text:p text:style-name="P5">چرا دکتر ندیدت؟</text:p>
      <text:p text:style-name="P1">500</text:p>
      <text:p text:style-name="P4">Āyā tulāni xāhad šod?</text:p>
      <text:p text:style-name="P2">Will it be much longer?</text:p>
      <text:p text:style-name="P5">آیا طولانی خواهد شد؟</text:p>
      <text:p text:style-name="P1">501</text:p>
      <text:p text:style-name="P4">To vaqt-e ziyādi dāšti.</text:p>
      <text:p text:style-name="P2">You had plenty of time.</text:p>
      <text:p text:style-name="P5">تو وقت زیادی داشتی.</text:p>
      <text:p text:style-name="P1">502</text:p>
      <text:p text:style-name="P4">Šomā tām hastid. Intowr nist?</text:p>
      <text:p text:style-name="P2">You're Tom, aren't you?</text:p>
      <text:p text:style-name="P5">شما تام هستید. این طور نیست؟</text:p>
      <text:p text:style-name="P1">503</text:p>
      <text:p text:style-name="P4">Keyf-at bar ruy-ye miz-e man-ast.</text:p>
      <text:p text:style-name="P2">Your bag is on my desk.</text:p>
      <text:p text:style-name="P5">کیفت بر روی میز من است.</text:p>
      <text:p text:style-name="P1">504</text:p>
      <text:p text:style-name="P4">Āyā to hattā konjkāv nisti?</text:p>
      <text:p text:style-name="P2">Aren't you even curious?</text:p>
      <text:p text:style-name="P5">آیا تو حتی کنجکاو نیستی؟</text:p>
      <text:p text:style-name="P1">505</text:p>
      <text:p text:style-name="P4">Mi‌tavāni ān rā bemoqe’ besāzi?</text:p>
      <text:p text:style-name="P2">Can you make it on time?</text:p>
      <text:p text:style-name="P5">می توانی آن را به موقع بسازی؟</text:p>
      <text:p text:style-name="P1">506</text:p>
      <text:p text:style-name="P4">Āyā šomā yek pākatnāme mi‌xāhid?</text:p>
      <text:p text:style-name="P2">Do you need an envelope?</text:p>
      <text:p text:style-name="P5">آیا شما یک پاکت نامه می خواهید؟</text:p>
      <text:p text:style-name="P1">507</text:p>
      <text:p text:style-name="P4">Har ciz-i ke injā-st māl-e man-ast.</text:p>
      <text:p text:style-name="P2">Everything here is mine.</text:p>
      <text:p text:style-name="P5">هر چیزی که اینجاست مال من است.</text:p>
      <text:p text:style-name="P1">508</text:p>
      <text:p text:style-name="P4">Āyā xabar rā šenide-i?</text:p>
      <text:p text:style-name="P2">Have you heard the news?</text:p>
      <text:p text:style-name="P5">آیا خبر را شنیده ای؟</text:p>
      <text:p text:style-name="P1">509</text:p>
      <text:p text:style-name="P4">Qablan u rā dide bud-i?</text:p>
      <text:p text:style-name="P2">Have you met her before?</text:p>
      <text:p text:style-name="P5">قبلا او را دیده بودی؟</text:p>
      <text:p text:style-name="P1">510</text:p>
      <text:p text:style-name="P4">U xānevāde‌-aš rā tark kard.</text:p>
      <text:p text:style-name="P2">He abandoned his family.</text:p>
      <text:p text:style-name="P5">او خانواده اش را ترک کرد.</text:p>
      <text:p text:style-name="P1">511</text:p>
      <text:p text:style-name="P4">U bešeddat-e lāqar bud.</text:p>
      <text:p text:style-name="P2">He was painfully skinny.</text:p>
      <text:p text:style-name="P5">او به شدت لاغر بود.</text:p>
      <text:p text:style-name="P1">512</text:p>
      <text:p text:style-name="P4">U hamiše vey rā dust xāhad dāšt.</text:p>
      <text:p text:style-name="P2">He will always love her.</text:p>
      <text:p text:style-name="P5">او همیشه وی را دوست خواهد داشت.</text:p>
      <text:p text:style-name="P1">513</text:p>
      <text:p text:style-name="P4">Mādar-e u yek xānande bud.</text:p>
      <text:p text:style-name="P2">His mother was a singer.</text:p>
      <text:p text:style-name="P5">مادر او یک خواننده بود.</text:p>
      <text:p text:style-name="P1">514</text:p>
      <text:p text:style-name="P4">Otāq-e u hamiše morattab-ast.</text:p>
      <text:p text:style-name="P2">His room is always tidy.</text:p>
      <text:p text:style-name="P5">اتاق او همیشه مرتب است.</text:p>
      <text:p text:style-name="P1">515</text:p>
      <text:p text:style-name="P4">Cetor nām-e ma-rā mi‌dāni?</text:p>
      <text:p text:style-name="P2">How do you know my name?</text:p>
      <text:p text:style-name="P5">چطور نام مرا میدانی؟</text:p>
      <text:p text:style-name="P1">516</text:p>
      <text:p text:style-name="P4">Ānjā havā cetowr-ast?</text:p>
      <text:p text:style-name="P2">How's the weather there?</text:p>
      <text:p text:style-name="P5">آنجا هوا چه طور است؟</text:p>
      <text:p text:style-name="P1">517</text:p>
      <text:p text:style-name="P4">Ajale kon! Dir-emān mi‌šavad.</text:p>
      <text:p text:style-name="P2">Hurry up! We'll be late.</text:p>
      <text:p text:style-name="P5">عجله کن! دیرمان می شود.</text:p>
      <text:p text:style-name="P1">518</text:p>
      <text:p text:style-name="P4">Man ān āvāz rā nemi‌šenāxtam.</text:p>
      <text:p text:style-name="P2">I didn't know that song.</text:p>
      <text:p text:style-name="P5">من آن آواز را نمی شناختم.</text:p>
      <text:p text:style-name="P1">519</text:p>
      <text:p text:style-name="P4">Man eštebāh-i nakarde-am.</text:p>
      <text:p text:style-name="P2">I didn't make a mistake.</text:p>
      <text:p text:style-name="P5">من اشتباهی نکرده ام.</text:p>
      <text:p text:style-name="P1">520</text:p>
      <text:p text:style-name="P4">Man motevajjeh našodam.</text:p>
      <text:p text:style-name="P2">I don't understand this.</text:p>
      <text:p text:style-name="P5">من متوجه نشدم.</text:p>
      <text:p text:style-name="P1">521</text:p>
      <text:p text:style-name="P4">Man dar sāat-e haft be madrese mi‌ravam.</text:p>
      <text:p text:style-name="P2">I go to school at seven.</text:p>
      <text:p text:style-name="P5">من در ساعت هفت به مدرسه می روم.</text:p>
      <text:p text:style-name="P1">522</text:p>
      <text:p text:style-name="P4">Man in rā az rādiyo šenidam.</text:p>
      <text:p text:style-name="P2">I heard it on the radio.</text:p>
      <text:p text:style-name="P5">من این را از رادیو شنیدم.</text:p>
      <text:p text:style-name="P1">523</text:p>
      <text:p text:style-name="P4">Otāq-am rā be u nešān dādam.</text:p>
      <text:p text:style-name="P2">I showed my room to him.</text:p>
      <text:p text:style-name="P5">اتاق‌ام را به او نشان دادم.</text:p>
      <text:p text:style-name="P1"><text:soft-page-break/>524</text:p>
      <text:p text:style-name="P4">Tarjih mi‌deham ke naxoram-aš.</text:p>
      <text:p text:style-name="P2">I'd better not eat that.</text:p>
      <text:p text:style-name="P5">ترجیح می دهم که نخورمش.</text:p>
      <text:p text:style-name="P1">525</text:p>
      <text:p text:style-name="P4">Bā kamāl-e meyl-e in kār rā xāham kard.</text:p>
      <text:p text:style-name="P2">I'll do it by all means.</text:p>
      <text:p text:style-name="P5">با کمال میل این کار را خواهم کرد.</text:p>
      <text:p text:style-name="P1">526</text:p>
      <text:p text:style-name="P4">Man hamin birun montazer-e mey-ye moan-am.</text:p>
      <text:p text:style-name="P2">I'll wait right outside.</text:p>
      <text:p text:style-name="P5">من همین بیرون منتظر می مونم.</text:p>
      <text:p text:style-name="P1">527</text:p>
      <text:p text:style-name="P4">Hāl bemarāteb-e behtar-i dāram.</text:p>
      <text:p text:style-name="P2">I'm feeling much better.</text:p>
      <text:p text:style-name="P5">حال به مراتب بهتری دارم.</text:p>
      <text:p text:style-name="P1">528</text:p>
      <text:p text:style-name="P4">Man dar riyāziyāt mahārat dāram.</text:p>
      <text:p text:style-name="P2">I'm good at mathematics.</text:p>
      <text:p text:style-name="P5">من در ریاضیات مهارت دارم.</text:p>
      <text:p text:style-name="P1">529</text:p>
      <text:p text:style-name="P4">Bebaxšid ke aziyat-at kardam.</text:p>
      <text:p text:style-name="P2">I'm sorry to bother you.</text:p>
      <text:p text:style-name="P5">ببخشید که اذیتت کردم.</text:p>
      <text:p text:style-name="P1">530</text:p>
      <text:p text:style-name="P4">Nām-e u rā farāmuš kardam.</text:p>
      <text:p text:style-name="P2">I've forgotten his name.</text:p>
      <text:p text:style-name="P5">نام او را فراموش کردم.</text:p>
      <text:p text:style-name="P1">531</text:p>
      <text:p text:style-name="P4">Bezudi kerismas mi‌šavad.</text:p>
      <text:p text:style-name="P2">It'll be Christmas soon.</text:p>
      <text:p text:style-name="P5">به زودی کریسمس می شود.</text:p>
      <text:p text:style-name="P1">532</text:p>
      <text:p text:style-name="P4">Kār candān saxti nist.</text:p>
      <text:p text:style-name="P2">It's not rocket science.</text:p>
      <text:p text:style-name="P5">کار چندان سختی نیست.</text:p>
      <text:p text:style-name="P1">533</text:p>
      <text:p text:style-name="P4">Zāher-o qiyāfe‌-ye hame ciz nist.</text:p>
      <text:p text:style-name="P2">Looks aren't everything.</text:p>
      <text:p text:style-name="P5">ظاهر و قیافه همه چیز نیست.</text:p>
      <text:p text:style-name="P1">534</text:p>
      <text:p text:style-name="P4">Meri be mā pošt karde-ast.</text:p>
      <text:p text:style-name="P2">Mary has her back to us.</text:p>
      <text:p text:style-name="P5">مری به ما پشت کرده است.</text:p>
      <text:p text:style-name="P1">535</text:p>
      <text:p text:style-name="P4">Mādar-am miz rā cid.</text:p>
      <text:p text:style-name="P2">My mother set the table.</text:p>
      <text:p text:style-name="P5">مادرم میز را چید.</text:p>
      <text:p text:style-name="P1">536</text:p>
      <text:p text:style-name="P4">Tamām tavānāyi-ye man az dast rafte-ast.</text:p>
      <text:p text:style-name="P2">My strength is all gone.</text:p>
      <text:p text:style-name="P5">تمام توانایی من از دست رفته است.</text:p>
      <text:p text:style-name="P1">537</text:p>
      <text:p text:style-name="P4">Lotfan namak rā be man bedeh.</text:p>
      <text:p text:style-name="P2">Please pass me the salt.</text:p>
      <text:p text:style-name="P5">لطفا نمک را به من بده.</text:p>
      <text:p text:style-name="P1">538</text:p>
      <text:p text:style-name="P4">U meqdār-e ziyādi xordani be mā dād.</text:p>
      <text:p text:style-name="P2">She gave us lots to eat.</text:p>
      <text:p text:style-name="P5">او مقدار زیادی خوردنی به ما داد.</text:p>
      <text:p text:style-name="P1">539</text:p>
      <text:p text:style-name="P4">U qat’an movaffaq xāhad šod.</text:p>
      <text:p text:style-name="P2">She'll succeed for sure.</text:p>
      <text:p text:style-name="P5">او قطعاً موفق خواهد شد.</text:p>
      <text:p text:style-name="P1">540</text:p>
      <text:p text:style-name="P4">Har vaqt mi‌xāhi begir.</text:p>
      <text:p text:style-name="P2">Take whichever you want.</text:p>
      <text:p text:style-name="P5">هر وقت می خواهی بگیر.</text:p>
      <text:p text:style-name="P1">541</text:p>
      <text:p text:style-name="P4">Be man begu ki u bāz xāhad gašt.</text:p>
      <text:p text:style-name="P2">Tell me when he returns.</text:p>
      <text:p text:style-name="P5">به من بگو کی او بازخواهد گشت.</text:p>
      <text:p text:style-name="P1">542</text:p>
      <text:p text:style-name="P4">Xāne‌-ye šo’levar šode bud.</text:p>
      <text:p text:style-name="P2">The house was in flames.</text:p>
      <text:p text:style-name="P5">خانه شعله ور شده بود.</text:p>
      <text:p text:style-name="P1">543</text:p>
      <text:p text:style-name="P4">Qānun bāyad rowšan bāšad.</text:p>
      <text:p text:style-name="P2">The law should be clear.</text:p>
      <text:p text:style-name="P5">قانون باید روشن باشد.</text:p>
      <text:p text:style-name="P1">544</text:p>
      <text:p text:style-name="P4">Mozākerāt šekast xord.</text:p>
      <text:p text:style-name="P2">The negotiations failed.</text:p>
      <text:p text:style-name="P5">مذاکرات شکست خورد.</text:p>
      <text:p text:style-name="P1">545</text:p>
      <text:p text:style-name="P4">Havā besyār garm-ast.</text:p>
      <text:p text:style-name="P2">The weather is very hot.</text:p>
      <text:p text:style-name="P5">هوا بسیار گرم است.</text:p>
      <text:p text:style-name="P1">546</text:p>
      <text:p text:style-name="P4">Injā bādi nist.</text:p>
      <text:p text:style-name="P2">There is no breeze here.</text:p>
      <text:p text:style-name="P5">اینجا بادی نیست.</text:p>
      <text:p text:style-name="P1">547</text:p>
      <text:p text:style-name="P4">In yek ketāb besyār qadimi-st.</text:p>
      <text:p text:style-name="P2">This is a very old book.</text:p>
      <text:p text:style-name="P5">این یک کتاب بسیار قدیمی است.</text:p>
      <text:p text:style-name="P1">548</text:p>
      <text:p text:style-name="P4">Naqše‌-i be zehn-e tāmm-e rid.</text:p>
      <text:p text:style-name="P2">Tom came up with a plan.</text:p>
      <text:p text:style-name="P5"><text:soft-page-break/>نقشه ای به ذهن تام رید.</text:p>
      <text:p text:style-name="P1">549</text:p>
      <text:p text:style-name="P4">Tām bolandqadtar az Māri-st.</text:p>
      <text:p text:style-name="P2">Tom is taller than Mary.</text:p>
      <text:p text:style-name="P5">تام بلندقدتر از ماری است.</text:p>
      <text:p text:style-name="P1">550</text:p>
      <text:p text:style-name="P4">Tām sisāle-ast.</text:p>
      <text:p text:style-name="P2">Tom is thirty years old.</text:p>
      <text:p text:style-name="P5">تام سی ساله است.</text:p>
      <text:p text:style-name="P1">551</text:p>
      <text:p text:style-name="P4">Nām-e javān-o mojarrad-ast.</text:p>
      <text:p text:style-name="P2">Tom is young and single.</text:p>
      <text:p text:style-name="P5">نام جوان و مجرد است.</text:p>
      <text:p text:style-name="P1">552</text:p>
      <text:p text:style-name="P4">Do bealāve do mi‌šavad cāhār.</text:p>
      <text:p text:style-name="P2">Two plus two makes four.</text:p>
      <text:p text:style-name="P5">دو بعلاوه دو می شود چهار.</text:p>
      <text:p text:style-name="P1">553</text:p>
      <text:p text:style-name="P4">Lotfan dast‌hā-yat rā bešur.</text:p>
      <text:p text:style-name="P2">Wash your hands, please.</text:p>
      <text:p text:style-name="P5">لطفا دستهایت را بشور.</text:p>
      <text:p text:style-name="P1">554</text:p>
      <text:p text:style-name="P4">Injā ce mi‌koni?</text:p>
      <text:p text:style-name="P2">What are you doing here?</text:p>
      <text:p text:style-name="P5">اینجا چه می کنی؟</text:p>
      <text:p text:style-name="P1">555</text:p>
      <text:p text:style-name="P4">Dāri man rā kojā mi‌bari?</text:p>
      <text:p text:style-name="P2">Where are you taking me?</text:p>
      <text:p text:style-name="P5">داری من را کجا می‌بری؟</text:p>
      <text:p text:style-name="P1">556</text:p>
      <text:p text:style-name="P4">Cerā be Žāpon rafti?</text:p>
      <text:p text:style-name="P2">Why did you go to Japan?</text:p>
      <text:p text:style-name="P5">چرا به ژاپن رفتی؟</text:p>
      <text:p text:style-name="P1">557</text:p>
      <text:p text:style-name="P4">Bale, man yek ide‌-ye xub dāram.</text:p>
      <text:p text:style-name="P2">Yes, I have a good idea.</text:p>
      <text:p text:style-name="P5">بله، من یک ایده ی خوب دارم.</text:p>
      <text:p text:style-name="P1">558</text:p>
      <text:p text:style-name="P4">Nemi‌tavāni šenā koni, mey-ye tuni?</text:p>
      <text:p text:style-name="P2">You can't swim, can you?</text:p>
      <text:p text:style-name="P5">نمی توانی شنا کنی، می تونی؟</text:p>
      <text:p text:style-name="P1">559</text:p>
      <text:p text:style-name="P4">Madrese ke mi‌ravi, dorost-ast?</text:p>
      <text:p text:style-name="P2">You go to school, right?</text:p>
      <text:p text:style-name="P5">مدرسه که می‌روی، درست است؟</text:p>
      <text:p text:style-name="P1">560</text:p>
      <text:p text:style-name="P4">Šomā do nafar vāqean mehrbān hastid.</text:p>
      <text:p text:style-name="P2">You two are really kind.</text:p>
      <text:p text:style-name="P5">شما دو نفر واقعاً مهربان هستید.</text:p>
      <text:p text:style-name="P1">561</text:p>
      <text:p text:style-name="P4">Haqq-e kāmelan bā šomā-st.</text:p>
      <text:p text:style-name="P2">You're absolutely right.</text:p>
      <text:p text:style-name="P5">حق کاملاً با شماست.</text:p>
      <text:p text:style-name="P1">562</text:p>
      <text:p text:style-name="P4">Yek cāy bā limu, lotfan.</text:p>
      <text:p text:style-name="P2">A tea with lemon, please.</text:p>
      <text:p text:style-name="P5">یک چای با لیمو، لطفاً.</text:p>
      <text:p text:style-name="P1">563</text:p>
      <text:p text:style-name="P4">Kār-e hame‌-tān xub bud.</text:p>
      <text:p text:style-name="P2">All of you did good work.</text:p>
      <text:p text:style-name="P5">کار همه‌تان خوب بود.</text:p>
      <text:p text:style-name="P1">564</text:p>
      <text:p text:style-name="P4">Āyā jurāb‌hā-yam xošk šode-and?</text:p>
      <text:p text:style-name="P2">Are my socks dry already?</text:p>
      <text:p text:style-name="P5">آیا جوراب هایم خشک شده اند؟</text:p>
      <text:p text:style-name="P1">565</text:p>
      <text:p text:style-name="P4">Dāri nāme mi‌nevisi?</text:p>
      <text:p text:style-name="P2">Are you writing a letter?</text:p>
      <text:p text:style-name="P5">داری نامه می نویسی؟</text:p>
      <text:p text:style-name="P1">566</text:p>
      <text:p text:style-name="P4">میتونی اینو dar yek ruz anjām badi</text:p>
      <text:p text:style-name="P2">Can you do it in one day?</text:p>
      <text:p text:style-name="P5">میتونی اینو در یک روز انجام بدی</text:p>
      <text:p text:style-name="P1">567</text:p>
      <text:p text:style-name="P4">Āyā takālif-at rā anjām dāde bud-i?</text:p>
      <text:p text:style-name="P2">Did you do your homework?</text:p>
      <text:p text:style-name="P5">آیا تکالیفت را انجام داده بودی؟</text:p>
      <text:p text:style-name="P1">568</text:p>
      <text:p text:style-name="P4">Zed āftāb zadi?</text:p>
      <text:p text:style-name="P2">Did you put on sunscreen?</text:p>
      <text:p text:style-name="P5">ضد آفتاب زدی؟</text:p>
      <text:p text:style-name="P1">569</text:p>
      <text:p text:style-name="P4">Biš az andāze keyk naxor.</text:p>
      <text:p text:style-name="P2">Do not eat too much cake.</text:p>
      <text:p text:style-name="P5">بیش از اندازه کیک نخور.</text:p>
      <text:p text:style-name="P1">570</text:p>
      <text:p text:style-name="P4">Ārd az gandom be dast mi‌āyad.</text:p>
      <text:p text:style-name="P2">Flour is made from wheat.</text:p>
      <text:p text:style-name="P5">آرد از گندم به دست می آید.</text:p>
      <text:p text:style-name="P1">571</text:p>
      <text:p text:style-name="P4">U soāl-aš rā tekrār kard.</text:p>
      <text:p text:style-name="P2">He repeated his question.</text:p>
      <text:p text:style-name="P5">او سؤالش را تکرار کرد.</text:p>
      <text:p text:style-name="P1">572</text:p>
      <text:p text:style-name="P4">U barā-ye moqāvemat-e kardan-e xeyli pir-ast.</text:p>
      <text:p text:style-name="P2">He was too old to resist.</text:p>
      <text:p text:style-name="P5">او برای مقاومت کردن خیلی پیر است.</text:p>
      <text:p text:style-name="P1">573</text:p>
      <text:p text:style-name="P4">U bā māšin be boston raft.</text:p>
      <text:p text:style-name="P2"><text:soft-page-break/>He went to Boston by car.</text:p>
      <text:p text:style-name="P5">او با ماشین به بوستون رفت.</text:p>
      <text:p text:style-name="P1">574</text:p>
      <text:p text:style-name="P4">U barā-ye hamiše āšeq-e u xāhad bud.</text:p>
      <text:p text:style-name="P2">He will love her forever.</text:p>
      <text:p text:style-name="P5">او برای همیشه عاشق او خواهد بود.</text:p>
      <text:p text:style-name="P1">575</text:p>
      <text:p text:style-name="P4">Salām hālat چطوره?</text:p>
      <text:p text:style-name="P2">Hello, how are you doing?</text:p>
      <text:p text:style-name="P5">سلام حالت چطوره؟</text:p>
      <text:p text:style-name="P1">576</text:p>
      <text:p text:style-name="P4">Salām,hāl-e šomā cetowr-ast?</text:p>
      <text:p text:style-name="P2">Hello, how are you doing?</text:p>
      <text:p text:style-name="P5">سلام،حال شما چه طور است؟</text:p>
      <text:p text:style-name="P1">577</text:p>
      <text:p text:style-name="P4">Xāne‌-ye u xeyli modern-ast.</text:p>
      <text:p text:style-name="P2">Her house is very modern.</text:p>
      <text:p text:style-name="P5">خانه‌ی او خیلی مدرن است.</text:p>
      <text:p text:style-name="P1">578</text:p>
      <text:p text:style-name="P4">Xāne‌-ye u xeyli modern-ast.</text:p>
      <text:p text:style-name="P2">His house is very modern.</text:p>
      <text:p text:style-name="P5">خانه‌ی او خیلی مدرن است.</text:p>
      <text:p text:style-name="P1">579</text:p>
      <text:p text:style-name="P4">Cand moddat-e mā injā tavaqqof mi‌konim?</text:p>
      <text:p text:style-name="P2">How long do we stop here?</text:p>
      <text:p text:style-name="P5">چند مدت ما اینجا توقف می کنیم؟</text:p>
      <text:p text:style-name="P1">580</text:p>
      <text:p text:style-name="P4">Ceqadr tām rā dust dāri?</text:p>
      <text:p text:style-name="P2">How much do you like Tom?</text:p>
      <text:p text:style-name="P5">چقدر تام را دوست داری؟</text:p>
      <text:p text:style-name="P1">581</text:p>
      <text:p text:style-name="P4">Ceqadr šomā be mā pardāxt xāhid kard?</text:p>
      <text:p text:style-name="P2">How much will you pay us?</text:p>
      <text:p text:style-name="P5">چقدر شما به ما پرداخت خواهید کرد؟</text:p>
      <text:p text:style-name="P1">582</text:p>
      <text:p text:style-name="P4">Mi‌paziram ke xatā kardam.</text:p>
      <text:p text:style-name="P2">I admit that I was wrong.</text:p>
      <text:p text:style-name="P5">می پذیرم که خطا کردم.</text:p>
      <text:p text:style-name="P1">583</text:p>
      <text:p text:style-name="P4">Man taqāzā-yat rā mi‌paziram.</text:p>
      <text:p text:style-name="P2">I agree to your proposal.</text:p>
      <text:p text:style-name="P5">من تقاضایت را می پذیرم.</text:p>
      <text:p text:style-name="P1">584</text:p>
      <text:p text:style-name="P4">Man nemi‌tavānam bā mardom sohbat konam.</text:p>
      <text:p text:style-name="P2">I can't talk with people.</text:p>
      <text:p text:style-name="P5">من نمی توانم با مردم صحبت کنم.</text:p>
      <text:p text:style-name="P1">585</text:p>
      <text:p text:style-name="P4">Alān hes-o hāl-aš ru nadāram.</text:p>
      <text:p text:style-name="P2">I don't feel like it now.</text:p>
      <text:p text:style-name="P5">الان حس و حالش رو ندارم.</text:p>
      <text:p text:style-name="P1">586</text:p>
      <text:p text:style-name="P4">Man digar to rā dust nadāram.</text:p>
      <text:p text:style-name="P2">I don't like you anymore.</text:p>
      <text:p text:style-name="P5">من دیگر تو را دوست ندارم.</text:p>
      <text:p text:style-name="P1">587</text:p>
      <text:p text:style-name="P4">Man nemi‌xāham be to āsibi bezanam.</text:p>
      <text:p text:style-name="P2">I don't want to hurt you.</text:p>
      <text:p text:style-name="P5">من نمی خواهم به تو آسیبی بزنم.</text:p>
      <text:p text:style-name="P1">588</text:p>
      <text:p text:style-name="P4">Man xeyli biš‌tar ehsās ārāmeš mi‌kardam.</text:p>
      <text:p text:style-name="P2">I felt much more relaxed.</text:p>
      <text:p text:style-name="P5">من خیلی بیشتر احساس آرامش می کردم.</text:p>
      <text:p text:style-name="P1">589</text:p>
      <text:p text:style-name="P4">Tā maqz-e ostexān-e xis šodam.</text:p>
      <text:p text:style-name="P2">I got soaked to the skin.</text:p>
      <text:p text:style-name="P5">تا مغز استخوان خیس شدم.</text:p>
      <text:p text:style-name="P1">590</text:p>
      <text:p text:style-name="P4">Man yeki az dustān-e meri rā molāqāt kardam.</text:p>
      <text:p text:style-name="P2">I met a friend of Mary's.</text:p>
      <text:p text:style-name="P5">من یکی از دوستان مری را ملاقات کردم.</text:p>
      <text:p text:style-name="P1">591</text:p>
      <text:p text:style-name="P4">Man biderang be u telefon kardam.</text:p>
      <text:p text:style-name="P2">I telephoned her at once.</text:p>
      <text:p text:style-name="P5">من بی درنگ به او تلفن کردم.</text:p>
      <text:p text:style-name="P1">592</text:p>
      <text:p text:style-name="P4">Sāl-e piš dar cin bud-am.</text:p>
      <text:p text:style-name="P2">I was in China last year.</text:p>
      <text:p text:style-name="P5">سال پیش در چین بودم.</text:p>
      <text:p text:style-name="P1">593</text:p>
      <text:p text:style-name="P4">Man hargez dobāre anjāmeš naxāham dād.</text:p>
      <text:p text:style-name="P2">I will never do it again.</text:p>
      <text:p text:style-name="P5">من هرگز دوباره انجامش نخواهم داد.</text:p>
      <text:p text:style-name="P1">594</text:p>
      <text:p text:style-name="P4">Barā-ye moddat-e kutāh-i injā mi‌mānam.</text:p>
      <text:p text:style-name="P2">I'll be there in a while.</text:p>
      <text:p text:style-name="P5">برای مدت کوتاهی اینجا می مانم.</text:p>
      <text:p text:style-name="P1">595</text:p>
      <text:p text:style-name="P4">Man dāram yād mi‌giram ke cegune tāyp konam.</text:p>
      <text:p text:style-name="P2">I'm learning how to type.</text:p>
      <text:p text:style-name="P5">من دارم یاد می گیرم که چگونه تایپ کنم.</text:p>
      <text:p text:style-name="P1">596</text:p>
      <text:p text:style-name="P4">Jā-yi barā-ye man vojud dārad?</text:p>
      <text:p text:style-name="P2">Is there any room for me?</text:p>
      <text:p text:style-name="P5">جایی برای من وجود دارد؟</text:p>
      <text:p text:style-name="P1">597</text:p>
      <text:p text:style-name="P4">Sāat-e yek rob’ ba’d az na-ast.</text:p>
      <text:p text:style-name="P2">It's a quarter past nine.</text:p>
      <text:p text:style-name="P5"><text:soft-page-break/>ساعت یک ربع بعد از نه است.</text:p>
      <text:p text:style-name="P1">598</text:p>
      <text:p text:style-name="P4">Dar tabaqe‌-ye haštom-e vāqe’-ast.</text:p>
      <text:p text:style-name="P2">It's on the eighth floor.</text:p>
      <text:p text:style-name="P5">در طبقه‌ی هشتم واقع است.</text:p>
      <text:p text:style-name="P1">599</text:p>
      <text:p text:style-name="P4">Jān dar Āmrikā motevalled šode-ast.</text:p>
      <text:p text:style-name="P2">John was born in America.</text:p>
      <text:p text:style-name="P5">جان در آمریکا متولد شده است.</text:p>
      <text:p text:style-name="P1">600</text:p>
      <text:p text:style-name="P4">Begozār az kenār kelisā begozarim.</text:p>
      <text:p text:style-name="P2">Let's pass by the church.</text:p>
      <text:p text:style-name="P5">بگذار از کنار کلیسا بگذریم.</text:p>
      <text:p text:style-name="P1">601</text:p>
      <text:p text:style-name="P4">Rang-e dust dāštan-i man qermez-ast.</text:p>
      <text:p text:style-name="P2">My favorite color is red.</text:p>
      <text:p text:style-name="P5">رنگ دوست داشتنی من قرمز است.</text:p>
      <text:p text:style-name="P1">602</text:p>
      <text:p text:style-name="P4">Pesar-am qadbolandtar az man-ast.</text:p>
      <text:p text:style-name="P2">My son is taller than me.</text:p>
      <text:p text:style-name="P5">پسرم قدبلند تر از من است.</text:p>
      <text:p text:style-name="P1">603</text:p>
      <text:p text:style-name="P4">U ruzhā-ye behtar-i rā šāhed bude-ast.</text:p>
      <text:p text:style-name="P2">She has seen better days.</text:p>
      <text:p text:style-name="P5">او روزهای بهتری را شاهد بوده است.</text:p>
      <text:p text:style-name="P1">604</text:p>
      <text:p text:style-name="P4">U kolāh-e zibāyi pušide-ast.</text:p>
      <text:p text:style-name="P2">She's wearing a nice hat.</text:p>
      <text:p text:style-name="P5">او کلاه زیبایی پوشیده است.</text:p>
      <text:p text:style-name="P1">605</text:p>
      <text:p text:style-name="P4">Āfriqā-ye jonubi dur-ast.</text:p>
      <text:p text:style-name="P2">South Africa is far away.</text:p>
      <text:p text:style-name="P5">آفریقای جنوبی دور است.</text:p>
      <text:p text:style-name="P1">606</text:p>
      <text:p text:style-name="P4">Qeymat-e ān sidi 10 dolār-ast.</text:p>
      <text:p text:style-name="P2">That CD costs 10 dollars.</text:p>
      <text:p text:style-name="P5">قیمت آن سی دی 10 دلار است.</text:p>
      <text:p text:style-name="P1">607</text:p>
      <text:p text:style-name="P4">Xesārat vāred šode-ast.</text:p>
      <text:p text:style-name="P2">The damage has been done.</text:p>
      <text:p text:style-name="P5">خسارت وارد شده است.</text:p>
      <text:p text:style-name="P1">608</text:p>
      <text:p text:style-name="P4">Qazā sard šod.</text:p>
      <text:p text:style-name="P2">The food is getting cold.</text:p>
      <text:p text:style-name="P5">غذا سرد شد.</text:p>
      <text:p text:style-name="P1">609</text:p>
      <text:p text:style-name="P4">Goldān ruy miz-ast.</text:p>
      <text:p text:style-name="P2">The vase is on the table.</text:p>
      <text:p text:style-name="P5">گلدان روی میز است.</text:p>
      <text:p text:style-name="P1">610</text:p>
      <text:p text:style-name="P4">Yek cāqu gom šode-ast.</text:p>
      <text:p text:style-name="P2">There is a knife missing.</text:p>
      <text:p text:style-name="P5">یک چاقو گم شده است.</text:p>
      <text:p text:style-name="P1">611</text:p>
      <text:p text:style-name="P4">Fardā emtehān dāri?</text:p>
      <text:p text:style-name="P2">There is a test tomorrow.</text:p>
      <text:p text:style-name="P5">فردا امتحان داری؟</text:p>
      <text:p text:style-name="P1">612</text:p>
      <text:p text:style-name="P4">Ānhā be andāze‌-ye mā qavi‌-yand.</text:p>
      <text:p text:style-name="P2">They are as strong as us.</text:p>
      <text:p text:style-name="P5">آنها به اندازه ما قوی اند.</text:p>
      <text:p text:style-name="P1">613</text:p>
      <text:p text:style-name="P4">Ānhā dustān-e xub-i šodand.</text:p>
      <text:p text:style-name="P2">They became good friends.</text:p>
      <text:p text:style-name="P5">آنها دوستان خوبی شدند.</text:p>
      <text:p text:style-name="P1">614</text:p>
      <text:p text:style-name="P4">In cāqu xeyli tiz-ast.</text:p>
      <text:p text:style-name="P2">This knife is very sharp.</text:p>
      <text:p text:style-name="P5">این چاقو خیلی تیز است.</text:p>
      <text:p text:style-name="P1">615</text:p>
      <text:p text:style-name="P4">Tām mi‌tavān mānand-e yek māhi šenā konad.</text:p>
      <text:p text:style-name="P2">Tom can swim like a fish.</text:p>
      <text:p text:style-name="P5">تام می توان مانند یک ماهی شنا کند.</text:p>
      <text:p text:style-name="P1">616</text:p>
      <text:p text:style-name="P4">Tām be kas-i šellik nakard.</text:p>
      <text:p text:style-name="P2">Tom didn't shoot anybody.</text:p>
      <text:p text:style-name="P5">تام به کسی شلیک نکرد.</text:p>
      <text:p text:style-name="P1">617</text:p>
      <text:p text:style-name="P4">Tām goft u majbur-ast beravad.</text:p>
      <text:p text:style-name="P2">Tom said he had to split.</text:p>
      <text:p text:style-name="P5">تام گفت او مجبور است برود.</text:p>
      <text:p text:style-name="P1">618</text:p>
      <text:p text:style-name="P4">Ān kalame ce ma’nāyi dārad?</text:p>
      <text:p text:style-name="P2">What does that word mean?</text:p>
      <text:p text:style-name="P5">آن کلمه چه معنایی دارد؟</text:p>
      <text:p text:style-name="P1">619</text:p>
      <text:p text:style-name="P4">Kāri ke u kard, eštebāh nabud.</text:p>
      <text:p text:style-name="P2">What he did wasn't wrong.</text:p>
      <text:p text:style-name="P5">کاری که او کرد، اشتباه نبود.</text:p>
      <text:p text:style-name="P1">620</text:p>
      <text:p text:style-name="P4">U be donbāl-e ce ciz-i mi‌davad?</text:p>
      <text:p text:style-name="P2">What is he running after?</text:p>
      <text:p text:style-name="P5">او به دنبال چه چیزی می دود؟</text:p>
      <text:p text:style-name="P1">621</text:p>
      <text:p text:style-name="P4">Ce kas-i piyāno mi‌navāzad?</text:p>
      <text:p text:style-name="P2">Who is playing the piano?</text:p>
      <text:p text:style-name="P5">چه کسی پیانو می نوازد؟</text:p>
      <text:p text:style-name="P1">622</text:p>
      <text:p text:style-name="P4">Cerā in kār rā mi‌xāhi?</text:p>
      <text:p text:style-name="P2"><text:soft-page-break/>Why do you want this job?</text:p>
      <text:p text:style-name="P5">چرا این کار را می خواهی؟</text:p>
      <text:p text:style-name="P1">623</text:p>
      <text:p text:style-name="P4">Cerā in aziyat-at میکنه?</text:p>
      <text:p text:style-name="P2">Why does that bother you?</text:p>
      <text:p text:style-name="P5">چرا این اذیتت میکنه?</text:p>
      <text:p text:style-name="P1">624</text:p>
      <text:p text:style-name="P4">Haqq-e kāmelan bā šomā-st.</text:p>
      <text:p text:style-name="P2">You are completely right.</text:p>
      <text:p text:style-name="P5">حق کاملاً با شماست.</text:p>
      <text:p text:style-name="P1">625</text:p>
      <text:p text:style-name="P4">To daste‌i-ye zibāyi dāri.</text:p>
      <text:p text:style-name="P2">You have beautiful hands.</text:p>
      <text:p text:style-name="P5">تو دستهای زیبایی داری.</text:p>
      <text:p text:style-name="P1">626</text:p>
      <text:p text:style-name="P4">Havā maxlut-i az gāzhā-st.</text:p>
      <text:p text:style-name="P2">Air is a mixture of gases.</text:p>
      <text:p text:style-name="P5">هوا مخلوطی از گازها است.</text:p>
      <text:p text:style-name="P1">627</text:p>
      <text:p text:style-name="P4">Ānhā vāqean bā ham dust‌-and?</text:p>
      <text:p text:style-name="P2">Are they actually friends?</text:p>
      <text:p text:style-name="P5">آنها واقعا با هم دوستند?</text:p>
      <text:p text:style-name="P1">628</text:p>
      <text:p text:style-name="P4">Mehrbān bāš bā heyvānāt-e kucak.</text:p>
      <text:p text:style-name="P2">Be kind to little animals.</text:p>
      <text:p text:style-name="P5">مهربان باش با حیوانات کوچک.</text:p>
      <text:p text:style-name="P1">629</text:p>
      <text:p text:style-name="P4">Be man nagu ce kār konam.</text:p>
      <text:p text:style-name="P2">Do not tell me what to do.</text:p>
      <text:p text:style-name="P5">به من نگو چه کار کنم.</text:p>
      <text:p text:style-name="P1">630</text:p>
      <text:p text:style-name="P4">Āyā šomā qazāhā-ye žāponi rā dust dārid?</text:p>
      <text:p text:style-name="P2">Do you like Japanese food?</text:p>
      <text:p text:style-name="P5">آیا شما غذاهای ژاپنی را دوست دارید؟</text:p>
      <text:p text:style-name="P1">631</text:p>
      <text:p text:style-name="P4">Šomā mi‌xāhid ke bā mā beruyad?</text:p>
      <text:p text:style-name="P2">Do you want to go with us?</text:p>
      <text:p text:style-name="P5">شما می خواهید که با ما بروید؟</text:p>
      <text:p text:style-name="P1">632</text:p>
      <text:p text:style-name="P4">Hame be donbāl-e xošbaxti hastand.</text:p>
      <text:p text:style-name="P2">Everybody seeks happiness.</text:p>
      <text:p text:style-name="P5">همه به دنبال خوشبختی هستند.</text:p>
      <text:p text:style-name="P1">633</text:p>
      <text:p text:style-name="P4">Hame ciz-e tebq barnāme-ast.</text:p>
      <text:p text:style-name="P2">Everything is on schedule.</text:p>
      <text:p text:style-name="P5">همه چیز طبق برنامه است.</text:p>
      <text:p text:style-name="P1">634</text:p>
      <text:p text:style-name="P4">Estesnāhā qāede rā towjih mi‌konand.</text:p>
      <text:p text:style-name="P2">Exceptions prove the rule.</text:p>
      <text:p text:style-name="P5">استثناها قاعده را توجیه می کنند.</text:p>
      <text:p text:style-name="P1">635</text:p>
      <text:p text:style-name="P4">Āyā tām tā konun ezdevājkarde-ast?</text:p>
      <text:p text:style-name="P2">Has Tom ever been married?</text:p>
      <text:p text:style-name="P5">آیا تام تا کنون ازدواج کرده است؟</text:p>
      <text:p text:style-name="P1">636</text:p>
      <text:p text:style-name="P4">Zed āftāb zade-i ?</text:p>
      <text:p text:style-name="P2">Have you put on sunscreen?</text:p>
      <text:p text:style-name="P5">ضد آفتاب زده ای ؟</text:p>
      <text:p text:style-name="P1">637</text:p>
      <text:p text:style-name="P4">U besalāmat resid.</text:p>
      <text:p text:style-name="P2">He arrived safe and sound.</text:p>
      <text:p text:style-name="P5">او به‌سلامت رسید.</text:p>
      <text:p text:style-name="P1">638</text:p>
      <text:p text:style-name="P4">U to rā dark nemi‌konad.</text:p>
      <text:p text:style-name="P2">He doesn't understand you.</text:p>
      <text:p text:style-name="P5">او تو را درک نمی کند.</text:p>
      <text:p text:style-name="P1">639</text:p>
      <text:p text:style-name="P4">U dar riyāziyāt-e nomarāt-e xub-i gereft.</text:p>
      <text:p text:style-name="P2">He got good marks in math.</text:p>
      <text:p text:style-name="P5">او در ریاضیات نمرات خوبی گرفت.</text:p>
      <text:p text:style-name="P1">640</text:p>
      <text:p text:style-name="P4">U aslan ahmaq nist.</text:p>
      <text:p text:style-name="P2">He is anything but a fool.</text:p>
      <text:p text:style-name="P5">او اصلاً احمق نیست.</text:p>
      <text:p text:style-name="P1">641</text:p>
      <text:p text:style-name="P4">Be nazar-e mi‌āyad u nesbat be mā mohtāt-ast.</text:p>
      <text:p text:style-name="P2">He seems to be wary of us.</text:p>
      <text:p text:style-name="P5">به نظر می آید او نسبت به ما محتاط است.</text:p>
      <text:p text:style-name="P1">642</text:p>
      <text:p text:style-name="P4">U be riyāsat-e mansub šod.</text:p>
      <text:p text:style-name="P2">He was appointed chairman.</text:p>
      <text:p text:style-name="P5">او به ریاست منصوب شد.</text:p>
      <text:p text:style-name="P1">643</text:p>
      <text:p text:style-name="P4">Cetowr-e xāne rā garm mi‌koni?</text:p>
      <text:p text:style-name="P2">How do you heat the house?</text:p>
      <text:p text:style-name="P5">چه طور خانه را گرم می کنی؟</text:p>
      <text:p text:style-name="P1">644</text:p>
      <text:p text:style-name="P4">Man az tām xāstam sāket bemānad.</text:p>
      <text:p text:style-name="P2">I asked Tom to keep quiet.</text:p>
      <text:p text:style-name="P5">من از تام خواستم ساکت بماند.</text:p>
      <text:p text:style-name="P1">645</text:p>
      <text:p text:style-name="P4">Man yek joft dastkeš xaridam.</text:p>
      <text:p text:style-name="P2">I bought a pair of gloves.</text:p>
      <text:p text:style-name="P5">من یک جفت دستکش خریدم.</text:p>
      <text:p text:style-name="P1">646</text:p>
      <text:p text:style-name="P4">Nemi‌tavānam ciz-i rā be xāter-e biyāvaram</text:p>
      <text:p text:style-name="P2">I can't remember anything.</text:p>
      <text:p text:style-name="P5">نميتوانم چیزی را بخاطر بیاورم</text:p>
      <text:p text:style-name="P1">647</text:p>
      <text:p text:style-name="P4"><text:soft-page-break/>Man hic barādari nadāram.</text:p>
      <text:p text:style-name="P2">I don't have any brothers.</text:p>
      <text:p text:style-name="P5">من هیچ برادری ندارم.</text:p>
      <text:p text:style-name="P1">648</text:p>
      <text:p text:style-name="P4">Digar behet e’temād nadāram.</text:p>
      <text:p text:style-name="P2">I don't trust you anymore.</text:p>
      <text:p text:style-name="P5">دیگر بهت اعتماد ندارم.</text:p>
      <text:p text:style-name="P1">649</text:p>
      <text:p text:style-name="P4">Man dust dāram musiqi guš konam.</text:p>
      <text:p text:style-name="P2">I like listening to music.</text:p>
      <text:p text:style-name="P5">من دوست دارم موسیقی گوش کنم.</text:p>
      <text:p text:style-name="P1">650</text:p>
      <text:p text:style-name="P4">Benodrat-e televiziyon tamāšā mi‌konam.</text:p>
      <text:p text:style-name="P2">I rarely watch television.</text:p>
      <text:p text:style-name="P5">به نُدرت تلویزیون تماشا می‌کنم.</text:p>
      <text:p text:style-name="P1">651</text:p>
      <text:p text:style-name="P4">Man avvalin bār rā be yād dāram.</text:p>
      <text:p text:style-name="P2">I remember the first time.</text:p>
      <text:p text:style-name="P5">من اولین بار را به یاد دارم.</text:p>
      <text:p text:style-name="P1">652</text:p>
      <text:p text:style-name="P4">Fekr konam mādar-am mi‌dānad.</text:p>
      <text:p text:style-name="P2">I think that my mom knows.</text:p>
      <text:p text:style-name="P5">فکر کنم مادرم میداند.</text:p>
      <text:p text:style-name="P1">653</text:p>
      <text:p text:style-name="P4">Mi‌xāham in žākat rā bexaram.</text:p>
      <text:p text:style-name="P2">I want to buy this jacket.</text:p>
      <text:p text:style-name="P5">میخواهم این ژاکت را بخرم.</text:p>
      <text:p text:style-name="P1">654</text:p>
      <text:p text:style-name="P4">Man mi‌xāham dar āsāyeš zendegi konam.</text:p>
      <text:p text:style-name="P2">I want to live in comfort.</text:p>
      <text:p text:style-name="P5">من می خواهم در آسایش زندگی کنم.</text:p>
      <text:p text:style-name="P1">655</text:p>
      <text:p text:style-name="P4">Man hicgāh dobāre šād naxāham šod.</text:p>
      <text:p text:style-name="P2">I'll never be happy again.</text:p>
      <text:p text:style-name="P5">من هیچگاه دوباره شاد نخواهم شد.</text:p>
      <text:p text:style-name="P1">656</text:p>
      <text:p text:style-name="P4">Man dexālat-i dar rāh-o raveš-at naxāham kard.</text:p>
      <text:p text:style-name="P2">I'll stay out of your way.</text:p>
      <text:p text:style-name="P5">من دخالتی در راه و روشت نخواهم کرد.</text:p>
      <text:p text:style-name="P1">657</text:p>
      <text:p text:style-name="P4">Man be tārix alāqemand-am.</text:p>
      <text:p text:style-name="P2">I'm interested in history.</text:p>
      <text:p text:style-name="P5">من به تاریخ علاقه‌مندم.</text:p>
      <text:p text:style-name="P1">658</text:p>
      <text:p text:style-name="P4">Man hamiše az zist šenāsi motenaffer bud-am.</text:p>
      <text:p text:style-name="P2">I've always hated biology.</text:p>
      <text:p text:style-name="P5">من همیشه از زیست شناسی متنفر بودم.</text:p>
      <text:p text:style-name="P1">659</text:p>
      <text:p text:style-name="P4">Māšin-e man alān dorost šod.</text:p>
      <text:p text:style-name="P2">My car is being fixed now.</text:p>
      <text:p text:style-name="P5">ماشین من الآن درست شد.</text:p>
      <text:p text:style-name="P1">660</text:p>
      <text:p text:style-name="P4">Doxtar-am sarmā xorde bud.</text:p>
      <text:p text:style-name="P2">My daughter caught a cold.</text:p>
      <text:p text:style-name="P5">دخترم سرما خورده بود.</text:p>
      <text:p text:style-name="P1">661</text:p>
      <text:p text:style-name="P4">Hame ānhā xošhāl nistand.</text:p>
      <text:p text:style-name="P2">Not all of them are happy.</text:p>
      <text:p text:style-name="P5">همه آنها خوشحال نیستند.</text:p>
      <text:p text:style-name="P1">662</text:p>
      <text:p text:style-name="P4">Lotfan cerāq rā xāmuš kon.</text:p>
      <text:p text:style-name="P2">Please turn off the light.</text:p>
      <text:p text:style-name="P5">لطفا چراغ را خاموش کن.</text:p>
      <text:p text:style-name="P1">663</text:p>
      <text:p text:style-name="P4">Yād-at bāšad dar rā qofl koni.</text:p>
      <text:p text:style-name="P2">Remember to lock the door.</text:p>
      <text:p text:style-name="P5">یادت باشد در را قفل کنی.</text:p>
      <text:p text:style-name="P1">664</text:p>
      <text:p text:style-name="P4">U hickas-i rā nadārad ke rāhnamāyi‌-yaš konad.</text:p>
      <text:p text:style-name="P2">She had no one to turn to.</text:p>
      <text:p text:style-name="P5">او هیچ کسی را ندارد که راهنمایی اش کند.</text:p>
      <text:p text:style-name="P1">665</text:p>
      <text:p text:style-name="P4">U bāyad az man asabāni bāšad.</text:p>
      <text:p text:style-name="P2">She must be angry with me.</text:p>
      <text:p text:style-name="P5">او باید از من عصبانی باشد.</text:p>
      <text:p text:style-name="P1">666</text:p>
      <text:p text:style-name="P4">Az inke ma-rā da’vat kardi, motešakker-am.</text:p>
      <text:p text:style-name="P2">Thank you for inviting me.</text:p>
      <text:p text:style-name="P5">از اینکه مرا دعوت کردی، متشکرم.</text:p>
      <text:p text:style-name="P1">667</text:p>
      <text:p text:style-name="P4">In be man ide‌-i kolli dād.</text:p>
      <text:p text:style-name="P2">That gave me a rough idea.</text:p>
      <text:p text:style-name="P5">این به من ایده ای کلّی داد.</text:p>
      <text:p text:style-name="P1">668</text:p>
      <text:p text:style-name="P4">In ciz-i-st ke man be tām gofte-am.</text:p>
      <text:p text:style-name="P2">That's what I said to Tom.</text:p>
      <text:p text:style-name="P5">این چیزی است که من به تام گفته ام.</text:p>
      <text:p text:style-name="P1">669</text:p>
      <text:p text:style-name="P4">Gorbe be donbāl-e muš mi‌david.</text:p>
      <text:p text:style-name="P2">The cat ran after the rat.</text:p>
      <text:p text:style-name="P5">گربه به دنبال موش می دوید.</text:p>
      <text:p text:style-name="P1">670</text:p>
      <text:p text:style-name="P4">Sandali az cub-e dorost šode-ast.</text:p>
      <text:p text:style-name="P2">The chair is made of wood.</text:p>
      <text:p text:style-name="P5">صندلی از چوب درست شده است.</text:p>
      <text:p text:style-name="P1">671</text:p>
      <text:p text:style-name="P4">Do jādde az ānjā obur mi‌konad.</text:p>
      <text:p text:style-name="P2"><text:soft-page-break/>The two roads cross there.</text:p>
      <text:p text:style-name="P5">دو جاده از آنجا عبور می کند.</text:p>
      <text:p text:style-name="P1">672</text:p>
      <text:p text:style-name="P4">Kami šarāb bāqimānde-ast.</text:p>
      <text:p text:style-name="P2">There is little wine left.</text:p>
      <text:p text:style-name="P5">کمی شراب باقی مانده است.</text:p>
      <text:p text:style-name="P1">673</text:p>
      <text:p text:style-name="P4">Hickas ānjā nabud.</text:p>
      <text:p text:style-name="P2">There wasn't anyone there.</text:p>
      <text:p text:style-name="P5">هیچ کس آنجا نبود.</text:p>
      <text:p text:style-name="P1">674</text:p>
      <text:p text:style-name="P4">Alān injā hic qazāyi nist.</text:p>
      <text:p text:style-name="P2">There's no food right now.</text:p>
      <text:p text:style-name="P5">الان اینجا هیچ غذایی نیست.</text:p>
      <text:p text:style-name="P1">675</text:p>
      <text:p text:style-name="P4">Ānhā divāne‌-ye musiqi jāz-and.</text:p>
      <text:p text:style-name="P2">They are crazy about jazz.</text:p>
      <text:p text:style-name="P5">آنها دیوانه ی موسیقی جازند.</text:p>
      <text:p text:style-name="P1">676</text:p>
      <text:p text:style-name="P4">Tām majbur-ast donbāl-e šoqli-ye jadid begardad.</text:p>
      <text:p text:style-name="P2">Tom has to look for a job.</text:p>
      <text:p text:style-name="P5">تام مجبور است دنبال شغلی جدید بگردد.</text:p>
      <text:p text:style-name="P1">677</text:p>
      <text:p text:style-name="P4">Tām goft ke u tan‌hā-st</text:p>
      <text:p text:style-name="P2">Tom says that he's lonely.</text:p>
      <text:p text:style-name="P5">تام گفت که او تنهاست</text:p>
      <text:p text:style-name="P1">678</text:p>
      <text:p text:style-name="P4">Tām dar āšpazxāne rā mohkam beham zad.</text:p>
      <text:p text:style-name="P2">Tom shut the kitchen door.</text:p>
      <text:p text:style-name="P5">تام در آشپزخانه را محکم به هم زد.</text:p>
      <text:p text:style-name="P1">679</text:p>
      <text:p text:style-name="P4">Mā vaqt-e kāfi nadārim.</text:p>
      <text:p text:style-name="P2">We don't have enough time.</text:p>
      <text:p text:style-name="P5">ما وقت کافی نداریم.</text:p>
      <text:p text:style-name="P1">680</text:p>
      <text:p text:style-name="P4">Herfe‌-ye šomā ci-st#?</text:p>
      <text:p text:style-name="P2">What is your line of work?</text:p>
      <text:p text:style-name="P5">حرفه شما چیست؟</text:p>
      <text:p text:style-name="P1">681</text:p>
      <text:p text:style-name="P4">Šomāretelefon-at ci-st#?</text:p>
      <text:p text:style-name="P2">What is your phone number?</text:p>
      <text:p text:style-name="P5">شماره تلفنت چیست؟</text:p>
      <text:p text:style-name="P1">682</text:p>
      <text:p text:style-name="P4">Har ce u mi‌guyad haqiqat dārad.</text:p>
      <text:p text:style-name="P2">Whatever she says is true.</text:p>
      <text:p text:style-name="P5">هر چه او می گوید حقیقت دارد.</text:p>
      <text:p text:style-name="P1">683</text:p>
      <text:p text:style-name="P4">U kist ke bā tām sohbat mi‌konad?</text:p>
      <text:p text:style-name="P2">Who's that talking to Tom?</text:p>
      <text:p text:style-name="P5">او کیست که با تام صحبت می کند؟</text:p>
      <text:p text:style-name="P1">684</text:p>
      <text:p text:style-name="P4">To kas-i hasti ke alān beh-aš ehtiyāj dāram.</text:p>
      <text:p text:style-name="P2">You're the one I need now.</text:p>
      <text:p text:style-name="P5">تو کسی هستی که الان بهش احتیاج دارم.</text:p>
      <text:p text:style-name="P1">685</text:p>
      <text:p text:style-name="P4">"Bāyad u rā bebinam." "Cerā?"</text:p>
      <text:p text:style-name="P2">I have to see him." "Why?</text:p>
      <text:p text:style-name="P5">«باید او را ببینم.» «چرا؟»</text:p>
      <text:p text:style-name="P1">686</text:p>
      <text:p text:style-name="P4">"Tašakkor."" ""Xāheš mi‌konam."</text:p>
      <text:p text:style-name="P2">Thanks." "You're welcome.</text:p>
      <text:p text:style-name="P5">تشکر." "خواهش می کنم.</text:p>
      <text:p text:style-name="P1">687</text:p>
      <text:p text:style-name="P4">Ziyād jeddi nagir.</text:p>
      <text:p text:style-name="P2">Don't take it so seriously.</text:p>
      <text:p text:style-name="P5">زیاد جدی نگیر.</text:p>
      <text:p text:style-name="P1">688</text:p>
      <text:p text:style-name="P4">Yunāni‌hā gāh-i māhi besyār mi‌xorand.</text:p>
      <text:p text:style-name="P2">Greeks often eat fish, too.</text:p>
      <text:p text:style-name="P5">یونانی ها گاهی ماهی بسیار می خورند.</text:p>
      <text:p text:style-name="P1">689</text:p>
      <text:p text:style-name="P4">U az man meqdār-i pul xāst.</text:p>
      <text:p text:style-name="P2">He asked me for some money.</text:p>
      <text:p text:style-name="P5">او از من مقداری پول خواست.</text:p>
      <text:p text:style-name="P1">690</text:p>
      <text:p text:style-name="P4">Tasmim gereft māšin rā beforušad.</text:p>
      <text:p text:style-name="P2">He decided to sell the car.</text:p>
      <text:p text:style-name="P5">تصمیم گرفت ماشین را بفروشد.</text:p>
      <text:p text:style-name="P1">691</text:p>
      <text:p text:style-name="P4">U ziyād ketāb nemi‌xānad.</text:p>
      <text:p text:style-name="P2">He doesn't read many books.</text:p>
      <text:p text:style-name="P5">او زیاد کتاب نمی خواند.</text:p>
      <text:p text:style-name="P1">692</text:p>
      <text:p text:style-name="P4">U peyqām-i nagozāšte-ast.</text:p>
      <text:p text:style-name="P2">He hasn't left any message.</text:p>
      <text:p text:style-name="P5">او پیغامی نگذاشته است.</text:p>
      <text:p text:style-name="P1">693</text:p>
      <text:p text:style-name="P4">U yek siyāsatmadār-o šāer-ast.</text:p>
      <text:p text:style-name="P2">He is a poet and statesman.</text:p>
      <text:p text:style-name="P5">او یک سیاستمدار و شاعر است.</text:p>
      <text:p text:style-name="P1">694</text:p>
      <text:p text:style-name="P4">U dānešju-ye dānešgāh-ast.</text:p>
      <text:p text:style-name="P2">He is a university student.</text:p>
      <text:p text:style-name="P5">او دانشجوی دانشگاه است.</text:p>
      <text:p text:style-name="P1">695</text:p>
      <text:p text:style-name="P4">Jak u hame mā rā xandānd.</text:p>
      <text:p text:style-name="P2">His joke made us all laugh.</text:p>
      <text:p text:style-name="P5">جک او همه ما را خنداند.</text:p>
      <text:p text:style-name="P1">696</text:p>
      <text:p text:style-name="P4"><text:soft-page-break/>Pesar-aš az tars larzid.</text:p>
      <text:p text:style-name="P2">His son trembled with fear.</text:p>
      <text:p text:style-name="P5">پسرش از ترس لرزید.</text:p>
      <text:p text:style-name="P1">697</text:p>
      <text:p text:style-name="P4">Cegune haqiqat rā dar yābim?</text:p>
      <text:p text:style-name="P2">How can we learn the truth?</text:p>
      <text:p text:style-name="P5">چگونه حقیقت را دریابیم؟</text:p>
      <text:p text:style-name="P1">698</text:p>
      <text:p text:style-name="P4">Man zohr be Tokiyo residam.</text:p>
      <text:p text:style-name="P2">I arrived in Tokyo at noon.</text:p>
      <text:p text:style-name="P5">من ظهر به توکیو رسیدم.</text:p>
      <text:p text:style-name="P1">699</text:p>
      <text:p text:style-name="P4">Man ozv-e bāšgāh musiqi hastam.</text:p>
      <text:p text:style-name="P2">I belong to the music club.</text:p>
      <text:p text:style-name="P5">من عضو باشگاه موسیقی هستم.</text:p>
      <text:p text:style-name="P1">700</text:p>
      <text:p text:style-name="P4">Man yek xāne‌-ye sāheli nadāram.</text:p>
      <text:p text:style-name="P2">I don't have a beach house.</text:p>
      <text:p text:style-name="P5">من یک خانه ساحلی ندارم.</text:p>
      <text:p text:style-name="P1">701</text:p>
      <text:p text:style-name="P4">Nemi‌dānam mi‌tavānam biyāyam.</text:p>
      <text:p text:style-name="P2">I don't know if I can come.</text:p>
      <text:p text:style-name="P5">نمی‌دانم می‌توانم بیایم.</text:p>
      <text:p text:style-name="P1">702</text:p>
      <text:p text:style-name="P4">Man hicyek az inhā rā dust nadāram.</text:p>
      <text:p text:style-name="P2">I don’t like any of this.</text:p>
      <text:p text:style-name="P5">من هیچ یک از اینها را دوست ندارم.</text:p>
      <text:p text:style-name="P1">703</text:p>
      <text:p text:style-name="P4">Man do dust xāreji dāram.</text:p>
      <text:p text:style-name="P2">I have two foreign friends.</text:p>
      <text:p text:style-name="P5">من دو دوست خارجی دارم.</text:p>
      <text:p text:style-name="P1">704</text:p>
      <text:p text:style-name="P4">Ettefāqi axbār rā šenidam.</text:p>
      <text:p text:style-name="P2">I heard the news by chance.</text:p>
      <text:p text:style-name="P5">اتفاقی اخبار را شنیدم.</text:p>
      <text:p text:style-name="P1">705</text:p>
      <text:p text:style-name="P4">Man emruz yekkalame‌-ye jadid yād gereftam.</text:p>
      <text:p text:style-name="P2">I learned a new word today.</text:p>
      <text:p text:style-name="P5">من امروز یک کلمه جدید یاد گرفتم.</text:p>
      <text:p text:style-name="P1">706</text:p>
      <text:p text:style-name="P4">Az tām bābat zamān-i ke gozāšt, tašakkor kardam.</text:p>
      <text:p text:style-name="P2">I thanked Tom for his time.</text:p>
      <text:p text:style-name="P5">از تام بابت زمانی که گذاشت، تشکر کردم.</text:p>
      <text:p text:style-name="P1">707</text:p>
      <text:p text:style-name="P4">Tamām ruz-e ehsās afsordegi mi‌kardam.</text:p>
      <text:p text:style-name="P2">I was feeling blue all day.</text:p>
      <text:p text:style-name="P5">تمام روز احساس افسردگی می‌کردم.</text:p>
      <text:p text:style-name="P1">708</text:p>
      <text:p text:style-name="P4">Man dar āžāns-e mosāferati kār mi‌konam.</text:p>
      <text:p text:style-name="P2">I work for a travel agency.</text:p>
      <text:p text:style-name="P5">من در آژانس مسافرتی کار می کنم.</text:p>
      <text:p text:style-name="P1">709</text:p>
      <text:p text:style-name="P4">Man dar otāq-am xāham bud.</text:p>
      <text:p text:style-name="P2">I'm going to be in my room.</text:p>
      <text:p text:style-name="P5">من در اتاقم خواهم بود.</text:p>
      <text:p text:style-name="P1">710</text:p>
      <text:p text:style-name="P4">Man az šoql-am rāzi hastam.</text:p>
      <text:p text:style-name="P2">I'm satisfied with my work.</text:p>
      <text:p text:style-name="P5">من از شغلم راضی هستم.</text:p>
      <text:p text:style-name="P1">711</text:p>
      <text:p text:style-name="P4">Beehtemāl-e ziyād dobāre bārān mi‌bārad.</text:p>
      <text:p text:style-name="P2">It is likely to rain again.</text:p>
      <text:p text:style-name="P5">به احتمال زیاد دوباره باران می بارد.</text:p>
      <text:p text:style-name="P1">712</text:p>
      <text:p text:style-name="P4">Hāl-e mādar-am behtar-ast.</text:p>
      <text:p text:style-name="P2">My mother's feeling better.</text:p>
      <text:p text:style-name="P5">حال مادرم بهتر است.</text:p>
      <text:p text:style-name="P1">713</text:p>
      <text:p text:style-name="P4">Vāledeyn-am ma-rā majbur kardand be injā beravam.</text:p>
      <text:p text:style-name="P2">My parents had me go there.</text:p>
      <text:p text:style-name="P5">والدینم مرا مجبور کردند به انجا بروم.</text:p>
      <text:p text:style-name="P1">714</text:p>
      <text:p text:style-name="P4">Injā pārk-e kardan-e mamnu’-ast.</text:p>
      <text:p text:style-name="P2">Parking is prohibited here.</text:p>
      <text:p text:style-name="P5">اینجا پارک کردن ممنوع است.</text:p>
      <text:p text:style-name="P1">715</text:p>
      <text:p text:style-name="P4">Lotfan gāh-i xāne‌-ye mā biyā.</text:p>
      <text:p text:style-name="P2">Please come home sometimes.</text:p>
      <text:p text:style-name="P5">لطفا گاهی خانه ما بیا.</text:p>
      <text:p text:style-name="P1">716</text:p>
      <text:p text:style-name="P4">Man-o u(zan) hamsen hastim.</text:p>
      <text:p text:style-name="P2">She and I are the same age.</text:p>
      <text:p text:style-name="P5">من و او(زن) هم سن هستیم.</text:p>
      <text:p text:style-name="P1">717</text:p>
      <text:p text:style-name="P4">U kam bitāb nabud.</text:p>
      <text:p text:style-name="P2">She wasn't a bit impatient.</text:p>
      <text:p text:style-name="P5">او کم بی تاب نبود.</text:p>
      <text:p text:style-name="P1">718</text:p>
      <text:p text:style-name="P4">U hicgāh āšeq našode-ast.</text:p>
      <text:p text:style-name="P2">She's never fallen in love.</text:p>
      <text:p text:style-name="P5">او هیچگاه عاشق نشده است.</text:p>
      <text:p text:style-name="P1">719</text:p>
      <text:p text:style-name="P4">Dāruhā maze‌-ye talx-i dārand.</text:p>
      <text:p text:style-name="P2">The medicine tastes bitter.</text:p>
      <text:p text:style-name="P5">دارو ها مزه تلخی دارند.</text:p>
      <text:p text:style-name="P1">720</text:p>
      <text:p text:style-name="P4"><text:soft-page-break/>Hadd-e mojāz-e sor’at-e 60 māyel bar sāat bud.</text:p>
      <text:p text:style-name="P2">The speed limit was 60 mph.</text:p>
      <text:p text:style-name="P5">حد مجاز سرعت 60 مایل بر ساعت بود.</text:p>
      <text:p text:style-name="P1">721</text:p>
      <text:p text:style-name="P4">Az yekdigar enteqād kardand.</text:p>
      <text:p text:style-name="P2">They criticized each other.</text:p>
      <text:p text:style-name="P5">از یکدیگر انتقاد کردند.</text:p>
      <text:p text:style-name="P1">722</text:p>
      <text:p text:style-name="P4">In mard xeyli xeyli pir-ast.</text:p>
      <text:p text:style-name="P2">This man is very, very old.</text:p>
      <text:p text:style-name="P5">این مرد خیلی خیلی پیر است.</text:p>
      <text:p text:style-name="P1">723</text:p>
      <text:p text:style-name="P4">In vāže az yunāni mi‌āyad.</text:p>
      <text:p text:style-name="P2">This word comes from Greek.</text:p>
      <text:p text:style-name="P5">این واژه از یونانی می آید.</text:p>
      <text:p text:style-name="P1">724</text:p>
      <text:p text:style-name="P4">Tām eštebāh-i savār qatār šod.</text:p>
      <text:p text:style-name="P2">Tom got on the wrong train.</text:p>
      <text:p text:style-name="P5">تام اشتباهی سوار قطار شد.</text:p>
      <text:p text:style-name="P1">725</text:p>
      <text:p text:style-name="P4">Tām ma-rā taht-e hemāyat-e xod-aš qarār dād.</text:p>
      <text:p text:style-name="P2">Tom took me under his wing.</text:p>
      <text:p text:style-name="P5">تام مرا تحت حمایت خودش قرار داد.</text:p>
      <text:p text:style-name="P1">726</text:p>
      <text:p text:style-name="P4">Tām diruz ānjā nabud.</text:p>
      <text:p text:style-name="P2">Tom wasn't there yesterday.</text:p>
      <text:p text:style-name="P5">تام دیروز آنجا نبود.</text:p>
      <text:p text:style-name="P1">727</text:p>
      <text:p text:style-name="P4">Tām hāl-aš xub می‌شه, مگه na?</text:p>
      <text:p text:style-name="P2">Tom will be fine, won't he?</text:p>
      <text:p text:style-name="P5">تام حالش خوب می‌شه، مگه نه؟</text:p>
      <text:p text:style-name="P1">728</text:p>
      <text:p text:style-name="P4">Mā faqat se gozine dārim.</text:p>
      <text:p text:style-name="P2">We only have three options.</text:p>
      <text:p text:style-name="P5">ما فقط سه گزینه داریم.</text:p>
      <text:p text:style-name="P1">729</text:p>
      <text:p text:style-name="P4">Mā bā zabān-e ešāre sohbat kardim.</text:p>
      <text:p text:style-name="P2">We talked in sign language.</text:p>
      <text:p text:style-name="P5">ما با زبان اشاره صحبت کردیم.</text:p>
      <text:p text:style-name="P1">730</text:p>
      <text:p text:style-name="P4">Mā dar madrese bā ham bud-im.</text:p>
      <text:p text:style-name="P2">We were at school together.</text:p>
      <text:p text:style-name="P5">ما در مدرسه با هم بودیم.</text:p>
      <text:p text:style-name="P1">731</text:p>
      <text:p text:style-name="P4">Dar bāre-ye ce harf mi‌zanid?</text:p>
      <text:p text:style-name="P2">What are you talking about?</text:p>
      <text:p text:style-name="P5">درباره چه حرف می زنید؟</text:p>
      <text:p text:style-name="P1">732</text:p>
      <text:p text:style-name="P4">Cerā mā majbur-im be tām komak konim?</text:p>
      <text:p text:style-name="P2">Why do we have to help Tom?</text:p>
      <text:p text:style-name="P5">چرا ما مجبوریم به تام کمک کنیم؟</text:p>
      <text:p text:style-name="P1">733</text:p>
      <text:p text:style-name="P4">Kalamāt-e bištar az mošt‌hā āsib mi‌zanand.</text:p>
      <text:p text:style-name="P2">Words hurt more than fists.</text:p>
      <text:p text:style-name="P5">کلمات بیشتر از مشت ها آسیب می زنند.</text:p>
      <text:p text:style-name="P1">734</text:p>
      <text:p text:style-name="P4">Āyā xatarnāk naxāhad bud?</text:p>
      <text:p text:style-name="P2">Wouldn't that be dangerous?</text:p>
      <text:p text:style-name="P5">آیا خطرناک نخواهد بود؟</text:p>
      <text:p text:style-name="P1">735</text:p>
      <text:p text:style-name="P4">Nemi‌tavāni ān rā bā xod bebari.</text:p>
      <text:p text:style-name="P2">You can't take it with you.</text:p>
      <text:p text:style-name="P5">نمی‌توانی آن را با خود ببری.</text:p>
      <text:p text:style-name="P1">736</text:p>
      <text:p text:style-name="P4">Lotfan, mi‌tavānid morāqeb-e keyf-e man bāšid?</text:p>
      <text:p text:style-name="P2">Can you please watch my bag?</text:p>
      <text:p text:style-name="P5">لطفاً، می توانید مراقب کیف من باشید؟</text:p>
      <text:p text:style-name="P1">737</text:p>
      <text:p text:style-name="P4">Āyā tām mi‌xāhad ke bā mā beravad?</text:p>
      <text:p text:style-name="P2">Does Tom want to go with us?</text:p>
      <text:p text:style-name="P5">آیا تام می خواهد که با ما برود؟</text:p>
      <text:p text:style-name="P1">738</text:p>
      <text:p text:style-name="P4">Nāme‌-ye neveštan be mā rā farāmuš nakon.</text:p>
      <text:p text:style-name="P2">Don't forget to write to us.</text:p>
      <text:p text:style-name="P5">نامه نوشتن به ما را فراموش نکن.</text:p>
      <text:p text:style-name="P1">739</text:p>
      <text:p text:style-name="P4">Farānse dar Orupā-ye qarbi vāqe’-ast.</text:p>
      <text:p text:style-name="P2">France is in Western Europe.</text:p>
      <text:p text:style-name="P5">فرانسه در اروپای غربی واقع است.</text:p>
      <text:p text:style-name="P1">740</text:p>
      <text:p text:style-name="P4">Be har kas-i ke xāst-aš ān rā bedeh.</text:p>
      <text:p text:style-name="P2">Give it to whoever wants it.</text:p>
      <text:p text:style-name="P5">به هر کسی که خواستش آن را بده.</text:p>
      <text:p text:style-name="P1">741</text:p>
      <text:p text:style-name="P4">U šoru’ be sohbat kardan bā sag kard.</text:p>
      <text:p text:style-name="P2">He began to talk to the dog.</text:p>
      <text:p text:style-name="P5">او شروع به صحبت کردن با سگ کرد.</text:p>
      <text:p text:style-name="P1">742</text:p>
      <text:p text:style-name="P4">U nemi‌dānest kojā beravad.</text:p>
      <text:p text:style-name="P2">He did not know where to go.</text:p>
      <text:p text:style-name="P5">او نمی دانست کجا برود.</text:p>
      <text:p text:style-name="P1">743</text:p>
      <text:p text:style-name="P4">U rāz-aš rā āškār nasāxt.</text:p>
      <text:p text:style-name="P2">He didn't reveal his secret.</text:p>
      <text:p text:style-name="P5">او رازش را آشکار نساخت.</text:p>
      <text:p text:style-name="P1">744</text:p>
      <text:p text:style-name="P4">U vānemud kard ke ma-rā nemi‌šenavad.</text:p>
      <text:p text:style-name="P2"><text:soft-page-break/>He pretended not to hear me.</text:p>
      <text:p text:style-name="P5">او وانمود کرد که مرا نمی شنود.</text:p>
      <text:p text:style-name="P1">745</text:p>
      <text:p text:style-name="P4">Hāzer nabud dar ān kār mošārekat konad.</text:p>
      <text:p text:style-name="P2">He would have no part of it.</text:p>
      <text:p text:style-name="P5">حاضر نبود در آن کار مشارکت کند.</text:p>
      <text:p text:style-name="P1">746</text:p>
      <text:p text:style-name="P4">Hitler ālmāni‌hā rā be jang kešānid.</text:p>
      <text:p text:style-name="P2">Hitler led Germany into war.</text:p>
      <text:p text:style-name="P5">هیتلر آلمانی ها را به جنگ کشانید.</text:p>
      <text:p text:style-name="P1">747</text:p>
      <text:p text:style-name="P4">Dar tul-e ce moddat-i mašqul bud-id?</text:p>
      <text:p text:style-name="P2">How long have you been busy?</text:p>
      <text:p text:style-name="P5">در طول چه مدتی مشغول بودید؟</text:p>
      <text:p text:style-name="P1">748</text:p>
      <text:p text:style-name="P4">Emruz نمیتونم bā to biyā-am.</text:p>
      <text:p text:style-name="P2">I can't come with you today.</text:p>
      <text:p text:style-name="P5">امروز نمیتونم با تو بیام.</text:p>
      <text:p text:style-name="P1">749</text:p>
      <text:p text:style-name="P4">Man nemi‌xāstam be šomā extār konam.</text:p>
      <text:p text:style-name="P2">I did not want to alarm you.</text:p>
      <text:p text:style-name="P5">من نمی خواستم به شما اخطار کنم.</text:p>
      <text:p text:style-name="P1">750</text:p>
      <text:p text:style-name="P4">Man yek došman monfared nadāram.</text:p>
      <text:p text:style-name="P2">I don't have a single enemy.</text:p>
      <text:p text:style-name="P5">من یک دشمن منفرد ندارم.</text:p>
      <text:p text:style-name="P1">751</text:p>
      <text:p text:style-name="P4">Bā tām اینهمه didār nadāram.</text:p>
      <text:p text:style-name="P2">I don't see Tom a whole lot.</text:p>
      <text:p text:style-name="P5">با تام اینهمه دیدار ندارم.</text:p>
      <text:p text:style-name="P1">752</text:p>
      <text:p text:style-name="P4">Tām rā conān ziyād molāqāt nemi‌konam</text:p>
      <text:p text:style-name="P2">I don't see Tom a whole lot.</text:p>
      <text:p text:style-name="P5">تام را چنان زیاد ملاقات نمی کنم</text:p>
      <text:p text:style-name="P1">753</text:p>
      <text:p text:style-name="P4">Qabl az sobhāne duš gereftam.</text:p>
      <text:p text:style-name="P2">I showered before breakfast.</text:p>
      <text:p text:style-name="P5">قبل از صبحانه دوش گرفتم.</text:p>
      <text:p text:style-name="P1">754</text:p>
      <text:p text:style-name="P4">Mi‌xāham hesāb-am rā bebandam.</text:p>
      <text:p text:style-name="P2">I want to close the account.</text:p>
      <text:p text:style-name="P5">می خواهم حسابم را ببندم.</text:p>
      <text:p text:style-name="P1">755</text:p>
      <text:p text:style-name="P4">Fardā mašqul naxāham bud.</text:p>
      <text:p text:style-name="P2">I will not be busy tomorrow.</text:p>
      <text:p text:style-name="P5">فردا مشغول نخواهم بود.</text:p>
      <text:p text:style-name="P1">756</text:p>
      <text:p text:style-name="P4">Man har ruz be joz yekšanbe kār mi‌konam.</text:p>
      <text:p text:style-name="P2">I work every day but Sunday.</text:p>
      <text:p text:style-name="P5">من هر روز به جز یکشنبه کار می کنم.</text:p>
      <text:p text:style-name="P1">757</text:p>
      <text:p text:style-name="P4">Man hodud sāat-e šeš xāham bar gašt.</text:p>
      <text:p text:style-name="P2">I'll be back by six o'clock.</text:p>
      <text:p text:style-name="P5">من حدود ساعت شش خواهم برگشت.</text:p>
      <text:p text:style-name="P1">758</text:p>
      <text:p text:style-name="P4">Man amiqan āšeq-e šomā hastam.</text:p>
      <text:p text:style-name="P2">I'm deeply in love with you.</text:p>
      <text:p text:style-name="P5">من عمیقاً عاشق شما هستم.</text:p>
      <text:p text:style-name="P1">759</text:p>
      <text:p text:style-name="P4">Alān zamāni-st ke bā vāqeiyat-e ruberu šodi.</text:p>
      <text:p text:style-name="P2">It's time you faced reality.</text:p>
      <text:p text:style-name="P5">الآن زمانی است که با واقعیت روبرو شدی.</text:p>
      <text:p text:style-name="P1">760</text:p>
      <text:p text:style-name="P4">Ejāze bedeh bebinim tām dar xāne-ast?</text:p>
      <text:p text:style-name="P2">Let's see if Tom is at home.</text:p>
      <text:p text:style-name="P5">اجازه بده ببینیم تام در خانه است؟</text:p>
      <text:p text:style-name="P1">761</text:p>
      <text:p text:style-name="P4">Hame‌-ye polis‌hā šojā’ nistand.</text:p>
      <text:p text:style-name="P2">Not all policemen are brave.</text:p>
      <text:p text:style-name="P5">همه ی پلیس ها شجاع نیستند.</text:p>
      <text:p text:style-name="P1">762</text:p>
      <text:p text:style-name="P4">Alān میدونم cerā tām az man bad-aš mi‌āyad.</text:p>
      <text:p text:style-name="P2">Now I know why Tom hates me.</text:p>
      <text:p text:style-name="P5">الان میدونم چرا تام از من بدش میاد.</text:p>
      <text:p text:style-name="P1">763</text:p>
      <text:p text:style-name="P4">Vāledeyn-e bacce‌hā-yešān rā dust dārand.</text:p>
      <text:p text:style-name="P2">Parents love their children.</text:p>
      <text:p text:style-name="P5">والدین بچه هایشان را دوست دارند.</text:p>
      <text:p text:style-name="P1">764</text:p>
      <text:p text:style-name="P4">Namak rā be man bedeh, momkene?</text:p>
      <text:p text:style-name="P2">Pass me the salt, would you?</text:p>
      <text:p text:style-name="P5">نمک را به من بده، ممکنه؟</text:p>
      <text:p text:style-name="P1">765</text:p>
      <text:p text:style-name="P4">Pori, اوراگا rā dar sāl-e 1,853 bāzdid kard.</text:p>
      <text:p text:style-name="P2">Perry visited Uraga in 1853.</text:p>
      <text:p text:style-name="P5">پری، اوراگا را در سال 1853 بازدید کرد.</text:p>
      <text:p text:style-name="P1">766</text:p>
      <text:p text:style-name="P4">U az Tokiyo be man zang zad.</text:p>
      <text:p text:style-name="P2">She called me up from Tokyo.</text:p>
      <text:p text:style-name="P5">او از توکیو به من زنگ زد.</text:p>
      <text:p text:style-name="P1">767</text:p>
      <text:p text:style-name="P4">U xāhar-e bozorg‌tar tām-ast.</text:p>
      <text:p text:style-name="P2">She is Tom’s older sister.</text:p>
      <text:p text:style-name="P5">او خواهر بزرگتر تام است.</text:p>
      <text:p text:style-name="P1">768</text:p>
      <text:p text:style-name="P4">U jāz dust dārad-o man ham hamintowr.</text:p>
      <text:p text:style-name="P2">She likes jazz, and so do I.</text:p>
      <text:p text:style-name="P5">او جاز دوست دارد و من هم همینطور.</text:p>
      <text:p text:style-name="P1">769</text:p>
      <text:p text:style-name="P4">Be digarān begu ajale konand.</text:p>
      <text:p text:style-name="P2"><text:soft-page-break/>Tell the others to hurry up.</text:p>
      <text:p text:style-name="P5">به دیگران بگو عجله کنند.</text:p>
      <text:p text:style-name="P1">770</text:p>
      <text:p text:style-name="P4">Xatar-e āškār nabud.</text:p>
      <text:p text:style-name="P2">The danger was not apparent.</text:p>
      <text:p text:style-name="P5">خطر آشکار نبود.</text:p>
      <text:p text:style-name="P1">771</text:p>
      <text:p text:style-name="P4">Injā hicciz-i barā-ye man nist.</text:p>
      <text:p text:style-name="P2">There's nothing for me here.</text:p>
      <text:p text:style-name="P5">اینجا هیچ چیزی برای من نیست.</text:p>
      <text:p text:style-name="P1">772</text:p>
      <text:p text:style-name="P4">Tām ziyād soāl mi‌porsad.</text:p>
      <text:p text:style-name="P2">Tom asks a lot of questions.</text:p>
      <text:p text:style-name="P5">تام زیاد سوال میپرسد.</text:p>
      <text:p text:style-name="P1">773</text:p>
      <text:p text:style-name="P4">Tām Māri rā be bālā-ye divār mi‌rānad.</text:p>
      <text:p text:style-name="P2">Tom drives Mary up the wall.</text:p>
      <text:p text:style-name="P5">تام ماری را به بالای دیوار می‌راند.</text:p>
      <text:p text:style-name="P1">774</text:p>
      <text:p text:style-name="P4">Tām muhā-yaš rā be rang-e siyāhrang kard.</text:p>
      <text:p text:style-name="P2">Tom has dyed his hair black.</text:p>
      <text:p text:style-name="P5">تام موهایش را به رنگ سیاه رنگ کرد.</text:p>
      <text:p text:style-name="P1">775</text:p>
      <text:p text:style-name="P4">Mā nazdik madrese zendegi mi‌konim.</text:p>
      <text:p text:style-name="P2">We live close to the school.</text:p>
      <text:p text:style-name="P5">ما نزدیک مدرسه زندگی می کنیم.</text:p>
      <text:p text:style-name="P1">776</text:p>
      <text:p text:style-name="P4">Mā hamzamān šoru’ kardim.</text:p>
      <text:p text:style-name="P2">We started at the same time.</text:p>
      <text:p text:style-name="P5">ما همزمان شروع کردیم.</text:p>
      <text:p text:style-name="P1">777</text:p>
      <text:p text:style-name="P4">Daqiqan ce mi‌xāhi beguyi?</text:p>
      <text:p text:style-name="P2">What exactly are you saying?</text:p>
      <text:p text:style-name="P5">دقیقاً چه می‌خواهی بگویی؟</text:p>
      <text:p text:style-name="P1">778</text:p>
      <text:p text:style-name="P4">Haqiqat rā dar kojā mi‌tavānim biyābim?</text:p>
      <text:p text:style-name="P2">Where can we find the truth?</text:p>
      <text:p text:style-name="P5">حقیقت را در کجا می توانیم بیابیم؟</text:p>
      <text:p text:style-name="P1">779</text:p>
      <text:p text:style-name="P4">Cerā tey شرتت āb raft?</text:p>
      <text:p text:style-name="P2">Why did your T-shirt shrink?</text:p>
      <text:p text:style-name="P5">چرا تی شرتت آب رفت؟</text:p>
      <text:p text:style-name="P1">780</text:p>
      <text:p text:style-name="P4">To hāfeze xeyli xub-i dāri.</text:p>
      <text:p text:style-name="P2">You have a very good memory.</text:p>
      <text:p text:style-name="P5">تو حافظه خیلی خوبی داری.</text:p>
      <text:p text:style-name="P1">781</text:p>
      <text:p text:style-name="P4">Asb-e xub-e savārkār-e xod rā mi‌šenāsad.</text:p>
      <text:p text:style-name="P2">A good horse knows its rider.</text:p>
      <text:p text:style-name="P5">اسب خوب سوارکار خود را می شناسد.</text:p>
      <text:p text:style-name="P1">782</text:p>
      <text:p text:style-name="P4">Ide‌-ye xub-i be zehn-am resid.</text:p>
      <text:p text:style-name="P2">A good idea crossed his mind.</text:p>
      <text:p text:style-name="P5">ایده ی خوبی به ذهنم رسید.</text:p>
      <text:p text:style-name="P1">783</text:p>
      <text:p text:style-name="P4">Ejāze bedeh xod-am rā moarrefi konam.</text:p>
      <text:p text:style-name="P2">Allow me to introduce myself.</text:p>
      <text:p text:style-name="P5">اجازه بده خودم را معرفی کنم.</text:p>
      <text:p text:style-name="P1">784</text:p>
      <text:p text:style-name="P4">Har kas-i in rā beguyad, yek doruqgu-st.</text:p>
      <text:p text:style-name="P2">Anyone who says so is a liar.</text:p>
      <text:p text:style-name="P5">هر کسی این را بگوید، یک دروغگوست.</text:p>
      <text:p text:style-name="P1">785</text:p>
      <text:p text:style-name="P4">Āyā to mi‌tavāni be dalāyel-e ān fekr koni?</text:p>
      <text:p text:style-name="P2">Can you think of any reasons?</text:p>
      <text:p text:style-name="P5">آیا تو می توانی به دلایل آن فکر کنی؟</text:p>
      <text:p text:style-name="P1">786</text:p>
      <text:p text:style-name="P4">Keyk rā bā ān cāqu bebarid.</text:p>
      <text:p text:style-name="P2">Cut the cake with that knife.</text:p>
      <text:p text:style-name="P5">کیک را با آن چاقو ببرید.</text:p>
      <text:p text:style-name="P1">787</text:p>
      <text:p text:style-name="P4">Xāreji‌hā rā masxare nakon.</text:p>
      <text:p text:style-name="P2">Don't make fun of foreigners.</text:p>
      <text:p text:style-name="P5">خارجی ها را مسخره نکن.</text:p>
      <text:p text:style-name="P1">788</text:p>
      <text:p text:style-name="P4">Majbur-am nakon be injā bar gard-am.</text:p>
      <text:p text:style-name="P2">Don't make me come back here.</text:p>
      <text:p text:style-name="P5">مجبورم نکن به اینجا برگردم.</text:p>
      <text:p text:style-name="P1">789</text:p>
      <text:p text:style-name="P4">Hame az u xub mey guyand.</text:p>
      <text:p text:style-name="P2">Everybody speaks well of her.</text:p>
      <text:p text:style-name="P5">همه از او خوب می گویند.</text:p>
      <text:p text:style-name="P1">790</text:p>
      <text:p text:style-name="P4">Āyā xabar-e xub rā šenide-i?</text:p>
      <text:p text:style-name="P2">Have you heard the good news?</text:p>
      <text:p text:style-name="P5">آیا خبر خوب را شنیده ای؟</text:p>
      <text:p text:style-name="P1">791</text:p>
      <text:p text:style-name="P4">U ma-rā nasihat kard.</text:p>
      <text:p text:style-name="P2">He gave me a piece of advice.</text:p>
      <text:p text:style-name="P5">او مرا نصیحت کرد.</text:p>
      <text:p text:style-name="P1">792</text:p>
      <text:p text:style-name="P4">U mi‌tavānad žāponi sohbat konad.</text:p>
      <text:p text:style-name="P2">He is able to speak Japanese.</text:p>
      <text:p text:style-name="P5">او می تواند ژاپنی صحبت کند.</text:p>
      <text:p text:style-name="P1">793</text:p>
      <text:p text:style-name="P4">U dārad barā-ye emtehān-e āmāde mi‌šavad.</text:p>
      <text:p text:style-name="P2">He is preparing for the test.</text:p>
      <text:p text:style-name="P5">او دارد برای امتحان آماده می شود.</text:p>
      <text:p text:style-name="P1">794</text:p>
      <text:p text:style-name="P4">U ma’mulan injā sobhāne mi‌xorad.</text:p>
      <text:p text:style-name="P2"><text:soft-page-break/>He often eats breakfast here.</text:p>
      <text:p text:style-name="P5">او معمولا اینجا صبحانه میخورد.</text:p>
      <text:p text:style-name="P1">795</text:p>
      <text:p text:style-name="P4">U az tahsilāt-e xub-i barxordār šod.</text:p>
      <text:p text:style-name="P2">He received a good education.</text:p>
      <text:p text:style-name="P5">او از تحصیلات خوبی برخوردار شد.</text:p>
      <text:p text:style-name="P1">796</text:p>
      <text:p text:style-name="P4">U dast‌hā-yaš rā beham mālid.</text:p>
      <text:p text:style-name="P2">He rubbed his hands together.</text:p>
      <text:p text:style-name="P5">او دستهایش را به هم مالید.</text:p>
      <text:p text:style-name="P1">797</text:p>
      <text:p text:style-name="P4">Xodkār-aš sar-e tiz-i dārad.</text:p>
      <text:p text:style-name="P2">His pencil has a sharp point.</text:p>
      <text:p text:style-name="P5">خودکارش سر تیزی دارد.</text:p>
      <text:p text:style-name="P1">798</text:p>
      <text:p text:style-name="P4">Pišbini-ye u dorost az kār dar āmad.</text:p>
      <text:p text:style-name="P2">His prediction has come true.</text:p>
      <text:p text:style-name="P5">پیش‌بینی او درست از کار در آمد.</text:p>
      <text:p text:style-name="P1">799</text:p>
      <text:p text:style-name="P4">Man negarān-e in nistam.</text:p>
      <text:p text:style-name="P2">I am not concerned with this.</text:p>
      <text:p text:style-name="P5">من نگران این نیستم.</text:p>
      <text:p text:style-name="P1">800</text:p>
      <text:p text:style-name="P4">Man nemi‌tavānam be soāl-e šomā pāsoxdeh-am.</text:p>
      <text:p text:style-name="P2">I can't answer your question.</text:p>
      <text:p text:style-name="P5">من نمی‌توانم به سوال شما پاسخ دهم.</text:p>
      <text:p text:style-name="P1">801</text:p>
      <text:p text:style-name="P4">Man nemi‌tavānam be to hic qowl-i bedeham.</text:p>
      <text:p text:style-name="P2">I can't promise you anything.</text:p>
      <text:p text:style-name="P5">من نمی توانم به تو هیچ قولی بدهم.</text:p>
      <text:p text:style-name="P1">802</text:p>
      <text:p text:style-name="P4">Man diruz panjtā māhi gereftam.</text:p>
      <text:p text:style-name="P2">I caught five fish yesterday.</text:p>
      <text:p text:style-name="P5">من دیروز پنج تا ماهی گرفتم.</text:p>
      <text:p text:style-name="P1">803</text:p>
      <text:p text:style-name="P4">Man nemi‌dānam ce kār-e digar-i bāyad anjām deh-am.</text:p>
      <text:p text:style-name="P2">I don't know what else to do.</text:p>
      <text:p text:style-name="P5">من نمی دانم چه کار دیگری باید انجام دهم.</text:p>
      <text:p text:style-name="P1">804</text:p>
      <text:p text:style-name="P4">Radd-e āhu rā donbāl kardam.</text:p>
      <text:p text:style-name="P2">I followed the deer's tracks.</text:p>
      <text:p text:style-name="P5">رد آهو را دنبال کردم.</text:p>
      <text:p text:style-name="P1">805</text:p>
      <text:p text:style-name="P4">Man harruz sobh-e sāat-e šeš az xāb-e bidār mi‌šavam.</text:p>
      <text:p text:style-name="P2">I got up at six this morning.</text:p>
      <text:p text:style-name="P5">من هرروز صبح ساعت شش از خواب بیدار می شوم.</text:p>
      <text:p text:style-name="P1">806</text:p>
      <text:p text:style-name="P4">Man sāl‌hā bud ke u rā nadide bud-am.</text:p>
      <text:p text:style-name="P2">I have not seen you for ages.</text:p>
      <text:p text:style-name="P5">من سالها بود که او را ندیده بودم.</text:p>
      <text:p text:style-name="P1">807</text:p>
      <text:p text:style-name="P4">Te’dādi tambr dar keyf-am dāram.</text:p>
      <text:p text:style-name="P2">I have some stamps in my bag.</text:p>
      <text:p text:style-name="P5">تعدادی تمبر در کیفم دارم.</text:p>
      <text:p text:style-name="P1">808</text:p>
      <text:p text:style-name="P4">Be nazar-e mi‌resad ke keyf-e pul-am rā gom kardam.</text:p>
      <text:p text:style-name="P2">I seem to have lost my purse.</text:p>
      <text:p text:style-name="P5">به نظر می رسد که کیف پولم را گم کردم.</text:p>
      <text:p text:style-name="P1">809</text:p>
      <text:p text:style-name="P4">Tā sobh-e bidār mānd.</text:p>
      <text:p text:style-name="P2">I stayed awake until morning.</text:p>
      <text:p text:style-name="P5">تا صبح بیدار ماند.</text:p>
      <text:p text:style-name="P1">810</text:p>
      <text:p text:style-name="P4">Man fekr mi‌konam ke u(doxtar) yek raqsande xub-ast.</text:p>
      <text:p text:style-name="P2">I think she is a good dancer.</text:p>
      <text:p text:style-name="P5">من فکر می کنم که او(دختر) یک رقصنده خوب است.</text:p>
      <text:p text:style-name="P1">811</text:p>
      <text:p text:style-name="P4">Fekr kardam mi‌xāsti bedāni.</text:p>
      <text:p text:style-name="P2">I thought you'd want to know.</text:p>
      <text:p text:style-name="P5">فکر کردم می خواستی بدانی.</text:p>
      <text:p text:style-name="P1">812</text:p>
      <text:p text:style-name="P4">Man mi‌xāham fard-e behtar-i bāšam.</text:p>
      <text:p text:style-name="P2">I want to be a better person.</text:p>
      <text:p text:style-name="P5">من می خواهم فرد بهتری باشم.</text:p>
      <text:p text:style-name="P1">813</text:p>
      <text:p text:style-name="P4">Mi‌xāham ke bā pesaramu-yam molāqāt konid.</text:p>
      <text:p text:style-name="P2">I want you to meet my cousin.</text:p>
      <text:p text:style-name="P5">می‌خواهم که با پسرعمویم ملاقات کنید.</text:p>
      <text:p text:style-name="P1">814</text:p>
      <text:p text:style-name="P4">Man mi‌xāham in tābestān kār konam.</text:p>
      <text:p text:style-name="P2">I wanted to work this summer.</text:p>
      <text:p text:style-name="P5">من می خواهم این تابستان کار کنم.</text:p>
      <text:p text:style-name="P1">815</text:p>
      <text:p text:style-name="P4">Man kat pušidam, ammā be dun-e kerāvāt.</text:p>
      <text:p text:style-name="P2">I wear a suit, but not a tie.</text:p>
      <text:p text:style-name="P5">من کت پوشیدم، اما بدون کراوات.</text:p>
      <text:p text:style-name="P1">816</text:p>
      <text:p text:style-name="P4">Eykāš dišab āmade bud-i.</text:p>
      <text:p text:style-name="P2">I wish you'd come last night.</text:p>
      <text:p text:style-name="P5">ای کاش دیشب آمده بودی.</text:p>
      <text:p text:style-name="P1">817</text:p>
      <text:p text:style-name="P4">Emruz havā besyār bad-ast.</text:p>
      <text:p text:style-name="P2">It is terrible weather today.</text:p>
      <text:p text:style-name="P5"><text:soft-page-break/>امروز هوا بسیار بد است.</text:p>
      <text:p text:style-name="P1">818</text:p>
      <text:p text:style-name="P4">Dah daqiqe esterāhat mi‌konim.</text:p>
      <text:p text:style-name="P2">Let's take a 10 minute break.</text:p>
      <text:p text:style-name="P5">ده دقیقه استراحت می کنیم.</text:p>
      <text:p text:style-name="P1">819</text:p>
      <text:p text:style-name="P4">Meri dar hāl-e motālee dar otāq-e xod-ast.</text:p>
      <text:p text:style-name="P2">Mary is studying in her room.</text:p>
      <text:p text:style-name="P5">مری در حال مطالعه در اتاق خود است.</text:p>
      <text:p text:style-name="P1">820</text:p>
      <text:p text:style-name="P4">Xeyli az mardom-e televiziyon-e didan rā dust dārand.</text:p>
      <text:p text:style-name="P2">Most people like watching TV.</text:p>
      <text:p text:style-name="P5">خیلی از مردم تلویزیون دیدن را دوست دارند.</text:p>
      <text:p text:style-name="P1">821</text:p>
      <text:p text:style-name="P4">Pedar-e man besyār ketāb dārad.</text:p>
      <text:p text:style-name="P2">My father has a lot of books.</text:p>
      <text:p text:style-name="P5">پدر من بسیار کتاب دارد.</text:p>
      <text:p text:style-name="P1">822</text:p>
      <text:p text:style-name="P4">Hame bacce‌hā sib rā dust nadārand.</text:p>
      <text:p text:style-name="P2">Not all children like apples.</text:p>
      <text:p text:style-name="P5">همه بچه ها سیب را دوست ندارند.</text:p>
      <text:p text:style-name="P1">823</text:p>
      <text:p text:style-name="P4">Pākestān yek kešvar eslāmi-st.</text:p>
      <text:p text:style-name="P2">Pakistan is a Muslim country.</text:p>
      <text:p text:style-name="P5">پاکستان یک کشور اسلامی است.</text:p>
      <text:p text:style-name="P1">824</text:p>
      <text:p text:style-name="P4">U šoru’ be sohbat kardan bā sag kard.</text:p>
      <text:p text:style-name="P2">She began to talk to the dog.</text:p>
      <text:p text:style-name="P5">او شروع به صحبت کردن با سگ کرد.</text:p>
      <text:p text:style-name="P1">825</text:p>
      <text:p text:style-name="P4">U ruz beruz-e zibātar mi‌šavad.</text:p>
      <text:p text:style-name="P2">She gets prettier day by day.</text:p>
      <text:p text:style-name="P5">او روز به روز زیباتر می شود.</text:p>
      <text:p text:style-name="P1">826</text:p>
      <text:p text:style-name="P4">U be pesar-e madresei‌-yaš eftexār mi‌konad.</text:p>
      <text:p text:style-name="P2">She is proud of her students.</text:p>
      <text:p text:style-name="P5">او به پسر مدرسه ای اش افتخار می کند.</text:p>
      <text:p text:style-name="P1">827</text:p>
      <text:p text:style-name="P4">U did ke ān mard šiše rā šekast.</text:p>
      <text:p text:style-name="P2">She saw him break the window.</text:p>
      <text:p text:style-name="P5">او دید که آن مرد شیشه را شکست.</text:p>
      <text:p text:style-name="P1">828</text:p>
      <text:p text:style-name="P4">U nesbatan sari-e harf-e mey-ye Zand.</text:p>
      <text:p text:style-name="P2">She spoke relatively quickly.</text:p>
      <text:p text:style-name="P5">او نسبتا سریع حرف می زند.</text:p>
      <text:p text:style-name="P1">829</text:p>
      <text:p text:style-name="P4">U (moannas) xeyli az u (mozakkar) pirtar-ast.</text:p>
      <text:p text:style-name="P2">She's a lot older than he is.</text:p>
      <text:p text:style-name="P5">او (مونث) خیلی از او (مذکر) پیرتر است.</text:p>
      <text:p text:style-name="P1">830</text:p>
      <text:p text:style-name="P4">Jedāl-e dah sāat tul kešid.</text:p>
      <text:p text:style-name="P2">The flight took us ten hours.</text:p>
      <text:p text:style-name="P5">جدال ده ساعت طول کشید.</text:p>
      <text:p text:style-name="P1">831</text:p>
      <text:p text:style-name="P4">In kelās dars xeyli bozorg-ast.</text:p>
      <text:p text:style-name="P2">This classroom is very large.</text:p>
      <text:p text:style-name="P5">این کلاس درس خیلی بزرگ است.</text:p>
      <text:p text:style-name="P1">832</text:p>
      <text:p text:style-name="P4">Tām taqriban hargez vahšatzade nemi‌šavad.</text:p>
      <text:p text:style-name="P2">Tom almost never gets scared.</text:p>
      <text:p text:style-name="P5">تام تقریبا هرگز وحشت زده نمی شود.</text:p>
      <text:p text:style-name="P1">833</text:p>
      <text:p text:style-name="P4">Tām taqriban hargez nemi‌tarsad</text:p>
      <text:p text:style-name="P2">Tom almost never gets scared.</text:p>
      <text:p text:style-name="P5">تام تقریبا هرگز نمی ترسد</text:p>
      <text:p text:style-name="P1">834</text:p>
      <text:p text:style-name="P4">Be nazar-e nemi‌resid tām dar hāl-e sabr kardan bāšad.</text:p>
      <text:p text:style-name="P2">Tom didn't feel like waiting.</text:p>
      <text:p text:style-name="P5">به نظر نمی رسید تام در حال صبر کردن باشد.</text:p>
      <text:p text:style-name="P1">835</text:p>
      <text:p text:style-name="P4">Tām dar hāl-e sabr kardan be nazar-e nemi‌resid.</text:p>
      <text:p text:style-name="P2">Tom didn't feel like waiting.</text:p>
      <text:p text:style-name="P5">تام در حال صبر کردن به نظر نمی رسید.</text:p>
      <text:p text:style-name="P1">836</text:p>
      <text:p text:style-name="P4">Tām sedā-ye ziri dārad.</text:p>
      <text:p text:style-name="P2">Tom has a high-pitched voice.</text:p>
      <text:p text:style-name="P5">تام صدای زیری دارد.</text:p>
      <text:p text:style-name="P1">837</text:p>
      <text:p text:style-name="P4">Tām be meri komak kard tā muhā-yaš rā rang konad.</text:p>
      <text:p text:style-name="P2">Tom helped Mary dye her hair.</text:p>
      <text:p text:style-name="P5">تام به مری کمک کرد تا موهایش را رنگ کند.</text:p>
      <text:p text:style-name="P1">838</text:p>
      <text:p text:style-name="P4">Tām dārad be ایپادش guš mi‌dehad.</text:p>
      <text:p text:style-name="P2">Tom is listening to his iPod.</text:p>
      <text:p text:style-name="P5">تام دارد به آیپادش گوش می‌دهد.</text:p>
      <text:p text:style-name="P1">839</text:p>
      <text:p text:style-name="P4">Tanavvo-e adviye‌-ye zendegi set.</text:p>
      <text:p text:style-name="P2">Variety is the spice of life.</text:p>
      <text:p text:style-name="P5">تنوّع ادویه‌ی زندگی ست.</text:p>
      <text:p text:style-name="P1">840</text:p>
      <text:p text:style-name="P4">Tanavvo-e namak zendegi set.</text:p>
      <text:p text:style-name="P2">Variety is the spice of life.</text:p>
      <text:p text:style-name="P5">تنوّع نمک زندگی ست.</text:p>
      <text:p text:style-name="P1">841</text:p>
      <text:p text:style-name="P4">Kas-i to māšin bud?</text:p>
      <text:p text:style-name="P2">Was there anybody in the car?</text:p>
      <text:p text:style-name="P5"><text:soft-page-break/>کسی تو ماشین بود؟</text:p>
      <text:p text:style-name="P1">842</text:p>
      <text:p text:style-name="P4">Mā mellat solhdusti hastim.</text:p>
      <text:p text:style-name="P2">We are a peace-loving nation.</text:p>
      <text:p text:style-name="P5">ما ملت صلح دوستی هستیم.</text:p>
      <text:p text:style-name="P1">843</text:p>
      <text:p text:style-name="P4">Ān meymun rā dar ān bāqevahš didim.</text:p>
      <text:p text:style-name="P2">We saw the monkey at the zoo.</text:p>
      <text:p text:style-name="P5">آن میمون را در آن باغ‌وحش دیدیم.</text:p>
      <text:p text:style-name="P1">844</text:p>
      <text:p text:style-name="P4">Emruz sobh cekār kardi?</text:p>
      <text:p text:style-name="P2">What did you do this morning?</text:p>
      <text:p text:style-name="P5">امروز صبح چکار کردی؟</text:p>
      <text:p text:style-name="P1">845</text:p>
      <text:p text:style-name="P4">Pāytaxt Hāiti kojā-st?</text:p>
      <text:p text:style-name="P2">What is the capital of Haiti?</text:p>
      <text:p text:style-name="P5">پایتخت هائیتی کجاست؟</text:p>
      <text:p text:style-name="P1">846</text:p>
      <text:p text:style-name="P4">Be ce zabāni dārad sohbat mi‌konad?</text:p>
      <text:p text:style-name="P2">What language is he speaking?</text:p>
      <text:p text:style-name="P5">به چه زبانی دارد صحبت می‌کند؟</text:p>
      <text:p text:style-name="P1">847</text:p>
      <text:p text:style-name="P4">In sandali injā چیکار mey kane?</text:p>
      <text:p text:style-name="P2">What's this chair doing here?</text:p>
      <text:p text:style-name="P5">این صندلی اینجا چیکار می کنه؟</text:p>
      <text:p text:style-name="P1">848</text:p>
      <text:p text:style-name="P4">Deser-e mowred alāqe‌-at ci-st#?</text:p>
      <text:p text:style-name="P2">What's your favorite dessert?</text:p>
      <text:p text:style-name="P5">دسر مورد علاقه ات چیست؟</text:p>
      <text:p text:style-name="P1">849</text:p>
      <text:p text:style-name="P4">Ki dobāre be man sar mi‌zani?</text:p>
      <text:p text:style-name="P2">When will you visit me again?</text:p>
      <text:p text:style-name="P5">کی دوباره به من سر میزنی?</text:p>
      <text:p text:style-name="P1">850</text:p>
      <text:p text:style-name="P4">Barā-ye ce conin ciz-i gofti?</text:p>
      <text:p text:style-name="P2">Why did you say such a thing?</text:p>
      <text:p text:style-name="P5">برای چه چنین چیزی گفتی؟</text:p>
      <text:p text:style-name="P1">851</text:p>
      <text:p text:style-name="P4">Cerā man majbur-am ke bā tām sohbat konam?</text:p>
      <text:p text:style-name="P2">Why do I have to talk to Tom?</text:p>
      <text:p text:style-name="P5">چرا من مجبورم که با تام صحبت کنم؟</text:p>
      <text:p text:style-name="P1">852</text:p>
      <text:p text:style-name="P4">Cerā mardom muhā-yešān rā rang mi‌konand.</text:p>
      <text:p text:style-name="P2">Why do people dye their hair?</text:p>
      <text:p text:style-name="P5">چرا مردم موهایشان را رنگ می کنند.</text:p>
      <text:p text:style-name="P1">853</text:p>
      <text:p text:style-name="P4">Tamām talāš‌hā-yemān bihude bud.</text:p>
      <text:p text:style-name="P2">All our attempts were in vain.</text:p>
      <text:p text:style-name="P5">تمام تلاش‌هایمان بیهوده بود.</text:p>
      <text:p text:style-name="P1">854</text:p>
      <text:p text:style-name="P4">Hattā to andak-i niz konjkāv nisti?</text:p>
      <text:p text:style-name="P2">Aren't you even a bit curious?</text:p>
      <text:p text:style-name="P5">حتی تو اندکی نیز کنجکاو نیستی؟</text:p>
      <text:p text:style-name="P1">855</text:p>
      <text:p text:style-name="P4">Har do barādar hanuz zende‌-and.</text:p>
      <text:p text:style-name="P2">Both brothers are still alive.</text:p>
      <text:p text:style-name="P5">هر دو برادر هنوز زنده اند.</text:p>
      <text:p text:style-name="P1">856</text:p>
      <text:p text:style-name="P4">Jā-yi barā-ye māndan dāri?</text:p>
      <text:p text:style-name="P2">Do you have someplace to stay?</text:p>
      <text:p text:style-name="P5">جایی برای ماندن داری؟</text:p>
      <text:p text:style-name="P1">857</text:p>
      <text:p text:style-name="P4">Mey-ye dāni ān māšin māl-e ce kas-i-st?</text:p>
      <text:p text:style-name="P2">Do you know whose car that is?</text:p>
      <text:p text:style-name="P5">می دانی آن ماشین مال چه کسی است؟</text:p>
      <text:p text:style-name="P1">858</text:p>
      <text:p text:style-name="P4">Farānse bā Rusiye dar jang bud.</text:p>
      <text:p text:style-name="P2">France was at war with Russia.</text:p>
      <text:p text:style-name="P5">فرانسه با روسیه در جنگ بود.</text:p>
      <text:p text:style-name="P1">859</text:p>
      <text:p text:style-name="P4">Gāzoil بصورت litri foruxte mi‌šavad.</text:p>
      <text:p text:style-name="P2">Gasoline is sold by the liter.</text:p>
      <text:p text:style-name="P5">گازوئیل بصورت لیتری فروخته می شود.</text:p>
      <text:p text:style-name="P1">860</text:p>
      <text:p text:style-name="P4">U behtar az har kas digar-i-st.</text:p>
      <text:p text:style-name="P2">He is better than anyone else.</text:p>
      <text:p text:style-name="P5">او بهتر از هر کس دیگری است.</text:p>
      <text:p text:style-name="P1">861</text:p>
      <text:p text:style-name="P4">U dar yek xāne‌-ye bozorg zendegi mi‌konad.</text:p>
      <text:p text:style-name="P2">He lives in an enormous house.</text:p>
      <text:p text:style-name="P5">او در یک خانه بزرگ زندگی می کند.</text:p>
      <text:p text:style-name="P1">862</text:p>
      <text:p text:style-name="P4">Be nazar-e mi‌āyad u nafahmide bāšad.</text:p>
      <text:p text:style-name="P2">He seems not to have known it.</text:p>
      <text:p text:style-name="P5">به نظر می آید او نفهمیده باشد.</text:p>
      <text:p text:style-name="P1">863</text:p>
      <text:p text:style-name="P4">U šoru’ be sohbat kardan bā sag kard.</text:p>
      <text:p text:style-name="P2">He started talking to the dog.</text:p>
      <text:p text:style-name="P5">او شروع به صحبت کردن با سگ کرد.</text:p>
      <text:p text:style-name="P1">864</text:p>
      <text:p text:style-name="P4">U har hafte docarxe rā mi‌šavid.</text:p>
      <text:p text:style-name="P2">He washes the bike every week.</text:p>
      <text:p text:style-name="P5">او هر هفته دوچرخه را می‌شوید.</text:p>
      <text:p text:style-name="P1">865</text:p>
      <text:p text:style-name="P4">Cand bār-ast ke injā āmade-i?</text:p>
      <text:p text:style-name="P2">How often have you been there?</text:p>
      <text:p text:style-name="P5">چند بار است که اینجا آمده ای؟</text:p>
      <text:p text:style-name="P1">866</text:p>
      <text:p text:style-name="P4">Ajale kon, vagarna dir xāhi kard.</text:p>
      <text:p text:style-name="P2"><text:soft-page-break/>Hurry up, or you will be late.</text:p>
      <text:p text:style-name="P5">عجله کن، وگرنه دیر خواهی کرد.</text:p>
      <text:p text:style-name="P1">867</text:p>
      <text:p text:style-name="P4">Az inke sedā-yat rā bešenavam xošhāl mi‌šavam.</text:p>
      <text:p text:style-name="P2">I am happy to hear your voice.</text:p>
      <text:p text:style-name="P5">از اینکه صدایت را بشنوم خوشحال می شوم.</text:p>
      <text:p text:style-name="P1">868</text:p>
      <text:p text:style-name="P4">Man yek nāme az dust-am daryāft kardam.</text:p>
      <text:p text:style-name="P2">I got a letter from my friend.</text:p>
      <text:p text:style-name="P5">من یک نامه از دوستم دریافت کردم.</text:p>
      <text:p text:style-name="P1">869</text:p>
      <text:p text:style-name="P4">Sedā-ye xande kudakāne‌-at rā mi‌šenavam.</text:p>
      <text:p text:style-name="P2">I hear your childish laughter.</text:p>
      <text:p text:style-name="P5">صدای خنده کودکانه ات را می شنوم.</text:p>
      <text:p text:style-name="P1">870</text:p>
      <text:p text:style-name="P4">Man faqat nemi‌dānam ce beguyam.</text:p>
      <text:p text:style-name="P2">I just don't know what to say.</text:p>
      <text:p text:style-name="P5">من فقط نمی دانم چه بگویم.</text:p>
      <text:p text:style-name="P1">871</text:p>
      <text:p text:style-name="P4">Yād gereftam ke be dun-e u zendegi konam.</text:p>
      <text:p text:style-name="P2">I learned to live without her.</text:p>
      <text:p text:style-name="P5">یاد گرفتم که بدون او زندگی کنم.</text:p>
      <text:p text:style-name="P1">872</text:p>
      <text:p text:style-name="P4">Kārt-e e’tebār-im rā xāne jā gozāštam.</text:p>
      <text:p text:style-name="P2">I left my credit card at home.</text:p>
      <text:p text:style-name="P5">کارت اعتباریم را خانه جا گذاشتم.</text:p>
      <text:p text:style-name="P1">873</text:p>
      <text:p text:style-name="P4">Faqat ārezu-yam in-ast ke baxši az ān bud-am.</text:p>
      <text:p text:style-name="P2">I only wish I were part of it.</text:p>
      <text:p text:style-name="P5">فقط آرزویم این است که بخشی از آن بودم.</text:p>
      <text:p text:style-name="P1">874</text:p>
      <text:p text:style-name="P4">Man pul rā dar gāvsanduq gozāštam.</text:p>
      <text:p text:style-name="P2">I put the money into the safe.</text:p>
      <text:p text:style-name="P5">من پول را در گاوصندوق گذاشتم.</text:p>
      <text:p text:style-name="P1">875</text:p>
      <text:p text:style-name="P4">Man az dur-e yek rowšanāyi didam.</text:p>
      <text:p text:style-name="P2">I saw a light in the distance.</text:p>
      <text:p text:style-name="P5">من از دور یک روشنایی دیدم.</text:p>
      <text:p text:style-name="P1">876</text:p>
      <text:p text:style-name="P4">Didam ke mādar-am keyk rā penhān kard.</text:p>
      <text:p text:style-name="P2">I saw my mother hide the cake.</text:p>
      <text:p text:style-name="P5">دیدم که مادرم کیک را پنهان کرد.</text:p>
      <text:p text:style-name="P1">877</text:p>
      <text:p text:style-name="P4">Man fekr konam tām dārad donbāl-emān mi‌gardad.</text:p>
      <text:p text:style-name="P2">I think Tom is looking for us.</text:p>
      <text:p text:style-name="P5">من فکر کنم تام دارد دنبالمان می گردد.</text:p>
      <text:p text:style-name="P1">878</text:p>
      <text:p text:style-name="P4">Man az xāhar bimār-am morāqebat kardam.</text:p>
      <text:p text:style-name="P2">I took care of my sick sister.</text:p>
      <text:p text:style-name="P5">من از خواهر بیمارم مراقبت کردم.</text:p>
      <text:p text:style-name="P1">879</text:p>
      <text:p text:style-name="P4">Alān hes-o hāl-aš ru nadāram.</text:p>
      <text:p text:style-name="P2">I'm not in the mood right now.</text:p>
      <text:p text:style-name="P5">الان حس و حالش رو ندارم.</text:p>
      <text:p text:style-name="P1">880</text:p>
      <text:p text:style-name="P4">Dar hāl-e hāzer, dar manzel-e amu-yam eqāmat dāram.</text:p>
      <text:p text:style-name="P2">I'm now staying at my uncle's.</text:p>
      <text:p text:style-name="P5">در حال حاضر، در منزل عمویم اقامت دارم.</text:p>
      <text:p text:style-name="P1">881</text:p>
      <text:p text:style-name="P4">Xeyli xošhāl-am ke dobāre mi‌binam-at.</text:p>
      <text:p text:style-name="P2">I'm so happy to see you again.</text:p>
      <text:p text:style-name="P5">خیلی خوشحالم که دوباره می‌بینمت.</text:p>
      <text:p text:style-name="P1">882</text:p>
      <text:p text:style-name="P4">Yādgiri-ye zabān-e engelisi kār-e saxti-st.</text:p>
      <text:p text:style-name="P2">Learning English is hard work.</text:p>
      <text:p text:style-name="P5">یادگیری زبان انگلیسی کار سختی است.</text:p>
      <text:p text:style-name="P1">883</text:p>
      <text:p text:style-name="P4">Begozār berāyt yek dāstān-e jāleb ta’rif konam.</text:p>
      <text:p text:style-name="P2">Let me tell you a funny story.</text:p>
      <text:p text:style-name="P5">بگذار برایت یک داستان جالب تعریف کنم.</text:p>
      <text:p text:style-name="P1">884</text:p>
      <text:p text:style-name="P4">Vāledeyn-am barā-yam kārtpostāl ferestādand.</text:p>
      <text:p text:style-name="P2">My parents sent me a postcard.</text:p>
      <text:p text:style-name="P5">والدینم برایم کارت پستال فرستادند.</text:p>
      <text:p text:style-name="P1">885</text:p>
      <text:p text:style-name="P4">Hic ensān zende‌-i, ān rā bāvar naxāhad kard.</text:p>
      <text:p text:style-name="P2">No man alive would believe it.</text:p>
      <text:p text:style-name="P5">هیچ انسان زنده ای، آن را باور نخواهد کرد.</text:p>
      <text:p text:style-name="P1">886</text:p>
      <text:p text:style-name="P4">Yeki az nowjavān‌hā faryād kešid.</text:p>
      <text:p text:style-name="P2">One of the teenagers screamed.</text:p>
      <text:p text:style-name="P5">یکی از نوجوان ها فریاد کشید.</text:p>
      <text:p text:style-name="P1">887</text:p>
      <text:p text:style-name="P4">Tābestān-e mā kutāh-o garm-ast.</text:p>
      <text:p text:style-name="P2">Our summer is short, but warm.</text:p>
      <text:p text:style-name="P5">تابستان ما کوتاه و گرم است.</text:p>
      <text:p text:style-name="P1">888</text:p>
      <text:p text:style-name="P4">Mardom mi‌goftand u divāne-ast.</text:p>
      <text:p text:style-name="P2">People said that he is insane.</text:p>
      <text:p text:style-name="P5">مردم می گفتند او دیوانه است.</text:p>
      <text:p text:style-name="P1">889</text:p>
      <text:p text:style-name="P4">Lotfan in zoruf rā bebarid.</text:p>
      <text:p text:style-name="P2">Please take these dishes away.</text:p>
      <text:p text:style-name="P5">لطفا این ظروف را ببرید.</text:p>
      <text:p text:style-name="P1"><text:soft-page-break/>890</text:p>
      <text:p text:style-name="P4">U meqdār-i pul az ān xod dārad.</text:p>
      <text:p text:style-name="P2">She has some money of her own.</text:p>
      <text:p text:style-name="P5">او مقداری پول از آن خود دارد.</text:p>
      <text:p text:style-name="P1">891</text:p>
      <text:p text:style-name="P4">U jāz rā dust dārad, man ham hamintowr.</text:p>
      <text:p text:style-name="P2">She likes jazz, and I do, too.</text:p>
      <text:p text:style-name="P5">او جاز را دوست دارد، من هم همینطور.</text:p>
      <text:p text:style-name="P1">892</text:p>
      <text:p text:style-name="P4">U negarān-e šoql-e xod bud.</text:p>
      <text:p text:style-name="P2">She was anxious about her job.</text:p>
      <text:p text:style-name="P5">او نگران شغل خود بود.</text:p>
      <text:p text:style-name="P1">893</text:p>
      <text:p text:style-name="P4">Kešidan-e sigār اینحا mojāz nist.</text:p>
      <text:p text:style-name="P2">Smoking is not permitted here.</text:p>
      <text:p text:style-name="P5">کشیدن سیگار اینحا مجاز نیست.</text:p>
      <text:p text:style-name="P1">894</text:p>
      <text:p text:style-name="P4">Barx-i az tarāne‌hā māl Eskātland hastand.</text:p>
      <text:p text:style-name="P2">Some songs come from Scotland.</text:p>
      <text:p text:style-name="P5">برخی از ترانه‌ها مال اسکاتلند هستند.</text:p>
      <text:p text:style-name="P1">895</text:p>
      <text:p text:style-name="P4">Ettefāq-e badi barā-ye tām oftād.</text:p>
      <text:p text:style-name="P2">Something bad happened to Tom.</text:p>
      <text:p text:style-name="P5">اتفاق بدی برای تام افتاد.</text:p>
      <text:p text:style-name="P1">896</text:p>
      <text:p text:style-name="P4">Movāzeb bāš ke sarmā naxori.</text:p>
      <text:p text:style-name="P2">Take care not to catch a cold.</text:p>
      <text:p text:style-name="P5">مواظب باش که سرما نخوری.</text:p>
      <text:p text:style-name="P1">897</text:p>
      <text:p text:style-name="P4">In yek soāl-e jāleb-ast</text:p>
      <text:p text:style-name="P2">That's a fascinating question.</text:p>
      <text:p text:style-name="P5">این یک سوال جالب است</text:p>
      <text:p text:style-name="P1">898</text:p>
      <text:p text:style-name="P4">Šam’-e xod be xod xāmuš šod.</text:p>
      <text:p text:style-name="P2">The candle went out by itself.</text:p>
      <text:p text:style-name="P5">شمع خود به خود خاموش شد.</text:p>
      <text:p text:style-name="P1">899</text:p>
      <text:p text:style-name="P4">Doktorhā nowzād rā moāyene kardand.</text:p>
      <text:p text:style-name="P2">The doctors examined the baby.</text:p>
      <text:p text:style-name="P5">دکتر‌ها نوزاد را معاینه کردند.</text:p>
      <text:p text:style-name="P1">900</text:p>
      <text:p text:style-name="P4">Fāyl‌hā dar nazm-e xub-i hastand.</text:p>
      <text:p text:style-name="P2">The files are in proper order.</text:p>
      <text:p text:style-name="P5">فایلها در نظم خوبی هستند.</text:p>
      <text:p text:style-name="P1">901</text:p>
      <text:p text:style-name="P4">Maqāze, moqābel bānk-ast.</text:p>
      <text:p text:style-name="P2">The shop is opposite the bank.</text:p>
      <text:p text:style-name="P5">مغازه، مقابل بانک است.</text:p>
      <text:p text:style-name="P1">902</text:p>
      <text:p text:style-name="P4">Ān sāat-e zamān-e daqiq rā nešān mi‌dehad.</text:p>
      <text:p text:style-name="P2">The watch keeps accurate time.</text:p>
      <text:p text:style-name="P5">آن ساعت زمان دقیق را نشان می دهد.</text:p>
      <text:p text:style-name="P1">903</text:p>
      <text:p text:style-name="P4">Kār-am vāqean tamām šode-ast.</text:p>
      <text:p text:style-name="P2">The work is actually finished.</text:p>
      <text:p text:style-name="P5">کارم واقعا تمام شده است.</text:p>
      <text:p text:style-name="P1">904</text:p>
      <text:p text:style-name="P4">Ānhā az šenidan-e in xabar šokke šodand.</text:p>
      <text:p text:style-name="P2">They were alarmed at the news.</text:p>
      <text:p text:style-name="P5">آنها از شنیدن این خبر شوکه شدند.</text:p>
      <text:p text:style-name="P1">905</text:p>
      <text:p text:style-name="P4">Tām kāri joz šekāyat nemi‌konad.</text:p>
      <text:p text:style-name="P2">Tom does nothing but complain.</text:p>
      <text:p text:style-name="P5">تام کاری جز شکایت نمی‌کند.</text:p>
      <text:p text:style-name="P1">906</text:p>
      <text:p text:style-name="P4">Niyāz-i nist ke tām az ān mottale’ šavad.</text:p>
      <text:p text:style-name="P2">Tom doesn't need to know that.</text:p>
      <text:p text:style-name="P5">نیازی نیست که تام از آن مطلع شود.</text:p>
      <text:p text:style-name="P1">907</text:p>
      <text:p text:style-name="P4">Tām hicgāh raqs-e meri rā nadide-ast.</text:p>
      <text:p text:style-name="P2">Tom has never seen Mary dance.</text:p>
      <text:p text:style-name="P5">تام هیچگاه رقص مری را ندیده است.</text:p>
      <text:p text:style-name="P1">908</text:p>
      <text:p text:style-name="P4">Tām aknun viyolon mi‌navāzad.</text:p>
      <text:p text:style-name="P2">Tom is playing the violin now.</text:p>
      <text:p text:style-name="P5">تام اکنون ویولن می نوازد.</text:p>
      <text:p text:style-name="P1">909</text:p>
      <text:p text:style-name="P4">Tām mi‌xāhad jahān rā taqyir dehad.</text:p>
      <text:p text:style-name="P2">Tom wants to change the world.</text:p>
      <text:p text:style-name="P5">تام می خواهد جهان را تغییر دهد.</text:p>
      <text:p text:style-name="P1">910</text:p>
      <text:p text:style-name="P4">Omq-e daryāce‌-ye ceqadr-ast?</text:p>
      <text:p text:style-name="P2">What is the depth of the lake?</text:p>
      <text:p text:style-name="P5">عمق دریاچه چقدر است؟</text:p>
      <text:p text:style-name="P1">911</text:p>
      <text:p text:style-name="P4">Xāhar-at alān ce kār mi‌konad?</text:p>
      <text:p text:style-name="P2">What is your sister doing now?</text:p>
      <text:p text:style-name="P5">خواهرت الان چه کار می کند؟</text:p>
      <text:p text:style-name="P1">912</text:p>
      <text:p text:style-name="P4">Ma’ni jāz ci-st#?</text:p>
      <text:p text:style-name="P2">What's the definition of jazz?</text:p>
      <text:p text:style-name="P5">معنی جاز چیست؟</text:p>
      <text:p text:style-name="P1">913</text:p>
      <text:p text:style-name="P4">Šomāre‌-ye telefon xāne‌-at ci-st#?</text:p>
      <text:p text:style-name="P2">What's your home phone number?</text:p>
      <text:p text:style-name="P5">شماره تلفن خانه ات چیست؟</text:p>
      <text:p text:style-name="P1">914</text:p>
      <text:p text:style-name="P4">Cerā hame ciz-e xarāb piš mi‌ravad?</text:p>
      <text:p text:style-name="P2">Why is everything going wrong?</text:p>
      <text:p text:style-name="P5">چرا همه چیز خراب پیش می رود؟</text:p>
      <text:p text:style-name="P1"><text:soft-page-break/>915</text:p>
      <text:p text:style-name="P4">Bā tām movāfeq-i, na?</text:p>
      <text:p text:style-name="P2">You agree with Tom, don't you?</text:p>
      <text:p text:style-name="P5">با تام موافقی، نه؟</text:p>
      <text:p text:style-name="P1">916</text:p>
      <text:p text:style-name="P4">Šomā az injā nemi‌tavānid be ānjā beresid.</text:p>
      <text:p text:style-name="P2">You can't get there from here.</text:p>
      <text:p text:style-name="P5">شما از اینجا نمی توانید به آنجا برسید.</text:p>
      <text:p text:style-name="P1">917</text:p>
      <text:p text:style-name="P4">To bāyad har ce rā ke be ān fekr mi‌koni; beguyi.</text:p>
      <text:p text:style-name="P2">You should say what you think.</text:p>
      <text:p text:style-name="P5">تو باید هر چه را که به آن فکر می کنی؛ بگویی.</text:p>
      <text:p text:style-name="P1">918</text:p>
      <text:p text:style-name="P4">Šomā dar masir movaffaqiyat hastid.</text:p>
      <text:p text:style-name="P2">You're on the path of success.</text:p>
      <text:p text:style-name="P5">شما در مسیر موفقیت هستید.</text:p>
      <text:p text:style-name="P1">919</text:p>
      <text:p text:style-name="P4">Harkas-i mi‌tavānad az in dikšeneri estefāde konad.</text:p>
      <text:p text:style-name="P2">Anyone may use this dictionary.</text:p>
      <text:p text:style-name="P5">هرکسی می تواند از این دیکشنری استفاده کند.</text:p>
      <text:p text:style-name="P1">920</text:p>
      <text:p text:style-name="P4">Hardo rāh be istgāh mi‌ravand.</text:p>
      <text:p text:style-name="P2">Both roads lead to the station.</text:p>
      <text:p text:style-name="P5">هردو راه به ایستگاه می‌روند.</text:p>
      <text:p text:style-name="P1">921</text:p>
      <text:p text:style-name="P4">Rāst-i, kojā zendegi mey kane?</text:p>
      <text:p text:style-name="P2">By the way, where does he live?</text:p>
      <text:p text:style-name="P5">راستی, کجا زندگی می کنه؟</text:p>
      <text:p text:style-name="P1">922</text:p>
      <text:p text:style-name="P4">Šomā dāru-ye monāseb-i dārid?</text:p>
      <text:p text:style-name="P2">Do you have some good medicine?</text:p>
      <text:p text:style-name="P5">شما داروی مناسبی دارید؟</text:p>
      <text:p text:style-name="P1">923</text:p>
      <text:p text:style-name="P4">Ciz-i dar mowred-e tām mi‌dāni?</text:p>
      <text:p text:style-name="P2">Do you know anything about Tom?</text:p>
      <text:p text:style-name="P5">چیزی در مورد تام میدانی؟</text:p>
      <text:p text:style-name="P1">924</text:p>
      <text:p text:style-name="P4">Nagozār u ādres-e ān xānom rā befahmad.</text:p>
      <text:p text:style-name="P2">Don't let him know her address.</text:p>
      <text:p text:style-name="P5">نگذار او آدرس آن خانم را بفهمد.</text:p>
      <text:p text:style-name="P1">925</text:p>
      <text:p text:style-name="P4">Tulāni zir āftāb naist.</text:p>
      <text:p text:style-name="P2">Don't stay in the sun too long.</text:p>
      <text:p text:style-name="P5">طولانی زیر آفتاب نایست.</text:p>
      <text:p text:style-name="P1">926</text:p>
      <text:p text:style-name="P4">Har eštebāh ma-rā qavi‌tar kard.</text:p>
      <text:p text:style-name="P2">Every mistake made me stronger.</text:p>
      <text:p text:style-name="P5">هر اشتباه مرا قوی تر کرد.</text:p>
      <text:p text:style-name="P1">927</text:p>
      <text:p text:style-name="P4">Hame bā nazar-aš movāfeqat kardand.</text:p>
      <text:p text:style-name="P2">Everybody agreed with his idea.</text:p>
      <text:p text:style-name="P5">همه با نظرش موافقت کردند.</text:p>
      <text:p text:style-name="P1">928</text:p>
      <text:p text:style-name="P4">Tajrobe‌-ye behtarin āmuzgār-ast.</text:p>
      <text:p text:style-name="P2">Experience is the best teacher.</text:p>
      <text:p text:style-name="P5">تجربه بهترین آموزگار است.</text:p>
      <text:p text:style-name="P1">929</text:p>
      <text:p text:style-name="P4">U be dun-e hic asar-i nāpadid šod.</text:p>
      <text:p text:style-name="P2">He disappeared without a trace.</text:p>
      <text:p text:style-name="P5">او بدون هیچ اثری ناپدید شد.</text:p>
      <text:p text:style-name="P1">930</text:p>
      <text:p text:style-name="P4">U dar mowred-e hame ciz konjkāv-ast.</text:p>
      <text:p text:style-name="P2">He is curious about everything.</text:p>
      <text:p text:style-name="P5">او درمورد همه چیز کنجکاو است.</text:p>
      <text:p text:style-name="P1">931</text:p>
      <text:p text:style-name="P4">U barā-ye yeklahze sāket mānd.</text:p>
      <text:p text:style-name="P2">He remained silent for a while.</text:p>
      <text:p text:style-name="P5">او برای یک لحظه ساکت ماند.</text:p>
      <text:p text:style-name="P1">932</text:p>
      <text:p text:style-name="P4">U se ruz dar ānjā mānd.</text:p>
      <text:p text:style-name="P2">He stayed there for three days.</text:p>
      <text:p text:style-name="P5">او سه روز در آنجا ماند.</text:p>
      <text:p text:style-name="P1">933</text:p>
      <text:p text:style-name="P4">U dar ān zamine‌-ye pišāhang bud.</text:p>
      <text:p text:style-name="P2">He was a pioneer in this field.</text:p>
      <text:p text:style-name="P5">او در آن زمینه پیشاهنگ بود.</text:p>
      <text:p text:style-name="P1">934</text:p>
      <text:p text:style-name="P4">Mādar-e u nāme mi‌nevisad.</text:p>
      <text:p text:style-name="P2">His mother is writing a letter.</text:p>
      <text:p text:style-name="P5">مادر او نامه می نویسد.</text:p>
      <text:p text:style-name="P1">935</text:p>
      <text:p text:style-name="P4">Tām ceqadr piš mā xāhad mānd?</text:p>
      <text:p text:style-name="P2">How long will Tom stay with us?</text:p>
      <text:p text:style-name="P5">تام چقدر پیش ما خواهد ماند؟</text:p>
      <text:p text:style-name="P1">936</text:p>
      <text:p text:style-name="P4">Man rāje’ be ketāb-e jadid-aš soāl kardam.</text:p>
      <text:p text:style-name="P2">I asked him about his new book.</text:p>
      <text:p text:style-name="P5">من راجع به کتاب جدیدش سوال کردم.</text:p>
      <text:p text:style-name="P1">937</text:p>
      <text:p text:style-name="P4">Nemi‌tavānam beguyam ke in cetor dorost šode-ast.</text:p>
      <text:p text:style-name="P2">I cannot tell how this is done.</text:p>
      <text:p text:style-name="P5">نمی‌توانم بگویم که این چطور درست شده است.</text:p>
      <text:p text:style-name="P1">938</text:p>
      <text:p text:style-name="P4">Man qasd nadāram ān risk rā bekonam.</text:p>
      <text:p text:style-name="P2">I don't want to take that risk.</text:p>
      <text:p text:style-name="P5">من قصد ندارم آن ریسک را بکنم.</text:p>
      <text:p text:style-name="P1">939</text:p>
      <text:p text:style-name="P4"><text:soft-page-break/>Entezār dāram hame ciz rā rāje’ be ān bedāni.</text:p>
      <text:p text:style-name="P2">I expect you know all about it.</text:p>
      <text:p text:style-name="P5">انتظار دارم همه چیز را راجع به آن بدانی.</text:p>
      <text:p text:style-name="P1">940</text:p>
      <text:p text:style-name="P4">Man ānce rā ke be donbāl-aš mi‌gaštam, yāftam.</text:p>
      <text:p text:style-name="P2">I found what I was looking for.</text:p>
      <text:p text:style-name="P5">من آنچه را که به دنبالش می گشتم، یافتم.</text:p>
      <text:p text:style-name="P1">941</text:p>
      <text:p text:style-name="P4">Man bar ān qalabe kardam. To ham bāyad hamin kār rā bekoni.</text:p>
      <text:p text:style-name="P2">I got over it. You should, too.</text:p>
      <text:p text:style-name="P5">من بر آن غلبه کردم. تو هم باید همین کار را بکنی.</text:p>
      <text:p text:style-name="P1">942</text:p>
      <text:p text:style-name="P4">Xeyli moštāq-am emruz bebinam-etān.</text:p>
      <text:p text:style-name="P2">I really wish to see you today.</text:p>
      <text:p text:style-name="P5">خیلی مشتاقم امروز ببینمتان.</text:p>
      <text:p text:style-name="P1">943</text:p>
      <text:p text:style-name="P4">Man kešidan-e sigār-o masraf-e alkol rā motevaqqef kardam.</text:p>
      <text:p text:style-name="P2">I stopped smoking and drinking.</text:p>
      <text:p text:style-name="P5">من کشیدن سیگار و مصرف الکل را متوقف کردم.</text:p>
      <text:p text:style-name="P1">944</text:p>
      <text:p text:style-name="P4">Pišnahād mi‌konam bā qatār boro-ye.</text:p>
      <text:p text:style-name="P2">I suggest that you go by train.</text:p>
      <text:p text:style-name="P5">پیشنهاد می‌کنم با قطار بروی.</text:p>
      <text:p text:style-name="P1">945</text:p>
      <text:p text:style-name="P4">Do bār-e ān rā emtehān kardam.</text:p>
      <text:p text:style-name="P2">I tried that a couple of times.</text:p>
      <text:p text:style-name="P5">دو بار آن را امتحان کردم.</text:p>
      <text:p text:style-name="P1">946</text:p>
      <text:p text:style-name="P4">Man ciz-i sard barā-ye nušidan mi‌xāham.</text:p>
      <text:p text:style-name="P2">I want something cold to drink.</text:p>
      <text:p text:style-name="P5">من چیزی سرد برای نوشیدن می خواهم.</text:p>
      <text:p text:style-name="P1">947</text:p>
      <text:p text:style-name="P4">Ezdehām-e terāfik-e mowjeb ta’xir-am šod.</text:p>
      <text:p text:style-name="P2">I was delayed by a traffic jam.</text:p>
      <text:p text:style-name="P5">ازدحام ترافیک موجب تاخیرم شد.</text:p>
      <text:p text:style-name="P1">948</text:p>
      <text:p text:style-name="P4">Man u rā dar hāl-e obur az xiyābān tamāšā kardam.</text:p>
      <text:p text:style-name="P2">I watched him cross the street.</text:p>
      <text:p text:style-name="P5">من او را در حال عبور از خیابان تماشا کردم.</text:p>
      <text:p text:style-name="P1">949</text:p>
      <text:p text:style-name="P4">Mi‌xāham berāyt yek dast-e lebās-e jadid-e dorost konam.</text:p>
      <text:p text:style-name="P2">I will make a new suit for you.</text:p>
      <text:p text:style-name="P5">می خواهم برایت یک دست لباس جدید درست کنم.</text:p>
      <text:p text:style-name="P1">950</text:p>
      <text:p text:style-name="P4">Man kam-i namak dar sup xāham rixt.</text:p>
      <text:p text:style-name="P2">I'll put some salt in the soup.</text:p>
      <text:p text:style-name="P5">من کمی نمک در سوپ خواهم ریخت.</text:p>
      <text:p text:style-name="P1">951</text:p>
      <text:p text:style-name="P4">Man darbār-aš fardā negarān miš-am.</text:p>
      <text:p text:style-name="P2">I'll worry about that tomorrow.</text:p>
      <text:p text:style-name="P5">من دربارش فردا نگران میشم.</text:p>
      <text:p text:style-name="P1">952</text:p>
      <text:p text:style-name="P4">Man gij šode-am.Hālā cekār bāyad bekonam?</text:p>
      <text:p text:style-name="P2">I'm confused. What do I do now?</text:p>
      <text:p text:style-name="P5">من گیج شده ام.حالا چکار باید بکنم؟</text:p>
      <text:p text:style-name="P1">953</text:p>
      <text:p text:style-name="P4">Moddat-e ziyādi-st ke man u rā mi‌šenāsam.</text:p>
      <text:p text:style-name="P2">I've known him for a long time.</text:p>
      <text:p text:style-name="P5">مدت زیادی است که من او را می شناسم.</text:p>
      <text:p text:style-name="P1">954</text:p>
      <text:p text:style-name="P4">In aslan barā-ye man mohem nist</text:p>
      <text:p text:style-name="P2">It doesn't matter at all to me.</text:p>
      <text:p text:style-name="P5">این اصلا برای من مهم نيست</text:p>
      <text:p text:style-name="P1">955</text:p>
      <text:p text:style-name="P4">Sāl-e saxti barā-ye mā bud.</text:p>
      <text:p text:style-name="P2">It was a difficult year for us.</text:p>
      <text:p text:style-name="P5">سال سختی برای ما بود.</text:p>
      <text:p text:style-name="P1">956</text:p>
      <text:p text:style-name="P4">Barādar-am ruz došanbe mi‌āyad.</text:p>
      <text:p text:style-name="P2">My brother is coming on Monday.</text:p>
      <text:p text:style-name="P5">برادرم روز دوشنبه می آید.</text:p>
      <text:p text:style-name="P1">957</text:p>
      <text:p text:style-name="P4">Kāmpiyuter-e man diruz xarāb šod.</text:p>
      <text:p text:style-name="P2">My computer was down yesterday.</text:p>
      <text:p text:style-name="P5">کامپیوتر من دیروز خراب شد.</text:p>
      <text:p text:style-name="P1">958</text:p>
      <text:p text:style-name="P4">Vāledeyn-am ma-rā dark nemi‌konand.</text:p>
      <text:p text:style-name="P2">My parents don't understand me.</text:p>
      <text:p text:style-name="P5">والدینم مرا درک نمی کنند.</text:p>
      <text:p text:style-name="P1">959</text:p>
      <text:p text:style-name="P4">Lotfan in nāme rā barā-ye man post kon.</text:p>
      <text:p text:style-name="P2">Please mail this letter for me.</text:p>
      <text:p text:style-name="P5">لطفا این نامه را برای من پست کن.</text:p>
      <text:p text:style-name="P1">960</text:p>
      <text:p text:style-name="P4">Lotfan az taraf-e man be u salām beresān.</text:p>
      <text:p text:style-name="P2">Please say hello to him for me.</text:p>
      <text:p text:style-name="P5">لطفا از طرف من به او سلام برسان.</text:p>
      <text:p text:style-name="P1">961</text:p>
      <text:p text:style-name="P4">U ciz-i-st ke nābeqe xānde mi‌šavad.</text:p>
      <text:p text:style-name="P2">She is what is called a genius.</text:p>
      <text:p text:style-name="P5">او چیزی است که نابغه خوانده می شود.</text:p>
      <text:p text:style-name="P1">962</text:p>
      <text:p text:style-name="P4">U tavassot polis-e dastgir šod.</text:p>
      <text:p text:style-name="P2">She was arrested by the police.</text:p>
      <text:p text:style-name="P5"><text:soft-page-break/>او توسط پلیس دستگیر شد.</text:p>
      <text:p text:style-name="P1">963</text:p>
      <text:p text:style-name="P4">Ān māhi dar āb-e širin zendegi mi‌konad.</text:p>
      <text:p text:style-name="P2">That fish lives in fresh water.</text:p>
      <text:p text:style-name="P5">آن ماهی در آب شیرین زندگی می‌کند.</text:p>
      <text:p text:style-name="P1">964</text:p>
      <text:p text:style-name="P4">Qal’e‌-ye ān taraf rudxāne-ast.</text:p>
      <text:p text:style-name="P2">The castle is across the river.</text:p>
      <text:p text:style-name="P5">قلعه آن طرف رودخانه است.</text:p>
      <text:p text:style-name="P1">965</text:p>
      <text:p text:style-name="P4">Tahqiqāt šoru’ mi‌šavad.</text:p>
      <text:p text:style-name="P2">The investigation is under way.</text:p>
      <text:p text:style-name="P5">تحقیقات شروع می شود.</text:p>
      <text:p text:style-name="P1">966</text:p>
      <text:p text:style-name="P4">Faqat natije‌-ye mohem-ast.</text:p>
      <text:p text:style-name="P2">The result is all that matters.</text:p>
      <text:p text:style-name="P5">فقط نتیجه مهم است.</text:p>
      <text:p text:style-name="P1">967</text:p>
      <text:p text:style-name="P4">Daryā mesl-e šiše‌-ye sāf bud.</text:p>
      <text:p text:style-name="P2">The sea was as smooth as glass.</text:p>
      <text:p text:style-name="P5">دریا مثل شیشه صاف بود.</text:p>
      <text:p text:style-name="P1">968</text:p>
      <text:p text:style-name="P4">Ānhā bexubi-ye mey-ye tavānestan‌-and ham borrānand vahm-e tir andāzi konand.</text:p>
      <text:p text:style-name="P2">They could ride and shoot well.</text:p>
      <text:p text:style-name="P5">آنها به خوبی می توانستنند هم برانند وهم تیر اندازی کنند.</text:p>
      <text:p text:style-name="P1">969</text:p>
      <text:p text:style-name="P4">Ānhā sedā-yaš rā šenidand ke az pellekān dāšt pāyin mi‌raft.</text:p>
      <text:p text:style-name="P2">They heard him come downstairs.</text:p>
      <text:p text:style-name="P5">آنها صدایش را شنیدند که از پلکان داشت پایین می رفت.</text:p>
      <text:p text:style-name="P1">970</text:p>
      <text:p text:style-name="P4">In bacce kāri joz gerye kardan nadāšt.</text:p>
      <text:p text:style-name="P2">This child did nothing but cry.</text:p>
      <text:p text:style-name="P5">این بچه کاری جز گریه کردن نداشت.</text:p>
      <text:p text:style-name="P1">971</text:p>
      <text:p text:style-name="P4">In mas’ale uržāns nist.</text:p>
      <text:p text:style-name="P2">This is not an emergency issue.</text:p>
      <text:p text:style-name="P5">این مسئله اورژانس نیست.</text:p>
      <text:p text:style-name="P1">972</text:p>
      <text:p text:style-name="P4">Ān xāne‌hā pānsad sāl qedmat dārand.</text:p>
      <text:p text:style-name="P2">Those houses are 500 years old.</text:p>
      <text:p text:style-name="P5">آن خانه ها پانصد سال قدمت دارند.</text:p>
      <text:p text:style-name="P1">973</text:p>
      <text:p text:style-name="P4">Se nafar hanuz gomšode hastand.</text:p>
      <text:p text:style-name="P2">Three people are still missing.</text:p>
      <text:p text:style-name="P5">سه نفر هنوز گمشده هستند.</text:p>
      <text:p text:style-name="P1">974</text:p>
      <text:p text:style-name="P4">Tām aknun dar boston zendegi nemi‌konad.</text:p>
      <text:p text:style-name="P2">Tom doesn't live in Boston now.</text:p>
      <text:p text:style-name="P5">تام اکنون در بوستون زندگی نمی کند.</text:p>
      <text:p text:style-name="P1">975</text:p>
      <text:p text:style-name="P4">Tām be musiqi-ye jāz xeyli alāqemand-ast.</text:p>
      <text:p text:style-name="P2">Tom is very interested in jazz.</text:p>
      <text:p text:style-name="P5">تام به موسیقی جاز خیلی علاقمند است.</text:p>
      <text:p text:style-name="P1">976</text:p>
      <text:p text:style-name="P4">Tām az xod porsid ke ce ettefāqi oftāde-ast.</text:p>
      <text:p text:style-name="P2">Tom wondered what had happened.</text:p>
      <text:p text:style-name="P5">تام از خود پرسید که چه اتفاقی افتاده است.</text:p>
      <text:p text:style-name="P1">977</text:p>
      <text:p text:style-name="P4">Mā bešeddat-e xāhān-e solh-e jahāni hastim.</text:p>
      <text:p text:style-name="P2">We are anxious for world peace.</text:p>
      <text:p text:style-name="P5">ما به شدت خواهان صلح جهانی هستیم.</text:p>
      <text:p text:style-name="P1">978</text:p>
      <text:p text:style-name="P4">Mā yek gostare‌-i az ketāb‌hā dārim.</text:p>
      <text:p text:style-name="P2">We have a wide choice of books.</text:p>
      <text:p text:style-name="P5">ما یک گستره ای از کتاب ها داریم.</text:p>
      <text:p text:style-name="P1">979</text:p>
      <text:p text:style-name="P4">Mā bāyad in moškel rā hal konim.</text:p>
      <text:p text:style-name="P2">We must deal with this problem.</text:p>
      <text:p text:style-name="P5">ما باید این مشکل را حل کنیم.</text:p>
      <text:p text:style-name="P1">980</text:p>
      <text:p text:style-name="P4">Fe’lan be afrād-e bištar-i niyāz nadārim.</text:p>
      <text:p text:style-name="P2">We need no more men at present.</text:p>
      <text:p text:style-name="P5">فعلاً به افراد بیشتری نیاز نداریم.</text:p>
      <text:p text:style-name="P1">981</text:p>
      <text:p text:style-name="P4">Mā qazā-yemān rā bā ānhā taqsim xāhim kard.</text:p>
      <text:p text:style-name="P2">We'll share our food with them.</text:p>
      <text:p text:style-name="P5">ما غذایمان را با آنها تقسیم خواهیم کرد.</text:p>
      <text:p text:style-name="P1">982</text:p>
      <text:p text:style-name="P4">Ki kārt rā tamām xāhi kard?</text:p>
      <text:p text:style-name="P2">When will you finish your work?</text:p>
      <text:p text:style-name="P5">کی کارت را تمام خواهی کرد؟</text:p>
      <text:p text:style-name="P1">983</text:p>
      <text:p text:style-name="P4">Har jā ke boro-ye, man donbāl-at mi‌āyam.</text:p>
      <text:p text:style-name="P2">Wherever you go, I will follow.</text:p>
      <text:p text:style-name="P5">هر جا که بروی، من دنبالت می آیم.</text:p>
      <text:p text:style-name="P1">984</text:p>
      <text:p text:style-name="P4">Agar tamāyol dāri mi‌tavāni az xodro-ye man estefāde koni.</text:p>
      <text:p text:style-name="P2">You can use my car if you like.</text:p>
      <text:p text:style-name="P5">اگر تمایل داری می توانی از خودرو من استفاده کنی.</text:p>
      <text:p text:style-name="P1">985</text:p>
      <text:p text:style-name="P4">To ساشیمی dust nadāri, dust dāri?</text:p>
      <text:p text:style-name="P2">You don't like sashimi, do you?</text:p>
      <text:p text:style-name="P5">تو ساشیمی دوست نداری، دوست داری؟</text:p>
      <text:p text:style-name="P1">986</text:p>
      <text:p text:style-name="P4">Har se šomā besyār xoššāns hastid.</text:p>
      <text:p text:style-name="P2">All three of you are very lucky.</text:p>
      <text:p text:style-name="P5"><text:soft-page-break/>هر سه شما بسیار خوش شانس هستید.</text:p>
      <text:p text:style-name="P1">987</text:p>
      <text:p text:style-name="P4">Mi‌tavāni fešār-e tāyer rā cek koni?</text:p>
      <text:p text:style-name="P2">Can you check the tire pressure?</text:p>
      <text:p text:style-name="P5">می‌توانی فشار تایر را چک کنی؟</text:p>
      <text:p text:style-name="P1">988</text:p>
      <text:p text:style-name="P4">Mi‌tavāni yek hotel-e digar pišnahād koni?</text:p>
      <text:p text:style-name="P2">Can you recommend another hotel?</text:p>
      <text:p text:style-name="P5">می‌توانی یک هتل دیگر پیشنهاد کنی؟</text:p>
      <text:p text:style-name="P1">989</text:p>
      <text:p text:style-name="P4">Āyā to peyqām rā be tām resāndi?</text:p>
      <text:p text:style-name="P2">Did you deliver the note to Tom?</text:p>
      <text:p text:style-name="P5">آیا تو پیغام را به تام رساندی؟</text:p>
      <text:p text:style-name="P1">990</text:p>
      <text:p text:style-name="P4">Āyā to bā in moškel-i dāri?</text:p>
      <text:p text:style-name="P2">Do you have a problem with this?</text:p>
      <text:p text:style-name="P5">آیا تو با این مشکلی داری؟</text:p>
      <text:p text:style-name="P1">991</text:p>
      <text:p text:style-name="P4">میدونی cetor sosis dorost میشه?</text:p>
      <text:p text:style-name="P2">Do you know how sausage is made?</text:p>
      <text:p text:style-name="P5">میدونی چطور سوسیس درست میشه?</text:p>
      <text:p text:style-name="P1">992</text:p>
      <text:p text:style-name="P4">Daftarce‌hā-vo xodkārhā-yetān rā birun biyāvarid.</text:p>
      <text:p text:style-name="P2">Get out your notebooks and pens.</text:p>
      <text:p text:style-name="P5">دفترچه ها و خودکارهایتان را بیرون بیاورید.</text:p>
      <text:p text:style-name="P1">993</text:p>
      <text:p text:style-name="P4">U mā rā bā yek dāstān bā maze‌-ye sargarm kard.</text:p>
      <text:p text:style-name="P2">He amused us with a funny story.</text:p>
      <text:p text:style-name="P5">او ما را با یک داستان با مزه سرگرم کرد.</text:p>
      <text:p text:style-name="P1">994</text:p>
      <text:p text:style-name="P4">U qabul nakard biš‌tar dar ān mowred beguyad.</text:p>
      <text:p text:style-name="P2">He refused to say more about it.</text:p>
      <text:p text:style-name="P5">او قبول نکرد بیشتر در آن مورد بگوید.</text:p>
      <text:p text:style-name="P1">995</text:p>
      <text:p text:style-name="P4">U dar tasādof rānandegi košte šod.</text:p>
      <text:p text:style-name="P2">He was killed in a car accident.</text:p>
      <text:p text:style-name="P5">او در تصادف رانندگی کشته شد.</text:p>
      <text:p text:style-name="P1">996</text:p>
      <text:p text:style-name="P4">U ba’z-i ruzhā be didan-e mā mi‌āyad.</text:p>
      <text:p text:style-name="P2">He will come to see us some day.</text:p>
      <text:p text:style-name="P5">او بعضی روزها به دیدن ما می آید.</text:p>
      <text:p text:style-name="P1">997</text:p>
      <text:p text:style-name="P4">U yek jarrāh besyār xub maqz-ast.</text:p>
      <text:p text:style-name="P2">He's an excellent brain surgeon.</text:p>
      <text:p text:style-name="P5">او یک جراح بسیار خوب مغز است.</text:p>
      <text:p text:style-name="P1">998</text:p>
      <text:p text:style-name="P4">U dar in mowred-e ziyād-e saxtgir nist.</text:p>
      <text:p text:style-name="P2">He's not very strict about this.</text:p>
      <text:p text:style-name="P5">او در این مورد زیاد سختگیر نیست.</text:p>
      <text:p text:style-name="P1">999</text:p>
      <text:p text:style-name="P4">Lotfan cand daqiqe ārām bemānid.</text:p>
      <text:p text:style-name="P2">Hold still for a moment, please.</text:p>
      <text:p text:style-name="P5">لطفاً چند دقیقه آرام بمانید.</text:p>
      <text:p text:style-name="P1">1000</text:p>
      <text:p text:style-name="P4">Qatl bā marg mojāzāt pazir-ast.</text:p>
      <text:p text:style-name="P2">Homicide is punishable by death.</text:p>
      <text:p text:style-name="P5">قتل با مرگ مجازات پذیر است.</text:p>
      <text:p text:style-name="P1">1001</text:p>
      <text:p text:style-name="P4">Mojāzāt-e qatl marg-ast.</text:p>
      <text:p text:style-name="P2">Homicide is punishable by death.</text:p>
      <text:p text:style-name="P5">مجازات قتل مرگ است.</text:p>
      <text:p text:style-name="P1">1002</text:p>
      <text:p text:style-name="P4">Az injā tā یونوی ceqadr fāsele dārad?</text:p>
      <text:p text:style-name="P2">How far is it from here to Ueno?</text:p>
      <text:p text:style-name="P5">از اینجا تا یونو چقدر فاصله دارد؟</text:p>
      <text:p text:style-name="P1">1003</text:p>
      <text:p text:style-name="P4">Porože‌-ye šomā cetor piš mi‌ravad?</text:p>
      <text:p text:style-name="P2">How's your project coming along?</text:p>
      <text:p text:style-name="P5">پروژه‌ی شما چطور پیش می‌رود؟</text:p>
      <text:p text:style-name="P1">1004</text:p>
      <text:p text:style-name="P4">Man mo’taqed-am u qābelee’temād-ast.</text:p>
      <text:p text:style-name="P2">I believe that he's trustworthy.</text:p>
      <text:p text:style-name="P5">من معتقدم او قابل اعتماد است.</text:p>
      <text:p text:style-name="P1">1005</text:p>
      <text:p text:style-name="P4">Man in cāpgar رادیروز xaridam.</text:p>
      <text:p text:style-name="P2">I bought this printer yesterday.</text:p>
      <text:p text:style-name="P5">من این چاپگر رادیروز خریدم.</text:p>
      <text:p text:style-name="P1">1006</text:p>
      <text:p text:style-name="P4">Man zamān rā az ruy-ye sāat cek kardam.</text:p>
      <text:p text:style-name="P2">I checked the time on the clock.</text:p>
      <text:p text:style-name="P5">من زمان را از روی ساعت چک کردم.</text:p>
      <text:p text:style-name="P1">1007</text:p>
      <text:p text:style-name="P4">Man nemi‌tavānestam ide‌hā-yaš rā befahmam.</text:p>
      <text:p text:style-name="P2">I couldn't understand his ideas.</text:p>
      <text:p text:style-name="P5">من نمی توانستم ایده هایش را بفهمم.</text:p>
      <text:p text:style-name="P1">1008</text:p>
      <text:p text:style-name="P4">Man moškel nušidani nadāram.</text:p>
      <text:p text:style-name="P2">I don't have a drinking problem.</text:p>
      <text:p text:style-name="P5">من مشکل نوشیدنی ندارم.</text:p>
      <text:p text:style-name="P1">1009</text:p>
      <text:p text:style-name="P4">Man ta’tilāt xeyli tulāni rā dust nadāram.</text:p>
      <text:p text:style-name="P2">I don't like very long holidays.</text:p>
      <text:p text:style-name="P5">من تعطیلات خیلی طولانی را دوست ندارم.</text:p>
      <text:p text:style-name="P1">1010</text:p>
      <text:p text:style-name="P4">Kamābiš mi‌dānam kojā-st.</text:p>
      <text:p text:style-name="P2">I have a rough idea where it is.</text:p>
      <text:p text:style-name="P5"><text:soft-page-break/>کمابیش می‌دانم کجا است.</text:p>
      <text:p text:style-name="P1">1011</text:p>
      <text:p text:style-name="P4">Man hanuz hic xabari az u nadāram.</text:p>
      <text:p text:style-name="P2">I have had no news from him yet.</text:p>
      <text:p text:style-name="P5">من هنوز هیچ خبری از او ندارم.</text:p>
      <text:p text:style-name="P1">1012</text:p>
      <text:p text:style-name="P4">Faqat mi‌xāstam imeyl-am rā cek konam.</text:p>
      <text:p text:style-name="P2">I just wanted to check my email.</text:p>
      <text:p text:style-name="P5">فقط می‌خواستم ایمیلم را چک کنم.</text:p>
      <text:p text:style-name="P1">1013</text:p>
      <text:p text:style-name="P4">Be xāter-e mi‌āvaram ke maleke rā molāqāt kardam.</text:p>
      <text:p text:style-name="P2">I remember that I met the queen.</text:p>
      <text:p text:style-name="P5">به خاطر می آورم که ملکه را ملاقات کردم.</text:p>
      <text:p text:style-name="P1">1014</text:p>
      <text:p text:style-name="P4">Man u rā didam ke bā mādar-aš parxāšgar bud.</text:p>
      <text:p text:style-name="P2">I saw him scolded by his mother.</text:p>
      <text:p text:style-name="P5">من او را دیدم که با مادرش پرخاشگر بود.</text:p>
      <text:p text:style-name="P1">1015</text:p>
      <text:p text:style-name="P4">Ma’mulan bā u be madrese mi‌raftam.</text:p>
      <text:p text:style-name="P2">I used to go to school with him.</text:p>
      <text:p text:style-name="P5">معمولاً با او به مدرسه می‌رفتم.</text:p>
      <text:p text:style-name="P1">1016</text:p>
      <text:p text:style-name="P4">Mi‌xāham xāhar-e bozorg‌tar-e šomā rā molāqāt konam.</text:p>
      <text:p text:style-name="P2">I want to see your older sister.</text:p>
      <text:p text:style-name="P5">می خواهم خواهر بزرگتر شما را ملاقات کنم.</text:p>
      <text:p text:style-name="P1">1017</text:p>
      <text:p text:style-name="P4">Be har tariq-i, man in kār rā tamām xāham kard.</text:p>
      <text:p text:style-name="P2">I will finish this work somehow.</text:p>
      <text:p text:style-name="P5">به هر طریقی، من این کار را تمام خواهم کرد.</text:p>
      <text:p text:style-name="P1">1018</text:p>
      <text:p text:style-name="P4">Mā injā be moddat-e yek hafte xāhim bud.</text:p>
      <text:p text:style-name="P2">I'll be staying here for a week.</text:p>
      <text:p text:style-name="P5">ما اینجا به مدت یک هفته خواهیم بود.</text:p>
      <text:p text:style-name="P1">1019</text:p>
      <text:p text:style-name="P4">Man xeyli taht-e ta’sir-e kār-e to qarār gereftam.</text:p>
      <text:p text:style-name="P2">I'm very impressed by your work.</text:p>
      <text:p text:style-name="P5">من خیلی تحت تأثیر کار تو قرار گرفتم.</text:p>
      <text:p text:style-name="P1">1020</text:p>
      <text:p text:style-name="P4">Agar jā-ye to bud-am, anjāmeš nemi‌dādam.</text:p>
      <text:p text:style-name="P2">If I were you, I wouldn't do it.</text:p>
      <text:p text:style-name="P5">اگر جای تو بودم، انجامش نمی‌دادم.</text:p>
      <text:p text:style-name="P1">1021</text:p>
      <text:p text:style-name="P4">Agar xarāb našod, ta’mir-aš nakon.</text:p>
      <text:p text:style-name="P2">If it ain't broke, don't fix it.</text:p>
      <text:p text:style-name="P5">اگر خراب نشد، تعمیرش نکن.</text:p>
      <text:p text:style-name="P1">1022</text:p>
      <text:p text:style-name="P4">Vaqt-i ke bacce bud-am, mādar-am mard.</text:p>
      <text:p text:style-name="P2">My mother died when I was a kid.</text:p>
      <text:p text:style-name="P5">وقتی که بچه بودم، مادرم مرد.</text:p>
      <text:p text:style-name="P1">1023</text:p>
      <text:p text:style-name="P4">Hargez tā entehā taslim našo.</text:p>
      <text:p text:style-name="P2">Never give up till the very end.</text:p>
      <text:p text:style-name="P5">هرگز تا انتها تسلیم نشو.</text:p>
      <text:p text:style-name="P1">1024</text:p>
      <text:p text:style-name="P4">Hotel-e mā dar xiyābān-e ba’di-st.</text:p>
      <text:p text:style-name="P2">Our hotel is on the next street.</text:p>
      <text:p text:style-name="P5">هتل ما در خیابان بعدی است.</text:p>
      <text:p text:style-name="P1">1025</text:p>
      <text:p text:style-name="P4">Lotfan be ātašnešāni zang bezanid.</text:p>
      <text:p text:style-name="P2">Please call the fire department.</text:p>
      <text:p text:style-name="P5">لطفاً به آتش‌نشانی زنگ بزنید.</text:p>
      <text:p text:style-name="P1">1026</text:p>
      <text:p text:style-name="P4">Vaqt-i mā bā hamsohbat mi‌kardim u parid miyān sohbat-emān.</text:p>
      <text:p text:style-name="P2">She cut in when we were talking.</text:p>
      <text:p text:style-name="P5">وقتی ما با هم صحبت می کردیم او پرید میان صحبتمان.</text:p>
      <text:p text:style-name="P1">1027</text:p>
      <text:p text:style-name="P4">U dar ān zamine‌-ye pišāhang bud.</text:p>
      <text:p text:style-name="P2">She was a pioneer in this field.</text:p>
      <text:p text:style-name="P5">او در آن زمینه پیشاهنگ بود.</text:p>
      <text:p text:style-name="P1">1028</text:p>
      <text:p text:style-name="P4">U dar mowred-e amniyat-e šomā negarān-ast.</text:p>
      <text:p text:style-name="P2">She's worried about your safety.</text:p>
      <text:p text:style-name="P5">او در مورد امنیت شما نگران است.</text:p>
      <text:p text:style-name="P1">1029</text:p>
      <text:p text:style-name="P4">Ān kudak az āb tars-i nadārad.</text:p>
      <text:p text:style-name="P2">That child has no fear of water.</text:p>
      <text:p text:style-name="P5">آن کودک از آب ترسی ندارد.</text:p>
      <text:p text:style-name="P1">1030</text:p>
      <text:p text:style-name="P4">Ān bar xalāf-e osul-e man-ast.</text:p>
      <text:p text:style-name="P2">That runs against my principles.</text:p>
      <text:p text:style-name="P5">آن بر خلاف اصول من است.</text:p>
      <text:p text:style-name="P1">1031</text:p>
      <text:p text:style-name="P4">Tufān bā xašm-e tamām qowqā kard.</text:p>
      <text:p text:style-name="P2">The storm raged in all its fury.</text:p>
      <text:p text:style-name="P5">طوفان با خشم تمام غوغا کرد.</text:p>
      <text:p text:style-name="P1">1032</text:p>
      <text:p text:style-name="P4">Xoršid be mā rowšani-yo garmā mi‌baxšad.</text:p>
      <text:p text:style-name="P2">The sun gives us light and heat.</text:p>
      <text:p text:style-name="P5">خورشید به ما روشنی و گرما می بخشد.</text:p>
      <text:p text:style-name="P1">1033</text:p>
      <text:p text:style-name="P4">Qatār tā dah daqiqe‌-ye digar harekat mi‌konad.</text:p>
      <text:p text:style-name="P2">The train leaves in ten minutes.</text:p>
      <text:p text:style-name="P5"><text:soft-page-break/>قطار تا ده دقیقه‌ی دیگر حرکت می‌کند.</text:p>
      <text:p text:style-name="P1">1034</text:p>
      <text:p text:style-name="P4">Ānhā be injā nayāmadand. Āmadand?</text:p>
      <text:p text:style-name="P2">They didn't come here, did they?</text:p>
      <text:p text:style-name="P5">آنها به اینجا نیامدند. آمدند؟</text:p>
      <text:p text:style-name="P1">1035</text:p>
      <text:p text:style-name="P4">In jomle xatā dārad.</text:p>
      <text:p text:style-name="P2">This sentence contains an error.</text:p>
      <text:p text:style-name="P5">این جمله خطا دارد.</text:p>
      <text:p text:style-name="P1">1036</text:p>
      <text:p text:style-name="P4">In matn barā-ye mobtadi‌hā dar nazar gerefte šode-ast.</text:p>
      <text:p text:style-name="P2">This text is aimed at beginners.</text:p>
      <text:p text:style-name="P5">این متن برای مبتدی ها در نظر گرفته شده است.</text:p>
      <text:p text:style-name="P1">1037</text:p>
      <text:p text:style-name="P4">Tām nemi‌dānad alān ce kār konad.</text:p>
      <text:p text:style-name="P2">Tom doesn't know what to do now.</text:p>
      <text:p text:style-name="P5">تام نمی داند الان چه کار کند.</text:p>
      <text:p text:style-name="P1">1038</text:p>
      <text:p text:style-name="P4">Tām ketāb‌hā-ye bā arzeš-e ziyādi dārad.</text:p>
      <text:p text:style-name="P2">Tom has a lot of valuable books.</text:p>
      <text:p text:style-name="P5">تام کتاب های با ارزش زیادی دارد.</text:p>
      <text:p text:style-name="P1">1039</text:p>
      <text:p text:style-name="P4">Mā barā-ye amniyat-e ānhā negarān-im.</text:p>
      <text:p text:style-name="P2">We are anxious for their safety.</text:p>
      <text:p text:style-name="P5">ما برای امنیت آنها نگرانیم.</text:p>
      <text:p text:style-name="P1">1040</text:p>
      <text:p text:style-name="P4">Bāyad ānhā rā az xārej bexarim.</text:p>
      <text:p text:style-name="P2">We have to buy them from abroad.</text:p>
      <text:p text:style-name="P5">باید آنها را از خارج بخریم.</text:p>
      <text:p text:style-name="P1">1041</text:p>
      <text:p text:style-name="P4">Bāyad az hoquq-emān defā’ konim.</text:p>
      <text:p text:style-name="P2">We must stand up for our rights.</text:p>
      <text:p text:style-name="P5">باید از حقوقمان دفاع کنیم.</text:p>
      <text:p text:style-name="P1">1042</text:p>
      <text:p text:style-name="P4">Mā be nowbat-e otāq rā tamiz mi‌konim</text:p>
      <text:p text:style-name="P2">We took turns cleaning the room.</text:p>
      <text:p text:style-name="P5">ما به نوبت اتاق را تمیز مى کنیم</text:p>
      <text:p text:style-name="P1">1043</text:p>
      <text:p text:style-name="P4">Ān lahze ce mi‌kardi?</text:p>
      <text:p text:style-name="P2">What were you doing that moment?</text:p>
      <text:p text:style-name="P5">آن لحظه چه می کردی؟</text:p>
      <text:p text:style-name="P1">1044</text:p>
      <text:p text:style-name="P4">Tanhā kam-i bādām-e zamini mi‌xāhi?</text:p>
      <text:p text:style-name="P2">Would you all like some peanuts?</text:p>
      <text:p text:style-name="P5">تنها کمی بادام زمینی می خواهی؟</text:p>
      <text:p text:style-name="P1">1045</text:p>
      <text:p text:style-name="P4">Dust dāri bā man beraqsi?</text:p>
      <text:p text:style-name="P2">Would you like to dance with me?</text:p>
      <text:p text:style-name="P5">دوست داری با من برقصی؟</text:p>
      <text:p text:style-name="P1">1046</text:p>
      <text:p text:style-name="P4">Šomā dust nadāštid bā mā biyāyad?</text:p>
      <text:p text:style-name="P2">Wouldn't you like to go with us?</text:p>
      <text:p text:style-name="P5">شما دوست نداشتید با ما بیاید؟</text:p>
      <text:p text:style-name="P1">1047</text:p>
      <text:p text:style-name="P4">Diruz amu-yam sagi xaridāri kard.</text:p>
      <text:p text:style-name="P2">Yesterday my uncle bought a dog.</text:p>
      <text:p text:style-name="P5">دیروز عمویم سگی خریداری کرد.</text:p>
      <text:p text:style-name="P1">1048</text:p>
      <text:p text:style-name="P4">Zabān-e cini-ye šomā alān ham āli-st.</text:p>
      <text:p text:style-name="P2">Your Chinese is awesome already.</text:p>
      <text:p text:style-name="P5">زبان چینی شما الان هم عالی است.</text:p>
      <text:p text:style-name="P1">1049</text:p>
      <text:p text:style-name="P4">Palang nemi‌tavānad naqš avaz konad.</text:p>
      <text:p text:style-name="P2">A leopard can't change his spots.</text:p>
      <text:p text:style-name="P5">پلنگ نمی تواند نقش عوض کند.</text:p>
      <text:p text:style-name="P1">1050</text:p>
      <text:p text:style-name="P4">Māhi-ye سالمون rā be qateāt-e kucak bebar.</text:p>
      <text:p text:style-name="P2">Cut the salmon into small pieces.</text:p>
      <text:p text:style-name="P5">ماهی سالمون را به قطعات کوچک ببر.</text:p>
      <text:p text:style-name="P1">1051</text:p>
      <text:p text:style-name="P4">Be namāyešgāh honar rafte-i?</text:p>
      <text:p text:style-name="P2">Did you go to the art exhibition?</text:p>
      <text:p text:style-name="P5">به نمایشگاه هنر رفته ای؟</text:p>
      <text:p text:style-name="P1">1052</text:p>
      <text:p text:style-name="P4">Az dustān-e tām, kas-i rā mi‌šenāsi?</text:p>
      <text:p text:style-name="P2">Do you know any of Tom's friends?</text:p>
      <text:p text:style-name="P5">از دوستان تام، کسی را می شناسی؟</text:p>
      <text:p text:style-name="P1">1053</text:p>
      <text:p text:style-name="P4">Āyā meydāni ke borj Tokiyo kojā-st?</text:p>
      <text:p text:style-name="P2">Do you know where Tokyo Tower is?</text:p>
      <text:p text:style-name="P5">آیا میدانی که برج توکیو کجاست؟</text:p>
      <text:p text:style-name="P1">1054</text:p>
      <text:p text:style-name="P4">Āyā to sāzi musiqiyāyi mi‌navāzi?</text:p>
      <text:p text:style-name="P2">Do you play a musical instrument?</text:p>
      <text:p text:style-name="P5">آیا تو سازی موسیقیایی می نوازی؟</text:p>
      <text:p text:style-name="P1">1055</text:p>
      <text:p text:style-name="P4">Hame diruz be man xandidand.</text:p>
      <text:p text:style-name="P2">Everyone laughed at me yesterday.</text:p>
      <text:p text:style-name="P5">همه دیروز به من خندیدند.</text:p>
      <text:p text:style-name="P1">1056</text:p>
      <text:p text:style-name="P4">U be su-ye raftār-e afrād-aš pey bord.</text:p>
      <text:p text:style-name="P2">He detected his men's misconduct.</text:p>
      <text:p text:style-name="P5">او به سوء رفتار افرادش پی برد.</text:p>
      <text:p text:style-name="P1">1057</text:p>
      <text:p text:style-name="P4">U hamiše catr-aš rā gom mi‌konad.</text:p>
      <text:p text:style-name="P2">He is always losing his umbrella.</text:p>
      <text:p text:style-name="P5">او همیشه چترش را گم می کند.</text:p>
      <text:p text:style-name="P1">1058</text:p>
      <text:p text:style-name="P4">U jodā az zan-aš zendegi mi‌konad.</text:p>
      <text:p text:style-name="P2"><text:soft-page-break/>He is living apart from his wife.</text:p>
      <text:p text:style-name="P5">او جدا از زنش زندگی می‌کند.</text:p>
      <text:p text:style-name="P1">1059</text:p>
      <text:p text:style-name="P4">U bā ehtiyāt az košte šodan rahāyi yāft.</text:p>
      <text:p text:style-name="P2">He narrowly escaped being killed.</text:p>
      <text:p text:style-name="P5">او با احتیاط از کشته شدن رهایی یافت.</text:p>
      <text:p text:style-name="P1">1060</text:p>
      <text:p text:style-name="P4">U be kenār-e raf-at tā ān xānom rad šavad.</text:p>
      <text:p text:style-name="P2">He stepped aside for her to pass.</text:p>
      <text:p text:style-name="P5">او به کنار رفت تا آن خانم رد شود.</text:p>
      <text:p text:style-name="P1">1061</text:p>
      <text:p text:style-name="P4">U cegune be xabarhā-ye nāgovār-e vākoneš nešān dād?</text:p>
      <text:p text:style-name="P2">How did he react to the bad news?</text:p>
      <text:p text:style-name="P5">او چگونه به خبرهای ناگوار واکنش نشان داد؟</text:p>
      <text:p text:style-name="P1">1062</text:p>
      <text:p text:style-name="P4">Man nemi‌tavānam pul-e xaridan-e yek māšin-e jadid rā jowr konam.</text:p>
      <text:p text:style-name="P2">I cannot afford to buy a new car.</text:p>
      <text:p text:style-name="P5">من نمی توانم پول خریدن یک ماشین جدید را جور کنم.</text:p>
      <text:p text:style-name="P1">1063</text:p>
      <text:p text:style-name="P4">Borj-e Tokiyo rā mi‌tavānestam dar durdast bebinam.</text:p>
      <text:p text:style-name="P2">I could see Tokyo Tower far away.</text:p>
      <text:p text:style-name="P5">برج توکیو را می‌توانستم در دوردست ببینم.</text:p>
      <text:p text:style-name="P1">1064</text:p>
      <text:p text:style-name="P4">Man be goruh-e darmāni-ye e’teqādi nadāram.</text:p>
      <text:p text:style-name="P2">I don't believe in group therapy.</text:p>
      <text:p text:style-name="P5">من به گروه درمانی اعتقادی ندارم.</text:p>
      <text:p text:style-name="P1">1065</text:p>
      <text:p text:style-name="P4">Ahammiyati be harf‌hā-ye ānhā nemi‌deham.</text:p>
      <text:p text:style-name="P2">I don't care about what they say.</text:p>
      <text:p text:style-name="P5">اهمیتی به حرف‌های آنها نمی‌دهم.</text:p>
      <text:p text:style-name="P1">1066</text:p>
      <text:p text:style-name="P4">Fekr nemi‌konam digar to rā dust dāšte bāšam.</text:p>
      <text:p text:style-name="P2">I don't think I like you anymore.</text:p>
      <text:p text:style-name="P5">فکر نمی کنم دیگر تو را دوست داشته باشم.</text:p>
      <text:p text:style-name="P1">1067</text:p>
      <text:p text:style-name="P4">Man ellat-aš rā be towr-e daqiq towzih dādam.</text:p>
      <text:p text:style-name="P2">I explained the reason in detail.</text:p>
      <text:p text:style-name="P5">من علتش را به طور دقیق توضیح دادم.</text:p>
      <text:p text:style-name="P1">1068</text:p>
      <text:p text:style-name="P4">Man sigār kešidan rā šeš māh piš motevaqqef kardam.</text:p>
      <text:p text:style-name="P2">I gave up smoking six months ago.</text:p>
      <text:p text:style-name="P5">من سیگار کشیدن را شش ماه پیش متوقف کردم.</text:p>
      <text:p text:style-name="P1">1069</text:p>
      <text:p text:style-name="P4">Mi‌bāyest dar kārhā-ye xāne komak konam.</text:p>
      <text:p text:style-name="P2">I had to help with the housework.</text:p>
      <text:p text:style-name="P5">می‌بایست در کارهای خانه کمک کنم.</text:p>
      <text:p text:style-name="P1">1070</text:p>
      <text:p text:style-name="P4">Az ān qermezhā-ye ruy-ye qafase‌-ye xoš-am mi‌āyad.</text:p>
      <text:p text:style-name="P2">I like the red ones on the shelf.</text:p>
      <text:p text:style-name="P5">از آن قرمزهای روی قفسه خوشم می‌آید.</text:p>
      <text:p text:style-name="P1">1071</text:p>
      <text:p text:style-name="P4">In otāq rā bā xāhar-am šarik hastam.</text:p>
      <text:p text:style-name="P2">I share this room with my sister.</text:p>
      <text:p text:style-name="P5">این اتاق را با خواهرم شریک هستم.</text:p>
      <text:p text:style-name="P1">1072</text:p>
      <text:p text:style-name="P4">Man tā zamān-i ke u raft, ānjā māndam.</text:p>
      <text:p text:style-name="P2">I stayed there until he had left.</text:p>
      <text:p text:style-name="P5">من تا زمانی که او رفت، آنجا ماندم.</text:p>
      <text:p text:style-name="P1">1073</text:p>
      <text:p text:style-name="P4">Fekr mi‌konam moškel injā-st.</text:p>
      <text:p text:style-name="P2">I think that the problem is here.</text:p>
      <text:p text:style-name="P5">فکر می‌کنم مشکل اینجاست.</text:p>
      <text:p text:style-name="P1">1074</text:p>
      <text:p text:style-name="P4">Fekr konam bāyesti hamegi birun ru-yam.</text:p>
      <text:p text:style-name="P2">I think we should all go outside.</text:p>
      <text:p text:style-name="P5">فکر کنم بایستی همگی بیرون رویم.</text:p>
      <text:p text:style-name="P1">1075</text:p>
      <text:p text:style-name="P4">Axiran yek film-e āli didam.</text:p>
      <text:p text:style-name="P2">I watched a great movie recently.</text:p>
      <text:p text:style-name="P5">اخیراً یک فیلم عالی دیدم.</text:p>
      <text:p text:style-name="P1">1076</text:p>
      <text:p text:style-name="P4">Man be Tokiyo raftam tā in ketāb rā bexaram.</text:p>
      <text:p text:style-name="P2">I went to Tokyo to buy this book.</text:p>
      <text:p text:style-name="P5">من به توکیو رفتم تا این کتاب را بخرم.</text:p>
      <text:p text:style-name="P1">1077</text:p>
      <text:p text:style-name="P4">Tarjih mi‌deham dar xāne bemānam tā inke birun beravam.</text:p>
      <text:p text:style-name="P2">I'd rather stay home than go out.</text:p>
      <text:p text:style-name="P5">ترجیح می دهم در خانه بمانم تا اینکه بیرون بروم.</text:p>
      <text:p text:style-name="P1">1078</text:p>
      <text:p text:style-name="P4">Mi‌xāham muhā-yam rā rang konam.</text:p>
      <text:p text:style-name="P2">I'm going to have to dye my hair.</text:p>
      <text:p text:style-name="P5">می خواهم موهایم را رنگ کنم.</text:p>
      <text:p text:style-name="P1">1079</text:p>
      <text:p text:style-name="P4">Agar xarāb nist, ta’mir-aš nakon.</text:p>
      <text:p text:style-name="P2">If it isn't broken, don't fix it.</text:p>
      <text:p text:style-name="P5">اگر خراب نیست، تعمیرش نکن.</text:p>
      <text:p text:style-name="P1">1080</text:p>
      <text:p text:style-name="P4">Xeyli‌hā dar saf-e montazer bud-and.</text:p>
      <text:p text:style-name="P2">Many people were waiting in line.</text:p>
      <text:p text:style-name="P5">خیلی ها در صف منتظر بودند.</text:p>
      <text:p text:style-name="P1"><text:soft-page-break/>1081</text:p>
      <text:p text:style-name="P4">Meri dar hāl-e motālee dar otāq-e xod-ast.</text:p>
      <text:p text:style-name="P2">Mary is studying in her room now.</text:p>
      <text:p text:style-name="P5">مری در حال مطالعه در اتاق خود است.</text:p>
      <text:p text:style-name="P1">1082</text:p>
      <text:p text:style-name="P4">Pedar-am ba’d az šām-e derāz kešid.</text:p>
      <text:p text:style-name="P2">My father stretched after dinner.</text:p>
      <text:p text:style-name="P5">پدرم بعد از شام دراز کشید.</text:p>
      <text:p text:style-name="P1">1083</text:p>
      <text:p text:style-name="P4">Hicciz be andāze‌-ye solh-o amniyat ahammiyat nadārad.</text:p>
      <text:p text:style-name="P2">Nothing is as important as peace.</text:p>
      <text:p text:style-name="P5">هیچ چیز به اندازه صلح و امنیت اهمیت ندارد.</text:p>
      <text:p text:style-name="P1">1084</text:p>
      <text:p text:style-name="P4">Hicciz-i be ān sādegi ke be nazar-e mi‌resad, nist.</text:p>
      <text:p text:style-name="P2">Nothing is as simple as it seems.</text:p>
      <text:p text:style-name="P5">هیچ چیزی به آن سادگی که به نظر می‌رسد، نیست.</text:p>
      <text:p text:style-name="P1">1085</text:p>
      <text:p text:style-name="P4">Lotfan tā vaqt-i bar mi‌gardam, injā bemānid.</text:p>
      <text:p text:style-name="P2">Please stay here till I get back.</text:p>
      <text:p text:style-name="P5">لطفاً تا وقتی بر می‌گردم، اینجا بمانید.</text:p>
      <text:p text:style-name="P1">1086</text:p>
      <text:p text:style-name="P4">U mi‌tavānad bexubi piyāno benavāzad.</text:p>
      <text:p text:style-name="P2">She can play the piano very well.</text:p>
      <text:p text:style-name="P5">او می تواند به خوبی پیانو بنوازد.</text:p>
      <text:p text:style-name="P1">1087</text:p>
      <text:p text:style-name="P4">U morq rā āntowr ke man dust-at dāram mi‌pazad.</text:p>
      <text:p text:style-name="P2">She cooks chicken the way I like.</text:p>
      <text:p text:style-name="P5">او مرغ را آن طور که من دوستت دارم می پزد.</text:p>
      <text:p text:style-name="P1">1088</text:p>
      <text:p text:style-name="P4">U aks rā cappe āvixte-ast.</text:p>
      <text:p text:style-name="P2">She hung the picture upside down.</text:p>
      <text:p text:style-name="P5">او عکس را چپه آویخته است.</text:p>
      <text:p text:style-name="P1">1089</text:p>
      <text:p text:style-name="P4">Kudak-e u māh-e āyande be donyā xāhad āmad.</text:p>
      <text:p text:style-name="P2">She will have a child next month.</text:p>
      <text:p text:style-name="P5">کودک او ماه آینده به دنیا خواهد آمد.</text:p>
      <text:p text:style-name="P1">1090</text:p>
      <text:p text:style-name="P4">U yek jarrāh besyār xub maqz-ast.</text:p>
      <text:p text:style-name="P2">She's an excellent brain surgeon.</text:p>
      <text:p text:style-name="P5">او یک جراح بسیار خوب مغز است.</text:p>
      <text:p text:style-name="P1">1091</text:p>
      <text:p text:style-name="P4">Nāgahān parande‌-ye zibāi rā didam.</text:p>
      <text:p text:style-name="P2">Suddenly, I saw a beautiful bird.</text:p>
      <text:p text:style-name="P5">ناگهان پرنده‌ی زیبائی را دیدم.</text:p>
      <text:p text:style-name="P1">1092</text:p>
      <text:p text:style-name="P4">Esm-e ān pesar, شینتاروی وادا-ast.</text:p>
      <text:p text:style-name="P2">That boy's name is Shintaro Wada.</text:p>
      <text:p text:style-name="P5">اسم آن پسر، شینتارو وادا است.</text:p>
      <text:p text:style-name="P1">1093</text:p>
      <text:p text:style-name="P4">Ān rustāyi-st ke man darš be donyā اومدم.</text:p>
      <text:p text:style-name="P2">That's the village I was born in.</text:p>
      <text:p text:style-name="P5">آن روستایی است که من درش به دنیا اومدم.</text:p>
      <text:p text:style-name="P1">1094</text:p>
      <text:p text:style-name="P4">Bacce‌hā loxt šenā mi‌konand.</text:p>
      <text:p text:style-name="P2">The children were swimming naked.</text:p>
      <text:p text:style-name="P5">بچه ها لخت شنا می کنند.</text:p>
      <text:p text:style-name="P1">1095</text:p>
      <text:p text:style-name="P4">Šahr-e zir barf pušide šode bud.</text:p>
      <text:p text:style-name="P2">The city was blanketed with snow.</text:p>
      <text:p text:style-name="P5">شهر زیر برف پوشیده شده بود.</text:p>
      <text:p text:style-name="P1">1096</text:p>
      <text:p text:style-name="P4">Sag besaxti nafas kešid.</text:p>
      <text:p text:style-name="P2">The dog breathed with difficulty.</text:p>
      <text:p text:style-name="P5">سگ به سختی نفس کشید.</text:p>
      <text:p text:style-name="P1">1097</text:p>
      <text:p text:style-name="P4">Qāzi-ye u rā be e’dām-e mahkum kard.</text:p>
      <text:p text:style-name="P2">The judge condemned him to death.</text:p>
      <text:p text:style-name="P5">قاضی او را به اعدام محکوم کرد.</text:p>
      <text:p text:style-name="P1">1098</text:p>
      <text:p text:style-name="P4">Rumizi dāxel kābinet-ast.</text:p>
      <text:p text:style-name="P2">The tablecloth is in the cabinet.</text:p>
      <text:p text:style-name="P5">رومیزی داخل کابینت است.</text:p>
      <text:p text:style-name="P1">1099</text:p>
      <text:p text:style-name="P4">Koll-e xānevāde dar bastar bimāri oftāde bud-and.</text:p>
      <text:p text:style-name="P2">The whole family was sick in bed.</text:p>
      <text:p text:style-name="P5">کل خانواده در بستر بیماری افتاده بودند.</text:p>
      <text:p text:style-name="P1">1100</text:p>
      <text:p text:style-name="P4">Hic asās-i dar otāq nist.</text:p>
      <text:p text:style-name="P2">There's no furniture in the room.</text:p>
      <text:p text:style-name="P5">هیچ اثاثی در اتاق نیست.</text:p>
      <text:p text:style-name="P1">1101</text:p>
      <text:p text:style-name="P4">Qabl az inke dahan-at rā bāz koni fekr kon</text:p>
      <text:p text:style-name="P2">Think before you open your mouth.</text:p>
      <text:p text:style-name="P5">قبل از اینکه دهنت را باز کنی فکر کن</text:p>
      <text:p text:style-name="P1">1102</text:p>
      <text:p text:style-name="P4">Tām ziyād rāje’ be aslahe‌hā nemi‌dānad.</text:p>
      <text:p text:style-name="P2">Tom doesn't know much about guns.</text:p>
      <text:p text:style-name="P5">تام زیاد راجع به اسلحه ها نمی داند.</text:p>
      <text:p text:style-name="P1">1103</text:p>
      <text:p text:style-name="P4">Tām candān rāje’ be aslahe nemi‌dānad.</text:p>
      <text:p text:style-name="P2">Tom doesn't know much about guns.</text:p>
      <text:p text:style-name="P5">تام چندان راجع به اسلحه نمی داند.</text:p>
      <text:p text:style-name="P1">1104</text:p>
      <text:p text:style-name="P4">Engār be tām xeyli xoš mi‌gozarad.</text:p>
      <text:p text:style-name="P2">Tom seems to be enjoying himself.</text:p>
      <text:p text:style-name="P5"><text:soft-page-break/>انگار به تام خیلی خوش می‌گذرد.</text:p>
      <text:p text:style-name="P1">1105</text:p>
      <text:p text:style-name="P4">Talāš‌hā-ye tām arj nahāde šode-and.</text:p>
      <text:p text:style-name="P2">Tom's efforts have been rewarded.</text:p>
      <text:p text:style-name="P5">تلاش های تام ارج نهاده شده اند.</text:p>
      <text:p text:style-name="P1">1106</text:p>
      <text:p text:style-name="P4">Injā dāri ci kār mi‌koni?</text:p>
      <text:p text:style-name="P2">What on earth are you doing here?</text:p>
      <text:p text:style-name="P5">اینجا داری چی کار می کنی؟</text:p>
      <text:p text:style-name="P1">1107</text:p>
      <text:p text:style-name="P4">Ki in dānešgāh ta’sis šode-ast?</text:p>
      <text:p text:style-name="P2">When was this university founded?</text:p>
      <text:p text:style-name="P5">کی این دانشگاه تأسیس شده است؟</text:p>
      <text:p text:style-name="P1">1108</text:p>
      <text:p text:style-name="P4">Mi‌šavad barā-yam meqdār-i za’ferān bexari?</text:p>
      <text:p text:style-name="P2">Will you buy for me some saffron?</text:p>
      <text:p text:style-name="P5">می شود برایم مقداری زعفران بخری؟</text:p>
      <text:p text:style-name="P1">1109</text:p>
      <text:p text:style-name="P4">To be andāze‌-ye kāfi bozorg hasti, ke bištar bedāni.</text:p>
      <text:p text:style-name="P2">You're old enough to know better.</text:p>
      <text:p text:style-name="P5">تو به اندازه کافی بزرگ هستی، که بیشتر بدانی.</text:p>
      <text:p text:style-name="P1">1110</text:p>
      <text:p text:style-name="P4">Hame‌-ye lebās‌hā-ye man sefāreši duxte šode-and.</text:p>
      <text:p text:style-name="P2">All of my clothes are custom made.</text:p>
      <text:p text:style-name="P5">همه‌ی لباس‌های من سفارشی دوخته شده‌اند.</text:p>
      <text:p text:style-name="P1">1111</text:p>
      <text:p text:style-name="P4">Va alān to tamāyol dāri ce kāri anjām deh-i?</text:p>
      <text:p text:style-name="P2">And now what would you like to do?</text:p>
      <text:p text:style-name="P5">و الان تو تمایل داری چه کاری انجام دهی؟</text:p>
      <text:p text:style-name="P1">1112</text:p>
      <text:p text:style-name="P4">Arabi az rāst be cap xānde mi‌šavad.</text:p>
      <text:p text:style-name="P2">Arabic is read from right to left.</text:p>
      <text:p text:style-name="P5">عربی از راست به چپ خوانده می شود.</text:p>
      <text:p text:style-name="P1">1113</text:p>
      <text:p text:style-name="P4">Šomā moteahhel-id yā mojarrad?</text:p>
      <text:p text:style-name="P2">Are you married or are you single?</text:p>
      <text:p text:style-name="P5">شما متأهلید یا مجرد؟</text:p>
      <text:p text:style-name="P1">1114</text:p>
      <text:p text:style-name="P4">Rānandegi be dun-e deqqat-e mowjeb tasādof mi‌šavad.</text:p>
      <text:p text:style-name="P2">Careless driving causes accidents.</text:p>
      <text:p text:style-name="P5">رانندگی بدون دقت موجب تصادف می شود.</text:p>
      <text:p text:style-name="P1">1115</text:p>
      <text:p text:style-name="P4">Emruz sobh be sag qazā dādi?</text:p>
      <text:p text:style-name="P2">Did you feed the dog this morning?</text:p>
      <text:p text:style-name="P5">امروز صبح به سگ غذا دادی؟</text:p>
      <text:p text:style-name="P1">1116</text:p>
      <text:p text:style-name="P4">Āyā to fekr kardi man be tām naxāham goft?</text:p>
      <text:p text:style-name="P2">Did you think I wouldn't tell Tom?</text:p>
      <text:p text:style-name="P5">آیا تو فکر کردی من به تام نخواهم گفت؟</text:p>
      <text:p text:style-name="P1">1117</text:p>
      <text:p text:style-name="P4">U ānhā rā dar yek xat montāž sāxt.</text:p>
      <text:p text:style-name="P2">He built them on an assembly line.</text:p>
      <text:p text:style-name="P5">او آنها را در یک خط مونتاژ ساخت.</text:p>
      <text:p text:style-name="P1">1118</text:p>
      <text:p text:style-name="P4">U mard-o ruh-aš be jahannam raft.</text:p>
      <text:p text:style-name="P2">He died and his soul went to hell.</text:p>
      <text:p text:style-name="P5">او مرد و روحش به جهنم رفت.</text:p>
      <text:p text:style-name="P1">1119</text:p>
      <text:p text:style-name="P4">U dišab kami sarmā xorde bud.</text:p>
      <text:p text:style-name="P2">He had a bit of a cold last night.</text:p>
      <text:p text:style-name="P5">او دیشب کمی سرما خورده بود.</text:p>
      <text:p text:style-name="P1">1120</text:p>
      <text:p text:style-name="P4">U boland parvāzi dārad, be hamin dalil-e saxt kār mi‌konad.</text:p>
      <text:p text:style-name="P2">He has ambition, so he works hard.</text:p>
      <text:p text:style-name="P5">او بلند پروازی دارد، به همین دلیل سخت کار می کند.</text:p>
      <text:p text:style-name="P1">1121</text:p>
      <text:p text:style-name="P4">U vānemud kard ke sedā-ye rais-aš rā nemi‌šenavad.</text:p>
      <text:p text:style-name="P2">He pretended not to hear his boss.</text:p>
      <text:p text:style-name="P5">او وانمود کرد که صدای ریئسش را نمی شنود.</text:p>
      <text:p text:style-name="P1">1122</text:p>
      <text:p text:style-name="P4">U moddai bud ke u yek vakil-ast.</text:p>
      <text:p text:style-name="P2">He pretended that he was a lawyer.</text:p>
      <text:p text:style-name="P5">او مدعی بود که او یک وکیل است.</text:p>
      <text:p text:style-name="P1">1123</text:p>
      <text:p text:style-name="P4">U dast-aš rā bālā bord tā tāksi rā motevaqqef konad.</text:p>
      <text:p text:style-name="P2">He raised his hand to stop a taxi.</text:p>
      <text:p text:style-name="P5">او دستش را بالا برد تا تاکسی را متوقف کند.</text:p>
      <text:p text:style-name="P1">1124</text:p>
      <text:p text:style-name="P4">U qabul nakard biš‌tar dar ān mowred beguyad.</text:p>
      <text:p text:style-name="P2">He refused to say more about that.</text:p>
      <text:p text:style-name="P5">او قبول نکرد بیشتر در آن مورد بگوید.</text:p>
      <text:p text:style-name="P1">1125</text:p>
      <text:p text:style-name="P4">U (mard) sa’y kard tavajjoh-e u (zan) rā jalb konad.</text:p>
      <text:p text:style-name="P2">He tried to attract her attention.</text:p>
      <text:p text:style-name="P5">او (مرد) سعی کرد توجه او (زن) را جلب کند.</text:p>
      <text:p text:style-name="P1">1126</text:p>
      <text:p text:style-name="P4">Man barā-ye kārvarzi-ye tābestān sabtenām kardam.</text:p>
      <text:p text:style-name="P2">I applied for a summer internship.</text:p>
      <text:p text:style-name="P5">من برای کارورزی تابستان ثبت‌نام کردم.</text:p>
      <text:p text:style-name="P1">1127</text:p>
      <text:p text:style-name="P4">Došanbe‌-ye piš be madrese naraftam.</text:p>
      <text:p text:style-name="P2"><text:soft-page-break/>I didn't go to school last Monday.</text:p>
      <text:p text:style-name="P5">دوشنبه ی پیش به مدرسه نرفتم.</text:p>
      <text:p text:style-name="P1">1128</text:p>
      <text:p text:style-name="P4">Nemi‌dānam in daryāce‌-ye ceqadr omq dārad.</text:p>
      <text:p text:style-name="P2">I don't know how deep the lake is.</text:p>
      <text:p text:style-name="P5">نمی دانم این دریاچه چه قدر عمق دارد.</text:p>
      <text:p text:style-name="P1">1129</text:p>
      <text:p text:style-name="P4">Motevajjeh nemi‌šavam cerā bāyad in kār rā anjām deh-am.</text:p>
      <text:p text:style-name="P2">I don't see why I need to do this.</text:p>
      <text:p text:style-name="P5">متوجه نمی شوم چرا باید این کار را انجام دهم.</text:p>
      <text:p text:style-name="P1">1130</text:p>
      <text:p text:style-name="P4">Man xāb-e vahšatnāk-i dišab didam.</text:p>
      <text:p text:style-name="P2">I had a horrible dream last night.</text:p>
      <text:p text:style-name="P5">من خواب وحشتناکی دیشب دیدم.</text:p>
      <text:p text:style-name="P1">1131</text:p>
      <text:p text:style-name="P4">Man tarjih mi‌deham ke kār konam tā inke hic kāri anjām nadeham.</text:p>
      <text:p text:style-name="P2">I prefer working to doing nothing.</text:p>
      <text:p text:style-name="P5">من ترجیح می دهم که کار کنم تا اینکه هیچ کاری انجام ندهم.</text:p>
      <text:p text:style-name="P1">1132</text:p>
      <text:p text:style-name="P4">Fekr mi‌konam mā betavānim dustān-e xub-i bešavim.</text:p>
      <text:p text:style-name="P2">I think we could be great friends.</text:p>
      <text:p text:style-name="P5">فکر می کنم ما بتوانیم دوستان خوبی بشویم.</text:p>
      <text:p text:style-name="P1">1133</text:p>
      <text:p text:style-name="P4">Man in rā be qezāvat-e šomā vāgozār mi‌konam.</text:p>
      <text:p text:style-name="P2">I will leave it to your judgement.</text:p>
      <text:p text:style-name="P5">من این را به قضاوت شما واگذار می کنم.</text:p>
      <text:p text:style-name="P1">1134</text:p>
      <text:p text:style-name="P4">Dust dāram yekbār-e digar tām rā bebinam.</text:p>
      <text:p text:style-name="P2">I would like to see Tom once more.</text:p>
      <text:p text:style-name="P5">دوست دارم یک بار دیگر تام را ببینم.</text:p>
      <text:p text:style-name="P1">1135</text:p>
      <text:p text:style-name="P4">Agar nemi‌tavāni šekast-ešān deh-i, be ānhā bepeyvand.</text:p>
      <text:p text:style-name="P2">If you can't beat them, join them.</text:p>
      <text:p text:style-name="P5">اگر نمی توانی شکستشان دهی، به آنها بپیوند.</text:p>
      <text:p text:style-name="P1">1136</text:p>
      <text:p text:style-name="P4">Dar Žāpon, parande‌hā-ye gunāgun mi‌ziand.</text:p>
      <text:p text:style-name="P2">Many kinds of birds live in Japan.</text:p>
      <text:p text:style-name="P5">در ژاپن، پرنده های گوناگون می زیند.</text:p>
      <text:p text:style-name="P1">1137</text:p>
      <text:p text:style-name="P4">Pedar-e man mohandes-e elekteronik-ast.</text:p>
      <text:p text:style-name="P2">My father is an electric engineer.</text:p>
      <text:p text:style-name="P5">پدر من مهندس الکترونیک است.</text:p>
      <text:p text:style-name="P1">1138</text:p>
      <text:p text:style-name="P4">Eskāt moāser بایرون bud.</text:p>
      <text:p text:style-name="P2">Scott was a contemporary of Byron.</text:p>
      <text:p text:style-name="P5">اسکات معاصر بایرون بود.</text:p>
      <text:p text:style-name="P1">1139</text:p>
      <text:p text:style-name="P4">Rādiyo tavassot مارکونی exterā’ šod.</text:p>
      <text:p text:style-name="P2">The radio was invented by Marconi.</text:p>
      <text:p text:style-name="P5">رادیو توسط مارکونی اختراع شد.</text:p>
      <text:p text:style-name="P1">1140</text:p>
      <text:p text:style-name="P4">Otāq dar tāriki-ye kāmel bud.</text:p>
      <text:p text:style-name="P2">The room was in complete darkness.</text:p>
      <text:p text:style-name="P5">اتاق در تاریکی کامل بود.</text:p>
      <text:p text:style-name="P1">1141</text:p>
      <text:p text:style-name="P4">Telefon-e alān dorost nist.</text:p>
      <text:p text:style-name="P2">The telephone is now out of order.</text:p>
      <text:p text:style-name="P5">تلفن الان درست نیست.</text:p>
      <text:p text:style-name="P1">1142</text:p>
      <text:p text:style-name="P4">Dar in pārk-e parande‌hā-ye besyāri hastand.</text:p>
      <text:p text:style-name="P2">There are many birds in this park.</text:p>
      <text:p text:style-name="P5">در این پارک پرنده های بسیاری هستند.</text:p>
      <text:p text:style-name="P1">1143</text:p>
      <text:p text:style-name="P4">Bāqi pošt xāne‌-ye mā vojud dārad.</text:p>
      <text:p text:style-name="P2">There's a garden behind our house.</text:p>
      <text:p text:style-name="P5">باغی پشت خانه ما وجود دارد.</text:p>
      <text:p text:style-name="P1">1144</text:p>
      <text:p text:style-name="P4">Ānhā šab rā dar sāhel gozarāndand.</text:p>
      <text:p text:style-name="P2">They spent the night on the beach.</text:p>
      <text:p text:style-name="P5">آنها شب را در ساحل گذراندند.</text:p>
      <text:p text:style-name="P1">1145</text:p>
      <text:p text:style-name="P4">Moxātab-e in barnāme‌-ye televiziyoni kudakān hastand.</text:p>
      <text:p text:style-name="P2">This TV show is aimed at children.</text:p>
      <text:p text:style-name="P5">مخاطب این برنامه تلویزیونی کودکان هستند.</text:p>
      <text:p text:style-name="P1">1146</text:p>
      <text:p text:style-name="P4">Tām be soāl-e meri javāb nadād.</text:p>
      <text:p text:style-name="P2">Tom didn't answer Mary's question.</text:p>
      <text:p text:style-name="P5">تام به سؤال مری جواب نداد.</text:p>
      <text:p text:style-name="P1">1147</text:p>
      <text:p text:style-name="P4">Tām barā-ye nāhār xordan vaqt nadāšt.</text:p>
      <text:p text:style-name="P2">Tom didn't have time to eat lunch.</text:p>
      <text:p text:style-name="P5">تام برای ناهار خوردن وقت نداشت.</text:p>
      <text:p text:style-name="P1">1148</text:p>
      <text:p text:style-name="P4">Tām tamāyol-i barā-ye raftan be boston nadārad.</text:p>
      <text:p text:style-name="P2">Tom has no desire to go to Boston.</text:p>
      <text:p text:style-name="P5">تام تمایلی برای رفتن به بوستون ندارد.</text:p>
      <text:p text:style-name="P1">1149</text:p>
      <text:p text:style-name="P4">Tām ketāb rā zir bāleš-aš penhān kard.</text:p>
      <text:p text:style-name="P2">Tom hid the book under his pillow.</text:p>
      <text:p text:style-name="P5">تام کتاب را زیر بالشش پنهان کرد.</text:p>
      <text:p text:style-name="P1">1150</text:p>
      <text:p text:style-name="P4">Vākoneš-e u dar moqābel-e in xabar ce bud?</text:p>
      <text:p text:style-name="P2"><text:soft-page-break/>What was her reaction to the news?</text:p>
      <text:p text:style-name="P5">واکنش او در مقابل این خبر چه بود؟</text:p>
      <text:p text:style-name="P1">1151</text:p>
      <text:p text:style-name="P4">Cerā tām ejāze nemi‌dehad az māšin-e eš estefāde koni?</text:p>
      <text:p text:style-name="P2">Why won't Tom let you use his car?</text:p>
      <text:p text:style-name="P5">چرا تام اجازه نمی دهد از ماشین اش استفاده کنی؟</text:p>
      <text:p text:style-name="P1">1152</text:p>
      <text:p text:style-name="P4">Hame kāri ke ān mard mi‌tavānest anjām dehad, etāat-e kardan az ānhā bud.</text:p>
      <text:p text:style-name="P2">All the man could do was obey them.</text:p>
      <text:p text:style-name="P5">همه کاری که آن مرد می توانست انجام دهد، اطاعت کردن از آنها بود.</text:p>
      <text:p text:style-name="P1">1153</text:p>
      <text:p text:style-name="P4">Bā to budan-e ma-rā xošhāl mi‌konad.</text:p>
      <text:p text:style-name="P2">Being with you makes me feel happy.</text:p>
      <text:p text:style-name="P5">با تو بودن مرا خوشحال می کند.</text:p>
      <text:p text:style-name="P1">1154</text:p>
      <text:p text:style-name="P4">Mi‌tavāni hotel‌hā-ye digar-i pišnahād koni?</text:p>
      <text:p text:style-name="P2">Can you recommend any other hotels?</text:p>
      <text:p text:style-name="P5">می‌توانی هتل‌های دیگری پیشنهاد کنی؟</text:p>
      <text:p text:style-name="P1">1155</text:p>
      <text:p text:style-name="P4">Mi‌šavad be man namak rā bede‌-ye, lotfan?</text:p>
      <text:p text:style-name="P2">Could you pass me the salt, please?</text:p>
      <text:p text:style-name="P5">می شود به من نمک را بدهی، لطفا؟</text:p>
      <text:p text:style-name="P1">1156</text:p>
      <text:p text:style-name="P4">Āyā mey dāni ce ettefāqi barā-ye tām oftād?</text:p>
      <text:p text:style-name="P2">Do you know what's happened to Tom?</text:p>
      <text:p text:style-name="P5">آیا می دانی چه اتفاقی برای تام افتاد؟</text:p>
      <text:p text:style-name="P1">1157</text:p>
      <text:p text:style-name="P4">Injā, hame ciz dar xāk pušide šode-ast.</text:p>
      <text:p text:style-name="P2">Everything here is covered in dust.</text:p>
      <text:p text:style-name="P5">اینجا، همه چیز در خاک پوشیده شده است.</text:p>
      <text:p text:style-name="P1">1158</text:p>
      <text:p text:style-name="P4">U kas-i nist joz yek āhangsāz-e kucak.</text:p>
      <text:p text:style-name="P2">He is nothing but a minor composer.</text:p>
      <text:p text:style-name="P5">او کسی نیست جز یک آهنگساز کوچک.</text:p>
      <text:p text:style-name="P1">1159</text:p>
      <text:p text:style-name="P4">Mi‌bāyest u eštebāh-i savār qatār šode bāšad.</text:p>
      <text:p text:style-name="P2">He must have taken the wrong train.</text:p>
      <text:p text:style-name="P5">می بایست او اشتباهی سوار قطار شده باشد.</text:p>
      <text:p text:style-name="P1">1160</text:p>
      <text:p text:style-name="P4">U gofte bud ke bezudi bar mi‌gardad.</text:p>
      <text:p text:style-name="P2">He said that he would be back soon.</text:p>
      <text:p text:style-name="P5">او گفته بود که به زودی بر می گردد.</text:p>
      <text:p text:style-name="P1">1161</text:p>
      <text:p text:style-name="P4">U be man āmuxt ke cegune ān kalame rā talaffoz konam.</text:p>
      <text:p text:style-name="P2">He taught me how to spell the word.</text:p>
      <text:p text:style-name="P5">او به من آموخت که چگونه آن کلمه را تلفظ کنم.</text:p>
      <text:p text:style-name="P1">1162</text:p>
      <text:p text:style-name="P4">Ehsās-e šomā dar mowred-e jang-e xalij (Fārs) ci-st#?</text:p>
      <text:p text:style-name="P2">How do you feel about the Gulf War?</text:p>
      <text:p text:style-name="P5">احساس شما در مورد جنگ خلیج (فارس) چیست؟</text:p>
      <text:p text:style-name="P1">1163</text:p>
      <text:p text:style-name="P4">Man natavānestam jelo xande‌-am rā be ān jok begiram.</text:p>
      <text:p text:style-name="P2">I cannot help laughing at the joke.</text:p>
      <text:p text:style-name="P5">من نتوانستم جلو خنده ام را به آن جوک بگیرم.</text:p>
      <text:p text:style-name="P1">1164</text:p>
      <text:p text:style-name="P4">Man be tām har ciz-i rā ke xāste bud, dādam.</text:p>
      <text:p text:style-name="P2">I gave Tom everything he asked for.</text:p>
      <text:p text:style-name="P5">من به تام هر چیزی را که خواسته بود، دادم.</text:p>
      <text:p text:style-name="P1">1165</text:p>
      <text:p text:style-name="P4">Man bejā-ye ālmāni, Farānse āmuxtam.</text:p>
      <text:p text:style-name="P2">I learned French instead of German.</text:p>
      <text:p text:style-name="P5">من به جای آلمانی، فرانسه آموختم.</text:p>
      <text:p text:style-name="P1">1166</text:p>
      <text:p text:style-name="P4">Man hicgāh dalil-i barā-ye sadame zadan be tām nadāštam.</text:p>
      <text:p text:style-name="P2">I never had any reason to hurt Tom.</text:p>
      <text:p text:style-name="P5">من هیچگاه دلیلی برای صدمه زدن به تام نداشتم.</text:p>
      <text:p text:style-name="P1">1167</text:p>
      <text:p text:style-name="P4">Tarjih mi‌deham bejā-ye māndan dar xāne birun beravam.</text:p>
      <text:p text:style-name="P2">I prefer going out to staying home.</text:p>
      <text:p text:style-name="P5">ترجیح می دهم به جای ماندن در خانه بیرون بروم.</text:p>
      <text:p text:style-name="P1">1168</text:p>
      <text:p text:style-name="P4">Man ketābi dar mowred-e dāstān‌hā-ye mājarājuyāne xāndam.</text:p>
      <text:p text:style-name="P2">I read a book of adventure stories.</text:p>
      <text:p text:style-name="P5">من کتابی در مورد داستانهای ماجراجویانه خواندم.</text:p>
      <text:p text:style-name="P1">1169</text:p>
      <text:p text:style-name="P4">Vaqt-i ānjā bud-am, zabān-e engelisi rā motālee kardam.</text:p>
      <text:p text:style-name="P2">I studied English when I was there.</text:p>
      <text:p text:style-name="P5">وقتی آنجا بودم، زبان انگلیسی را مطالعه کردم.</text:p>
      <text:p text:style-name="P1">1170</text:p>
      <text:p text:style-name="P4">Eykāš (tām) barādar-e kucak‌tar-e man bud.</text:p>
      <text:p text:style-name="P2">I wish Tom were my younger brother.</text:p>
      <text:p text:style-name="P5">ای کاش (تام) برادر کوچکتر من بود.</text:p>
      <text:p text:style-name="P1">1171</text:p>
      <text:p text:style-name="P4">Berāyt towzih nemi‌deham.</text:p>
      <text:p text:style-name="P2">I'm not going to explain it to you.</text:p>
      <text:p text:style-name="P5">برایت توضیح نمی‌دهم.</text:p>
      <text:p text:style-name="P1">1172</text:p>
      <text:p text:style-name="P4">Agar to injā hasti, be in ma’nā-st ke ahammiyat mi‌dehi.</text:p>
      <text:p text:style-name="P2">If you are here, it means you care.</text:p>
      <text:p text:style-name="P5"><text:soft-page-break/>اگر تو اینجا هستی، به این معناست که اهمیت می دهی.</text:p>
      <text:p text:style-name="P1">1173</text:p>
      <text:p text:style-name="P4">Zel-e zadan be afrād-e digar kār moaddabāne‌-i nist.</text:p>
      <text:p text:style-name="P2">It's not polite to stare at others.</text:p>
      <text:p text:style-name="P5">ذل زدن به افراد دیگر کار مودبانه‌ای نیست.</text:p>
      <text:p text:style-name="P1">1174</text:p>
      <text:p text:style-name="P4">Mādar-e bozorg-am nemi‌tavānad xeyli xub bebinad.</text:p>
      <text:p text:style-name="P2">My grandmother can't see very well.</text:p>
      <text:p text:style-name="P5">مادر بزرگم نمی تواند خیلی خوب ببیند.</text:p>
      <text:p text:style-name="P1">1175</text:p>
      <text:p text:style-name="P4">Šowhar-am dārad be gol‌hā āb mi‌dehad.</text:p>
      <text:p text:style-name="P2">My husband is watering the flowers.</text:p>
      <text:p text:style-name="P5">شوهرم دارد به گل‌ها آب می‌دهد.</text:p>
      <text:p text:style-name="P1">1176</text:p>
      <text:p text:style-name="P4">Hamsar-am tāze miz rā pākkarde-ast.</text:p>
      <text:p text:style-name="P2">My wife has just cleared the table.</text:p>
      <text:p text:style-name="P5">همسرم تازه میز را پاک کرده است.</text:p>
      <text:p text:style-name="P1">1177</text:p>
      <text:p text:style-name="P4">Hargez dasti rā gāz nagir ke be to qazā mi‌dehad.</text:p>
      <text:p text:style-name="P2">Never bite the hand that feeds you.</text:p>
      <text:p text:style-name="P5">هرگز دستی را گاز نگیر که به تو غذا می دهد.</text:p>
      <text:p text:style-name="P1">1178</text:p>
      <text:p text:style-name="P4">U barā-ye šowhar-aš pāy sib poxt.</text:p>
      <text:p text:style-name="P2">She baked her husband an apple pie.</text:p>
      <text:p text:style-name="P5">او برای شوهرش پای سیب پخت.</text:p>
      <text:p text:style-name="P1">1179</text:p>
      <text:p text:style-name="P4">U be man labxand-i az sar-e āšnāyi taqdim kard.</text:p>
      <text:p text:style-name="P2">She gave me a smile of recognition.</text:p>
      <text:p text:style-name="P5">او به من لبخندی از سر آشنایی تقدیم کرد.</text:p>
      <text:p text:style-name="P1">1180</text:p>
      <text:p text:style-name="P4">Yeki āškārā doruq mi‌guyad.</text:p>
      <text:p text:style-name="P2">Someone is obviously telling a lie.</text:p>
      <text:p text:style-name="P5">یکی آشکارا دروغ می گوید.</text:p>
      <text:p text:style-name="P1">1181</text:p>
      <text:p text:style-name="P4">Har ce bištar dāšte bāšim, bištar mi‌xāhim.</text:p>
      <text:p text:style-name="P2">The more we have, the more we want.</text:p>
      <text:p text:style-name="P5">هر چه بیشتر داشته باشیم، بیشتر می خواهیم.</text:p>
      <text:p text:style-name="P1">1182</text:p>
      <text:p text:style-name="P4">Madrese‌-ye do kilumetr be samt-e jelo-st.</text:p>
      <text:p text:style-name="P2">The school is two kilometers ahead.</text:p>
      <text:p text:style-name="P5">مدرسه دو کیلومتر به سمت جلو است.</text:p>
      <text:p text:style-name="P1">1183</text:p>
      <text:p text:style-name="P4">Qatārhā dirtar az mowed harekat mi‌konand.</text:p>
      <text:p text:style-name="P2">The trains are running behind time.</text:p>
      <text:p text:style-name="P5">قطارها دیرتر از موعد حرکت می‌کنند.</text:p>
      <text:p text:style-name="P1">1184</text:p>
      <text:p text:style-name="P4">Xatāyi dar in jomle hast.</text:p>
      <text:p text:style-name="P2">There is an error in this sentence.</text:p>
      <text:p text:style-name="P5">خطایی در این جمله هست.</text:p>
      <text:p text:style-name="P1">1185</text:p>
      <text:p text:style-name="P4">Bar zir-e xoršid hicciz-e jadid-i nist.</text:p>
      <text:p text:style-name="P2">There is nothing new under the sun.</text:p>
      <text:p text:style-name="P5">بر زیر خورشید هیچ چیز جدیدی نیست.</text:p>
      <text:p text:style-name="P1">1186</text:p>
      <text:p text:style-name="P4">Ānhā az marz obur karde-vo dāxel Espāniyā šodand.</text:p>
      <text:p text:style-name="P2">They crossed the border into Spain.</text:p>
      <text:p text:style-name="P5">آنها از مرز عبور کرده و داخل اسپانیا شدند.</text:p>
      <text:p text:style-name="P1">1187</text:p>
      <text:p text:style-name="P4">In pāygāh-e dāde‌hā hāvi-ye eštebāhāt-e besyāri-st.</text:p>
      <text:p text:style-name="P2">This database contains many errors.</text:p>
      <text:p text:style-name="P5">این پایگاه داده ها حاوی اشتباهات بسیاری است.</text:p>
      <text:p text:style-name="P1">1188</text:p>
      <text:p text:style-name="P4">Kārhā hamiše be in qarār bud.</text:p>
      <text:p text:style-name="P2">This is always the way it has been.</text:p>
      <text:p text:style-name="P5">کارها همیشه به این قرار بود.</text:p>
      <text:p text:style-name="P1">1189</text:p>
      <text:p text:style-name="P4">Kasān-i ke mi‌xāhand bemānand, mi‌tavānand in kār rā anjām dehand.</text:p>
      <text:p text:style-name="P2">Those who want to remain may do so.</text:p>
      <text:p text:style-name="P5">کسانی که می خواهند بمانند، می توانند این کار را انجام دهند.</text:p>
      <text:p text:style-name="P1">1190</text:p>
      <text:p text:style-name="P4">Tām-o meri xeyli āšeq-e yekdigar hastand.</text:p>
      <text:p text:style-name="P2">Tom and Mary are very much in love.</text:p>
      <text:p text:style-name="P5">تام و مری خیلی عاشق یکدیگر هستند.</text:p>
      <text:p text:style-name="P1">1191</text:p>
      <text:p text:style-name="P4">Tām yeklahze ham ān rā bāvar nakard.</text:p>
      <text:p text:style-name="P2">Tom didn't believe it for a second.</text:p>
      <text:p text:style-name="P5">تام یک لحظه هم آن را باور نکرد.</text:p>
      <text:p text:style-name="P1">1192</text:p>
      <text:p text:style-name="P4">Hame mā dar jašn-e arusi-ye u hozur-e dāš-im.</text:p>
      <text:p text:style-name="P2">We were all present at her wedding.</text:p>
      <text:p text:style-name="P5">همه ما در جشن عروسی او حضور داشیم.</text:p>
      <text:p text:style-name="P1">1193</text:p>
      <text:p text:style-name="P4">Nām-e xod rā bā horuf-e bozorg benevisid.</text:p>
      <text:p text:style-name="P2">Write your name in capital letters.</text:p>
      <text:p text:style-name="P5">نام خود را با حروف بزرگ بنویسید.</text:p>
      <text:p text:style-name="P1">1194</text:p>
      <text:p text:style-name="P4">To mi‌tavāni har ke rā bexāhi da’vat koni.</text:p>
      <text:p text:style-name="P2">You can invite any person you like.</text:p>
      <text:p text:style-name="P5">تو می توانی هر که را بخواهی دعوت کنی.</text:p>
      <text:p text:style-name="P1">1195</text:p>
      <text:p text:style-name="P4">Dust-e niyāzmand-e hanuz yek dust-ast.</text:p>
      <text:p text:style-name="P2"><text:soft-page-break/>A friend in need is a friend indeed.</text:p>
      <text:p text:style-name="P5">دوست نیازمند هنوز یک دوست است.</text:p>
      <text:p text:style-name="P1">1196</text:p>
      <text:p text:style-name="P4">Harcand xaste bud-am, haddeaksar momken sa’y‌-yam rā kardam.</text:p>
      <text:p text:style-name="P2">Although I was tired, I did my best.</text:p>
      <text:p text:style-name="P5">هرچند خسته بودم، حداکثر ممکن سعی ام را کردم.</text:p>
      <text:p text:style-name="P1">1197</text:p>
      <text:p text:style-name="P4">Tām; to be بیسبال alāqe dāri?</text:p>
      <text:p text:style-name="P2">Are you interested in baseball, Tom?</text:p>
      <text:p text:style-name="P5">تام؛ تو به بیسبال علاقه داری؟</text:p>
      <text:p text:style-name="P1">1198</text:p>
      <text:p text:style-name="P4">Az u bepors havāpeymā-ye ba’di ki xāhad bud.</text:p>
      <text:p text:style-name="P2">Ask him when the next plane will be.</text:p>
      <text:p text:style-name="P5">از او بپرس هواپیمای بعدی کی خواهد بود.</text:p>
      <text:p text:style-name="P1">1199</text:p>
      <text:p text:style-name="P4">Āyā to be moallem-at dar in mowred ettelā’ dādi?</text:p>
      <text:p text:style-name="P2">Did you inform your teacher of this?</text:p>
      <text:p text:style-name="P5">آیا تو به معلمت در این مورد اطلاع دادی؟</text:p>
      <text:p text:style-name="P1">1200</text:p>
      <text:p text:style-name="P4">Āyā balad-id cegune az loqat-e nāme estefāde konid?</text:p>
      <text:p text:style-name="P2">Do you know how to use a dictionary?</text:p>
      <text:p text:style-name="P5">آیا بلدید چگونه از لغت نامه استفاده کنید؟</text:p>
      <text:p text:style-name="P1">1201</text:p>
      <text:p text:style-name="P4">Forsat-e xub rā be dur نیانداز.</text:p>
      <text:p text:style-name="P2">Don't throw away a good opportunity.</text:p>
      <text:p text:style-name="P5">فرصت خوب را به دور نینداز.</text:p>
      <text:p text:style-name="P1">1202</text:p>
      <text:p text:style-name="P4">U az badraftāri‌-yaš šarmande nist.</text:p>
      <text:p text:style-name="P2">He is not ashamed of his misconduct.</text:p>
      <text:p text:style-name="P5">او از بدرفتاری اش شرمنده نیست.</text:p>
      <text:p text:style-name="P1">1203</text:p>
      <text:p text:style-name="P4">U se sāl-e qahremān bud.</text:p>
      <text:p text:style-name="P2">He was the champion for three years.</text:p>
      <text:p text:style-name="P5">او سه سال قهرمان بود.</text:p>
      <text:p text:style-name="P1">1204</text:p>
      <text:p text:style-name="P4">Ajale kon, tā be qatār beresi.</text:p>
      <text:p text:style-name="P2">Hurry, and you will catch the train.</text:p>
      <text:p text:style-name="P5">عجله کن، تا به قطار برسی.</text:p>
      <text:p text:style-name="P1">1205</text:p>
      <text:p text:style-name="P4">Man hamiše zemestān‌hā sarmā mi‌xoram.</text:p>
      <text:p text:style-name="P2">I always catch a cold in the winter.</text:p>
      <text:p text:style-name="P5">من همیشه زمستان ها سرما می خورم.</text:p>
      <text:p text:style-name="P1">1206</text:p>
      <text:p text:style-name="P4">Man ziyād riyāziyāt rā dust nadāram.</text:p>
      <text:p text:style-name="P2">I do not like mathematics very much.</text:p>
      <text:p text:style-name="P5">من زیاد ریاضیات را دوست ندارم.</text:p>
      <text:p text:style-name="P1">1207</text:p>
      <text:p text:style-name="P4">Nemi‌xāham bā in qalam benevisam.</text:p>
      <text:p text:style-name="P2">I don't want to write with this pen.</text:p>
      <text:p text:style-name="P5">نمی خواهم با این قلم بنویسم.</text:p>
      <text:p text:style-name="P1">1208</text:p>
      <text:p text:style-name="P4">Man kārhā-yi dāram ke bāyad emruz asr anjām deh-am.</text:p>
      <text:p text:style-name="P2">I have some work to do this evening.</text:p>
      <text:p text:style-name="P5">من کارهایی دارم که باید امروز عصر انجام دهم.</text:p>
      <text:p text:style-name="P1">1209</text:p>
      <text:p text:style-name="P4">Man be xāhar-am ejāze dādam tā az kāmpiyuter-e now om estefāde konad.</text:p>
      <text:p text:style-name="P2">I let my sister use my new computer.</text:p>
      <text:p text:style-name="P5">من به خواهرم اجازه دادم تا از کامپیوتر نو ام استفاده کند.</text:p>
      <text:p text:style-name="P1">1210</text:p>
      <text:p text:style-name="P4">Man bāyad bā deqqat-e bištar-i guš mi‌dādam.</text:p>
      <text:p text:style-name="P2">I should've listened more carefully.</text:p>
      <text:p text:style-name="P5">من باید با دقت بیشتری گوش می دادم.</text:p>
      <text:p text:style-name="P1">1211</text:p>
      <text:p text:style-name="P4">Āxar hafte rā bā dustān-am gozarāndam.</text:p>
      <text:p text:style-name="P2">I spent the weekend with my friends.</text:p>
      <text:p text:style-name="P5">آخر هفته را با دوستانم گذراندم.</text:p>
      <text:p text:style-name="P1">1212</text:p>
      <text:p text:style-name="P4">Man barā-ye nušidan-e ābejow bā dustān-am birun raftam.</text:p>
      <text:p text:style-name="P2">I went to drink a beer with friends.</text:p>
      <text:p text:style-name="P5">من برای نوشیدن آبجو با دوستانم بیرون رفتم.</text:p>
      <text:p text:style-name="P1">1213</text:p>
      <text:p text:style-name="P4">In kār rā zarf-e panj ruz-e tamām mi‌konam.</text:p>
      <text:p text:style-name="P2">I will finish the work in five days.</text:p>
      <text:p text:style-name="P5">این کار را ظرف پنج روز تمام می‌کنم.</text:p>
      <text:p text:style-name="P1">1214</text:p>
      <text:p text:style-name="P4">Man har ruz hodud sāat-e 6 bar gašte-am.</text:p>
      <text:p text:style-name="P2">I'll be back by 6 o'clock every day.</text:p>
      <text:p text:style-name="P5">من هر روز حدود ساعت 6 برگشته ام.</text:p>
      <text:p text:style-name="P1">1215</text:p>
      <text:p text:style-name="P4">Dar āgost-e 1,990, Arāq be Koveyt hamle kard.</text:p>
      <text:p text:style-name="P2">In August 1990, Iraq invaded Kuwait.</text:p>
      <text:p text:style-name="P5">در آگوست 1990، عراق به کویت حمله کرد.</text:p>
      <text:p text:style-name="P1">1216</text:p>
      <text:p text:style-name="P4">Be ebārat-e digar, u ādam tanbali-st.</text:p>
      <text:p text:style-name="P2">In other words, he is a lazy person.</text:p>
      <text:p text:style-name="P5">به عبارت دیگر، او آدم تنبلی است.</text:p>
      <text:p text:style-name="P1">1217</text:p>
      <text:p text:style-name="P4">In کتابیه ke donbāl-aš bud-i?</text:p>
      <text:p text:style-name="P2">Is this the book you're looking for?</text:p>
      <text:p text:style-name="P5">این کتابیه که دنبالش بودی؟</text:p>
      <text:p text:style-name="P1">1218</text:p>
      <text:p text:style-name="P4"><text:soft-page-break/>In mas’ale‌-i bud ke besaxti hal mi‌šod.</text:p>
      <text:p text:style-name="P2">It was a problem difficult to solve.</text:p>
      <text:p text:style-name="P5">این مسئله‌ای بود که به سختی حل می‌شد.</text:p>
      <text:p text:style-name="P1">1219</text:p>
      <text:p text:style-name="P4">Biš‌tar az in māndan vaqt talaf kardan-ast.</text:p>
      <text:p text:style-name="P2">It's a waste of time to stay longer.</text:p>
      <text:p text:style-name="P5">بیشتر از این ماندن وقت تلف کردن است.</text:p>
      <text:p text:style-name="P1">1220</text:p>
      <text:p text:style-name="P4">Milyunhā kārgar-e kār-e xod rā az dast dādand.</text:p>
      <text:p text:style-name="P2">Millions of workers lost their jobs.</text:p>
      <text:p text:style-name="P5">میلیون ها کارگر کار خود را از دست دادند.</text:p>
      <text:p text:style-name="P1">1221</text:p>
      <text:p text:style-name="P4">Mādar-am bā ehtiyāt-e dar rā bāz kard.</text:p>
      <text:p text:style-name="P2">My mother carefully opened the door.</text:p>
      <text:p text:style-name="P5">مادرم با احتیاط در را باز کرد.</text:p>
      <text:p text:style-name="P1">1222</text:p>
      <text:p text:style-name="P4">Namak-o felfel rā begardān, lotfan.</text:p>
      <text:p text:style-name="P2">Pass me the salt and pepper, please.</text:p>
      <text:p text:style-name="P5">نمک و فلفل را بگردان، لطفا.</text:p>
      <text:p text:style-name="P1">1223</text:p>
      <text:p text:style-name="P4">Panāhandegān dar Āfriqā dar jostoju-ye komak hastand.</text:p>
      <text:p text:style-name="P2">Refugees in Africa are seeking help.</text:p>
      <text:p text:style-name="P5">پناهندگان در آفریقا در جستجوی کمک هستند.</text:p>
      <text:p text:style-name="P1">1224</text:p>
      <text:p text:style-name="P4">U nāmzadi-ye xod rā be u e’lām kard.</text:p>
      <text:p text:style-name="P2">She announced her engagement to him.</text:p>
      <text:p text:style-name="P5">او نامزدی خود را به او اعلام کرد.</text:p>
      <text:p text:style-name="P1">1225</text:p>
      <text:p text:style-name="P4">U be moddat-e haft sāl dar ānjā zendegi karde-ast.</text:p>
      <text:p text:style-name="P2">She has lived there for seven years.</text:p>
      <text:p text:style-name="P5">او به مدت هفت سال در آنجا زندگی کرده است.</text:p>
      <text:p text:style-name="P1">1226</text:p>
      <text:p text:style-name="P4">Ba’z-i afrād zendegi rā bā yek sahne‌-ye namāyeš moqāyese mi‌konand.</text:p>
      <text:p text:style-name="P2">Some people compare life to a stage.</text:p>
      <text:p text:style-name="P5">بعضی افراد زندگی را با یک صحنه‌ی نمایش مقایسه می‌کنند.</text:p>
      <text:p text:style-name="P1">1227</text:p>
      <text:p text:style-name="P4">Hādese‌-ye do sāl-e piš ettefāq oftād.</text:p>
      <text:p text:style-name="P2">The accident happened two years ago.</text:p>
      <text:p text:style-name="P5">حادثه دو سال پیش اتفاق افتاد.</text:p>
      <text:p text:style-name="P1">1228</text:p>
      <text:p text:style-name="P4">Āb-o havā-ye bad bar salāmat-e u ta’sir gozāšt.</text:p>
      <text:p text:style-name="P2">The bad weather affected his health.</text:p>
      <text:p text:style-name="P5">آب و هوای بد بر سلامت او تاثیر گذاشت.</text:p>
      <text:p text:style-name="P1">1229</text:p>
      <text:p text:style-name="P4">Ān fil be bāqevahš borde šod.</text:p>
      <text:p text:style-name="P2">The elephant was brought to the zoo.</text:p>
      <text:p text:style-name="P5">آن فیل به باغ وحش برده شد.</text:p>
      <text:p text:style-name="P1">1230</text:p>
      <text:p text:style-name="P4">Pirmard be Farānse bā man sohbat kard.</text:p>
      <text:p text:style-name="P2">The old man spoke with me in French.</text:p>
      <text:p text:style-name="P5">پیرمرد به فرانسه با من صحبت کرد.</text:p>
      <text:p text:style-name="P1">1231</text:p>
      <text:p text:style-name="P4">Goldāni rā ke u šekast, motealleq be amme‌-ye man-ast.</text:p>
      <text:p text:style-name="P2">The vase that he broke is my aunt's.</text:p>
      <text:p text:style-name="P5">گلدانی را که او شکست، متعلق به عمه من است.</text:p>
      <text:p text:style-name="P1">1232</text:p>
      <text:p text:style-name="P4">Jahān-e ān ciz-i nist ke bešavad be ān ādat kard.</text:p>
      <text:p text:style-name="P2">The world is not what it used to be.</text:p>
      <text:p text:style-name="P5">جهان آن چیزی نیست که بشود به آن عادت کرد.</text:p>
      <text:p text:style-name="P1">1233</text:p>
      <text:p text:style-name="P4">Abzārhā-ye ziyādi dar ja’be vojud dārad.</text:p>
      <text:p text:style-name="P2">There are a lot of tools in the box.</text:p>
      <text:p text:style-name="P5">ابزارهای زیادی در جعبه وجود دارد.</text:p>
      <text:p text:style-name="P1">1234</text:p>
      <text:p text:style-name="P4">Injā dar pārk-e bacce‌hā-ye ziyādi hastand.</text:p>
      <text:p text:style-name="P2">There are many children in the park.</text:p>
      <text:p text:style-name="P5">اینجا در پارک بچه های زیادی هستند.</text:p>
      <text:p text:style-name="P1">1235</text:p>
      <text:p text:style-name="P4">Eštebāh-i dar in jomle hast.</text:p>
      <text:p text:style-name="P2">There is a mistake in this sentence.</text:p>
      <text:p text:style-name="P5">اشتباهی در این جمله هست.</text:p>
      <text:p text:style-name="P1">1236</text:p>
      <text:p text:style-name="P4">Emruz sobh-e tām sup sabzijāt xord.</text:p>
      <text:p text:style-name="P2">This morning Tom had vegetable soup.</text:p>
      <text:p text:style-name="P5">امروز صبح تام سوپ سبزیجات خورد.</text:p>
      <text:p text:style-name="P1">1237</text:p>
      <text:p text:style-name="P4">Tām xod rā be xāter-e marg-e Māri moqasser mi‌dānest.</text:p>
      <text:p text:style-name="P2">Tom blamed himself for Mary's death.</text:p>
      <text:p text:style-name="P5">تام خود را به خاطر مرگ ماری مقصّر می دانست.</text:p>
      <text:p text:style-name="P1">1238</text:p>
      <text:p text:style-name="P4">Tām cešm‌hā-yaš rā bast-o yek ārezu kard.</text:p>
      <text:p text:style-name="P2">Tom closed his eyes and made a wish.</text:p>
      <text:p text:style-name="P5">تام چشم‌هایش را بست و یک آرزو کرد.</text:p>
      <text:p text:style-name="P1">1239</text:p>
      <text:p text:style-name="P4">Manzur-at چیه ke nemi‌tavāni be man komak koni?</text:p>
      <text:p text:style-name="P2">What do you mean, you can't help me?</text:p>
      <text:p text:style-name="P5">منظورت چیه که نمی توانی به من کمک کنی؟</text:p>
      <text:p text:style-name="P1">1240</text:p>
      <text:p text:style-name="P4">Tām mi‌xāst kojā be kālej beravad?</text:p>
      <text:p text:style-name="P2">Where did Tom want to go to college?</text:p>
      <text:p text:style-name="P5">تام می خواست کجا به کالج برود؟</text:p>
      <text:p text:style-name="P1"><text:soft-page-break/>1241</text:p>
      <text:p text:style-name="P4">Nemi‌tavāni ketābi rā bā jeld-aš dāvari koni.</text:p>
      <text:p text:style-name="P2">You can't judge a book by its cover.</text:p>
      <text:p text:style-name="P5">نمی‌توانی کتابی را با جلدش داوری کنی.</text:p>
      <text:p text:style-name="P1">1242</text:p>
      <text:p text:style-name="P4">Bezudi digar be u fekr naxāhi kard.</text:p>
      <text:p text:style-name="P2">You will soon cease to think of her.</text:p>
      <text:p text:style-name="P5">به زودی دیگر به او فکر نخواهی کرد.</text:p>
      <text:p text:style-name="P1">1243</text:p>
      <text:p text:style-name="P4">Adabiyāt-e bumi-ye Āfriqā besyār jāleb-ast.</text:p>
      <text:p text:style-name="P2">African folklore is very interesting.</text:p>
      <text:p text:style-name="P5">ادبیات بومی آفریقا بسیار جالب است.</text:p>
      <text:p text:style-name="P1">1244</text:p>
      <text:p text:style-name="P4">Behet nagoftam otāq-at rā tamiz koni?</text:p>
      <text:p text:style-name="P2">Didn't I tell you to clean your room?</text:p>
      <text:p text:style-name="P5">بهت نگفتم اتاقت را تمیز کنی؟</text:p>
      <text:p text:style-name="P1">1245</text:p>
      <text:p text:style-name="P4">Āyā ānhā dar ān forušgāh daftar mi‌forušand?</text:p>
      <text:p text:style-name="P2">Do they sell notebooks at that store?</text:p>
      <text:p text:style-name="P5">آیا آنها در آن فروشگاه دفتر می فروشند؟</text:p>
      <text:p text:style-name="P1">1246</text:p>
      <text:p text:style-name="P4">Barnāmei barā-ye fardā šab dāri?</text:p>
      <text:p text:style-name="P2">Do you have plans for tomorrow night?</text:p>
      <text:p text:style-name="P5">برنامه ای برای فردا شب داری؟</text:p>
      <text:p text:style-name="P1">1247</text:p>
      <text:p text:style-name="P4">Šomā fekr mi‌konid ke ānhā momken-ast xatarnāk bāšand?</text:p>
      <text:p text:style-name="P2">Do you think they might be dangerous?</text:p>
      <text:p text:style-name="P5">شما فکر می کنید که آنها ممکن است خطرناک باشند؟</text:p>
      <text:p text:style-name="P1">1248</text:p>
      <text:p text:style-name="P4">Vaqt-i digarān sohbat mi‌konand, harf-ešān rā qat’ nakonid.</text:p>
      <text:p text:style-name="P2">Don't cut in when others are talking.</text:p>
      <text:p text:style-name="P5">وقتی دیگران صحبت می‌کنند، حرفشان را قطع نکنید.</text:p>
      <text:p text:style-name="P1">1249</text:p>
      <text:p text:style-name="P4">Dar sālon-e catr-at rā bāz nakon.</text:p>
      <text:p text:style-name="P2">Don't open your umbrella in the hall.</text:p>
      <text:p text:style-name="P5">در سالن چترت را باز نکن.</text:p>
      <text:p text:style-name="P1">1250</text:p>
      <text:p text:style-name="P4">Hattā be dun-e ārāyeš-e u besyār bānamak-ast.</text:p>
      <text:p text:style-name="P2">Even without makeup, she's very cute.</text:p>
      <text:p text:style-name="P5">حتی بدون آرایش او بسیار بانمک است.</text:p>
      <text:p text:style-name="P1">1251</text:p>
      <text:p text:style-name="P4">Kolliye a’zā-ye kolub-e hāzer bud-and.</text:p>
      <text:p text:style-name="P2">Every member of the club was present.</text:p>
      <text:p text:style-name="P5">کلیه اعضای کلوب حاضر بودند.</text:p>
      <text:p text:style-name="P1">1252</text:p>
      <text:p text:style-name="P4">Pedar-e zang-e sāat rā barā-ye sāat-e šeš tanzim kard.</text:p>
      <text:p text:style-name="P2">Father set the alarm for six o'clock.</text:p>
      <text:p text:style-name="P5">پدر زنگ ساعت را برای ساعت شش تنظیم کرد.</text:p>
      <text:p text:style-name="P1">1253</text:p>
      <text:p text:style-name="P4">Tamām ciz-i ke mey dānam in -ast ke u dar Itāliyā motevalled šode-ast.</text:p>
      <text:p text:style-name="P2">For all I know, he was born in Italy.</text:p>
      <text:p text:style-name="P5">تمام چیزی که می دانم اینست که او در ایتالیا متولد شده است.</text:p>
      <text:p text:style-name="P1">1254</text:p>
      <text:p text:style-name="P4">U dar be pāyān-e resāndan-e kār sahmi dāšt.</text:p>
      <text:p text:style-name="P2">He had a share in completing the job.</text:p>
      <text:p text:style-name="P5">او در به پایان رساندن کار سهمی داشت.</text:p>
      <text:p text:style-name="P1">1255</text:p>
      <text:p text:style-name="P4">U naqši dar be pāyān-e resāndan kār dāšt.</text:p>
      <text:p text:style-name="P2">He had a share in completing the job.</text:p>
      <text:p text:style-name="P5">او نقشی در به پایان رساندن کار داشت.</text:p>
      <text:p text:style-name="P1">1256</text:p>
      <text:p text:style-name="P4">U dust-e nazdik-i barā-ye goftogu nadāšt.</text:p>
      <text:p text:style-name="P2">He has no close friends to talk with.</text:p>
      <text:p text:style-name="P5">او دوست نزدیکی برای گفتگو نداشت.</text:p>
      <text:p text:style-name="P1">1257</text:p>
      <text:p text:style-name="P4">U dar šahr-e kucak-i dar Itāliyā motevalled šode-ast.</text:p>
      <text:p text:style-name="P2">He was born in a small town in Italy.</text:p>
      <text:p text:style-name="P5">او در شهر کوچکی در ایتالیا متولد شده است.</text:p>
      <text:p text:style-name="P1">1258</text:p>
      <text:p text:style-name="P4">Tā vaqt-i nistam, u jānešin-e man xāhad bud.</text:p>
      <text:p text:style-name="P2">He will be my deputy while I am away.</text:p>
      <text:p text:style-name="P5">تا وقتی نیستم، او جانشین من خواهد بود.</text:p>
      <text:p text:style-name="P1">1259</text:p>
      <text:p text:style-name="P4">Sāl-e piš man tasmim gerefte bud-am ke be Žāpon biyāyam</text:p>
      <text:p text:style-name="P2">I decided to come to Japan last year.</text:p>
      <text:p text:style-name="P5">سال پیش من تصمیم گرفته بودم که به ژاپن بیایم</text:p>
      <text:p text:style-name="P1">1260</text:p>
      <text:p text:style-name="P4">Man u rā az ezāfe‌-ye kār-e moāf kardam.</text:p>
      <text:p text:style-name="P2">I exempted her from working overtime.</text:p>
      <text:p text:style-name="P5">من او را از اضافه کار معاف کردم.</text:p>
      <text:p text:style-name="P1">1261</text:p>
      <text:p text:style-name="P4">Man qabl az ān, candin bār u rā molāqāt karde bud-am.</text:p>
      <text:p text:style-name="P2">I had met him many times before then.</text:p>
      <text:p text:style-name="P5">من قبل از آن، چندین بار او را ملاقات کرده بودم.</text:p>
      <text:p text:style-name="P1">1262</text:p>
      <text:p text:style-name="P4">Tā qabl ar in hargez az u ciz-i našenide bud-am.</text:p>
      <text:p text:style-name="P2">I have never heard of him since then.</text:p>
      <text:p text:style-name="P5">تا قبل ار این هرگز از او چیزی نشنیده بودم.</text:p>
      <text:p text:style-name="P1">1263</text:p>
      <text:p text:style-name="P4">Man sokut-e u rā be rezāyat ta’bir mi‌konam.</text:p>
      <text:p text:style-name="P2"><text:soft-page-break/>I interpreted his silence as consent.</text:p>
      <text:p text:style-name="P5">من سکوت او را به رضایت تعبیر می کنم.</text:p>
      <text:p text:style-name="P1">1264</text:p>
      <text:p text:style-name="P4">Negāh kardam bebinam sar be serom nemi‌gozārad.</text:p>
      <text:p text:style-name="P2">I looked to see if he was teasing me.</text:p>
      <text:p text:style-name="P5">نگاه کردم ببینم سر به سرم نمی‌گذارد.</text:p>
      <text:p text:style-name="P1">1265</text:p>
      <text:p text:style-name="P4">Bāyad ān lāmp-e mahtābi rā avaz konam.</text:p>
      <text:p text:style-name="P2">I must replace that fluorescent lamp.</text:p>
      <text:p text:style-name="P5">باید آن لامپ مهتابی را عوض کنم.</text:p>
      <text:p text:style-name="P1">1266</text:p>
      <text:p text:style-name="P4">Man fekr mi‌konam fahmidam ke kojā-ye kār-e eštebāh bud.</text:p>
      <text:p text:style-name="P2">I think I understand what went wrong.</text:p>
      <text:p text:style-name="P5">من فکر می کنم فهمیدم که کجای کار اشتباه بود.</text:p>
      <text:p text:style-name="P1">1267</text:p>
      <text:p text:style-name="P4">Fekr konam ke sovyet šarr-at qermez rā bepušam.</text:p>
      <text:p text:style-name="P2">I think I will wear this red sweater.</text:p>
      <text:p text:style-name="P5">فکر کنم که سویت شرت قرمز را بپوشم.</text:p>
      <text:p text:style-name="P1">1268</text:p>
      <text:p text:style-name="P4">Mi‌xāham bā to biyāyam, ammā pul nadāram.</text:p>
      <text:p text:style-name="P2">I want to go with you, but I'm broke.</text:p>
      <text:p text:style-name="P5">می خواهم با تو بیایم، اما پول ندارم.</text:p>
      <text:p text:style-name="P1">1269</text:p>
      <text:p text:style-name="P4">Dar otāq-am montazer-at xāham bud.</text:p>
      <text:p text:style-name="P2">I will be waiting for you in my room.</text:p>
      <text:p text:style-name="P5">در اتاقم منتظرت خواهم بود.</text:p>
      <text:p text:style-name="P1">1270</text:p>
      <text:p text:style-name="P4">Emšab morāqeb bacce‌-at xāham bud.</text:p>
      <text:p text:style-name="P2">I'll take care of your child tonight.</text:p>
      <text:p text:style-name="P5">امشب مراقب بچه ات خواهم بود.</text:p>
      <text:p text:style-name="P1">1271</text:p>
      <text:p text:style-name="P4">Man be conin raftārhā-yi ādat nakarde-am.</text:p>
      <text:p text:style-name="P2">I'm not accustomed to such treatment.</text:p>
      <text:p text:style-name="P5">من به چنین رفتارهایی عادت نکرده ام.</text:p>
      <text:p text:style-name="P1">1272</text:p>
      <text:p text:style-name="P4">Dar surat-e ātašsuzi, šomā bāyad bā šomāre‌-ye 119 tamās begirid.</text:p>
      <text:p text:style-name="P2">In case of fire, you should dial 119.</text:p>
      <text:p text:style-name="P5">در صورت آتش سوزی، شما باید با شماره 119 تماس بگیرید.</text:p>
      <text:p text:style-name="P1">1273</text:p>
      <text:p text:style-name="P4">Hame‌-aš tanhā yek su-ye tafāhom-e bozorg-ast.</text:p>
      <text:p text:style-name="P2">It's all just a big misunderstanding.</text:p>
      <text:p text:style-name="P5">همه اش تنها یک سوء تفاهم بزرگ است.</text:p>
      <text:p text:style-name="P1">1274</text:p>
      <text:p text:style-name="P4">Niyāz-i be goftan nist ke u digar hargez bāz nagašt.</text:p>
      <text:p text:style-name="P2">Needless to say, he never came again.</text:p>
      <text:p text:style-name="P5">نیازی به گفتن نیست که او دیگر هرگز باز نگشت.</text:p>
      <text:p text:style-name="P1">1275</text:p>
      <text:p text:style-name="P4">Be dun-e inke bedānam ce mi‌konam, be u zang zadam.</text:p>
      <text:p text:style-name="P2">Not knowing what to do, I called her.</text:p>
      <text:p text:style-name="P5">بدون اینکه بدانم چه می کنم، به او زنگ زدم.</text:p>
      <text:p text:style-name="P1">1276</text:p>
      <text:p text:style-name="P4">U be donbāl-e yek āpārtemān-e bozorg-ast.</text:p>
      <text:p text:style-name="P2">She is looking for a large apartment.</text:p>
      <text:p text:style-name="P5">او به دنبال یک آپارتمان بزرگ است.</text:p>
      <text:p text:style-name="P1">1277</text:p>
      <text:p text:style-name="P4">U hargez ta’rif-e kardan az nowzād-e mā rā farāmuš nemi‌konad.</text:p>
      <text:p text:style-name="P2">She never forgets to admire our baby.</text:p>
      <text:p text:style-name="P5">او هرگز تعریف کردن از نوزاد ما را فراموش نمی کند.</text:p>
      <text:p text:style-name="P1">1278</text:p>
      <text:p text:style-name="P4">U qāne’ šod ke u sedāqat dārad.</text:p>
      <text:p text:style-name="P2">She was satisfied that he was honest.</text:p>
      <text:p text:style-name="P5">او قانع شد که او صداقت دارد.</text:p>
      <text:p text:style-name="P1">1279</text:p>
      <text:p text:style-name="P4">Temsāh az gune‌hā-ye taht-e hemāyat-ast.</text:p>
      <text:p text:style-name="P2">The crocodile is a protected species.</text:p>
      <text:p text:style-name="P5">تمساح از گونه های تحت حمایت است.</text:p>
      <text:p text:style-name="P1">1280</text:p>
      <text:p text:style-name="P4">Bāzi tā hafte‌-ye āyande‌-ye motevaqqef šod.</text:p>
      <text:p text:style-name="P2">The game was put off until next week.</text:p>
      <text:p text:style-name="P5">بازی تا هفته آینده متوقف شد.</text:p>
      <text:p text:style-name="P1">1281</text:p>
      <text:p text:style-name="P4">Poštebām vāqean be ta’mir ehtiyāj dārad.</text:p>
      <text:p text:style-name="P2">The roof is really in need of repair.</text:p>
      <text:p text:style-name="P5">پشت بام واقعا به تعمیر احتیاج دارد.</text:p>
      <text:p text:style-name="P1">1282</text:p>
      <text:p text:style-name="P4">Sarbāz bā aslahe be samt-e mard-e nešāne gir-i kard.</text:p>
      <text:p text:style-name="P2">The soldier aimed his gun at the man.</text:p>
      <text:p text:style-name="P5">سرباز با اسلحه به سمت مرد نشانه گیری کرد.</text:p>
      <text:p text:style-name="P1">1283</text:p>
      <text:p text:style-name="P4">In forušgāh dar tamām tul-e sāl-e bāz-ast.</text:p>
      <text:p text:style-name="P2">The store is open all the year round.</text:p>
      <text:p text:style-name="P5">این فروشگاه در تمام طول سال باز است.</text:p>
      <text:p text:style-name="P1">1284</text:p>
      <text:p text:style-name="P4">Kārgarān be kār-ešān mi‌bāland.</text:p>
      <text:p text:style-name="P2">The workers took pride in their work.</text:p>
      <text:p text:style-name="P5">کارگران به کارشان می بالند.</text:p>
      <text:p text:style-name="P1">1285</text:p>
      <text:p text:style-name="P4">Ānhā esrār kardand ke man pul rā bepardāzam.</text:p>
      <text:p text:style-name="P2">They insisted on my paying the money.</text:p>
      <text:p text:style-name="P5">آنها اصرار کردند که من پول را بپردازم.</text:p>
      <text:p text:style-name="P1"><text:soft-page-break/>1286</text:p>
      <text:p text:style-name="P4">Ānhā mey guyand Saraxs‌hā mi‌tavānand gol dāšte bāšand.</text:p>
      <text:p text:style-name="P2">They say that ferns can have flowers.</text:p>
      <text:p text:style-name="P5">آنها می گویند سرخس ها می توانند گل داشته باشند.</text:p>
      <text:p text:style-name="P1">1287</text:p>
      <text:p text:style-name="P4">In ketāb-e hāvi-ye cehel aks-ast.</text:p>
      <text:p text:style-name="P2">This book contains forty photographs.</text:p>
      <text:p text:style-name="P5">این کتاب حاوی چهل عکس است.</text:p>
      <text:p text:style-name="P1">1288</text:p>
      <text:p text:style-name="P4">In otobus šomā rā tā muze mi‌barad .</text:p>
      <text:p text:style-name="P2">This bus will take you to the museum.</text:p>
      <text:p text:style-name="P5">این اتوبوس شما را تا موزه می برد .</text:p>
      <text:p text:style-name="P1">1289</text:p>
      <text:p text:style-name="P4">Tebq-e gozāreš,aslahe xeyli qodratmand-ast.</text:p>
      <text:p text:style-name="P2">This gun is reportedly very powerful.</text:p>
      <text:p text:style-name="P5">طبق گزارش،اسلحه خیلی قدرتمند است.</text:p>
      <text:p text:style-name="P1">1290</text:p>
      <text:p text:style-name="P4">Tām daqiqan āxarin lahze resid.</text:p>
      <text:p text:style-name="P2">Tom arrived just in the nick of time.</text:p>
      <text:p text:style-name="P5">تام دقیقاً آخرین لحظه رسید.</text:p>
      <text:p text:style-name="P1">1291</text:p>
      <text:p text:style-name="P4">Tām hamiše motābeq-e qānun bāzi nemi‌konad.</text:p>
      <text:p text:style-name="P2">Tom doesn't always play by the rules.</text:p>
      <text:p text:style-name="P5">تام همیشه مطابق قانون بازی نمی کند.</text:p>
      <text:p text:style-name="P1">1292</text:p>
      <text:p text:style-name="P4">Nabāyad ke tām negarān Māri bāšad.</text:p>
      <text:p text:style-name="P2">Tom doesn't need to worry about Mary.</text:p>
      <text:p text:style-name="P5">نباید که تام نگران ماری باشد.</text:p>
      <text:p text:style-name="P1">1293</text:p>
      <text:p text:style-name="P4">Tām goft اینقدر sar-aš شلوغه ke نمیتونه qazā بخوره.</text:p>
      <text:p text:style-name="P2">Tom said that he was too busy to eat.</text:p>
      <text:p text:style-name="P5">تام گفت اینقدر سرش شلوغه که نمیتونه غذا بخوره.</text:p>
      <text:p text:style-name="P1">1294</text:p>
      <text:p text:style-name="P4">Mā sobh-e ruz ba’d xeyl-i xābālud bud-im.</text:p>
      <text:p text:style-name="P2">We were very sleepy the next morning.</text:p>
      <text:p text:style-name="P5">ما صبح روز بعد خیلی خواب آلود بودیم.</text:p>
      <text:p text:style-name="P1">1295</text:p>
      <text:p text:style-name="P4">Ta’tilāt-e tābestān-at ki šoru’ میشه?</text:p>
      <text:p text:style-name="P2">When does your summer vacation start?</text:p>
      <text:p text:style-name="P5">تعطیلاتِ تابستانیت کِی شروع میشه؟</text:p>
      <text:p text:style-name="P1">1296</text:p>
      <text:p text:style-name="P4">Be ce kas-i dar in entexābāt ra’y dādi?</text:p>
      <text:p text:style-name="P2">Who did you vote for in the election?</text:p>
      <text:p text:style-name="P5">به چه کسی در این انتخابات رأی دادی؟</text:p>
      <text:p text:style-name="P1">1297</text:p>
      <text:p text:style-name="P4">Yek tekke‌-ye keyk-e digar meyl dārid?</text:p>
      <text:p text:style-name="P2">Would you like another piece of cake?</text:p>
      <text:p text:style-name="P5">یک تکه‌ی کیک دیگر میل دارید؟</text:p>
      <text:p text:style-name="P1">1298</text:p>
      <text:p text:style-name="P4">Šomā bāyad beruyad-o muhā-yetān rā kutāh konid.</text:p>
      <text:p text:style-name="P2">You should go and have your hair cut.</text:p>
      <text:p text:style-name="P5">شما باید بروید و موهایتان را کوتاه کنید.</text:p>
      <text:p text:style-name="P1">1299</text:p>
      <text:p text:style-name="P4">Āvril, cāhārromin māh sāl-ast.</text:p>
      <text:p text:style-name="P2">April is the fourth month of the year.</text:p>
      <text:p text:style-name="P5">آوریل، چهارمین ماه سال است.</text:p>
      <text:p text:style-name="P1">1300</text:p>
      <text:p text:style-name="P4">Mi‌tavānam be šomā qet’e‌-ye digar-i keyk taārof namā-yam?</text:p>
      <text:p text:style-name="P2">Can I offer you another piece of cake?</text:p>
      <text:p text:style-name="P5">می توانم به شما قطعه دیگری کیک تعارف نمایم؟</text:p>
      <text:p text:style-name="P1">1301</text:p>
      <text:p text:style-name="P4">Mi‌tavāni vaqt-i man dar safar hastam az sag-am morāqebat koni?</text:p>
      <text:p text:style-name="P2">Can you watch my dog while I’m away?</text:p>
      <text:p text:style-name="P5">می توانی وقتی من در سفر هستم از سگم مراقبت کنی؟</text:p>
      <text:p text:style-name="P1">1302</text:p>
      <text:p text:style-name="P4">Āyā dar kešvar-e šomā barf ziyād mi‌bārad?</text:p>
      <text:p text:style-name="P2">Do you have much snow in your country?</text:p>
      <text:p text:style-name="P5">آیا در کشور شما برف زیاد می بارد؟</text:p>
      <text:p text:style-name="P1">1303</text:p>
      <text:p text:style-name="P4">Delfin‌hā heyvānāt besyār hušmandi hastand.</text:p>
      <text:p text:style-name="P2">Dolphins are very intelligent animals.</text:p>
      <text:p text:style-name="P5">دلفین ها حیوانات بسیار هوشمندی هستند.</text:p>
      <text:p text:style-name="P1">1304</text:p>
      <text:p text:style-name="P4">Be qeymat fekr nakon, be arzeš biyandiš.</text:p>
      <text:p text:style-name="P2">Don’t think of cost. Think of value.</text:p>
      <text:p text:style-name="P5">به قیمت فکر نکن، به ارزش بیندیش.</text:p>
      <text:p text:style-name="P1">1305</text:p>
      <text:p text:style-name="P4">Emtehān-e dorost ba’d az ta’tilāt-e tābestān.</text:p>
      <text:p text:style-name="P2">Exams are right after summer vacation.</text:p>
      <text:p text:style-name="P5">امتحان درست بعد از تعطیلاتِ تابستان.</text:p>
      <text:p text:style-name="P1">1306</text:p>
      <text:p text:style-name="P4">Tā be hāl-e tariqe‌-ye sāxt-e sosis ru dide-id?</text:p>
      <text:p text:style-name="P2">Have you ever seen sausage being made?</text:p>
      <text:p text:style-name="P5">تا به حال طریقه ساخت سوسیس رو دیده اید?</text:p>
      <text:p text:style-name="P1">1307</text:p>
      <text:p text:style-name="P4">U barā-ye fandak-e dast be jib-aš bord.</text:p>
      <text:p text:style-name="P2">He felt in his pocket for his lighter.</text:p>
      <text:p text:style-name="P5">او برای فندک دست به جیبش برد.</text:p>
      <text:p text:style-name="P1">1308</text:p>
      <text:p text:style-name="P4">U be bolandi-ye hic pesari dar kelās-aš nist.</text:p>
      <text:p text:style-name="P2">He is as tall as any boy in his class.</text:p>
      <text:p text:style-name="P5">او به بلندی هیچ پسری در کلاسش نیست.</text:p>
      <text:p text:style-name="P1">1309</text:p>
      <text:p text:style-name="P4">U bini‌-yaš rā ruy panjere fešār dād.</text:p>
      <text:p text:style-name="P2">He pushed his nose against the window.</text:p>
      <text:p text:style-name="P5"><text:soft-page-break/>او بینی‌اش را روی پنجره فشار داد.</text:p>
      <text:p text:style-name="P1">1310</text:p>
      <text:p text:style-name="P4">U goft ke xāhad āmad-o vāqean āmad.</text:p>
      <text:p text:style-name="P2">He said he would come and he did come.</text:p>
      <text:p text:style-name="P5">او گفت که خواهد آمد و واقعاً آمد.</text:p>
      <text:p text:style-name="P1">1311</text:p>
      <text:p text:style-name="P4">U vānemud mi‌konad ke varzeškāri bozorg bude-ast.</text:p>
      <text:p text:style-name="P2">He seems to have been a great athlete.</text:p>
      <text:p text:style-name="P5">او وانمود می کند که ورزشکاری بزرگ بوده است.</text:p>
      <text:p text:style-name="P1">1312</text:p>
      <text:p text:style-name="P4">U barā-ye se hafte dar Niyoyork mānd</text:p>
      <text:p text:style-name="P2">He stayed in New York for three weeks.</text:p>
      <text:p text:style-name="P5">او برای سه هفته در نیویورک ماند</text:p>
      <text:p text:style-name="P1">1313</text:p>
      <text:p text:style-name="P4">U az esābat-e sāeqe, jān-e sālem be dar bord.</text:p>
      <text:p text:style-name="P2">He survived being struck by lightning.</text:p>
      <text:p text:style-name="P5">او از اصابت صاعقه، جان سالم به در برد.</text:p>
      <text:p text:style-name="P1">1314</text:p>
      <text:p text:style-name="P4">Man be conin dāstān‌hā-yi xeyli alāqe dāram.</text:p>
      <text:p text:style-name="P2">I am very interested in those stories.</text:p>
      <text:p text:style-name="P5">من به چنین داستانهایی خیلی علاقه دارم.</text:p>
      <text:p text:style-name="P1">1315</text:p>
      <text:p text:style-name="P4">Man dar in mowzu’ bā to movāfeq nistam.</text:p>
      <text:p text:style-name="P2">I can't agree with you on this matter.</text:p>
      <text:p text:style-name="P5">من در این موضوع با تو موافق نیستم.</text:p>
      <text:p text:style-name="P1">1316</text:p>
      <text:p text:style-name="P4">Hic bacce‌-i dar pārk nadidam.</text:p>
      <text:p text:style-name="P2">I didn't see any children in the park.</text:p>
      <text:p text:style-name="P5">هیچ بچه ای در پارک ندیدم.</text:p>
      <text:p text:style-name="P1">1317</text:p>
      <text:p text:style-name="P4">Man entexāb-e digar-i nadāštam joz inke savār havāpeymā šavam.</text:p>
      <text:p text:style-name="P2">I had no choice but to take the plane.</text:p>
      <text:p text:style-name="P5">من انتخاب دیگری نداشتم جز اینکه سوار هواپیما شوم.</text:p>
      <text:p text:style-name="P1">1318</text:p>
      <text:p text:style-name="P4">Man hanuz hic javāb-i az šomā daryāft nakarde-am.</text:p>
      <text:p text:style-name="P2">I have received no reply from you yet.</text:p>
      <text:p text:style-name="P5">من هنوز هیچ جوابی از شما دریافت نکرده ام.</text:p>
      <text:p text:style-name="P1">1319</text:p>
      <text:p text:style-name="P4">Faqat mi‌xāham cand soāl az šomā beporsam.</text:p>
      <text:p text:style-name="P2">I just want to ask you some questions.</text:p>
      <text:p text:style-name="P5">فقط می‌خواهم چند سؤال از شما بپرسم.</text:p>
      <text:p text:style-name="P1">1320</text:p>
      <text:p text:style-name="P4">Sa’y kardam tām rā az āsib-e resāndan be Māri bāzdār-am.</text:p>
      <text:p text:style-name="P2">I tried to stop Tom from hurting Mary.</text:p>
      <text:p text:style-name="P5">سعی کردم تام را از آسیب رساندن به ماری بازدارم.</text:p>
      <text:p text:style-name="P1">1321</text:p>
      <text:p text:style-name="P4">Dar ebtedā tavān-e in rā nadāštam ke bāvar-aš konam.</text:p>
      <text:p text:style-name="P2">I wasn't able to believe him at first.</text:p>
      <text:p text:style-name="P5">در ابتدا توان این را نداشتم که باورش کنم.</text:p>
      <text:p text:style-name="P1">1322</text:p>
      <text:p text:style-name="P4">Man tarjih mi‌dādam ke be towr-e xosusi bā šomā soxan beguyam.</text:p>
      <text:p text:style-name="P2">I'd prefer to speak to you in private.</text:p>
      <text:p text:style-name="P5">من ترجیح می دادم که به طور خصوصی با شما سخن بگویم.</text:p>
      <text:p text:style-name="P1">1323</text:p>
      <text:p text:style-name="P4">Az inke kārfarmā-ye xub-i dāri, be to hesādat mi‌konam.</text:p>
      <text:p text:style-name="P2">I'm jealous that you have a good boss.</text:p>
      <text:p text:style-name="P5">از اینکه کارفرمای خوبی داری، به تو حسادت می کنم.</text:p>
      <text:p text:style-name="P1">1324</text:p>
      <text:p text:style-name="P4">Be in sāxtemān negāh kon.Āyā ān yek ma’bad-ast?</text:p>
      <text:p text:style-name="P2">Look at that building. Is it a temple?</text:p>
      <text:p text:style-name="P5">به این ساختمان نگاه کن.آیا آن یک معبد است؟</text:p>
      <text:p text:style-name="P1">1325</text:p>
      <text:p text:style-name="P4">Ensān tanhā heyvāni-st ke mi‌tavānad bexandad.</text:p>
      <text:p text:style-name="P2">Man is the only animal that can laugh.</text:p>
      <text:p text:style-name="P5">انسان تنها حیوانی است که می تواند بخندد.</text:p>
      <text:p text:style-name="P1">1326</text:p>
      <text:p text:style-name="P4">Tey šarr-at-am āb raft con šostam-aš.</text:p>
      <text:p text:style-name="P2">My T-shirt shrank because I washed it.</text:p>
      <text:p text:style-name="P5">تی شرتم آب رفت چون شستمش.</text:p>
      <text:p text:style-name="P1">1327</text:p>
      <text:p text:style-name="P4">Bacce‌-am hanuz nemi‌tavānad harf bezanad; faqat gerye mi‌konad.</text:p>
      <text:p text:style-name="P2">My baby can't talk yet. He just cries.</text:p>
      <text:p text:style-name="P5">بچه‌ام هنوز نمی‌تواند حرف بزند؛ فقط گریه می‌کند.</text:p>
      <text:p text:style-name="P1">1328</text:p>
      <text:p text:style-name="P4">Lebās‌hā-yam xis šode bud-and barā-ye hamin ānhā rā az tan birun kardam.</text:p>
      <text:p text:style-name="P2">My clothes get wet so I took off them.</text:p>
      <text:p text:style-name="P5">لباس هایم خیس شده بودند برای همین آنها را از تن بیرون کردم.</text:p>
      <text:p text:style-name="P1">1329</text:p>
      <text:p text:style-name="P4">U zudtar az hame dar xānevāde‌-ye man az xāb-e bidār mi‌šavad.</text:p>
      <text:p text:style-name="P2">She gets up the earliest in my family.</text:p>
      <text:p text:style-name="P5">او زودتر از همه در خانواده من از خواب بیدار می شود.</text:p>
      <text:p text:style-name="P1">1330</text:p>
      <text:p text:style-name="P4">U negāh motefakkerāne‌-i bar cehre‌-aš dāšt.</text:p>
      <text:p text:style-name="P2">She had a thoughtful look on her face.</text:p>
      <text:p text:style-name="P5">او نگاه متفکرانه ای بر چهره اش داشت.</text:p>
      <text:p text:style-name="P1">1331</text:p>
      <text:p text:style-name="P4"><text:soft-page-break/>Barx-i afrād, heyvānāt-e kamyāb rā بعنوان heyvān-e xānegi negah mi‌dārand.</text:p>
      <text:p text:style-name="P2">Some people keep rare animals as pets.</text:p>
      <text:p text:style-name="P5">برخی افراد، حیوانات کمیاب را بعنوان حیوان خانگی نگه می دارند.</text:p>
      <text:p text:style-name="P1">1332</text:p>
      <text:p text:style-name="P4">Polis-e tām rā be qatl mottaham nakard.</text:p>
      <text:p text:style-name="P2">The police didn't book Tom for murder.</text:p>
      <text:p text:style-name="P5">پلیس تام را به قتل متهم نکرد.</text:p>
      <text:p text:style-name="P1">1333</text:p>
      <text:p text:style-name="P4">Do kuh az bolandā-ye yeksān-i barxordār hastand.</text:p>
      <text:p text:style-name="P2">The two mountains are of equal height.</text:p>
      <text:p text:style-name="P5">دو کوه از بلندای یکسانی برخوردار هستند.</text:p>
      <text:p text:style-name="P1">1334</text:p>
      <text:p text:style-name="P4">Pārsāl qatl‌hā-ye ziyādi ettefāq oftād.</text:p>
      <text:p text:style-name="P2">There were a lot of murders last year.</text:p>
      <text:p text:style-name="P5">پارسال قتل‌های زیادی اتفاق افتاد.</text:p>
      <text:p text:style-name="P1">1335</text:p>
      <text:p text:style-name="P4">Hicciz-i barā-ye xordan dar āšpazxāne nist.</text:p>
      <text:p text:style-name="P2">There's nothing to eat in the kitchen.</text:p>
      <text:p text:style-name="P5">هیچ چیزی برای خوردن در آشپزخانه نیست.</text:p>
      <text:p text:style-name="P1">1336</text:p>
      <text:p text:style-name="P4">Ānhā be ān dehkade‌-ye niv Āmesterdām mey guyand.</text:p>
      <text:p text:style-name="P2">They called the village New Amsterdam.</text:p>
      <text:p text:style-name="P5">آنها به آن دهکده نیو آمستردام می گویند.</text:p>
      <text:p text:style-name="P1">1337</text:p>
      <text:p text:style-name="P4">Tām axiran meri rā ziyād nadide-ast.</text:p>
      <text:p text:style-name="P2">Tom hasn't seen much of Mary recently.</text:p>
      <text:p text:style-name="P5">تام اخیراً مری را زیاد ندیده است.</text:p>
      <text:p text:style-name="P1">1338</text:p>
      <text:p text:style-name="P4">Tām kas-i-st ke be man goft ce kār konam.</text:p>
      <text:p text:style-name="P2">Tom is the one who told me what to do.</text:p>
      <text:p text:style-name="P5">تام کسی است که به من گفت چه کار کنم.</text:p>
      <text:p text:style-name="P1">1339</text:p>
      <text:p text:style-name="P4">Tām bāyad foran tasmim begirad ke ce kāri bāyad anjām dehad.</text:p>
      <text:p text:style-name="P2">Tom must decide what to do right away.</text:p>
      <text:p text:style-name="P5">تام باید فوراً تصمیم بگیرد که چه کاری باید انجام دهد.</text:p>
      <text:p text:style-name="P1">1340</text:p>
      <text:p text:style-name="P4">Mā nemi‌tavānestim hickas-i rā dar xiyābān bebinim.</text:p>
      <text:p text:style-name="P2">We could not see anyone in the street.</text:p>
      <text:p text:style-name="P5">ما نمی توانستیم هیچ کسی را در خیابان ببینیم.</text:p>
      <text:p text:style-name="P1">1341</text:p>
      <text:p text:style-name="P4">Mā dar hume‌-ye madrese zendegi mi‌konim.</text:p>
      <text:p text:style-name="P2">We live in the vicinity of the school.</text:p>
      <text:p text:style-name="P5">ما در حومه ی مدرسه زندگی می کنیم.</text:p>
      <text:p text:style-name="P1">1342</text:p>
      <text:p text:style-name="P4">Mā be jā-yi niyāz dārim, ke šab ānjā bemānim.</text:p>
      <text:p text:style-name="P2">We need a place to stay for the night.</text:p>
      <text:p text:style-name="P5">ما به جایی نیاز داریم، که شب آنجا بمانیم.</text:p>
      <text:p text:style-name="P1">1343</text:p>
      <text:p text:style-name="P4">Cerā hickas pāsox soāl‌hā-yam rā nemi‌dehad?</text:p>
      <text:p text:style-name="P2">Why won't anybody answer my questions?</text:p>
      <text:p text:style-name="P5">چرا هیچ کس پاسخ سؤالهایم را نمی دهد؟</text:p>
      <text:p text:style-name="P1">1344</text:p>
      <text:p text:style-name="P4">Āyā livān‌hā rā ruy miz xāhid gozāšt?</text:p>
      <text:p text:style-name="P2">Will you put the glasses on the table?</text:p>
      <text:p text:style-name="P5">آیا لیوانها را روی میز خواهید گذاشت؟</text:p>
      <text:p text:style-name="P1">1345</text:p>
      <text:p text:style-name="P4">Šomā mi‌tavānid harceqadr mi‌xāhid injā bemānid.</text:p>
      <text:p text:style-name="P2">You can stay here as long as you like.</text:p>
      <text:p text:style-name="P5">شما می‌توانید هرچقدر می‌خواهید اینجا بمانید.</text:p>
      <text:p text:style-name="P1">1346</text:p>
      <text:p text:style-name="P4">Yādgiri-ye andak, ciz-e xatarnāk-i-st.</text:p>
      <text:p text:style-name="P2">A little learning is a dangerous thing.</text:p>
      <text:p text:style-name="P5">یادگیری اندک، چیز خطرناکی است.</text:p>
      <text:p text:style-name="P1">1347</text:p>
      <text:p text:style-name="P4">Hame dāneš-e āmuzān hamzamān šoru’ be sohbat kardan nemudand.</text:p>
      <text:p text:style-name="P2">All the students began talking at once.</text:p>
      <text:p text:style-name="P5">همه دانش آموزان همزمان شروع به صحبت کردن نمودند.</text:p>
      <text:p text:style-name="P1">1348</text:p>
      <text:p text:style-name="P4">Bacce‌hā be tarz-e šegeftāvar-i sari’ bozorg mi‌šavand.</text:p>
      <text:p text:style-name="P2">Children grow up astonishingly quickly.</text:p>
      <text:p text:style-name="P5">بچه‌ها به طرز شگفت‌آوری سریع بزرگ می‌شوند.</text:p>
      <text:p text:style-name="P1">1349</text:p>
      <text:p text:style-name="P4">Āyā lāzem-ast dalil rā be u towzih deh-am?</text:p>
      <text:p text:style-name="P2">Do I need to explain the reason to him?</text:p>
      <text:p text:style-name="P5">آیا لازم است دلیل را به او توضیح دهم؟</text:p>
      <text:p text:style-name="P1">1350</text:p>
      <text:p text:style-name="P4">Mey-ye dāni dustān-am cegune ma-rā towsif mi‌konand?</text:p>
      <text:p text:style-name="P2">Do you know how my friends describe me?</text:p>
      <text:p text:style-name="P5">می دانی دوستانم چگونه مرا توصیف می کنند؟</text:p>
      <text:p text:style-name="P1">1351</text:p>
      <text:p text:style-name="P4">Fekr mi‌koni tām konsert rā dust xāhad dāšt?</text:p>
      <text:p text:style-name="P2">Do you think Tom will like the concert?</text:p>
      <text:p text:style-name="P5">فکر می کنی تام کنسرت را دوست خواهد داشت؟</text:p>
      <text:p text:style-name="P1">1352</text:p>
      <text:p text:style-name="P4">Pedar-am gāh-i ma-rā be edāre‌-aš mi‌barad.</text:p>
      <text:p text:style-name="P2">Father sometimes took me to his office.</text:p>
      <text:p text:style-name="P5">پدرم گاهی مرا به اداره اش می برد.</text:p>
      <text:p text:style-name="P1">1353</text:p>
      <text:p text:style-name="P4"><text:soft-page-break/>U dar naqqādi az har zamāni mašhurtar šod.</text:p>
      <text:p text:style-name="P2">He became ever more famous as a critic.</text:p>
      <text:p text:style-name="P5">او در نقّادی از هر زمانی مشهورتر شد.</text:p>
      <text:p text:style-name="P1">1354</text:p>
      <text:p text:style-name="P4">U ajale kard tā zamān az dast rafte rā jobrān konad.</text:p>
      <text:p text:style-name="P2">He hurried on to make up for lost time.</text:p>
      <text:p text:style-name="P5">او عجله کرد تا زمان از دست رفته را جبران کند.</text:p>
      <text:p text:style-name="P1">1355</text:p>
      <text:p text:style-name="P4">Xāne‌-ye u dar kuhpāye-ast.</text:p>
      <text:p text:style-name="P2">Her house is at the foot of a mountain.</text:p>
      <text:p text:style-name="P5">خانه او در کوهپایه است.</text:p>
      <text:p text:style-name="P1">1356</text:p>
      <text:p text:style-name="P4">Vāqean del-am mi‌xāhad hamaknun bā tām bāšam.</text:p>
      <text:p text:style-name="P2">I really want to be with Tom right now.</text:p>
      <text:p text:style-name="P5">واقعا دلم می خواهد هم اکنون با تام باشم.</text:p>
      <text:p text:style-name="P1">1357</text:p>
      <text:p text:style-name="P4">Bā xod-am goftam: "in fekr-e xub-i-st."</text:p>
      <text:p text:style-name="P2">I said to myself, "That's a good idea."</text:p>
      <text:p text:style-name="P5">با خودم گفتم: «این فکر خوبی است.»</text:p>
      <text:p text:style-name="P1">1358</text:p>
      <text:p text:style-name="P4">Fekr konam tām dārad tafre mi‌ravad.</text:p>
      <text:p text:style-name="P2">I think Tom is beating around the bush.</text:p>
      <text:p text:style-name="P5">فکر کنم تام دارد طفره می رود.</text:p>
      <text:p text:style-name="P1">1359</text:p>
      <text:p text:style-name="P4">Man towzih xāham dād ke cegune in dāru rā masraf konid.</text:p>
      <text:p text:style-name="P2">I'll explain how to take this medicine.</text:p>
      <text:p text:style-name="P5">من توضیح خواهم داد که چگونه این دارو را مصرف کنید.</text:p>
      <text:p text:style-name="P1">1360</text:p>
      <text:p text:style-name="P4">Dar Žāpon, har sāl-e cāhār fasl dārad.</text:p>
      <text:p text:style-name="P2">In Japan there are four seasons a year.</text:p>
      <text:p text:style-name="P5">در ژاپن، هر سال چهار فصل دارد.</text:p>
      <text:p text:style-name="P1">1361</text:p>
      <text:p text:style-name="P4">Jān nemi‌dānad cegune gitār benavāzad.</text:p>
      <text:p text:style-name="P2">John doesn’t know how to play guitar.</text:p>
      <text:p text:style-name="P5">جان نمی داند چگونه گیتار بنوازد.</text:p>
      <text:p text:style-name="P1">1362</text:p>
      <text:p text:style-name="P4">Avāxer-e pāyiz dar Eskātland nesbatan sard-ast.</text:p>
      <text:p text:style-name="P2">Late autumn in Scotland is rather cold.</text:p>
      <text:p text:style-name="P5">اواخر پاییز در اسکاتلند نسبتاً سرد است.</text:p>
      <text:p text:style-name="P1">1363</text:p>
      <text:p text:style-name="P4">Biyā bar gard-im qabl az ānke bārān bāridan begirad.</text:p>
      <text:p text:style-name="P2">Let's go back before it begins to rain.</text:p>
      <text:p text:style-name="P5">بیا برگردیم قبل از آنکه باران باریدن بگیرد.</text:p>
      <text:p text:style-name="P1">1364</text:p>
      <text:p text:style-name="P4">Aksar ma’badhā-ye žāponi az cub sāxte šode-and.</text:p>
      <text:p text:style-name="P2">Most Japanese temples are made of wood.</text:p>
      <text:p text:style-name="P5">اکثر معبدهای ژاپنی از چوب ساخته شده‌اند.</text:p>
      <text:p text:style-name="P1">1365</text:p>
      <text:p text:style-name="P4">Moallem-am ān vāženāme rā towsie kard.</text:p>
      <text:p text:style-name="P2">My teacher recommended that dictionary.</text:p>
      <text:p text:style-name="P5">معلم‌ام آن واژه‌نامه را توصیه کرد.</text:p>
      <text:p text:style-name="P1">1366</text:p>
      <text:p text:style-name="P4">Aknun zamān pišbini havā-st.</text:p>
      <text:p text:style-name="P2">Now it's time for the weather forecast.</text:p>
      <text:p text:style-name="P5">اکنون زمان پیش بینی هواست.</text:p>
      <text:p text:style-name="P1">1367</text:p>
      <text:p text:style-name="P4">Sayyāre‌-ye mā, zamin, hamvāre dar harekat-ast.</text:p>
      <text:p text:style-name="P2">Our planet, Earth, is always in motion.</text:p>
      <text:p text:style-name="P5">سیاره‌ی ما، زمین، همواره در حرکت است.</text:p>
      <text:p text:style-name="P1">1368</text:p>
      <text:p text:style-name="P4">Eskātland dar māh-e septāmr-e momken-ast xeyli garm bāšad.</text:p>
      <text:p text:style-name="P2">Scotland can be very warm in September.</text:p>
      <text:p text:style-name="P5">اسکاتلند در ماه سپتامبر ممکن است خیلی گرم باشد.</text:p>
      <text:p text:style-name="P1">1369</text:p>
      <text:p text:style-name="P4">Majlā te gunāguni-ye ān dāstān rā montašer kardand.</text:p>
      <text:p text:style-name="P2">Several newspapers published the story.</text:p>
      <text:p text:style-name="P5">مجلا ت گونا گونی آن داستان را منتشر کردند.</text:p>
      <text:p text:style-name="P1">1370</text:p>
      <text:p text:style-name="P4">U az man xāst dar kār be u komak konam.</text:p>
      <text:p text:style-name="P2">She asked me to help her with the work.</text:p>
      <text:p text:style-name="P5">او از من خواست در کار به او کمک کنم.</text:p>
      <text:p text:style-name="P1">1371</text:p>
      <text:p text:style-name="P4">U bāyad biš‌tar be digarān guš dehad.</text:p>
      <text:p text:style-name="P2">She should listen more to other people.</text:p>
      <text:p text:style-name="P5">او باید بیشتر به دیگران گوش دهد.</text:p>
      <text:p text:style-name="P1">1372</text:p>
      <text:p text:style-name="P4">Eqtesād-e Žāpon besor’at pišraft kard.</text:p>
      <text:p text:style-name="P2">The Japanese economy developed rapidly.</text:p>
      <text:p text:style-name="P5">اقتصاد ژاپن به سرعت پیشرفت کرد.</text:p>
      <text:p text:style-name="P1">1373</text:p>
      <text:p text:style-name="P4">Afrād-i ke injā bud-and, hame rafte-and.</text:p>
      <text:p text:style-name="P2">The people who were here have all gone.</text:p>
      <text:p text:style-name="P5">افرادی که اینجا بودند، همه رفته‌اند.</text:p>
      <text:p text:style-name="P1">1374</text:p>
      <text:p text:style-name="P4">Dar ān kuhestān meymun ziyād-ast.</text:p>
      <text:p text:style-name="P2">There are many monkeys in the mountain.</text:p>
      <text:p text:style-name="P5">در آن کوهستان میمون زیاد است.</text:p>
      <text:p text:style-name="P1">1375</text:p>
      <text:p text:style-name="P4">Dar šahr-e yek ma’bad xeyli qadimi vojud dārad.</text:p>
      <text:p text:style-name="P2"><text:soft-page-break/>There is a very old temple in the town.</text:p>
      <text:p text:style-name="P5">در شهر یک معبد خیلی قدیمی وجود دارد.</text:p>
      <text:p text:style-name="P1">1376</text:p>
      <text:p text:style-name="P4">In otāq barā-ye candin manzur estefāde mi‌šavad.</text:p>
      <text:p text:style-name="P2">This room is used for various purposes.</text:p>
      <text:p text:style-name="P5">این اتاق برای چندین منظور استفاده می شود.</text:p>
      <text:p text:style-name="P1">1377</text:p>
      <text:p text:style-name="P4">Tām jor’at-aš rā nadāšt be Māri šellik konad.</text:p>
      <text:p text:style-name="P2">Tom didn't have the guts to shoot Mary.</text:p>
      <text:p text:style-name="P5">تام جرئتش را نداشت به ماری شلیک کند.</text:p>
      <text:p text:style-name="P1">1378</text:p>
      <text:p text:style-name="P4">Tām bāvar nemi‌konad ke meri xošbaxt-ast.</text:p>
      <text:p text:style-name="P2">Tom doesn't believe that Mary is happy.</text:p>
      <text:p text:style-name="P5">تام باور نمی کند که مری خوشبخت است.</text:p>
      <text:p text:style-name="P1">1379</text:p>
      <text:p text:style-name="P4">Mortafa‌tarin kuh Orupā ci-st#?</text:p>
      <text:p text:style-name="P2">What is the tallest mountain in Europe?</text:p>
      <text:p text:style-name="P5">مرتفع ترین کوه اروپا چیست؟</text:p>
      <text:p text:style-name="P1">1380</text:p>
      <text:p text:style-name="P4">Aknun kāmpiyuter yek zarurat-e mosallam-ast.</text:p>
      <text:p text:style-name="P2">A computer is an absolute necessity now.</text:p>
      <text:p text:style-name="P5">اکنون کامپیوتر یک ضرورت مسلم است.</text:p>
      <text:p text:style-name="P1">1381</text:p>
      <text:p text:style-name="P4">Rāst-i, امروزبعد az ظهروقت dāri (bikāri)?</text:p>
      <text:p text:style-name="P2">By the way, are you free this afternoon?</text:p>
      <text:p text:style-name="P5">راستی, امروزبعد از ظهروقت داری (بیکاری)؟</text:p>
      <text:p text:style-name="P1">1382</text:p>
      <text:p text:style-name="P4">Āyā tām kelid-e xāne‌-ye Māri rā dārad?</text:p>
      <text:p text:style-name="P2">Does Tom have a key to Mary's apartment?</text:p>
      <text:p text:style-name="P5">آیا تام کلید خانه ی ماری را دارد؟</text:p>
      <text:p text:style-name="P1">1383</text:p>
      <text:p text:style-name="P4">Dowrān-e nāgovār, raveš‌hā-ye nāgovār mi‌talaband.</text:p>
      <text:p text:style-name="P2">Drastic times call for drastic measures.</text:p>
      <text:p text:style-name="P5">دوران ناگوار، روش های ناگوار می طلبند.</text:p>
      <text:p text:style-name="P1">1384</text:p>
      <text:p text:style-name="P4">U barnāme‌-ye ruzāne‌-aš rā ruz beruz avaz mi‌konad.</text:p>
      <text:p text:style-name="P2">He changes his schedule from day to day.</text:p>
      <text:p text:style-name="P5">او برنامه ی روزانه اش را روز به روز عوض می کند.</text:p>
      <text:p text:style-name="P1">1385</text:p>
      <text:p text:style-name="P4">U nemi‌xāhad ke man beravam, vali man qasd dāram in kār rā bekonam.</text:p>
      <text:p text:style-name="P2">He doesn't want me to go, but I mean to.</text:p>
      <text:p text:style-name="P5">او نمی‌خواهد که من بروم، ولی من قصد دارم این کار را بکنم.</text:p>
      <text:p text:style-name="P1">1386</text:p>
      <text:p text:style-name="P4">U maqāle rā bārhā motālee kard.</text:p>
      <text:p text:style-name="P2">He read the article over and over again.</text:p>
      <text:p text:style-name="P5">او مقاله را بارها مطالعه کرد.</text:p>
      <text:p text:style-name="P1">1387</text:p>
      <text:p text:style-name="P4">U in ketāb rā dar sen bistsālegi nevešt.</text:p>
      <text:p text:style-name="P2">He wrote this book at the age of twenty.</text:p>
      <text:p text:style-name="P5">او این کتاب را در سن بیست‌سالگی نوشت.</text:p>
      <text:p text:style-name="P1">1388</text:p>
      <text:p text:style-name="P4">Pāsox-e u ma-rā mojāb kard.</text:p>
      <text:p text:style-name="P2">His answer was to strike me on the head.</text:p>
      <text:p text:style-name="P5">پاسخ او مرا مجاب کرد.</text:p>
      <text:p text:style-name="P1">1389</text:p>
      <text:p text:style-name="P4">Man har ruz-e sobh-e sag-am rā barā-ye qadam zadan be pārk mi‌baram.</text:p>
      <text:p text:style-name="P2">I walk my dog in the park every morning.</text:p>
      <text:p text:style-name="P5">من هر روز صبح سگم را برای قدم زدن به پارک میبرم.</text:p>
      <text:p text:style-name="P1">1390</text:p>
      <text:p text:style-name="P4">Kāš vaqt-e bištar-i barā-ye harf-e zadan bā u dāšte bāšam.</text:p>
      <text:p text:style-name="P2">I wish I had more time to talk with her.</text:p>
      <text:p text:style-name="P5">کاش وقت بیشتری برای حرف زدن با او داشته باشم.</text:p>
      <text:p text:style-name="P1">1391</text:p>
      <text:p text:style-name="P4">Tā zamān-i ke zende‌-am u rā farāmuš naxāham kard.</text:p>
      <text:p text:style-name="P2">I'll never forget him as long as I live.</text:p>
      <text:p text:style-name="P5">تا زمانی که زنده ام او را فراموش نخواهم کرد.</text:p>
      <text:p text:style-name="P1">1392</text:p>
      <text:p text:style-name="P4">Man negarān hastam, ke natavānam dar mowqe-e moqarrar-e ān rā dorost konam.</text:p>
      <text:p text:style-name="P2">I'm afraid I can't make it at that time.</text:p>
      <text:p text:style-name="P5">من نگران هستم، که نتوانم در موقع مقرر آن را درست کنم.</text:p>
      <text:p text:style-name="P1">1393</text:p>
      <text:p text:style-name="P4">Cešmentezār-e didār-e mojaddad-e šomā hastam.</text:p>
      <text:p text:style-name="P2">I'm looking forward to seeing you again.</text:p>
      <text:p text:style-name="P5">چشم‌انتظار دیدار مجدد شما هستم.</text:p>
      <text:p text:style-name="P1">1394</text:p>
      <text:p text:style-name="P4">اگه tām ru didi, az taraf-e man beh-aš salām beresān.</text:p>
      <text:p text:style-name="P2">If you see Tom, say hello to him for me.</text:p>
      <text:p text:style-name="P5">اگه تام رو دیدی، از طرف من بهش سلام برسان.</text:p>
      <text:p text:style-name="P1">1395</text:p>
      <text:p text:style-name="P4">Āyā barā-ye tahiye‌-ye cāy, āb be andāze‌-ye kāfi dāq-ast?</text:p>
      <text:p text:style-name="P2">Is the water hot enough to make the tea?</text:p>
      <text:p text:style-name="P5">آیا برای تهیه چای، آب به اندازه کافی داغ است؟</text:p>
      <text:p text:style-name="P1">1396</text:p>
      <text:p text:style-name="P4">In šahr gostarešyāfte-vo be šahr-e bozorg-i tabdil šode-ast.</text:p>
      <text:p text:style-name="P2">It has developed into a very large city.</text:p>
      <text:p text:style-name="P5">این شهر گسترش یافته و به شهر بزرگی تبدیل شده است.</text:p>
      <text:p text:style-name="P1">1397</text:p>
      <text:p text:style-name="P4"><text:soft-page-break/>Momken-ast saxt bāšad, vali qeyremomken nist.</text:p>
      <text:p text:style-name="P2">It may be difficult, but not impossible.</text:p>
      <text:p text:style-name="P5">ممکن است سخت باشد، ولی غیر‌ممکن نیست.</text:p>
      <text:p text:style-name="P1">1398</text:p>
      <text:p text:style-name="P4">Dosāat tul mi‌kešad ke be Yukuhāmā beresam.</text:p>
      <text:p text:style-name="P2">It took me two hours to get to Yokohama.</text:p>
      <text:p text:style-name="P5">دوساعت طول می کشد که به یوکوهاما برسم.</text:p>
      <text:p text:style-name="P1">1399</text:p>
      <text:p text:style-name="P4">Alān taqriban zamāni-st ke qatār mi‌resad.</text:p>
      <text:p text:style-name="P2">It's about time for the train to arrive.</text:p>
      <text:p text:style-name="P5">الآن تقریبا زمانی است که قطار می رسد.</text:p>
      <text:p text:style-name="P1">1400</text:p>
      <text:p text:style-name="P4">Māri be mādar-aš dar āšpazi komak kard.</text:p>
      <text:p text:style-name="P2">Mary helped her mother with the cooking.</text:p>
      <text:p text:style-name="P5">ماری به مادرش در آشپزی کمک کرد.</text:p>
      <text:p text:style-name="P1">1401</text:p>
      <text:p text:style-name="P4">Tasallot bar ye zabān-e xāreji-ye اسون nist.</text:p>
      <text:p text:style-name="P2">Mastering a foreign language isn't easy.</text:p>
      <text:p text:style-name="P5">تسلط بر یه زبان خارجی آسون نیست.</text:p>
      <text:p text:style-name="P1">1402</text:p>
      <text:p text:style-name="P4">Keyf-e man kohne-ast. Man bāyad yeki now bexaram.</text:p>
      <text:p text:style-name="P2">My bag is too old. I must buy a new one.</text:p>
      <text:p text:style-name="P5">کیف من کهنه است. من باید یکی نو بخرم.</text:p>
      <text:p text:style-name="P1">1403</text:p>
      <text:p text:style-name="P4">Mādar-am mi‌xāhad ke man dar Suis dars bexānam.</text:p>
      <text:p text:style-name="P2">My mom wants me to study in Switzerland.</text:p>
      <text:p text:style-name="P5">مادرم می خواهد که من در سوئیس درس بخوانم.</text:p>
      <text:p text:style-name="P1">1404</text:p>
      <text:p text:style-name="P4">Mādar-am hamiše dar xāne kimono mi‌pušad.</text:p>
      <text:p text:style-name="P2">My mother always wears a kimono at home.</text:p>
      <text:p text:style-name="P5">مادرم همیشه در خانه کیمونو می پوشد.</text:p>
      <text:p text:style-name="P1">1405</text:p>
      <text:p text:style-name="P4">Mādar-am aqlab barā-ye mā pāy sib mi‌pazad.</text:p>
      <text:p text:style-name="P2">My mother often bakes apple pies for us.</text:p>
      <text:p text:style-name="P5">مادرم اغلب برای ما پای سیب می پزد.</text:p>
      <text:p text:style-name="P1">1406</text:p>
      <text:p text:style-name="P4">Rowšan-ast ke u conin ādami nist.</text:p>
      <text:p text:style-name="P2">Obviously, he's not that kind of person.</text:p>
      <text:p text:style-name="P5">روشن است که او چنین آدمی نیست.</text:p>
      <text:p text:style-name="P1">1407</text:p>
      <text:p text:style-name="P4">Dah sāl az zamān-i ke man be injā āmadam, gozašte-ast.</text:p>
      <text:p text:style-name="P2">Ten years have passed since I came here.</text:p>
      <text:p text:style-name="P5">ده سال از زمانی که من به اینجا آمدم، گذشته است.</text:p>
      <text:p text:style-name="P1">1408</text:p>
      <text:p text:style-name="P4">Xoršid hamin hālā be zir ofoq kešide šod.</text:p>
      <text:p text:style-name="P2">The sun has just sunk below the horizon.</text:p>
      <text:p text:style-name="P5">خورشید همین حالا به زیر افق کشیده شد.</text:p>
      <text:p text:style-name="P1">1409</text:p>
      <text:p text:style-name="P4">Injā dar pārk-e bacce‌hā-ye ziyādi hastand.</text:p>
      <text:p text:style-name="P2">There are a lot of children in the park.</text:p>
      <text:p text:style-name="P5">اینجا در پارک بچه های زیادی هستند.</text:p>
      <text:p text:style-name="P1">1410</text:p>
      <text:p text:style-name="P4">Ānhā mey guyand ke sadd-e bozorg-i sāxte xāhad šod.</text:p>
      <text:p text:style-name="P2">They say that a large dam will be built.</text:p>
      <text:p text:style-name="P5">آنها می گویند که سد بزرگی ساخته خواهد شد.</text:p>
      <text:p text:style-name="P1">1411</text:p>
      <text:p text:style-name="P4">In ja’be‌-ye xāli-st. Hicciz darun ān nist.</text:p>
      <text:p text:style-name="P2">This box is empty. It has nothing in it.</text:p>
      <text:p text:style-name="P5">این جعبه خالی است. هیچ چیز درون آن نیست.</text:p>
      <text:p text:style-name="P1">1412</text:p>
      <text:p text:style-name="P4">In lahze‌-i-st ke dar tārix sabt xāhad šod.</text:p>
      <text:p text:style-name="P2">This moment will be recorded in history.</text:p>
      <text:p text:style-name="P5">این لحظه ای است که در تاریخ ثبت خواهد شد.</text:p>
      <text:p text:style-name="P1">1413</text:p>
      <text:p text:style-name="P4">Tām Māri rā jelo-ye xāne‌-ye jān-e piyāde kard.</text:p>
      <text:p text:style-name="P2">Tom dropped Mary off in front of John's.</text:p>
      <text:p text:style-name="P5">تام ماری را جلوی خانه ی جان پیاده کرد.</text:p>
      <text:p text:style-name="P1">1414</text:p>
      <text:p text:style-name="P4">Tām kas-i-st ke in docarxe rā be man dād.</text:p>
      <text:p text:style-name="P2">Tom is the one who gave me this bicycle.</text:p>
      <text:p text:style-name="P5">تام کسی است که این دوچرخه را به من داد.</text:p>
      <text:p text:style-name="P1">1415</text:p>
      <text:p text:style-name="P4">Vaqt-i ke man bacce bud-am, tām behtarin dust-e man bud.</text:p>
      <text:p text:style-name="P2">Tom was my best friend when I was a kid.</text:p>
      <text:p text:style-name="P5">وقتی که من بچه بودم، تام بهترین دوست من بود.</text:p>
      <text:p text:style-name="P1">1416</text:p>
      <text:p text:style-name="P4">Mā dar jahat-e solh talāš mi‌konim.</text:p>
      <text:p text:style-name="P2">We are working in the interest of peace.</text:p>
      <text:p text:style-name="P5">ما در جهت صلح تلاش می کنیم.</text:p>
      <text:p text:style-name="P1">1417</text:p>
      <text:p text:style-name="P4">Mā mas’ale rā bā yekdigar mowred-e barresi qarār dādim.</text:p>
      <text:p text:style-name="P2">We discussed the matter with each other.</text:p>
      <text:p text:style-name="P5">ما مساله را با یکدیگر مورد بررسی قرار دادیم.</text:p>
      <text:p text:style-name="P1">1418</text:p>
      <text:p text:style-name="P4">Bāyad qabl az inke havā tārik šavad, tām rā peydā konim.</text:p>
      <text:p text:style-name="P2">We have to find Tom before it gets dark.</text:p>
      <text:p text:style-name="P5">باید قبل از اینکه هوا تاریک شود، تام را پیدا کنیم.</text:p>
      <text:p text:style-name="P1">1419</text:p>
      <text:p text:style-name="P4"><text:soft-page-break/>Āhang-e barnāme‌-ye televiziyoni-ye mowred alāqe‌-at ci-st#?</text:p>
      <text:p text:style-name="P2">What's your favorite TV show theme song?</text:p>
      <text:p text:style-name="P5">آهنگ برنامه تلویزیونی مورد علاقه ات چیست؟</text:p>
      <text:p text:style-name="P1">1420</text:p>
      <text:p text:style-name="P4">Kerāye‌-ye tāksi az injā taqriban ceqadr mi‌šavad?</text:p>
      <text:p text:style-name="P2">About how much would a taxi be from here?</text:p>
      <text:p text:style-name="P5">کرایه‌ی تاکسی از اینجا تقریباً چقدر می‌شود؟</text:p>
      <text:p text:style-name="P1">1421</text:p>
      <text:p text:style-name="P4">Harcand xaste bud-am, haddeaksar momken sa’y‌-yam rā kardam.</text:p>
      <text:p text:style-name="P2">Although I was tired, I did my very best.</text:p>
      <text:p text:style-name="P5">هرچند خسته بودم، حداکثر ممکن سعی ام را کردم.</text:p>
      <text:p text:style-name="P1">1422</text:p>
      <text:p text:style-name="P4">Zamāni, nijeriye , mosta’mere Beritāniyā bud.</text:p>
      <text:p text:style-name="P2">At one time Nigeria was a British colony.</text:p>
      <text:p text:style-name="P5">زمانی، نیجریه ، مستعمره بریتانیا بود.</text:p>
      <text:p text:style-name="P1">1423</text:p>
      <text:p text:style-name="P4">Mi‌xāhi bā man be istgāh boro-ye?</text:p>
      <text:p text:style-name="P2">Do you want to go to the station with me?</text:p>
      <text:p text:style-name="P5">می خواهی با من به ایستگاه بروی؟</text:p>
      <text:p text:style-name="P1">1424</text:p>
      <text:p text:style-name="P4">Yā man yā to jāyeze‌-ye avval rā barande xāhim šod.</text:p>
      <text:p text:style-name="P2">Either you or I will get the first prize.</text:p>
      <text:p text:style-name="P5">یا من یا تو جایزه اول را برنده خواهیم شد.</text:p>
      <text:p text:style-name="P1">1425</text:p>
      <text:p text:style-name="P4">Hattā agar mi‌xāstam tavaqqof konam, nemi‌tavānestam.</text:p>
      <text:p text:style-name="P2">Even if I had wished to stop, I couldn't.</text:p>
      <text:p text:style-name="P5">حتی اگر می خواستم توقف کنم، نمی توانستم.</text:p>
      <text:p text:style-name="P1">1426</text:p>
      <text:p text:style-name="P4">Man mavādd-e avvaliye barā-ye kāri rā ruz yekšanbe xaridam.</text:p>
      <text:p text:style-name="P2">I bought ingredients for curry on Sunday.</text:p>
      <text:p text:style-name="P5">من مواد اولیه برای کاری را روز یکشنبه خریدم.</text:p>
      <text:p text:style-name="P1">1427</text:p>
      <text:p text:style-name="P4">Man bā besyār-i az dustān dar Kānādā nāmenegāri mi‌konam.</text:p>
      <text:p text:style-name="P2">I correspond with many friends in Canada.</text:p>
      <text:p text:style-name="P5">من با بسیاری از دوستان در کانادا نامه نگاری می کنم.</text:p>
      <text:p text:style-name="P1">1428</text:p>
      <text:p text:style-name="P4">Tafakkor konam tām mi‌xāhad sa’y konad Māri rā bekešad.</text:p>
      <text:p text:style-name="P2">I think Tom is going to try to kill Mary.</text:p>
      <text:p text:style-name="P5">تفکر کنم تام می خواهد سعی کند ماری را بکشد.</text:p>
      <text:p text:style-name="P1">1429</text:p>
      <text:p text:style-name="P4">Dobāre berāyt towzih nemi‌deham.</text:p>
      <text:p text:style-name="P2">I'm not going to explain it to you again.</text:p>
      <text:p text:style-name="P5">دوباره برایت توضیح نمی‌دهم.</text:p>
      <text:p text:style-name="P1">1430</text:p>
      <text:p text:style-name="P4">Man az in hame jer-o bahs-e xaste-vo bizār-am.</text:p>
      <text:p text:style-name="P2">I'm sick and tired of all this bickering.</text:p>
      <text:p text:style-name="P5">من از این همه جر و بحث خسته و بیزارم.</text:p>
      <text:p text:style-name="P1">1431</text:p>
      <text:p text:style-name="P4">Man vāqean ān ehtemāl rā dar nazar gerefte-am.</text:p>
      <text:p text:style-name="P2">I've already considered that possibility.</text:p>
      <text:p text:style-name="P5">من واقعاً آن احتمال را در نظر گرفته ام.</text:p>
      <text:p text:style-name="P1">1432</text:p>
      <text:p text:style-name="P4">Hall-e moxāseme, qeyr-e momken-ast.</text:p>
      <text:p text:style-name="P2">It is impossible to resolve the conflict.</text:p>
      <text:p text:style-name="P5">حل مخاصمه، غیر ممکن است.</text:p>
      <text:p text:style-name="P1">1433</text:p>
      <text:p text:style-name="P4">Be nazar-e mi‌resad u dustān-e ziyādi dārad.</text:p>
      <text:p text:style-name="P2">It looks like she's got a lot of friends.</text:p>
      <text:p text:style-name="P5">به نظر می رسد او دوستان زیادی دارد.</text:p>
      <text:p text:style-name="P1">1434</text:p>
      <text:p text:style-name="P4">Be nazar-e mi‌resad u jam’ Āvari tambr rā dust dārad.</text:p>
      <text:p text:style-name="P2">It seems that he likes collecting stamps.</text:p>
      <text:p text:style-name="P5">به نظر می رسد او جمع آوری تمبر را دوست دارد.</text:p>
      <text:p text:style-name="P1">1435</text:p>
      <text:p text:style-name="P4">Mādar-e keyk rā be se qesmat taqsim kard.</text:p>
      <text:p text:style-name="P2">Mother divided the cake into three parts.</text:p>
      <text:p text:style-name="P5">مادر کیک را به سه قسمت تقسیم کرد.</text:p>
      <text:p text:style-name="P1">1436</text:p>
      <text:p text:style-name="P4">Gāh-i owqāt, kārhā tebq-e barnāme‌-ye piš nemi‌ravad.</text:p>
      <text:p text:style-name="P2">Occasionally, things don't go as planned.</text:p>
      <text:p text:style-name="P5">گاهی اوقات، کار‌ها طبقِ برنامه پیش نمی‌رود.</text:p>
      <text:p text:style-name="P1">1437</text:p>
      <text:p text:style-name="P4">Mi‌bāyest dar moqābel-e hāzer ziyādi soxanrāni konad.</text:p>
      <text:p text:style-name="P2">She had to speak before a large audience.</text:p>
      <text:p text:style-name="P5">می‌بایست در مقابل حاضر زیادی سخنرانی کند.</text:p>
      <text:p text:style-name="P1">1438</text:p>
      <text:p text:style-name="P4">U pašimān bud az inke be sorāq musiqi narafte-ast.</text:p>
      <text:p text:style-name="P2">She regretted not having gone into music.</text:p>
      <text:p text:style-name="P5">او پشیمان بود از اینکه به سراغ موسیقی نرفته است.</text:p>
      <text:p text:style-name="P1">1439</text:p>
      <text:p text:style-name="P4">Bebaxšid,man nemi‌dānestam to hamconān injā bud-i.</text:p>
      <text:p text:style-name="P2">Sorry, I didn't know you were still here.</text:p>
      <text:p text:style-name="P5">ببخشید،من نمی دانستم تو همچنان اینجا بودی.</text:p>
      <text:p text:style-name="P1">1440</text:p>
      <text:p text:style-name="P4"><text:soft-page-break/>Nur-e xoršid manba-e asli-ye vitāmin dey-st.</text:p>
      <text:p text:style-name="P2">Sunlight is the main source of vitamin D.</text:p>
      <text:p text:style-name="P5">نور خورشید منبع اصلی ویتامین دی است.</text:p>
      <text:p text:style-name="P1">1441</text:p>
      <text:p text:style-name="P4">In āzmāyeš monjar be kašf-e bozorg-i šod.</text:p>
      <text:p text:style-name="P2">That experiment led to a great discovery.</text:p>
      <text:p text:style-name="P5">این آزمایش منجر به کشف بزرگی شد.</text:p>
      <text:p text:style-name="P1">1442</text:p>
      <text:p text:style-name="P4">Forušgāh-e jadid-e hafte‌-ye āyande‌-ye bāz mi‌šavad.</text:p>
      <text:p text:style-name="P2">The new store is going to open next week.</text:p>
      <text:p text:style-name="P5">فروشگاه جدید هفته‌ی آینده باز می‌شود.</text:p>
      <text:p text:style-name="P1">1443</text:p>
      <text:p text:style-name="P4">Ānhā xabar nadāštand ke man ānjā nistam.</text:p>
      <text:p text:style-name="P2">They were not aware that I was not there.</text:p>
      <text:p text:style-name="P5">آنها خبر نداشتند که من آنجا نیستم.</text:p>
      <text:p text:style-name="P1">1444</text:p>
      <text:p text:style-name="P4">Tām nemi‌dānad cetor owqāt-e xoš-i dāšte bāšad.</text:p>
      <text:p text:style-name="P2">Tom doesn't know how to have a good time.</text:p>
      <text:p text:style-name="P5">تام نمی داند چطور اوقات خوشی داشته باشد.</text:p>
      <text:p text:style-name="P1">1445</text:p>
      <text:p text:style-name="P4">Tām bā yek dānešju-ye tabādoli cini dust-ast.</text:p>
      <text:p text:style-name="P2">Tom is dating a Chinese exchange student.</text:p>
      <text:p text:style-name="P5">تام با یک دانشجوی تبادلی چینی دوست است.</text:p>
      <text:p text:style-name="P1">1446</text:p>
      <text:p text:style-name="P4">Tām ba’d az zohr-e yekšanbe be pārk raft.</text:p>
      <text:p text:style-name="P2">Tom went to the park on Sunday afternoon.</text:p>
      <text:p text:style-name="P5">تام بعد از ظهر یکشنبه به پارک رفت.</text:p>
      <text:p text:style-name="P1">1447</text:p>
      <text:p text:style-name="P4">Ān sāxtemān-e boland-i ke jelo mās-at, ci-st#?</text:p>
      <text:p text:style-name="P2">What is that big building in front of us?</text:p>
      <text:p text:style-name="P5">آن ساختمان بلندی که جلو ماست، چیست؟</text:p>
      <text:p text:style-name="P1">1448</text:p>
      <text:p text:style-name="P4">Šomā bāyad dar in kelāsbālātar az si nomre begirid.</text:p>
      <text:p text:style-name="P2">You have to get above a "C" in the class.</text:p>
      <text:p text:style-name="P5">شما باید در این کلاس بالاتر از سی نمره بگیرید.</text:p>
      <text:p text:style-name="P1">1449</text:p>
      <text:p text:style-name="P4">Dar vāqe’, mi‌xāstam az šomā yek ciz-i rā beporsam.</text:p>
      <text:p text:style-name="P2">Actually, I did want to ask you one thing.</text:p>
      <text:p text:style-name="P5">در واقع، می خواستم از شما یک چیزی را بپرسم.</text:p>
      <text:p text:style-name="P1">1450</text:p>
      <text:p text:style-name="P4">Ebtedā az u xoš-am nemi‌āmad vali hālā cerā.</text:p>
      <text:p text:style-name="P2">At first I did not like him, but now I do.</text:p>
      <text:p text:style-name="P5">ابتدا از او خوشم نمی آمد ولی حالا چرا.</text:p>
      <text:p text:style-name="P1">1451</text:p>
      <text:p text:style-name="P4">Behet nagoftam āšqāl‌hā rā bebari birun?</text:p>
      <text:p text:style-name="P2">Didn't I tell you to take out the garbage?</text:p>
      <text:p text:style-name="P5">بهت نگفتم آشغال‌ها را ببری بیرون؟</text:p>
      <text:p text:style-name="P1">1452</text:p>
      <text:p text:style-name="P4">Šomā fekr mi‌konid tām bā mā xāhad āmad?</text:p>
      <text:p text:style-name="P2">Do you think Tom would want to go with us?</text:p>
      <text:p text:style-name="P5">شما فکر می کنید تام با ما خواهد آمد؟</text:p>
      <text:p text:style-name="P1">1453</text:p>
      <text:p text:style-name="P4">Āyā to be kas-i gofte-i ke maxfigāh-e mā kojā-st?</text:p>
      <text:p text:style-name="P2">Have you told anyone where our hideout is?</text:p>
      <text:p text:style-name="P5">آیا تو به کسی گفته ای که مخفیگاه ما کجاست؟</text:p>
      <text:p text:style-name="P1">1454</text:p>
      <text:p text:style-name="P4">U barā-ye āmāde kardan-e mardān-aš barā-ye jang forsat dāšt.</text:p>
      <text:p text:style-name="P2">He had time to prepare his men for battle.</text:p>
      <text:p text:style-name="P5">او برای آماده کردن مردانش برای جنگ فرصت داشت.</text:p>
      <text:p text:style-name="P1">1455</text:p>
      <text:p text:style-name="P4">Doxtar-e u be zan-e zibāyi tabdil šode-ast.</text:p>
      <text:p text:style-name="P2">Her daughter has become a beautiful woman.</text:p>
      <text:p text:style-name="P5">دختر او به زن زیبایی تبدیل شده است.</text:p>
      <text:p text:style-name="P1">1456</text:p>
      <text:p text:style-name="P4">Šomā cetor fahmidid ke man mi‌xāstam bā tām sohbat konam?</text:p>
      <text:p text:style-name="P2">How did you know I wanted to speak to Tom?</text:p>
      <text:p text:style-name="P5">شما چطور فهمیدید که من می خواستم با تام صحبت کنم؟</text:p>
      <text:p text:style-name="P1">1457</text:p>
      <text:p text:style-name="P4">Har ceqadr ham u talāš konad, movaffaq naxāhad šod.</text:p>
      <text:p text:style-name="P2">However hard he may try, he won't succeed.</text:p>
      <text:p text:style-name="P5">هر چقدر هم او تلاش کند، موفق نخواهد شد.</text:p>
      <text:p text:style-name="P1">1458</text:p>
      <text:p text:style-name="P4">Nemi‌dānestam kojā bāyad montazer-e u bemānam.</text:p>
      <text:p text:style-name="P2">I didn't know where I should wait for her.</text:p>
      <text:p text:style-name="P5">نمی دانستم کجا باید منتظر او بمانم.</text:p>
      <text:p text:style-name="P1">1459</text:p>
      <text:p text:style-name="P4">Man se sāl-e piš bā u āšnā šodam.</text:p>
      <text:p text:style-name="P2">I got acquainted with him three years ago.</text:p>
      <text:p text:style-name="P5">من سه سال پیش با او آشنا شدم.</text:p>
      <text:p text:style-name="P1">1460</text:p>
      <text:p text:style-name="P4">Be xāter-e gostāxi-ye u, zabān-am band āmad.</text:p>
      <text:p text:style-name="P2">I was rendered speechless by his rudeness.</text:p>
      <text:p text:style-name="P5">به خاطر گستاخی او، زبانم بند آمد.</text:p>
      <text:p text:style-name="P1">1461</text:p>
      <text:p text:style-name="P4">Man tarjih mi‌dādam ke be towr-e xosusi bā šomā soxan beguyam.</text:p>
      <text:p text:style-name="P2">I would prefer to speak to you in private.</text:p>
      <text:p text:style-name="P5">من ترجیح می دادم که به طور خصوصی با شما سخن بگویم.</text:p>
      <text:p text:style-name="P1">1462</text:p>
      <text:p text:style-name="P4"><text:soft-page-break/>Man ādat be soxanrāni-ye kardan dar hozur jam’ nadāram.</text:p>
      <text:p text:style-name="P2">I'm not used to making speeches in public.</text:p>
      <text:p text:style-name="P5">من عادت به سخنرانی کردن در حضور جمع ندارم.</text:p>
      <text:p text:style-name="P1">1463</text:p>
      <text:p text:style-name="P4">Man tā be hāl-e ciz-i mānand-e in nadidam.</text:p>
      <text:p text:style-name="P2">I've never seen anything like this before.</text:p>
      <text:p text:style-name="P5">من تا به حال چیزی مانند این ندیدم.</text:p>
      <text:p text:style-name="P1">1464</text:p>
      <text:p text:style-name="P4">Be nazar-e mi‌āyad ke bād-e šadidtar mi‌šavad.</text:p>
      <text:p text:style-name="P2">It looks like the wind's getting stronger.</text:p>
      <text:p text:style-name="P5">به نظر می آید که باد شدیدتر می شود.</text:p>
      <text:p text:style-name="P1">1465</text:p>
      <text:p text:style-name="P4">Xeyli az mardān dar jang-e šadidan majruh šodand.</text:p>
      <text:p text:style-name="P2">Many men were badly wounded in the battle.</text:p>
      <text:p text:style-name="P5">خیلی از مردان در جنگ شدیدا مجروح شدند.</text:p>
      <text:p text:style-name="P1">1466</text:p>
      <text:p text:style-name="P4">Pedar-am be moddat-e yek sāl-e bikār bude-ast.</text:p>
      <text:p text:style-name="P2">My father has been out of work for a year.</text:p>
      <text:p text:style-name="P5">پدرم به مدت یک سال بیکار بوده است.</text:p>
      <text:p text:style-name="P1">1467</text:p>
      <text:p text:style-name="P4">Niyoyork šoluq‌tarin šahr donyā-st.</text:p>
      <text:p text:style-name="P2">New York is the busiest city in the world.</text:p>
      <text:p text:style-name="P5">نیویورک شلوغ ترین شهر دنیا است.</text:p>
      <text:p text:style-name="P1">1468</text:p>
      <text:p text:style-name="P4">U qabul nakard biš‌tar dar ān mowred beguyad.</text:p>
      <text:p text:style-name="P2">She refused to say more about that matter.</text:p>
      <text:p text:style-name="P5">او قبول نکرد بیشتر در آن مورد بگوید.</text:p>
      <text:p text:style-name="P1">1469</text:p>
      <text:p text:style-name="P4">Har ce bozorg‌tar bāšand, saxt‌tar soqut mi‌konand.</text:p>
      <text:p text:style-name="P2">The bigger they are, the harder they fall.</text:p>
      <text:p text:style-name="P5">هر چه بزرگتر باشند، سخت‌تر سقوط می کنند.</text:p>
      <text:p text:style-name="P1">1470</text:p>
      <text:p text:style-name="P4">Tanhā zabāni ke tām mi‌tavānad be ān sohbat konad farānsavi-st.</text:p>
      <text:p text:style-name="P2">The only language Tom can speak is French.</text:p>
      <text:p text:style-name="P5">تنها زبانی که تام می‌تواند به آن صحبت کند فرانسوی است.</text:p>
      <text:p text:style-name="P1">1471</text:p>
      <text:p text:style-name="P4">Tamām melal barā-ye marg-e qahremānān-ešān sugvāri mi‌konand.</text:p>
      <text:p text:style-name="P2">The whole nation mourned the hero's death.</text:p>
      <text:p text:style-name="P5">تمام ملل برای مرگ قهرمانانشان سوگواری می کنند.</text:p>
      <text:p text:style-name="P1">1472</text:p>
      <text:p text:style-name="P4">Omid-e kami be behbud-e u hast.</text:p>
      <text:p text:style-name="P2">There is little hope that he will recover.</text:p>
      <text:p text:style-name="P5">امید کمی به بهبود او هست.</text:p>
      <text:p text:style-name="P1">1473</text:p>
      <text:p text:style-name="P4">In otāq-i-st ke jasad dar ān yāft šod.</text:p>
      <text:p text:style-name="P2">This is the room where the body was found.</text:p>
      <text:p text:style-name="P5">این اتاقی است که جسد در آن یافت شد.</text:p>
      <text:p text:style-name="P1">1474</text:p>
      <text:p text:style-name="P4">Barā-yam došvār-ast ke in mas’ale rā hal konam.</text:p>
      <text:p text:style-name="P2">This problem is difficult for me to solve.</text:p>
      <text:p text:style-name="P5">برایم دشوار است که این مسئله را حل کنم.</text:p>
      <text:p text:style-name="P1">1475</text:p>
      <text:p text:style-name="P4">Tām dorost qabl az nime‌-ye šab be darun raxtexāb-aš xazid.</text:p>
      <text:p text:style-name="P2">Tom crawled into bed just before midnight.</text:p>
      <text:p text:style-name="P5">تام درست قبل از نیمه شب به درون رختخوابش خزید.</text:p>
      <text:p text:style-name="P1">1476</text:p>
      <text:p text:style-name="P4">Tām ānqadrhā rāje’ be mosābeqe dādan nemi‌dānad.</text:p>
      <text:p text:style-name="P2">Tom doesn't know a whole lot about racing.</text:p>
      <text:p text:style-name="P5">تام آنقدرها راجع به مسابقه دادن نمی‌داند.</text:p>
      <text:p text:style-name="P1">1477</text:p>
      <text:p text:style-name="P4">Tām nemi‌dānad ke in rāst-ast yā na.</text:p>
      <text:p text:style-name="P2">Tom doesn't know whether it's true or not.</text:p>
      <text:p text:style-name="P5">تام نمی‌داند که این راست است یا نه.</text:p>
      <text:p text:style-name="P1">1478</text:p>
      <text:p text:style-name="P4">Tām kas-i-st ke be man nešān dād cetowr anjāmeš bedeham.</text:p>
      <text:p text:style-name="P2">Tom is the one who showed me how to do it.</text:p>
      <text:p text:style-name="P5">تام کسی است که به من نشان داد چه طور انجامش بدهم.</text:p>
      <text:p text:style-name="P1">1479</text:p>
      <text:p text:style-name="P4">Tām keyk ānānās-i sar-o tah šode rā xeyli dust dārad.</text:p>
      <text:p text:style-name="P2">Tom just loves pineapple upside-down cake.</text:p>
      <text:p text:style-name="P5">تام کیک آناناسی سر و ته شده را خیلی دوست دارد.</text:p>
      <text:p text:style-name="P1">1480</text:p>
      <text:p text:style-name="P4">Mā mi‌xāhim in tābestān be xārej safar konim.</text:p>
      <text:p text:style-name="P2">We are going to travel abroad this summer.</text:p>
      <text:p text:style-name="P5">ما می خواهیم این تابستان به خارج سفر کنیم.</text:p>
      <text:p text:style-name="P1">1481</text:p>
      <text:p text:style-name="P4">Har ruz sobh mi‌tavānim sedā-ye nāqus kelisā rā bešenavim.</text:p>
      <text:p text:style-name="P2">We can hear the church bell every morning.</text:p>
      <text:p text:style-name="P5">هر روز صبح می‌توانیم صدای ناقوس کلیسا را بشنویم.</text:p>
      <text:p text:style-name="P1">1482</text:p>
      <text:p text:style-name="P4">Mā az movaffaqiyat-at dar emtehān šenide-im.</text:p>
      <text:p text:style-name="P2">We have heard of your success in the exam.</text:p>
      <text:p text:style-name="P5">ما از موفقیتت در امتحان شنیده ایم.</text:p>
      <text:p text:style-name="P1">1483</text:p>
      <text:p text:style-name="P4"><text:soft-page-break/>Gorbei irāni zir miz xābide bud.</text:p>
      <text:p text:style-name="P2">A Persian cat was sleeping under the table.</text:p>
      <text:p text:style-name="P5">گربه ای ایرانی زیر میز خوابیده بود.</text:p>
      <text:p text:style-name="P1">1484</text:p>
      <text:p text:style-name="P4">Mi‌tavāni yek hotel-e nazdik-e forudgāh pišnahād koni?</text:p>
      <text:p text:style-name="P2">Can you recommend a hotel near the airport?</text:p>
      <text:p text:style-name="P5">می‌توانی یک هتل نزدیک فرودگاه پیشنهاد کنی؟</text:p>
      <text:p text:style-name="P1">1485</text:p>
      <text:p text:style-name="P4">Ketābi ke donbāl-aš mi‌gašti ru peydā kardi?</text:p>
      <text:p text:style-name="P2">Did you find the book you were looking for?</text:p>
      <text:p text:style-name="P5">کتابی که دنبالش می گشتی رو پیدا کردی؟</text:p>
      <text:p text:style-name="P1">1486</text:p>
      <text:p text:style-name="P4">U hame enerži-ye xod rā ma’tuf be kār-aš karde-ast.</text:p>
      <text:p text:style-name="P2">He directed all his energy to his business.</text:p>
      <text:p text:style-name="P5">او همه انرژی خود را معطوف به کارش کرده است.</text:p>
      <text:p text:style-name="P1">1487</text:p>
      <text:p text:style-name="P4">Be u došnām dād.Be hamin xāter-e u asabāni gašt.</text:p>
      <text:p text:style-name="P2">He insulted her. That is why she got angry.</text:p>
      <text:p text:style-name="P5">به او دشنام داد.به همین خاطر او عصبانی گشت.</text:p>
      <text:p text:style-name="P1">1488</text:p>
      <text:p text:style-name="P4">Fekr nakonam šomā komak be tām rā maddenazar qarār deh-id.</text:p>
      <text:p text:style-name="P2">I don't suppose you'd consider helping Tom.</text:p>
      <text:p text:style-name="P5">فکر نکنم شما کمک به تام را مدنظر قرار دهید.</text:p>
      <text:p text:style-name="P1">1489</text:p>
      <text:p text:style-name="P4">Nemi‌fahmam cerā in kār bāyad anjām šavad.</text:p>
      <text:p text:style-name="P2">I don't understand why this has to be done.</text:p>
      <text:p text:style-name="P5">نمی فهمم چرا این کار باید انجام شود.</text:p>
      <text:p text:style-name="P1">1490</text:p>
      <text:p text:style-name="P4">Man barā-ye dorost kardan-e yek lebās-e boland be meqdār-e ziyādi pārce ehtiyāj dāram.</text:p>
      <text:p text:style-name="P2">I need a lot of cloth to make a long dress.</text:p>
      <text:p text:style-name="P5">من برای درست کردن یک لباس بلند به مقدار زیادی پارچه احتیاج دارم.</text:p>
      <text:p text:style-name="P1">1491</text:p>
      <text:p text:style-name="P4">Xošbaxt naxāham bud, vali xod rā naxāham košt.</text:p>
      <text:p text:style-name="P2">I'd be unhappy, but I wouldn't kill myself.</text:p>
      <text:p text:style-name="P5">خوشبخت نخواهم بود، ولی خود را نخواهم کشت.</text:p>
      <text:p text:style-name="P1">1492</text:p>
      <text:p text:style-name="P4">Dar surat-e emkān, māyel-am pāsox-i daryāft konam.</text:p>
      <text:p text:style-name="P2">If possible, I'd like to receive an answer.</text:p>
      <text:p text:style-name="P5">در صورت امکان، مایلم پاسخی دریافت کنم.</text:p>
      <text:p text:style-name="P1">1493</text:p>
      <text:p text:style-name="P4">Vaqt-i tām az xāb-e bidār šod, taqriban zohr bud.</text:p>
      <text:p text:style-name="P2">It was almost noon by the time Tom woke up.</text:p>
      <text:p text:style-name="P5">وقتی تام از خواب بیدار شد، تقریبا ظهر بود.</text:p>
      <text:p text:style-name="P1">1494</text:p>
      <text:p text:style-name="P4">Man tā konun conin ciz-i dar zendegi našenide-am.</text:p>
      <text:p text:style-name="P2">Never in my life have I heard such a thing.</text:p>
      <text:p text:style-name="P5">من تا کنون چنین چیزی در زندگی نشنیده ام.</text:p>
      <text:p text:style-name="P1">1495</text:p>
      <text:p text:style-name="P4">Solh-e pāydār ciz-i nist be-joz yek tavahhom.</text:p>
      <text:p text:style-name="P2">Permanent peace is nothing but an illusion.</text:p>
      <text:p text:style-name="P5">صلح پایدار چیزی نیست بجز یک توهم.</text:p>
      <text:p text:style-name="P1">1496</text:p>
      <text:p text:style-name="P4"><text:soft-page-break/>U hame ciz rā pul mi‌binad.</text:p>
      <text:p text:style-name="P2">She thinks of everything in terms of money.</text:p>
      <text:p text:style-name="P5">او همه چیز را پول می‌بیند.</text:p>
      <text:p text:style-name="P1">1497</text:p>
      <text:p text:style-name="P4">U be pesar-aš goft ke dar xāne‌-ye moaddabāne-vo dorost raftār konad.</text:p>
      <text:p text:style-name="P2">She told her son to behave himself at home.</text:p>
      <text:p text:style-name="P5">او به پسرش گفت که در خانه مؤدبانه و درست رفتار کند.</text:p>
      <text:p text:style-name="P1">1498</text:p>
      <text:p text:style-name="P4">Havā-ye sard tā se hafte edāme yāft.</text:p>
      <text:p text:style-name="P2">The cold weather continued for three weeks.</text:p>
      <text:p text:style-name="P5">هوای سرد تا سه هفته ادامه یافت.</text:p>
      <text:p text:style-name="P1">1499</text:p>
      <text:p text:style-name="P4">Modir-e madrese‌-ye mā yek āmrikāyi-st.</text:p>
      <text:p text:style-name="P2">The principal of our school is an American.</text:p>
      <text:p text:style-name="P5">مدیر مدرسه‌ی ما یک آمریکایی است.</text:p>
      <text:p text:style-name="P1">1500</text:p>
      <text:p text:style-name="P4">Emruz dar televiziyon-e barnāmei ke arzeš didan dāšte bāšad, nist.</text:p>
      <text:p text:style-name="P2">There's nothing worth watching on TV today.</text:p>
      <text:p text:style-name="P5">امروز در تلویزیون برنامه ای که ارزش دیدن داشته باشد، نیست.</text:p>
      <text:p text:style-name="P1">1501</text:p>
      <text:p text:style-name="P4">Ānhā tanhā kasān-i hastand ke haqiqat rā mi‌dānand.</text:p>
      <text:p text:style-name="P2">They are the only people who know the fact.</text:p>
      <text:p text:style-name="P5">آنها تنها کسانی هستند که حقیقت را می دانند.</text:p>
      <text:p text:style-name="P1">1502</text:p>
      <text:p text:style-name="P4">Tām az candin nafar, soāl-e mošābeh-i rā porsid.</text:p>
      <text:p text:style-name="P2">Tom asked several people the same question.</text:p>
      <text:p text:style-name="P5">تام از چندین نفر، سوال مشابهی را پرسید.</text:p>
      <text:p text:style-name="P1">1503</text:p>
      <text:p text:style-name="P4">Tām az pelle‌hā tā xāne‌-aš bālā raft.</text:p>
      <text:p text:style-name="P2">Tom climbed up the stairs to his apartment.</text:p>
      <text:p text:style-name="P5">تام از پله ها تا خانه اش بالا رفت.</text:p>
      <text:p text:style-name="P1">1504</text:p>
      <text:p text:style-name="P4">Kār-o šoql-e to bāyad qabl az xānevāde‌-at qarār girad.</text:p>
      <text:p text:style-name="P2">Your family should come before your career.</text:p>
      <text:p text:style-name="P5">کار و شغل تو باید قبل از خانواده ات قرار گیرد.</text:p>
      <text:p text:style-name="P1">1505</text:p>
      <text:p text:style-name="P4">Sili-ye naqd be az halvā-ye nesye.</text:p>
      <text:p text:style-name="P2">A bird in the hand is worth two in the bush.</text:p>
      <text:p text:style-name="P5">سیلی نقد به از حلوای نسیه.</text:p>
      <text:p text:style-name="P1">1506</text:p>
      <text:p text:style-name="P4">Yek rubāh dobār dar yek dām nemi‌oftad.</text:p>
      <text:p text:style-name="P2">A fox is not caught twice in the same snare.</text:p>
      <text:p text:style-name="P5">یک روباه دوبار در یک دام نمی افتد.</text:p>
      <text:p text:style-name="P1">1507</text:p>
      <text:p text:style-name="P4">Mi‌tavānid be zabān-e engelisi manzur-etān rā befahmānid?</text:p>
      <text:p text:style-name="P2">Can you make yourself understood in English?</text:p>
      <text:p text:style-name="P5">می‌توانید به زبان انگلیسی منظورتان را بفهمانید؟</text:p>
      <text:p text:style-name="P1">1508</text:p>
      <text:p text:style-name="P4">Hame mi‌dānestand ke u mi‌tavānad engelisi rā xub sohbat konad.</text:p>
      <text:p text:style-name="P2">Everybody knew she could speak English well.</text:p>
      <text:p text:style-name="P5">همه می‌دانستند که او می‌تواند انگلیسی را خوب صحبت کند.</text:p>
      <text:p text:style-name="P1">1509</text:p>
      <text:p text:style-name="P4">U hamiše az digarān badguyi mi‌konad.</text:p>
      <text:p text:style-name="P2">He is always saying bad things about others.</text:p>
      <text:p text:style-name="P5">او همیشه از دیگران بدگویی می‌کند.</text:p>
      <text:p text:style-name="P1">1510</text:p>
      <text:p text:style-name="P4">Tasmim gereft naqše‌-aš rā maxfi negah dārad.</text:p>
      <text:p text:style-name="P2">He made up his mind to keep his plan secret.</text:p>
      <text:p text:style-name="P5">تصمیم گرفت نقشه‌اش را مخفی نگه دارد.</text:p>
      <text:p text:style-name="P1">1511</text:p>
      <text:p text:style-name="P4">اون talāš kard tā pābepā-ye hamkelāsi-ye hāš (ازنظردرسی) piš barre yā hamgām bāše.</text:p>
      <text:p text:style-name="P2">He struggled to keep up with his classmates.</text:p>
      <text:p text:style-name="P5"><text:soft-page-break/>اون تلاش كرد تا پابه پايِ همكلاسي هاش (ازنظرِدرسي) پيش بره يا همگام باشه.</text:p>
      <text:p text:style-name="P1">1512</text:p>
      <text:p text:style-name="P4">U bālā poštebām bud bā gitār barqi‌-yaš.</text:p>
      <text:p text:style-name="P2">He was on the roof with his electric guitar.</text:p>
      <text:p text:style-name="P5">او بالا پشت بام بود با گیتار برقی اش.</text:p>
      <text:p text:style-name="P1">1513</text:p>
      <text:p text:style-name="P4">U az mas’uliyat-e sangin-e xod rahā šod.</text:p>
      <text:p text:style-name="P2">He was relieved of his heavy responsibility.</text:p>
      <text:p text:style-name="P5">او از مسئولیت سنگین خود رها شد.</text:p>
      <text:p text:style-name="P1">1514</text:p>
      <text:p text:style-name="P4">U šāns-i barā-ye be dast-e āvardan-e qalb-e u nadārad.</text:p>
      <text:p text:style-name="P2">He will have no chance of winning her heart.</text:p>
      <text:p text:style-name="P5">او شانسی برای به دست آوردن قلب او ندارد.</text:p>
      <text:p text:style-name="P1">1515</text:p>
      <text:p text:style-name="P4">Movaffaqiyat-aš u rā āmāj hesādat kard.</text:p>
      <text:p text:style-name="P2">Her success made her the target of jealousy.</text:p>
      <text:p text:style-name="P5">موفقیتش او را آماج حسادت کرد.</text:p>
      <text:p text:style-name="P1">1516</text:p>
      <text:p text:style-name="P4">Man natavānam az lotf-e šomā be qadr-e kāfi tašakkor konam.</text:p>
      <text:p text:style-name="P2">I cannot thank you enough for your kindness.</text:p>
      <text:p text:style-name="P5">من نتوانم از لطف شما به قدر کافی تشکر کنم.</text:p>
      <text:p text:style-name="P1">1517</text:p>
      <text:p text:style-name="P4">Man tazmin mi‌konam ke in sāat-e zamān-e daqiq rā nešān dehad.</text:p>
      <text:p text:style-name="P2">I guarantee this watch to keep perfect time.</text:p>
      <text:p text:style-name="P5">من تضمین می کنم که این ساعت زمان دقیق را نشان دهد.</text:p>
      <text:p text:style-name="P1">1518</text:p>
      <text:p text:style-name="P4">Yek māyel narafte bud-am ke bārān šoru’ šod.</text:p>
      <text:p text:style-name="P2">I had not gone a mile when it began to rain.</text:p>
      <text:p text:style-name="P5">یک مایل نرفته بودم که باران شروع شد.</text:p>
      <text:p text:style-name="P1">1519</text:p>
      <text:p text:style-name="P4">Man tamām ba’d az zohr-e ān ketāb rā dāštam mi‌xānad-am.</text:p>
      <text:p text:style-name="P2">I have been reading that book all afternoon.</text:p>
      <text:p text:style-name="P5">من تمام بعد از ظهر آن کتاب را داشتم می خواندم.</text:p>
      <text:p text:style-name="P1">1520</text:p>
      <text:p text:style-name="P4">Barā-ye boridan-e in kāqaz be yek qeyci-ye do pāre‌-i ehtiyāj dāram.</text:p>
      <text:p text:style-name="P2">I need a pair of scissors to cut this paper.</text:p>
      <text:p text:style-name="P5">برای بریدن این کاغذ به یک قیچی دو پاره ای احتیاج دارم.</text:p>
      <text:p text:style-name="P1">1521</text:p>
      <text:p text:style-name="P4">Fekr mi‌konam pišnahād-e u arzeš-e barresi-ye kardan rā dārad.</text:p>
      <text:p text:style-name="P2">I think his suggestion is worth considering.</text:p>
      <text:p text:style-name="P5">فکر می‌کنم پیشنهاد او ارزش بررسی کردن را دارد.</text:p>
      <text:p text:style-name="P1">1522</text:p>
      <text:p text:style-name="P4">Fekr mi‌konam cin naqš-e faāli xāhad dāšt.</text:p>
      <text:p text:style-name="P2">I think that China will play an active role.</text:p>
      <text:p text:style-name="P5">فکر می‌کنم چین نقش فعالی خواهد داشت.</text:p>
      <text:p text:style-name="P1">1523</text:p>
      <text:p text:style-name="P4">Fekr kardam cešm‌hā-yam ma-rā farib mi‌dehand.</text:p>
      <text:p text:style-name="P2">I thought my eyes were playing tricks on me.</text:p>
      <text:p text:style-name="P5">فکر کردم چشم‌هایم مرا فریب می‌دهند.</text:p>
      <text:p text:style-name="P1">1524</text:p>
      <text:p text:style-name="P4">Dar ān بلبشور, tām be Māri sili zad.</text:p>
      <text:p text:style-name="P2">In the heat of the moment, Tom slapped Mary.</text:p>
      <text:p text:style-name="P5">در آن بلبشور، تام به ماری سیلی زد.</text:p>
      <text:p text:style-name="P1">1525</text:p>
      <text:p text:style-name="P4">Fardiyat dar qarb besyār ahammiyat dārad.</text:p>
      <text:p text:style-name="P2">Individuality is very important in the West.</text:p>
      <text:p text:style-name="P5">فردیت در غرب بسیار اهمیت دارد.</text:p>
      <text:p text:style-name="P1">1526</text:p>
      <text:p text:style-name="P4">Momken nist ke u pezešk šavad.</text:p>
      <text:p text:style-name="P2">It is impossible for him to become a doctor.</text:p>
      <text:p text:style-name="P5">ممکن نیست که او پزشک شود.</text:p>
      <text:p text:style-name="P1">1527</text:p>
      <text:p text:style-name="P4">Emkān nadārad betavāni in kār rā dar teyy-ye do ruz anjām deh-i.</text:p>
      <text:p text:style-name="P2">It is impossible to finish this in two days.</text:p>
      <text:p text:style-name="P5">امکان ندارد بتوانی این کار را در طی دو روز انجام دهی.</text:p>
      <text:p text:style-name="P1">1528</text:p>
      <text:p text:style-name="P4">Alān ham hanuz zud-ast ke rāje’ be ān sohbat konim.</text:p>
      <text:p text:style-name="P2">It's still too early to talk about this now.</text:p>
      <text:p text:style-name="P5">الآن هم هنوز زود است که راجع به آن صحبت کنیم.</text:p>
      <text:p text:style-name="P1">1529</text:p>
      <text:p text:style-name="P4">Barādar-e man mi‌xāhad ke ruzi be māh beravad.</text:p>
      <text:p text:style-name="P2">My brother wants to go to the moon some day.</text:p>
      <text:p text:style-name="P5">برادر من میخواهد که روزی به ماه برود.</text:p>
      <text:p text:style-name="P1">1530</text:p>
      <text:p text:style-name="P4">Hicciz nemi‌tavānad tasmim-e u rā taqyir dehad.</text:p>
      <text:p text:style-name="P2">Nothing could induce him to change his mind.</text:p>
      <text:p text:style-name="P5">هیچ چیز نمی تواند تصمیم او را تغییر دهد.</text:p>
      <text:p text:style-name="P1">1531</text:p>
      <text:p text:style-name="P4">Moallem-e mā be u hošdār dād ke digar dir nakonad.</text:p>
      <text:p text:style-name="P2">Our teacher warned him not to be late again.</text:p>
      <text:p text:style-name="P5">معلم ما به او هشدار داد که دیگر دیر نکند.</text:p>
      <text:p text:style-name="P1">1532</text:p>
      <text:p text:style-name="P4">Eskātland be xāter-e mansujāt pašmi‌-yaš šohrat dārad.</text:p>
      <text:p text:style-name="P2">Scotland is famous for its woollen textiles.</text:p>
      <text:p text:style-name="P5">اسکاتلند به خاطر منسوجات پشمی‌اش شهرت دارد.</text:p>
      <text:p text:style-name="P1"><text:soft-page-break/>1533</text:p>
      <text:p text:style-name="P4">Barx-i setāregān dar āsmān-e šab-e šoru’ be padidār šodan mi‌konand.</text:p>
      <text:p text:style-name="P2">Some stars began to appear in the night sky.</text:p>
      <text:p text:style-name="P5">برخی ستارگان در آسمان شب شروع به پدیدار شدن می کنند.</text:p>
      <text:p text:style-name="P1">1534</text:p>
      <text:p text:style-name="P4">Cand setāre dar āsmān-e šab-e šoru’ be padidār šodan kardand.</text:p>
      <text:p text:style-name="P2">Some stars began to appear in the night sky.</text:p>
      <text:p text:style-name="P5">چند ستاره در آسمان شب شروع به پدیدار شدن کردند.</text:p>
      <text:p text:style-name="P1">1535</text:p>
      <text:p text:style-name="P4">Te’dādi az setāregān-e šoru’ be peydā šodan dar āsmān šab kardand.</text:p>
      <text:p text:style-name="P2">Some stars began to appear in the night sky.</text:p>
      <text:p text:style-name="P5">تعدادی از ستارگان شروع به پیدا شدن در آسمان شب کردند.</text:p>
      <text:p text:style-name="P1">1536</text:p>
      <text:p text:style-name="P4">Daqiqan hamān ide‌-i-st ke man dāram.</text:p>
      <text:p text:style-name="P2">That is the exactly the same idea as I have.</text:p>
      <text:p text:style-name="P5">دقیقاً همان ایده ای است که من دارم.</text:p>
      <text:p text:style-name="P1">1537</text:p>
      <text:p text:style-name="P4">پاپ‌کورن har ce bištar bexori, bištar mi‌xāhi.</text:p>
      <text:p text:style-name="P2">The more popcorn you eat, the more you want.</text:p>
      <text:p text:style-name="P5">پاپ‌کورن هر چه بیشتر بخوری، بیشتر می‌خواهی.</text:p>
      <text:p text:style-name="P1">1538</text:p>
      <text:p text:style-name="P4">Ān pirzan ānqadr zaif-ast ke nemi‌tavānad az raxtexāb bar xizad.</text:p>
      <text:p text:style-name="P2">The old woman is too weak to get out of bed.</text:p>
      <text:p text:style-name="P5">آن پیرزن آنقدر ضعیف است که نمی تواند از رختخواب برخیزد.</text:p>
      <text:p text:style-name="P1">1539</text:p>
      <text:p text:style-name="P4">Ānhā bar asās-e alāyeq-e moštarek bā ham dar ertebāt hastand.</text:p>
      <text:p text:style-name="P2">They are bound together by common interests.</text:p>
      <text:p text:style-name="P5">آنها بر اساس علایق مشترک با هم در ارتباط هستند.</text:p>
      <text:p text:style-name="P1">1540</text:p>
      <text:p text:style-name="P4">Ānhā faqat montazer-and ke tufān-e tamām šavad.</text:p>
      <text:p text:style-name="P2">They are just waiting for the storm to pass.</text:p>
      <text:p text:style-name="P5">آنها فقط منتظرند که توفان تمام شود.</text:p>
      <text:p text:style-name="P1">1541</text:p>
      <text:p text:style-name="P4">Ānhā aslan mānand-e āmrikāyi‌hā-ye ma’muli nabudand.</text:p>
      <text:p text:style-name="P2">They were not at all like average Americans.</text:p>
      <text:p text:style-name="P5">آنها اصلاً مانند آمریکایی‌های معمولی نبودند.</text:p>
      <text:p text:style-name="P1">1542</text:p>
      <text:p text:style-name="P4">In kārxāne dar ruz-e 500 otomobil towlid mi‌konad.</text:p>
      <text:p text:style-name="P2">This factory produces 500 automobiles a day.</text:p>
      <text:p text:style-name="P5">این کارخانه در روز 500 اتومبیل تولید می کند.</text:p>
      <text:p text:style-name="P1">1543</text:p>
      <text:p text:style-name="P4">Ruznāme‌-ye emruz mi‌guyad tufān mi‌āyad.</text:p>
      <text:p text:style-name="P2">Today's paper says that a typhoon is coming.</text:p>
      <text:p text:style-name="P5">روزنامه امروز می گوید طوفان می آید.</text:p>
      <text:p text:style-name="P1">1544</text:p>
      <text:p text:style-name="P4">Tām پل‌می‌زند tā Māri rā xošhāl konad.</text:p>
      <text:p text:style-name="P2">Tom bends over backwards to make Mary happy.</text:p>
      <text:p text:style-name="P5">تام پل‌می‌زند تا ماری را خوشحال کند.</text:p>
      <text:p text:style-name="P1">1545</text:p>
      <text:p text:style-name="P4">Bā šenidan-e xabar, u nāgahān be gerye oftād.</text:p>
      <text:p text:style-name="P2">Upon hearing the news, she burst out crying.</text:p>
      <text:p text:style-name="P5">با شنیدن خبر، او ناگهان به گریه افتاد.</text:p>
      <text:p text:style-name="P1">1546</text:p>
      <text:p text:style-name="P4">Mā u rā be onvān-e rais-e jalase entexāb karde-im.</text:p>
      <text:p text:style-name="P2">We have elected him chairman of the meeting.</text:p>
      <text:p text:style-name="P5">ما او را به عنوان رئیس جلسه انتخاب کرده‌ایم.</text:p>
      <text:p text:style-name="P1">1547</text:p>
      <text:p text:style-name="P4">Manba-e bozorg-e elhām gereftan-at ci-st#?</text:p>
      <text:p text:style-name="P2">What is your greatest source of inspiration?</text:p>
      <text:p text:style-name="P5">منبع بزرگ الهام گرفتنت چیست؟</text:p>
      <text:p text:style-name="P1">1548</text:p>
      <text:p text:style-name="P4">Nām-e ān hotel ce bud? Yād-am nemi‌āyad.</text:p>
      <text:p text:style-name="P2">What was the hotel called? I can't remember.</text:p>
      <text:p text:style-name="P5">نام آن هتل چه بود؟ یادم نمی آید.</text:p>
      <text:p text:style-name="P1">1549</text:p>
      <text:p text:style-name="P4">Yek malax-o murce‌hā-ye ziyādi dar yek mazrae zendegi mi‌kardand.</text:p>
      <text:p text:style-name="P2">A grasshopper and many ants lived in a field.</text:p>
      <text:p text:style-name="P5">یک ملخ و مورچه‌های زیادی در یک مزرعه زندگی می‌کردند.</text:p>
      <text:p text:style-name="P1">1550</text:p>
      <text:p text:style-name="P4">Hotel‌hā-ye digar-i ham hastand ke towsie koni?</text:p>
      <text:p text:style-name="P2">Are there any other hotels you can recommend?</text:p>
      <text:p text:style-name="P5">هتل‌های دیگری هم هستند که توصیه کنی؟</text:p>
      <text:p text:style-name="P1">1551</text:p>
      <text:p text:style-name="P4">Tā jā-yi ke mi‌dānam, u hicvaqt be xārej narafte-ast.</text:p>
      <text:p text:style-name="P2">As far as I know, he has never been overseas.</text:p>
      <text:p text:style-name="P5">تا جایی که می‌دانم، او هیچ وقت به خارج نرفته است.</text:p>
      <text:p text:style-name="P1">1552</text:p>
      <text:p text:style-name="P4">Dar ebtedā natavānestam befahmam ke u ce goft.</text:p>
      <text:p text:style-name="P2">At first, I couldn't understand what he said.</text:p>
      <text:p text:style-name="P5">در ابتدا نتوانستم بفهمم که او چه گفت.</text:p>
      <text:p text:style-name="P1">1553</text:p>
      <text:p text:style-name="P4">Har davi ānhā qeyreqābel pišbini-yo ajul hastand.</text:p>
      <text:p text:style-name="P2">Both of them are unpredictable and impatient.</text:p>
      <text:p text:style-name="P5"><text:soft-page-break/>هر دوی آنها غیرقابل پیش بینی و عجول هستند.</text:p>
      <text:p text:style-name="P1">1554</text:p>
      <text:p text:style-name="P4">Engelisi be yekzabān beynolmelali tabdil šode-ast.</text:p>
      <text:p text:style-name="P2">English has become an international language.</text:p>
      <text:p text:style-name="P5">انگلیسی به یک زبان بین المللی تبدیل شده است.</text:p>
      <text:p text:style-name="P1">1555</text:p>
      <text:p text:style-name="P4">U dar bāre‌-ye natije‌-ye emtehān-e negarān-ast.</text:p>
      <text:p text:style-name="P2">He is concerned about the result of the exam.</text:p>
      <text:p text:style-name="P5">او در باره‌ی نتیجه‌ی امتحان نگران است.</text:p>
      <text:p text:style-name="P1">1556</text:p>
      <text:p text:style-name="P4">Nemi‌dānestam ān dastgāh rā ki xāmuš konam.</text:p>
      <text:p text:style-name="P2">I didn't know when to switch the machine off.</text:p>
      <text:p text:style-name="P5">نمی‌دانستم آن دستگاه را کی خاموش کنم.</text:p>
      <text:p text:style-name="P1">1557</text:p>
      <text:p text:style-name="P4">Hanuz nemi‌xāham ke in xabar alani šavad.</text:p>
      <text:p text:style-name="P2">I don't want this news to be made public yet.</text:p>
      <text:p text:style-name="P5">هنوز نمی‌خواهم که این خبر علنی شود.</text:p>
      <text:p text:style-name="P1">1558</text:p>
      <text:p text:style-name="P4">In ruzhā afkār-e ziyādi dar sar dāram.</text:p>
      <text:p text:style-name="P2">I have too many things on my mind these days.</text:p>
      <text:p text:style-name="P5">این روزها افکار زیادی در سر دارم.</text:p>
      <text:p text:style-name="P1">1559</text:p>
      <text:p text:style-name="P4">Mādar-e ترزا dar Yugoslāvi dar sāl-e 1,910 be donyā āmad.</text:p>
      <text:p text:style-name="P2">Mother Teresa was born in Yugoslavia in 1910.</text:p>
      <text:p text:style-name="P5">مادر ترزا در یوگسلاوی در سال 1910 به دنیا آمد.</text:p>
      <text:p text:style-name="P1">1560</text:p>
      <text:p text:style-name="P4">Musiqidānān-e معمولاِ nesbat be enteqād-e hassās hastand.</text:p>
      <text:p text:style-name="P2">Musicians are usually sensitive to criticism.</text:p>
      <text:p text:style-name="P5">موسیقی‌دانان معمولاً نسبت به انتقاد حساس هستند.</text:p>
      <text:p text:style-name="P1">1561</text:p>
      <text:p text:style-name="P4">Yeki az gorbe‌hā siyāh-ast-o digar-i qahvei-st.</text:p>
      <text:p text:style-name="P2">One of the cats is black, the other is brown.</text:p>
      <text:p text:style-name="P5">یکی از گربه ها سیاه است و دیگری قهوه ای است.</text:p>
      <text:p text:style-name="P1">1562</text:p>
      <text:p text:style-name="P4">Šerkat-e mā az candin ruydād-e farhangi hemāyat mi‌konad.</text:p>
      <text:p text:style-name="P2">Our company supports several cultural events.</text:p>
      <text:p text:style-name="P5">شرکت ما از چندین رویداد فرهنگی حمایت می کند.</text:p>
      <text:p text:style-name="P1">1563</text:p>
      <text:p text:style-name="P4">U bar šok-e marg-e pedar-e xod-aš qalabe kard.</text:p>
      <text:p text:style-name="P2">She got over the shock of her father's death.</text:p>
      <text:p text:style-name="P5">او بر شوک مرگ پدر خودش غلبه کرد.</text:p>
      <text:p text:style-name="P1">1564</text:p>
      <text:p text:style-name="P4">Harke bām-aš biš, barf-aš bištar.</text:p>
      <text:p text:style-name="P2">The more you have, the more you have to lose.</text:p>
      <text:p text:style-name="P5">هرکه بامش بیش، برفش بیشتر.</text:p>
      <text:p text:style-name="P1">1565</text:p>
      <text:p text:style-name="P4">Romān-e nevis mostanadāt rā barā-ye kār-aš jam’ Āvari mi‌konad.</text:p>
      <text:p text:style-name="P2">The novelist gathered materials for his work.</text:p>
      <text:p text:style-name="P5">رمان نویس مستندات را برای کارش جمع آوری می کند.</text:p>
      <text:p text:style-name="P1">1566</text:p>
      <text:p text:style-name="P4">Tām nemi‌tavānest xod rā dar hāl-e šellik be kas-i tasavvor konad.</text:p>
      <text:p text:style-name="P2">Tom couldn't imagine himself shooting anyone.</text:p>
      <text:p text:style-name="P5">تام نمی توانست خود را در حال شلیک به کسی تصوّر کند.</text:p>
      <text:p text:style-name="P1">1567</text:p>
      <text:p text:style-name="P4">Tām tasmim be asās-e keši-ye be eqāmatgāh Māri gereft.</text:p>
      <text:p text:style-name="P2">Tom decided to mosey on over to Mary's place.</text:p>
      <text:p text:style-name="P5">تام تصمیم به اساس کشی به اقامتگاه ماری گرفت.</text:p>
      <text:p text:style-name="P1">1568</text:p>
      <text:p text:style-name="P4">Tām tasmim gereft begozārad beravad eqāmatgāh-e Māri.</text:p>
      <text:p text:style-name="P2">Tom decided to mosey on over to Mary's place.</text:p>
      <text:p text:style-name="P5">تام تصمیم گرفت بگذارد برود اقامتگاه ماری.</text:p>
      <text:p text:style-name="P1">1569</text:p>
      <text:p text:style-name="P4">Tām tasmim gereft betadrij naqlemakān konad be eqāmatgāh-e Māri.</text:p>
      <text:p text:style-name="P2">Tom decided to mosey on over to Mary's place.</text:p>
      <text:p text:style-name="P5">تام تصمیم گرفت به تدریج نقل مکان کند به اقامتگاه ماری.</text:p>
      <text:p text:style-name="P1">1570</text:p>
      <text:p text:style-name="P4">Tām ke ziyād rāje’ be daryānavardi nemi‌dānad. Mi‌dānad?</text:p>
      <text:p text:style-name="P2">Tom doesn't know much about sailing, does he?</text:p>
      <text:p text:style-name="P5">تام که زیاد راجع به دریانوردی نمی داند. می داند؟</text:p>
      <text:p text:style-name="P1">1571</text:p>
      <text:p text:style-name="P4">Tām ke candān rāje’ be daryā navard-i nemi‌dānad. Mi‌dānad?</text:p>
      <text:p text:style-name="P2">Tom doesn't know much about sailing, does he?</text:p>
      <text:p text:style-name="P5">تام که چندان راجع به دریا نوردی نمی داند. می داند؟</text:p>
      <text:p text:style-name="P1">1572</text:p>
      <text:p text:style-name="P4">Tām dust nadārad dar šift-e šabkār konad.</text:p>
      <text:p text:style-name="P2">Tom doesn't like working the graveyard shift.</text:p>
      <text:p text:style-name="P5">تام دوست ندارد در شیفت شب کار کند.</text:p>
      <text:p text:style-name="P1">1573</text:p>
      <text:p text:style-name="P4">Tām kas-i-st ke be man goft be ki bedeham-aš.</text:p>
      <text:p text:style-name="P2">Tom is the one who told me who to give it to.</text:p>
      <text:p text:style-name="P5">تام کسی است که به من گفت به کی بدهمش.</text:p>
      <text:p text:style-name="P1">1574</text:p>
      <text:p text:style-name="P4">Morāqeb māšin‌hā bāš vaqt-i ke az xiyābān obur mi‌koni.</text:p>
      <text:p text:style-name="P2"><text:soft-page-break/>Watch out for cars when you cross the street.</text:p>
      <text:p text:style-name="P5">مراقب ماشین ها باش وقتی که از خیابان عبور می کنی.</text:p>
      <text:p text:style-name="P1">1575</text:p>
      <text:p text:style-name="P4">Kodām yek az ān ketāb‌hā rā be tām dādi?</text:p>
      <text:p text:style-name="P2">Which one of those books did you give to Tom?</text:p>
      <text:p text:style-name="P5">کدام یک از آن کتاب ها را به تام دادی؟</text:p>
      <text:p text:style-name="P1">1576</text:p>
      <text:p text:style-name="P4">To ke vāqean nemi‌xāhi tām rā bekeši. Mi‌xāhi?</text:p>
      <text:p text:style-name="P2">You aren't really going to kill Tom, are you?</text:p>
      <text:p text:style-name="P5">تو که واقعا نمی خواهی تام را بکشی. می خواهی؟</text:p>
      <text:p text:style-name="P1">1577</text:p>
      <text:p text:style-name="P4">To qāder xāhi bud ke in ketāb rā dar sāl-e āyande bexāni.</text:p>
      <text:p text:style-name="P2">You will be able to read this book next year.</text:p>
      <text:p text:style-name="P5">تو قادر خواهی بود که این کتاب را در سال آینده بخوانی.</text:p>
      <text:p text:style-name="P1">1578</text:p>
      <text:p text:style-name="P4">Soxanrāni-ye to monāseb in monāsebat bud.</text:p>
      <text:p text:style-name="P2">Your speech was appropriate for the occasion.</text:p>
      <text:p text:style-name="P5">سخنرانی تو مناسب این مناسبت بود.</text:p>
      <text:p text:style-name="P1">1579</text:p>
      <text:p text:style-name="P4">Āyā fekr mi‌koni ke raveš-e dars-e dādan-e man eštebāh-ast?</text:p>
      <text:p text:style-name="P2">Do you think that my way of teaching is wrong?</text:p>
      <text:p text:style-name="P5">آیا فکر میکنی که روش درس دادن من اشتباه است؟</text:p>
      <text:p text:style-name="P1">1580</text:p>
      <text:p text:style-name="P4">U doxtar-aš rā be nekāh-e yek vakil-e javān dar āvarad.</text:p>
      <text:p text:style-name="P2">He has married his daughter to a young lawyer.</text:p>
      <text:p text:style-name="P5">او دخترش را به نکاح یک وکیل جوان درآورد.</text:p>
      <text:p text:style-name="P1">1581</text:p>
      <text:p text:style-name="P4">U(pesar) yeki az ma’ruf‌tarin xānandegān dar Žāpon-ast.</text:p>
      <text:p text:style-name="P2">He is one of the most famous singers in Japan.</text:p>
      <text:p text:style-name="P5">او(پسر) یکی از معروفترین خوانندگان در ژاپن است.</text:p>
      <text:p text:style-name="P1">1582</text:p>
      <text:p text:style-name="P4">Dāstān-aš monāseb in monāsebat nabud.</text:p>
      <text:p text:style-name="P2">His story wasn't appropriate for the occasion.</text:p>
      <text:p text:style-name="P5">داستانش مناسب این مناسبت نبود.</text:p>
      <text:p text:style-name="P1">1583</text:p>
      <text:p text:style-name="P4">Man hamān mardi nistam ke to dar ebtedā ma-rā mi‌šenāxti.</text:p>
      <text:p text:style-name="P2">I am not the man I was when you knew me first.</text:p>
      <text:p text:style-name="P5">من همان مردی نیستم که تو در ابتدا مرا می شناختی.</text:p>
      <text:p text:style-name="P1">1584</text:p>
      <text:p text:style-name="P4">Man bāvar nemi‌konam ke ān bacce betanhāyi be Tokiyo biyāyad.</text:p>
      <text:p text:style-name="P2">I don't believe the child came to Tokyo alone.</text:p>
      <text:p text:style-name="P5">من باور نمی کنم که آن بچه به تنهایی به توکیو بیاید.</text:p>
      <text:p text:style-name="P1">1585</text:p>
      <text:p text:style-name="P4">Har bār piš دندانپزشک mi‌ravam, 30 yuro mi‌pardāzam.</text:p>
      <text:p text:style-name="P2">I pay 30 euros for every visit to the dentist.</text:p>
      <text:p text:style-name="P5">هر بار پیش دندانپزشک می‌روم، 30 یورو می‌پردازم.</text:p>
      <text:p text:style-name="P1">1586</text:p>
      <text:p text:style-name="P4">همینکه u rā bebinam, xabar rā be u xāham goft.</text:p>
      <text:p text:style-name="P2">I will tell him the news as soon as I see him.</text:p>
      <text:p text:style-name="P5">همینکه او را ببینم، خبر را به او خواهم گفت.</text:p>
      <text:p text:style-name="P1">1587</text:p>
      <text:p text:style-name="P4">Fardā sobh-e man xāham āmad-o to rā mi‌baram.</text:p>
      <text:p text:style-name="P2">I'll come by and pick you up tomorrow morning.</text:p>
      <text:p text:style-name="P5">فردا صبح من خواهم آمد و تو را می برم.</text:p>
      <text:p text:style-name="P1">1588</text:p>
      <text:p text:style-name="P4">Hadaf-e qāyi-ye mā barqarāri-ye solh-e jahāni-st.</text:p>
      <text:p text:style-name="P2">Our ultimate goal is to establish world peace.</text:p>
      <text:p text:style-name="P5">هدف غایی ما برقراری صلح جهانی است.</text:p>
      <text:p text:style-name="P1">1589</text:p>
      <text:p text:style-name="P4">Bacce‌hā dar sāhel-e qal’e‌-ye šeni sāxtand.</text:p>
      <text:p text:style-name="P2">The children built a sand castle on the beach.</text:p>
      <text:p text:style-name="P5">بچه ها در ساحل قلعه شنی ساختند.</text:p>
      <text:p text:style-name="P1">1590</text:p>
      <text:p text:style-name="P4">Parastār bā molātefat besyār az bimār morāqebat kard.</text:p>
      <text:p text:style-name="P2">The nurse cared for the patient very tenderly.</text:p>
      <text:p text:style-name="P5">پرستار با ملاطفت بسیار از بیمار مراقبت کرد.</text:p>
      <text:p text:style-name="P1">1591</text:p>
      <text:p text:style-name="P4">Polis bā tām mānand-e yek mojrem ma’muli raftār mi‌kard.</text:p>
      <text:p text:style-name="P2">The police treated Tom like a common criminal.</text:p>
      <text:p text:style-name="P5">پلیس با تام مانند یک مجرم معمولی رفتار می کرد.</text:p>
      <text:p text:style-name="P1">1592</text:p>
      <text:p text:style-name="P4">Jam’iyat-e in kešvar dar hāl-e kam šodan-ast.</text:p>
      <text:p text:style-name="P2">The population of this country is diminishing.</text:p>
      <text:p text:style-name="P5">جمعیت این کشور در حال کم شدن است.</text:p>
      <text:p text:style-name="P1">1593</text:p>
      <text:p text:style-name="P4">Ātaš-e Suzi bozorg-i nazdik xāne‌-ye man dišab ettefāq oftād.</text:p>
      <text:p text:style-name="P2">There was a big fire near my house last night.</text:p>
      <text:p text:style-name="P5">آتش سوزی بزرگی نزدیک خانه من دیشب اتفاق افتاد.</text:p>
      <text:p text:style-name="P1">1594</text:p>
      <text:p text:style-name="P4">Ānhā bā heyrat be lebās-e šenā-ye u xire šodand.</text:p>
      <text:p text:style-name="P2">They stared at her swimming suit in amazement.</text:p>
      <text:p text:style-name="P5">آنها با حیرت به لباس شنای او خیره شدند.</text:p>
      <text:p text:style-name="P1">1595</text:p>
      <text:p text:style-name="P4">In amr ham dar mowred-e kudakān-o ham dar mowred-e bozorgsālān sedq mi‌konad.</text:p>
      <text:p text:style-name="P2"><text:soft-page-break/>This is true of adults as well as of children.</text:p>
      <text:p text:style-name="P5">این امر هم در مورد کودکان و هم در مورد بزرگسالان صدق می کند.</text:p>
      <text:p text:style-name="P1">1596</text:p>
      <text:p text:style-name="P4">Se cāhārrom sath-e zamin āb-ast.</text:p>
      <text:p text:style-name="P2">Three-fourths of the earth's surface is water.</text:p>
      <text:p text:style-name="P5">سه چهارم سطح زمین آب است.</text:p>
      <text:p text:style-name="P1">1597</text:p>
      <text:p text:style-name="P4">Mā afkār-emān rā be vasile‌-ye zabān bayān mi‌konim.</text:p>
      <text:p text:style-name="P2">We express our thoughts by means of languages.</text:p>
      <text:p text:style-name="P5">ما افکارمان را به وسیله‌ی زبان بیان می‌کنیم.</text:p>
      <text:p text:style-name="P1">1598</text:p>
      <text:p text:style-name="P4">Mā dar aks-e ašae‌-ye iks šomā, nowi nāhanjāri rā tašxis dāde-im.</text:p>
      <text:p text:style-name="P2">We have detected an abnormality on your x-ray.</text:p>
      <text:p text:style-name="P5">ما در عکس اشعه ایکس شما، نوعی ناهنجاری را تشخیص داده ایم.</text:p>
      <text:p text:style-name="P1">1599</text:p>
      <text:p text:style-name="P4">"Mamnun barā-ye komak-etān."" ""Qābeli nadāšt."</text:p>
      <text:p text:style-name="P2">Thank you for helping me." "Don't mention it.</text:p>
      <text:p text:style-name="P5">ممنون برای کمکتان." "قابلی نداشت.</text:p>
      <text:p text:style-name="P1">1600</text:p>
      <text:p text:style-name="P4">Yek šaxs-e mohtaram-e hicvaqt hamcin kāri nemi‌konad.</text:p>
      <text:p text:style-name="P2">A gentleman would never do something like that.</text:p>
      <text:p text:style-name="P5">یک شخص محترم هیچ وقت همچین کاری نمی کند.</text:p>
      <text:p text:style-name="P1">1601</text:p>
      <text:p text:style-name="P4">Hey’at-e monsefe‌-ye āli-ye u rā az har jormi bigonāh dānest.</text:p>
      <text:p text:style-name="P2">A grand jury found him not guilty of any crime.</text:p>
      <text:p text:style-name="P5">هیئت منصفه‌ی عالی او را از هر جرمی بی‌گناه دانست.</text:p>
      <text:p text:style-name="P1">1602</text:p>
      <text:p text:style-name="P4">Tamām sib‌hā-yi ke mey oftand tavassot xuk‌hā xorde šode-and.</text:p>
      <text:p text:style-name="P2">All the apples that fall are eaten by the pigs.</text:p>
      <text:p text:style-name="P5">تمام سیب هایی که می افتند توسط خوک ها خورده شده اند.</text:p>
      <text:p text:style-name="P1">1603</text:p>
      <text:p text:style-name="P4">Be har nafar, qazā-vo lebās-e kāfi dāde šod.</text:p>
      <text:p text:style-name="P2">Each person was given enough food and clothing.</text:p>
      <text:p text:style-name="P5">به هر نفر، غذا و لباس کافی داده شد.</text:p>
      <text:p text:style-name="P1">1604</text:p>
      <text:p text:style-name="P4">Az lahāz-e tārixi, xalij-e Fārs motealleq be Irān-ast.</text:p>
      <text:p text:style-name="P2">Historically, the Persian Gulf belongs to Iran.</text:p>
      <text:p text:style-name="P5">از لحاظ تاریخی، خلیج فارس متعلق به ایران است.</text:p>
      <text:p text:style-name="P1">1605</text:p>
      <text:p text:style-name="P4">Agar u nemi‌xāhad yād begirad, mā nemi‌tavānim u rā majbur konim.</text:p>
      <text:p text:style-name="P2">If he doesn't want to learn, we can't make him.</text:p>
      <text:p text:style-name="P5">اگر او نمی خواهد یاد بگیرد، ما نمی توانیم او را مجبور کنیم.</text:p>
      <text:p text:style-name="P1">1606</text:p>
      <text:p text:style-name="P4">Be hengām-e ātašsuzi az pelle‌hā-ye ezterāri estefāde konid.</text:p>
      <text:p text:style-name="P2">In case of a fire, use this emergency stairway.</text:p>
      <text:p text:style-name="P5">به هنگام آتش سوزی از پله های اضطراری استفاده کنید.</text:p>
      <text:p text:style-name="P1">1607</text:p>
      <text:p text:style-name="P4">Az inke mi‌šenidim kālāhā ceqadr arzān hastand, taajjob kardim.</text:p>
      <text:p text:style-name="P2">It amazed us to hear that things were so cheap.</text:p>
      <text:p text:style-name="P5">از اینکه می شنیدیم کالاها چقدر ارزان هستند، تعجب کردیم.</text:p>
      <text:p text:style-name="P1">1608</text:p>
      <text:p text:style-name="P4">Bar man āškār šod ke u besyār bāhuš-ast.</text:p>
      <text:p text:style-name="P2">It appeared to me that he was very intelligent.</text:p>
      <text:p text:style-name="P5">بر من آشکار شد که او بسیار باهوش است.</text:p>
      <text:p text:style-name="P1">1609</text:p>
      <text:p text:style-name="P4">Xeyli‌hā az tabliqāt farib xordand.</text:p>
      <text:p text:style-name="P2">Many people were deceived by the advertisement.</text:p>
      <text:p text:style-name="P5">خیلی ها از تبلیغات فریب خوردند.</text:p>
      <text:p text:style-name="P1">1610</text:p>
      <text:p text:style-name="P4">Pedar-e man benodrat-e yekšanbe‌hā-ye birun mi‌ravad.</text:p>
      <text:p text:style-name="P2">My father rarely, if ever, goes out on Sundays.</text:p>
      <text:p text:style-name="P5">پدر من به ندرت یکشنبه های بیرون می رود.</text:p>
      <text:p text:style-name="P1">1611</text:p>
      <text:p text:style-name="P4">Mardom vaqt-i dar xāne hastand, bištarin ehsās-e rāhati rā mi‌konand.</text:p>
      <text:p text:style-name="P2">People feel most at ease when they are at home.</text:p>
      <text:p text:style-name="P5">مردم وقتی در خانه هستند، بیشترین احساس راحتی را می‌کنند.</text:p>
      <text:p text:style-name="P1">1612</text:p>
      <text:p text:style-name="P4">Be in tavajjoh kon ke nabāyad hamān eštebāh qabli rā tekrār koni.</text:p>
      <text:p text:style-name="P2">See to it that you don't make the same mistake.</text:p>
      <text:p text:style-name="P5">به این توجه کن که نباید همان اشتباه قبلی را تکرار کنی.</text:p>
      <text:p text:style-name="P1">1613</text:p>
      <text:p text:style-name="P4">U benodrat yā hicgāh qabl az yāzdah be raxtexāb mi‌ravad.</text:p>
      <text:p text:style-name="P2">She seldom, if ever, goes to bed before eleven.</text:p>
      <text:p text:style-name="P5">او به ندرت یا هیچ گاه قبل از یازده به رختخواب می رود.</text:p>
      <text:p text:style-name="P1">1614</text:p>
      <text:p text:style-name="P4">U اینقدر mehrbān bud ke šahr rā be man nešān dehad.</text:p>
      <text:p text:style-name="P2">She was kind enough to show me around the town.</text:p>
      <text:p text:style-name="P5">او اینقدر مهربان بود که شهر را به من نشان دهد.</text:p>
      <text:p text:style-name="P1">1615</text:p>
      <text:p text:style-name="P4">Harce šāns bud bil az dast dād.</text:p>
      <text:p text:style-name="P2">The chances are that the bill will be rejected.</text:p>
      <text:p text:style-name="P5"><text:soft-page-break/>هرچه شانس بود بیل از دست داد.</text:p>
      <text:p text:style-name="P1">1616</text:p>
      <text:p text:style-name="P4">Bacce‌hā sāat‌hā kenār-e sāhel bāzi xāhand kard.</text:p>
      <text:p text:style-name="P2">The children would play for hours on the beach.</text:p>
      <text:p text:style-name="P5">بچه ها ساعت ها کنار ساحل بازی خواهند کرد.</text:p>
      <text:p text:style-name="P1">1617</text:p>
      <text:p text:style-name="P4">Damā-ye daqiq, 22.68 daraje‌-ye selsiyus-ast.</text:p>
      <text:p text:style-name="P2">The exact temperature is 22.68 degrees Celsius.</text:p>
      <text:p text:style-name="P5">دمای دقیق، 22.68 درجه سلسیوس است.</text:p>
      <text:p text:style-name="P1">1618</text:p>
      <text:p text:style-name="P4">Ān mardi ke ānjā ruznāme mi‌xānad dāyi-ye man-ast.</text:p>
      <text:p text:style-name="P2">The man reading a paper over there is my uncle.</text:p>
      <text:p text:style-name="P5">آن مردی که آنجا روزنامه می خواند دایی من است.</text:p>
      <text:p text:style-name="P1">1619</text:p>
      <text:p text:style-name="P4">Tām hamiše royā-ye polis-e xosusi šodan rā dāšt.</text:p>
      <text:p text:style-name="P2">Tom always dreamed of becoming a bounty hunter.</text:p>
      <text:p text:style-name="P5">تام همیشه رویای پلیس خصوصی شدن را داشت.</text:p>
      <text:p text:style-name="P1">1620</text:p>
      <text:p text:style-name="P4">Tām tasmim gereft mavāred rā xod bedast girad.</text:p>
      <text:p text:style-name="P2">Tom decided to take matters into his own hands.</text:p>
      <text:p text:style-name="P5">تام تصمیم گرفت موارد را خود بدست گیرد.</text:p>
      <text:p text:style-name="P1">1621</text:p>
      <text:p text:style-name="P4">Tām bā šomāre‌-ye Māri tamās gereft-o be buq-e ešqāl-e barxord.</text:p>
      <text:p text:style-name="P2">Tom dialed Mary's number and got a busy signal.</text:p>
      <text:p text:style-name="P5">تام با شماره ی ماری تماس گرفت و به بوق اشغال برخورد.</text:p>
      <text:p text:style-name="P1">1622</text:p>
      <text:p text:style-name="P4">Tām har ruz barā-ye nāhār sarzade be xāne‌-ye Māri mi‌āmad.</text:p>
      <text:p text:style-name="P2">Tom dropped by Mary's home every day for lunch.</text:p>
      <text:p text:style-name="P5">تام هر روز برای ناهار سرزده به خانه‌ی ماری می آمد.</text:p>
      <text:p text:style-name="P1">1623</text:p>
      <text:p text:style-name="P4">Tām tanhā kas-i-st in jā ke meri rā nemi‌šenāsad.</text:p>
      <text:p text:style-name="P2">Tom is the only one here who doesn't know Mary.</text:p>
      <text:p text:style-name="P5">تام تنها کسی است این جا که مری را نمی‌شناسد.</text:p>
      <text:p text:style-name="P1">1624</text:p>
      <text:p text:style-name="P4">Šab-e šanbe yek mehmāni xāhim dāšt.</text:p>
      <text:p text:style-name="P2">We are going to have a party on Saturday night.</text:p>
      <text:p text:style-name="P5">شب شنبه یک مهمانی خواهیم داشت.</text:p>
      <text:p text:style-name="P1">1625</text:p>
      <text:p text:style-name="P4">Dar miz herāsat mi‌bāyest madārek-emān rā nešān deh-im.</text:p>
      <text:p text:style-name="P2">We had to show our papers at the security desk.</text:p>
      <text:p text:style-name="P5">در میز حراست می‌بایست مدارکمان را نشان دهیم.</text:p>
      <text:p text:style-name="P1">1626</text:p>
      <text:p text:style-name="P4">Yek kāpitān-e mas’ul-e kešti-yo xadame‌-ye ān-ast.</text:p>
      <text:p text:style-name="P2">A captain is in charge of his ship and its crew.</text:p>
      <text:p text:style-name="P5">یک کاپیتان مسئول کشتی و خدمه آن است.</text:p>
      <text:p text:style-name="P1">1627</text:p>
      <text:p text:style-name="P4">Dar hāl-e hāzer qasd dāram dar hotel bemānam.</text:p>
      <text:p text:style-name="P2">For the time being, I intend to stay at a hotel.</text:p>
      <text:p text:style-name="P5">در حال حاضر قصد دارم در هتل بمانم.</text:p>
      <text:p text:style-name="P1">1628</text:p>
      <text:p text:style-name="P4">Nemi‌tavānam az tamām mohabbat‌hā-yat tašakkor konam.</text:p>
      <text:p text:style-name="P2">I cannot thank you enough for all your kindness.</text:p>
      <text:p text:style-name="P5">نمی توانم از تمام محبّت هایت تشکر کنم.</text:p>
      <text:p text:style-name="P1">1629</text:p>
      <text:p text:style-name="P4">Man نتونستم ciz-e monāseb-i ru vāse goftan be zehn بیارم.</text:p>
      <text:p text:style-name="P2">I couldn't think of anything appropriate to say.</text:p>
      <text:p text:style-name="P5">من نتونستم چیز مناسبی رو واسه گفتن به ذهن بیارم.</text:p>
      <text:p text:style-name="P1">1630</text:p>
      <text:p text:style-name="P4">Qasd nadāram dar kār-e šomā šarik šavam.</text:p>
      <text:p text:style-name="P2">I don't intend to get mixed up in your business.</text:p>
      <text:p text:style-name="P5">قصد ندارم در کار شما شریک شوم.</text:p>
      <text:p text:style-name="P1">1631</text:p>
      <text:p text:style-name="P4">Āxarin bār-i ke man az deraxt-e bālā raftam rā be yād nemi‌āvaram.</text:p>
      <text:p text:style-name="P2">I don't remember the last time I climbed a tree.</text:p>
      <text:p text:style-name="P5">آخرین باری که من از درخت بالا رفتم را به یاد نمی آورم.</text:p>
      <text:p text:style-name="P1">1632</text:p>
      <text:p text:style-name="P4">Man pā-ye piyāde yā bā docarxe‌-ye bār-e digar be ānjā xāham raft.</text:p>
      <text:p text:style-name="P2">I will go there on foot or by bicycle next time.</text:p>
      <text:p text:style-name="P5">من پای پیاده یا با دوچرخه بار دیگر به آنجا خواهم رفت.</text:p>
      <text:p text:style-name="P1">1633</text:p>
      <text:p text:style-name="P4">Man kenār-e to xāham mānd-o ahammiyati nadārad ke digarān ce xāhand goft.</text:p>
      <text:p text:style-name="P2">I'll stand by you no matter what others may say.</text:p>
      <text:p text:style-name="P5">من کنار تو خواهم ماند و اهمیتی ندارد که دیگران چه خواهند گفت.</text:p>
      <text:p text:style-name="P1">1634</text:p>
      <text:p text:style-name="P4">Agar kas-i mi‌tavānest tām rā moteqāed konad, ān Māri bud.</text:p>
      <text:p text:style-name="P2">If anybody could convince Tom, it would be Mary.</text:p>
      <text:p text:style-name="P5">اگر کسی می توانست تام را متقاعد کند، آن ماری بود.</text:p>
      <text:p text:style-name="P1">1635</text:p>
      <text:p text:style-name="P4">Be nazar-e mi‌resad ke emruz sobh dar hālat-e badi hasti.</text:p>
      <text:p text:style-name="P2"><text:soft-page-break/>It seems like you're in a bad mood this morning.</text:p>
      <text:p text:style-name="P5">به نظر می رسد که امروز صبح در حالت بدی هستی.</text:p>
      <text:p text:style-name="P1">1636</text:p>
      <text:p text:style-name="P4">Biš‌tar az yek hafte bud ke sarmā xordegi‌-yam tul kešid.</text:p>
      <text:p text:style-name="P2">It took me more than a week to get over my cold.</text:p>
      <text:p text:style-name="P5">بیشتر از یک هفته بود که سرما خوردگی ام طول کشید.</text:p>
      <text:p text:style-name="P1">1637</text:p>
      <text:p text:style-name="P4">Došvār mi‌šod goft ke tām dar otāq-aš-ast yā na.</text:p>
      <text:p text:style-name="P2">It was difficult to tell if Tom was in his room.</text:p>
      <text:p text:style-name="P5">دشوار می شد گفت که تام در اتاقش است یا نه.</text:p>
      <text:p text:style-name="P1">1638</text:p>
      <text:p text:style-name="P4">Mi‌tavānam beporsam cerā nemi‌xāhi dar bāre-ye‌-aš harf bezani?</text:p>
      <text:p text:style-name="P2">May I ask why you don't want to talk about this?</text:p>
      <text:p text:style-name="P5">می‌توانم بپرسم چرا نمی‌خواهی درباره‌اش حرف بزنی؟</text:p>
      <text:p text:style-name="P1">1639</text:p>
      <text:p text:style-name="P4">Doktor be u goft u bāyad esterāhat konad.</text:p>
      <text:p text:style-name="P2">The doctor told her that she should take a rest.</text:p>
      <text:p text:style-name="P5">دکتر به او گفت او باید استراحت کند.</text:p>
      <text:p text:style-name="P1">1640</text:p>
      <text:p text:style-name="P4">Namāyešgāh barā-ye yek māh-e digar bāz xāhand mānd.</text:p>
      <text:p text:style-name="P2">The exhibition will stay open for another month.</text:p>
      <text:p text:style-name="P5">نمایشگاه برای یک ماه دیگر باز خواهند ماند.</text:p>
      <text:p text:style-name="P1">1641</text:p>
      <text:p text:style-name="P4">In super mārket az došanbe tā šanbe bāz-ast.</text:p>
      <text:p text:style-name="P2">The supermarket is open Monday through Saturday.</text:p>
      <text:p text:style-name="P5">این سوپر مارکت از دوشنبه تا شنبه باز است.</text:p>
      <text:p text:style-name="P1">1642</text:p>
      <text:p text:style-name="P4">Xāne‌-ye tām faqat se boluk-e ān taraf-e tar az injā-st.</text:p>
      <text:p text:style-name="P2">Tom's house is only three blocks away from here.</text:p>
      <text:p text:style-name="P5">خانه ی تام فقط سه بلوک آن طرف تر از اینجاست.</text:p>
      <text:p text:style-name="P1">1643</text:p>
      <text:p text:style-name="P4">Mā biš az 40 sāl-ast ke az solh-e barxordār šode-im.</text:p>
      <text:p text:style-name="P2">We have enjoyed peace for more than forty years.</text:p>
      <text:p text:style-name="P5">ما بیش از 40 سال است که از صلح برخوردار شده ایم.</text:p>
      <text:p text:style-name="P1">1644</text:p>
      <text:p text:style-name="P4">Omidvār-im qabl az ānke havā tārik šavad be qolle beresim.</text:p>
      <text:p text:style-name="P2">We hope to reach the summit before it gets dark.</text:p>
      <text:p text:style-name="P5">امیدواریم قبل از آنکه هوا تاریک شود به قله برسیم.</text:p>
      <text:p text:style-name="P1">1645</text:p>
      <text:p text:style-name="P4">Mi‌tavāni xāne‌-ye mā rā az qatār bebini.</text:p>
      <text:p text:style-name="P2">You may catch sight of our house from the train.</text:p>
      <text:p text:style-name="P5">می توانی خانه ما را از قطار ببینی.</text:p>
      <text:p text:style-name="P1">1646</text:p>
      <text:p text:style-name="P4">Āyā mey dānid in barā-ye mā ceqadr hazine xāhad dāšt?</text:p>
      <text:p text:style-name="P2">Do you realize how much this is going to cost us?</text:p>
      <text:p text:style-name="P5">آیا می دانید این برای ما چقدر هزینه خواهد داشت؟</text:p>
      <text:p text:style-name="P1">1647</text:p>
      <text:p text:style-name="P4">Be u bad negāh nakon conke tanhā u bipul-ast.</text:p>
      <text:p text:style-name="P2">Don't look down on him merely because he is poor.</text:p>
      <text:p text:style-name="P5">به او بد نگاه نکن چون که تنها او بی پول است.</text:p>
      <text:p text:style-name="P1">1648</text:p>
      <text:p text:style-name="P4">Nemi‌tavānam beguyam ke dar šur-o eštiyāq-at barā-ye in ide sahim hastam.</text:p>
      <text:p text:style-name="P2">I can't say I share your enthusiasm for the idea.</text:p>
      <text:p text:style-name="P5">نمی توانم بگویم که در شور و اشتیاقت برای این ایده سهیم هستم.</text:p>
      <text:p text:style-name="P1">1649</text:p>
      <text:p text:style-name="P4">Man be dalil-e qabuli dar āzmun-e vorudi be u tabrik goftam.</text:p>
      <text:p text:style-name="P2">I congratulated him on passing the entrance exam.</text:p>
      <text:p text:style-name="P5">من به دلیل قبولی در آزمون ورودی به او تبریک گفتم.</text:p>
      <text:p text:style-name="P1">1650</text:p>
      <text:p text:style-name="P4">Man dusti dāram ke pedar-aš piyānist-e mašhuri-st.</text:p>
      <text:p text:style-name="P2">I have a friend whose father is a famous pianist.</text:p>
      <text:p text:style-name="P5">من دوستی دارم که پدرش پیانیست مشهوری است.</text:p>
      <text:p text:style-name="P1">1651</text:p>
      <text:p text:style-name="P4">Xeyli vaqt-ast conin kāri nakarde-am.</text:p>
      <text:p text:style-name="P2">I haven't done anything like this in a long time.</text:p>
      <text:p text:style-name="P5">خیلی وقت است چنین کاری نکرده‌ام.</text:p>
      <text:p text:style-name="P1">1652</text:p>
      <text:p text:style-name="P4">Ba’d az šām dar šostan-e zarf‌hā be mādar-am komak xāham kard.</text:p>
      <text:p text:style-name="P2">I'll help my mother wash the dishes after supper.</text:p>
      <text:p text:style-name="P5">بعد از شام در شستن ظرف‌ها به مادرم کمک خواهم کرد.</text:p>
      <text:p text:style-name="P1">1653</text:p>
      <text:p text:style-name="P4">Agar u rā bā fāsele bebini, u zibā-st.</text:p>
      <text:p text:style-name="P2">If you see her from a distance, she is beautiful.</text:p>
      <text:p text:style-name="P5">اگر او را با فاصله ببینی، او زیبا است.</text:p>
      <text:p text:style-name="P1">1654</text:p>
      <text:p text:style-name="P4">Barā-ye u qeyr-e momken-ast ke ān rā tā yek sāat-e digar tamām konad.</text:p>
      <text:p text:style-name="P2">It is impossible for him to finish it in an hour.</text:p>
      <text:p text:style-name="P5">برای او غیر ممکن است که آن را تا یک ساعت دیگر تمام کند.</text:p>
      <text:p text:style-name="P1">1655</text:p>
      <text:p text:style-name="P4">Moddat-e ziyādi barā-ye tām tul kešid tā tām bā marg-e Māri kenār biyāyad.</text:p>
      <text:p text:style-name="P2"><text:soft-page-break/>It took Tom a long time to get over Mary's death.</text:p>
      <text:p text:style-name="P5">مدّت زیادی برای تام طول کشید تا تام با مرگ ماری کنار بیاید.</text:p>
      <text:p text:style-name="P1">1656</text:p>
      <text:p text:style-name="P4">Yek māh tul kešid tā sarmāxordegi-ye man behbud yāft.</text:p>
      <text:p text:style-name="P2">It took me more than a month to get over my cold.</text:p>
      <text:p text:style-name="P5">یک ماه طول کشید تا سرماخوردگی من بهبود یافت.</text:p>
      <text:p text:style-name="P1">1657</text:p>
      <text:p text:style-name="P4">Mādarbozorg-e man hicgāh model-e zendegi‌-yaš rā avaz nakard.</text:p>
      <text:p text:style-name="P2">My grandmother never changed her style of living.</text:p>
      <text:p text:style-name="P5">مادربزرگ من هیچ گاه مدل زندگی اش را عوض نکرد.</text:p>
      <text:p text:style-name="P1">1658</text:p>
      <text:p text:style-name="P4">U moškel dāšt zirā gozarnāme‌-aš rā gomkarde bud.</text:p>
      <text:p text:style-name="P2">She was in trouble because she lost her passport.</text:p>
      <text:p text:style-name="P5">او مشکل داشت زیرا گذرنامه اش را گم کرده بود.</text:p>
      <text:p text:style-name="P1">1659</text:p>
      <text:p text:style-name="P4">Qeymat-e tut-e farangi dar zemestān besyār bāl -ast.</text:p>
      <text:p text:style-name="P2">Strawberries sell for a high price in the winter.</text:p>
      <text:p text:style-name="P5">قیمت توت فرنگی در زمستان بسیار بالاست.</text:p>
      <text:p text:style-name="P1">1660</text:p>
      <text:p text:style-name="P4">Farq miyān haqiqat-o vāqeiyat ci-st#?</text:p>
      <text:p text:style-name="P2">What is the difference between reality and truth?</text:p>
      <text:p text:style-name="P5">فرق میان حقیقت و واقعیت چیست؟</text:p>
      <text:p text:style-name="P1">1661</text:p>
      <text:p text:style-name="P4">To ke vāqean nemi‌xāhi be tām ra’y deh-i. Mi‌xāhi?</text:p>
      <text:p text:style-name="P2">You aren't really going to vote for Tom, are you?</text:p>
      <text:p text:style-name="P5">تو که واقعا نمی خواهی به تام رای دهی. می خواهی؟</text:p>
      <text:p text:style-name="P1">1662</text:p>
      <text:p text:style-name="P4">Xeyli‌hā be man pišnahād raftan be ta’tilāt rā dāde-and.</text:p>
      <text:p text:style-name="P2">A good many people have told me to take a holiday.</text:p>
      <text:p text:style-name="P5">خیلی ها به من پیشنهاد رفتن به تعطیلات را داده اند.</text:p>
      <text:p text:style-name="P1">1663</text:p>
      <text:p text:style-name="P4">Yek piyāno gerān-ast, ammā yek māšin-e gerān‌tar-ast.</text:p>
      <text:p text:style-name="P2">A piano is expensive, but a car is more expensive.</text:p>
      <text:p text:style-name="P5">یک پیانو گران است، اما یک ماشین گرانتر است.</text:p>
      <text:p text:style-name="P1">1664</text:p>
      <text:p text:style-name="P4">Polis az doxtarān porsid ke āyā māšin māl ānhā-st.</text:p>
      <text:p text:style-name="P2">A policeman asked the girls if the car was theirs.</text:p>
      <text:p text:style-name="P5">پلیس از دختران پرسید که آیا ماشین مال آنهاست.</text:p>
      <text:p text:style-name="P1">1665</text:p>
      <text:p text:style-name="P4">Hame‌-ye تعمیم‌دادن‌ها eštebāh‌-and, azjomle hamin yeki.</text:p>
      <text:p text:style-name="P2">All generalizations are false, including this one.</text:p>
      <text:p text:style-name="P5">همه‌ی تعمیم‌دادن‌ها اشتباه‌اند، ازجمله همین یکی.</text:p>
      <text:p text:style-name="P1">1666</text:p>
      <text:p text:style-name="P4">Behet nagoftam bāyad biš‌tar dars mi‌xāndi?</text:p>
      <text:p text:style-name="P2">Didn't I tell you that you needed to study harder?</text:p>
      <text:p text:style-name="P5">بهت نگفتم باید بیشتر درس می‌خواندی؟</text:p>
      <text:p text:style-name="P1">1667</text:p>
      <text:p text:style-name="P4">Āyā resturān-i bā qazā-ye xub karei mi‌šenāsi?</text:p>
      <text:p text:style-name="P2">Do you know any restaurants with good Korean food?</text:p>
      <text:p text:style-name="P5">آیا رستورانی با غذای خوب کره ای می شناسی؟</text:p>
      <text:p text:style-name="P1">1668</text:p>
      <text:p text:style-name="P4">Hoquq-e kam-e u u rā az xāne‌-ye xaridan-e bāz mi‌dārad.</text:p>
      <text:p text:style-name="P2">His low salary prevents him from buying the house.</text:p>
      <text:p text:style-name="P5">حقوق کم او او را از خانه خریدن باز می دارد.</text:p>
      <text:p text:style-name="P1">1669</text:p>
      <text:p text:style-name="P4">Qabl az inke be madrese beravam, yek sāat-e piyāderavi mi‌konam.</text:p>
      <text:p text:style-name="P2">I put in an hour of jogging before I go to school.</text:p>
      <text:p text:style-name="P5">قبل از اینکه به مدرسه بروم، یک ساعت پیاده روی می کنم.</text:p>
      <text:p text:style-name="P1">1670</text:p>
      <text:p text:style-name="P4">Man namak mi‌xāstam, vali dar botri-ye šišei-ye hic nabud.</text:p>
      <text:p text:style-name="P2">I wanted some salt, but there was none in the jar.</text:p>
      <text:p text:style-name="P5">من نمک می خواستم، ولی در بطری شیشه ای هیچ نبود.</text:p>
      <text:p text:style-name="P1">1671</text:p>
      <text:p text:style-name="P4">Man in sāat rā mi‌xaridam, agar ke gerān nabud.</text:p>
      <text:p text:style-name="P2">I would buy this watch, except it's too expensive.</text:p>
      <text:p text:style-name="P5">من این ساعت را می خریدم، اگر که گران نبود.</text:p>
      <text:p text:style-name="P1">1672</text:p>
      <text:p text:style-name="P4">Man bar-am yek lebās-e rāhat‌tar bepušam.</text:p>
      <text:p text:style-name="P2">I'm going to change into more comfortable clothes.</text:p>
      <text:p text:style-name="P5">من برم یک لباس راحت تر بپوشم.</text:p>
      <text:p text:style-name="P1">1673</text:p>
      <text:p text:style-name="P4">Be del-am oftāde ke fardā tām sarokalle‌-aš peydā نمیشه.</text:p>
      <text:p text:style-name="P2">My gut feeling is that Tom won't show up tomorrow.</text:p>
      <text:p text:style-name="P5">به دلم افتاده که فردا تام سروکله‌اش پیدا نمیشه.</text:p>
      <text:p text:style-name="P1">1674</text:p>
      <text:p text:style-name="P4">Mādar-am tā cand-i piš dar bimārestān bude-ast.</text:p>
      <text:p text:style-name="P2"><text:soft-page-break/>My mother has been in the hospital until recently.</text:p>
      <text:p text:style-name="P5">مادرم تا چندی پیش در بیمارستان بوده است.</text:p>
      <text:p text:style-name="P1">1675</text:p>
      <text:p text:style-name="P4">Alāvebar pesar-aš, doxtar-aš niz mašhur-ast.</text:p>
      <text:p text:style-name="P2">Not only his son, but his daughter is also famous.</text:p>
      <text:p text:style-name="P5">علاوه بر پسرش، دخترش نیز مشهور است.</text:p>
      <text:p text:style-name="P1">1676</text:p>
      <text:p text:style-name="P4">Lotfan esm-o ādres-at rā dar in form porkon</text:p>
      <text:p text:style-name="P2">Please fill in your name and address on this form.</text:p>
      <text:p text:style-name="P5">لطفا اسم و آدرست را در این فرم پرکن</text:p>
      <text:p text:style-name="P1">1677</text:p>
      <text:p text:style-name="P4">Qeymat‌hā betadrij dar teyy-ye sāle‌i-ye axir afzāyeš yāfte-and.</text:p>
      <text:p text:style-name="P2">Prices have been gradually rising in recent years.</text:p>
      <text:p text:style-name="P5">قیمت ها به تدریج در طی سالهای اخیر افزایش یافته اند.</text:p>
      <text:p text:style-name="P1">1678</text:p>
      <text:p text:style-name="P4">U ānqadr ziyād kār mi‌konad ke bel’axare bimār mi‌šavad.</text:p>
      <text:p text:style-name="P2">She worked so hard that eventually she became ill.</text:p>
      <text:p text:style-name="P5">او آنقدر زیاد کار میکند که بالاخره بیمار میشود.</text:p>
      <text:p text:style-name="P1">1679</text:p>
      <text:p text:style-name="P4">Tārix-o zamān-e jalase‌-ye sābet-o moayyan šode-ast.</text:p>
      <text:p text:style-name="P2">The date and place of the meeting have been fixed.</text:p>
      <text:p text:style-name="P5">تاریخ و زمان جلسه ثابت و معین شده است.</text:p>
      <text:p text:style-name="P1">1680</text:p>
      <text:p text:style-name="P4">Hotel-i ke mā dar ān eqāmat dāštim,besyār rāhat bud.</text:p>
      <text:p text:style-name="P2">The hotel at which we stayed was very comfortable.</text:p>
      <text:p text:style-name="P5">هتلی که ما در آن اقامت داشتیم،بسیار راحت بود.</text:p>
      <text:p text:style-name="P1">1681</text:p>
      <text:p text:style-name="P4">Yax-e nāzok-ast towr-i ke vazn-at tahammol naxāhad kard.</text:p>
      <text:p text:style-name="P2">The ice is so thin that it won't bear your weight.</text:p>
      <text:p text:style-name="P5">یخ نازک است طوری که وزنت تحمل نخواهد کرد.</text:p>
      <text:p text:style-name="P1">1682</text:p>
      <text:p text:style-name="P4">Šāhzāde, engelisi rā, az ān zan āmrikāyi yād gereft.</text:p>
      <text:p text:style-name="P2">The prince learned English from the American lady.</text:p>
      <text:p text:style-name="P5">شاهزاده، انگلیسی را، از آن زن آمریکایی یاد گرفت.</text:p>
      <text:p text:style-name="P1">1683</text:p>
      <text:p text:style-name="P4">Ānhā mi‌bāyest qavi‌tarin nāmzad-e momken rā peydā konand.</text:p>
      <text:p text:style-name="P2">They had to find the strongest candidate possible.</text:p>
      <text:p text:style-name="P5">آنها می‌بایست قوی‌ترین نامزد ممکن را پیدا کنند.</text:p>
      <text:p text:style-name="P1">1684</text:p>
      <text:p text:style-name="P4">Ānhā be mā goftand ke be xāter-e barf mi‌tavānim be xāne‌hā-yemān beruyam.</text:p>
      <text:p text:style-name="P2">They told us we could go home because of the snow.</text:p>
      <text:p text:style-name="P5">آنها به ما گفتند که به خاطر برف می توانیم به خانه هایمان برویم.</text:p>
      <text:p text:style-name="P1">1685</text:p>
      <text:p text:style-name="P4">Tām be donbāl-e jā-yi barā-ye pārk-e dur boluk carxid.</text:p>
      <text:p text:style-name="P2">Tom circled the block looking for a place to park.</text:p>
      <text:p text:style-name="P5">تام به دنبال جایی برای پارک دور بلوک چرخید.</text:p>
      <text:p text:style-name="P1">1686</text:p>
      <text:p text:style-name="P4">Mā be in natije residim ke bāyad be u komak konim.</text:p>
      <text:p text:style-name="P2">We came to the conclusion that we should help him.</text:p>
      <text:p text:style-name="P5">ما به این نتیجه رسیدیم که باید به او کمک کنیم.</text:p>
      <text:p text:style-name="P1">1687</text:p>
      <text:p text:style-name="P4">Āxarin kas-i ke be kāmpiyuter vasl šod, ki bud?</text:p>
      <text:p text:style-name="P2">Who was the last person to log on to the computer?</text:p>
      <text:p text:style-name="P5">آخرین کسی که به کامپیوتر وصل شد، کی بود؟</text:p>
      <text:p text:style-name="P1">1688</text:p>
      <text:p text:style-name="P4">Zanān-i ke mi‌xāhand bā mardān barābar šavand, boland hemmat nistand.</text:p>
      <text:p text:style-name="P2">Women who seek to be equal with men lack ambition.</text:p>
      <text:p text:style-name="P5">زنانی که می خواهند با مردان برابر شوند، بلند همت نیستند.</text:p>
      <text:p text:style-name="P1">1689</text:p>
      <text:p text:style-name="P4">To ke vāqean nemi‌xāhi be sepāh bepeyvandi. Mi‌xāhi?</text:p>
      <text:p text:style-name="P2">You aren't really going to join the army, are you?</text:p>
      <text:p text:style-name="P5">تو که واقعا نمی خواهی به سپاه بپیوندی. می خواهی؟</text:p>
      <text:p text:style-name="P1">1690</text:p>
      <text:p text:style-name="P4">Bezudi az qazā-vo nušidani injā lezzat xāhid bord.</text:p>
      <text:p text:style-name="P2">You'll soon come to enjoy the food and drink here.</text:p>
      <text:p text:style-name="P5">به زودی از غذا و نوشیدنی اینجا لذت خواهید برد.</text:p>
      <text:p text:style-name="P1">1691</text:p>
      <text:p text:style-name="P4">Pas az gozarāndan-e tamām ruz dar āftāb, bini-ye tām āftābsuxte šode bud.</text:p>
      <text:p text:style-name="P2">After all day in the sun, Tom had a sunburned nose.</text:p>
      <text:p text:style-name="P5">پس از گذراندن تمام روز در آفتاب، بینی تام آفتاب سوخته شده بود.</text:p>
      <text:p text:style-name="P1">1692</text:p>
      <text:p text:style-name="P4">Be nazar-e mi‌resad ke tām del-e tamām doxtarhā rā borde-ast.</text:p>
      <text:p text:style-name="P2"><text:soft-page-break/>All the girls seem to have fallen in love with Tom.</text:p>
      <text:p text:style-name="P5">به نظر می رسد که تام دل تمام دخترها را برده است.</text:p>
      <text:p text:style-name="P1">1693</text:p>
      <text:p text:style-name="P4">Kudakān-e ān ciz-i rā ke vāledeyn-ešān be ānhā mey guyand bāvar xāhand kard.</text:p>
      <text:p text:style-name="P2">Children will believe what their parents tell them.</text:p>
      <text:p text:style-name="P5">کودکان آن چیزی را که والدینشان به آنها می گویند باور خواهند کرد.</text:p>
      <text:p text:style-name="P1">1694</text:p>
      <text:p text:style-name="P4">Yek docarxe bexarid. Pašimān naxāhid šod, agar zende bemānid.</text:p>
      <text:p text:style-name="P2">Get a bicycle. You will not regret it, if you live.</text:p>
      <text:p text:style-name="P5">یک دوچرخه بخرید. پشیمان نخواهید شد، اگر زنده بمانید.</text:p>
      <text:p text:style-name="P1">1695</text:p>
      <text:p text:style-name="P4">U hicgāh dobāre be kešvar-e mowten-e xod bāz nagašt.</text:p>
      <text:p text:style-name="P2">He was never to return to his native country again.</text:p>
      <text:p text:style-name="P5">او هیچگاه دوباره به کشور موطن خود بازنگشت.</text:p>
      <text:p text:style-name="P1">1696</text:p>
      <text:p text:style-name="P4">U be Itāliyā raft be qasd-e xāndan-e musiqi.</text:p>
      <text:p text:style-name="P2">He went to Italy for the purpose of studying music.</text:p>
      <text:p text:style-name="P5">او به ایتالیا رفت به قصد خواندن موسیقی.</text:p>
      <text:p text:style-name="P1">1697</text:p>
      <text:p text:style-name="P4">Hāl-am xub nist.Mi‌šavad meqdār-i dāru be man bede‌-ye?</text:p>
      <text:p text:style-name="P2">I don't feel well. Could you give me some medicine?</text:p>
      <text:p text:style-name="P5">حالم خوب نیست.می شود مقداری دارو به من بدهی؟</text:p>
      <text:p text:style-name="P1">1698</text:p>
      <text:p text:style-name="P4">Man fekr mi‌konam ke yek film-e bištar az yek ketāb-e sargarmkonande-ast.</text:p>
      <text:p text:style-name="P2">I think a movie is more entertaining than any book.</text:p>
      <text:p text:style-name="P5">من فکر می کنم که یک فیلم بیشتر از یک کتاب سرگرم کننده است.</text:p>
      <text:p text:style-name="P1">1699</text:p>
      <text:p text:style-name="P4">Agar montazer šavam, ceqadr ehtemāl dārad jā gir-am biyāyad?</text:p>
      <text:p text:style-name="P2">If I wait, what's the possibility I can get a seat?</text:p>
      <text:p text:style-name="P5">اگر منتظر شوم، چقدر احتمال دارد جا گیرم بیاید؟</text:p>
      <text:p text:style-name="P1">1700</text:p>
      <text:p text:style-name="P4">Ide‌-ye xub-i nist ke az yek zan beporsid šomā cand سالتونه?</text:p>
      <text:p text:style-name="P2">It's not a good idea to ask a woman how old she is.</text:p>
      <text:p text:style-name="P5">ایده خوبی نیست که از یک زن بپرسید شما چند سالتونه؟</text:p>
      <text:p text:style-name="P1">1701</text:p>
      <text:p text:style-name="P4">U qasd dārad barā-ye tahsil dar zamine‌-ye mod be Niyoyork beravad.</text:p>
      <text:p text:style-name="P2">She's intent on going to New York to study fashion.</text:p>
      <text:p text:style-name="P5">او قصد دارد برای تحصیل در زمینه مد به نیویورک برود.</text:p>
      <text:p text:style-name="P1">1702</text:p>
      <text:p text:style-name="P4">Ruz-e ba’d, u rā morde dar otāq-e xāb-e peydā kardand.</text:p>
      <text:p text:style-name="P2">The following day he was found dead in the bedroom.</text:p>
      <text:p text:style-name="P5">روز بعد، او را مرده در اتاق خواب پیدا کردند.</text:p>
      <text:p text:style-name="P1">1703</text:p>
      <text:p text:style-name="P4">Tām paziroft ke bā Māri jelo-ye لاندرومات molāqāt konad.</text:p>
      <text:p text:style-name="P2">Tom agreed to meet Mary in front of the laundromat.</text:p>
      <text:p text:style-name="P5">تام پذیرفت که با ماری جلوی لاندرومات ملاقات کند.</text:p>
      <text:p text:style-name="P1">1704</text:p>
      <text:p text:style-name="P4">Tām barā-ye birun māndan dar tamām šab, Māri rā sarzaneš kard.</text:p>
      <text:p text:style-name="P2">Tom chewed Mary out for staying out all night long.</text:p>
      <text:p text:style-name="P5">تام برای بیرون ماندن در تمام شب، ماری را سرزنش کرد.</text:p>
      <text:p text:style-name="P1">1705</text:p>
      <text:p text:style-name="P4">Tām Māri rā sarzaneš kard. Zirā tamām šab birun mānde bud.</text:p>
      <text:p text:style-name="P2">Tom chewed Mary out for staying out all night long.</text:p>
      <text:p text:style-name="P5">تام ماری را سرزنش کرد. زیرا تمام شب بیرون مانده بود.</text:p>
      <text:p text:style-name="P1">1706</text:p>
      <text:p text:style-name="P4">Tām az rāndan-e māšin-e Māri ehsās rāhati nemi‌kard.</text:p>
      <text:p text:style-name="P2">Tom didn't feel comfortable driving Mary's new car.</text:p>
      <text:p text:style-name="P5">تام از راندن ماشین ماری احساس راحتی نمی کرد.</text:p>
      <text:p text:style-name="P1">1707</text:p>
      <text:p text:style-name="P4">Tām cehre‌-ye šādmāni ruy jeld-e daftar-aš naqqāši kard.</text:p>
      <text:p text:style-name="P2">Tom drew a happy face on the cover of his notebook.</text:p>
      <text:p text:style-name="P5">تام چهره ی شادمانی روی جلد دفترش نقاشی کرد.</text:p>
      <text:p text:style-name="P1">1708</text:p>
      <text:p text:style-name="P4">Dar hāli ke dar xiyābān‌hā-ye šoluq qadam mi‌zadim, āvāzhā-ye qadimi rā mi‌xāndim.</text:p>
      <text:p text:style-name="P2">We walked along the busy street, singing old songs.</text:p>
      <text:p text:style-name="P5">در حالی که در خیابان های شلوغ قدم می زدیم، آوازهای قدیمی را می خواندیم.</text:p>
      <text:p text:style-name="P1">1709</text:p>
      <text:p text:style-name="P4"><text:soft-page-break/>To ke vāqean nemi‌xāhi bā tām mojādele koni, mi‌xāhi?</text:p>
      <text:p text:style-name="P2">You aren't really going to argue with Tom, are you?</text:p>
      <text:p text:style-name="P5">تو که واقعا نمی خواهی با تام مجادله کنی، می خواهی؟</text:p>
      <text:p text:style-name="P1">1710</text:p>
      <text:p text:style-name="P4">Hadaf az safar ci-st#? Man jahāngard hastam.</text:p>
      <text:p text:style-name="P2">What's the purpose of your visit?" "I'm a tourist.</text:p>
      <text:p text:style-name="P5">هدف از سفر چیست؟ من جهانگرد هستم.</text:p>
      <text:p text:style-name="P1">1711</text:p>
      <text:p text:style-name="P4">Be mahz-e inke u axbār rā šenid, šoru’ be gerye kardan kard.</text:p>
      <text:p text:style-name="P2">As soon as she heard the news, she burst into tears.</text:p>
      <text:p text:style-name="P5">به محض اینکه او اخبار را شنید, شروع به گریه کردن کرد.</text:p>
      <text:p text:style-name="P1">1712</text:p>
      <text:p text:style-name="P4">Doktor budan-am dar teyy-ye safar be man komak-e bozorg-i kard.</text:p>
      <text:p text:style-name="P2">Being a doctor helped me greatly during the journey.</text:p>
      <text:p text:style-name="P5">دکتر بودنم در طی سفر به من کمک بزرگی کرد.</text:p>
      <text:p text:style-name="P1">1713</text:p>
      <text:p text:style-name="P4">U modām yek jak rā candin bār mi‌goft.</text:p>
      <text:p text:style-name="P2">He keeps telling the same jokes over and over again.</text:p>
      <text:p text:style-name="P5">او مدام یک جک را چندین بار می گفت.</text:p>
      <text:p text:style-name="P1">1714</text:p>
      <text:p text:style-name="P4">Fekr nakonam šomā ciz-i rāje’ be tām bedānid. Mey-ye dānid?</text:p>
      <text:p text:style-name="P2">I don't suppose you know anything about Tom, do you?</text:p>
      <text:p text:style-name="P5">فکر نکنم شما چیزی راجع به تام بدانید. می دانید؟</text:p>
      <text:p text:style-name="P1">1715</text:p>
      <text:p text:style-name="P4">Irān, hejdahomin kešvar-e bozorg donyā-st.</text:p>
      <text:p text:style-name="P2">Iran is the eighteenth largest country in the world.</text:p>
      <text:p text:style-name="P5">ایران، هجدهمین کشور بزرگ دنیا است.</text:p>
      <text:p text:style-name="P1">1716</text:p>
      <text:p text:style-name="P4">Mādar-am be xāter-e bimāri‌-yaš tey-e 3 ruz gozašte naxābide-ast.</text:p>
      <text:p text:style-name="P2">My mother hasn't slept in 3 days due to her illness.</text:p>
      <text:p text:style-name="P5">مادرم به خاطر بیماری اش طی 3 روز گذشته نخوابیده است.</text:p>
      <text:p text:style-name="P1">1717</text:p>
      <text:p text:style-name="P4">Farq-i nadārad ke u ceqadr servatmand bāšad, u hargez qāne’ naxāhad šod.</text:p>
      <text:p text:style-name="P2">No matter how rich he may be, he is never contented.</text:p>
      <text:p text:style-name="P5">فرقی ندارد که او چقدر ثروتمند باشد، او هرگز قانع نخواهد شد.</text:p>
      <text:p text:style-name="P1">1718</text:p>
      <text:p text:style-name="P4">Pišnahād-e jāleb-i-st. Rāje’ be ān fekr xāham kard.</text:p>
      <text:p text:style-name="P2">That's an interesting proposal. I'll think about it.</text:p>
      <text:p text:style-name="P5">پیشنهاد جالبی است. راجع به آن فکر خواهم کرد.</text:p>
      <text:p text:style-name="P1">1719</text:p>
      <text:p text:style-name="P4">Hadaf az masir-e qeyremostaqim, kāheš terāfik-ast.</text:p>
      <text:p text:style-name="P2">The purpose of a roundabout is to slow down traffic.</text:p>
      <text:p text:style-name="P5">هدف از مسیر غیرمستقیم، کاهش ترافیک است.</text:p>
      <text:p text:style-name="P1">1720</text:p>
      <text:p text:style-name="P4">Vaz’iyyat-e ruz beruz-e badtar-o badtar mi‌šavad.</text:p>
      <text:p text:style-name="P2">The situation is getting worse and worse day by day.</text:p>
      <text:p text:style-name="P5">وضعیت روز به روز بدتر و بدتر می‌شود.</text:p>
      <text:p text:style-name="P1">1721</text:p>
      <text:p text:style-name="P4">Tokiyo az har šahr-e digar-i dar Žāpon porjam’iyat‌tar-ast.</text:p>
      <text:p text:style-name="P2">Tokyo is more populous than any other city in Japan.</text:p>
      <text:p text:style-name="P5">توکیو از هر شهر دیگری در ژاپن پرجمعیت تر است.</text:p>
      <text:p text:style-name="P1">1722</text:p>
      <text:p text:style-name="P4">Vaqt-i conin ettefāqāt-i mey افند tām xošhāl nemi‌šavad.</text:p>
      <text:p text:style-name="P2">Tom doesn't like it when this kind of stuff happens.</text:p>
      <text:p text:style-name="P5">وقتی چنین اتفاقاتی می افند تام خوشحال نمی شود.</text:p>
      <text:p text:style-name="P1">1723</text:p>
      <text:p text:style-name="P4">Tām avvalin bār vaqt-i sesāle‌-ye bud, be Žāpon āmad.</text:p>
      <text:p text:style-name="P2">Tom first came to Japan when he was three years old.</text:p>
      <text:p text:style-name="P5">تام اولین بار وقتی سه ساله بود، به ژاپن آمد.</text:p>
      <text:p text:style-name="P1">1724</text:p>
      <text:p text:style-name="P4">Tām kas-i-st ke be man goft meri dust-am nadārad.</text:p>
      <text:p text:style-name="P2">Tom is the one who told me that Mary didn't like me.</text:p>
      <text:p text:style-name="P5">تام کسی است که به من گفت مری دوستم ندارد.</text:p>
      <text:p text:style-name="P1">1725</text:p>
      <text:p text:style-name="P4">Do porofosor fizik-e irāni teror šodand.</text:p>
      <text:p text:style-name="P2">Two Iranian professors of physics were assassinated.</text:p>
      <text:p text:style-name="P5"><text:soft-page-break/>دو پروفسور فیزیک ایرانی ترور شدند.</text:p>
      <text:p text:style-name="P1"><text:soft-page-break/>1726</text:p>
      <text:p text:style-name="P4">Mā bāyad har gune talāši rā jahat hefz-e solh-e jahāni anjām deh-im.</text:p>
      <text:p text:style-name="P2">We should make every effort to maintain world peace.</text:p>
      <text:p text:style-name="P5">ما باید هر گونه تلاشی را جهت حفظ صلح جهانی انجام دهیم.</text:p>
      <text:p text:style-name="P1">1727</text:p>
      <text:p text:style-name="P4">To ke vāqean nemi‌xāhi māšin-e tām rā borrān-i, mi‌xāhi?</text:p>
      <text:p text:style-name="P2">You aren't really going to drive Tom's car, are you?</text:p>
      <text:p text:style-name="P5">تو که واقعا نمی خواهی ماشین تام را برانی، می خواهی؟</text:p>
      <text:p text:style-name="P1">1728</text:p>
      <text:p text:style-name="P4">Behet nagoftam bāyad zud اون jā mi‌residi?</text:p>
      <text:p text:style-name="P2">Didn't I tell you that you needed to get there early?</text:p>
      <text:p text:style-name="P5">بهت نگفتم باید زود اون جا می‌رسیدی؟</text:p>
      <text:p text:style-name="P1">1729</text:p>
      <text:p text:style-name="P4">Nemi‌tavānam ellat-i biyābam ke cerā tām bāyad dir konad.</text:p>
      <text:p text:style-name="P2">I couldn't think of any reason why Tom would be late.</text:p>
      <text:p text:style-name="P5">نمی توانم علّتی بیابم که چرا تام باید دیر کند.</text:p>
      <text:p text:style-name="P1">1730</text:p>
      <text:p text:style-name="P4">Dalil-i be fekr-am nemi‌resad ke tām dir konad.</text:p>
      <text:p text:style-name="P2">I couldn't think of any reason why Tom would be late.</text:p>
      <text:p text:style-name="P5">دلیلی به فکرم نمی رسد که تام دیر کند.</text:p>
      <text:p text:style-name="P1">1731</text:p>
      <text:p text:style-name="P4">Kas-i rā mi‌šenāsam ke momkene be porože‌-ye šomā alāqemand bāše.</text:p>
      <text:p text:style-name="P2">I know someone who may be interested in your project.</text:p>
      <text:p text:style-name="P5">کسی را می شناسم که ممکنه به پروژه شما علاقمند باشه.</text:p>
      <text:p text:style-name="P1">1732</text:p>
      <text:p text:style-name="P4">Fekr konam tām mi‌āyad. Ammā došvār mi‌tavān bā etminān-e conin goft.</text:p>
      <text:p text:style-name="P2">I think Tom will come, but it's hard to say for sure.</text:p>
      <text:p text:style-name="P5">فکر کنم تام می آید. امّا دشوار می توان با اطمینان چنین گفت.</text:p>
      <text:p text:style-name="P1">1733</text:p>
      <text:p text:style-name="P4">Fekr mi‌konam barā-ye u emkān dārad ke mas’ale rā hal konad.</text:p>
      <text:p text:style-name="P2">I think it's impossible for him to solve the problem.</text:p>
      <text:p text:style-name="P5">فکر می‌کنم برای او امکان دارد که مسئله را حل کند.</text:p>
      <text:p text:style-name="P1">1734</text:p>
      <text:p text:style-name="P4">Agar lebās‌hā-yetān rā xod-etān tahiye konid, pul-e ziyādi sarfejuyi mi‌konid.</text:p>
      <text:p text:style-name="P2">If you make your own clothes, it will save you money.</text:p>
      <text:p text:style-name="P5">اگر لباس‌هایتان را خودتان تهیه کنید، پول زیادی صرفه‌جویی می‌کنید.</text:p>
      <text:p text:style-name="P1">1735</text:p>
      <text:p text:style-name="P4">Bi عداالتی dar har jā ke bāšad, tahdidi barā-ye edālat dar hamejā-st.</text:p>
      <text:p text:style-name="P2">Injustice anywhere is a threat to justice everywhere.</text:p>
      <text:p text:style-name="P5">بی عداالتی در هر جا که باشد، تهدیدی برای عدالت در همه جاست.</text:p>
      <text:p text:style-name="P1">1736</text:p>
      <text:p text:style-name="P4">Bayān-e afkār be zabān-e engelisi došvār-ast.</text:p>
      <text:p text:style-name="P2">It is difficult to express one's thoughts in English.</text:p>
      <text:p text:style-name="P5">بیان افکار به زبان انگلیسی دشوار است.</text:p>
      <text:p text:style-name="P1">1737</text:p>
      <text:p text:style-name="P4">Xaridan-e kālāhā-yi bā keyfiyat-e bālā āqebat kār sāz-ast.</text:p>
      <text:p text:style-name="P2">It pays in the long run to buy goods of high quality.</text:p>
      <text:p text:style-name="P5">خریدن کالاهایی با کیفیت بالا عاقبت کار ساز است.</text:p>
      <text:p text:style-name="P1">1738</text:p>
      <text:p text:style-name="P4">Māri nadār nist.Ettefāqan u kam-i puldār-ast.</text:p>
      <text:p text:style-name="P2">Mary is not poor. On the contrary, she is quite rich.</text:p>
      <text:p text:style-name="P5">ماری ندار نیست.اتفاقا او کمی پولدار است.</text:p>
      <text:p text:style-name="P1">1739</text:p>
      <text:p text:style-name="P4">Be dun-e šomā zendegi-ye man kāmelan xāli mi‌bud.</text:p>
      <text:p text:style-name="P2">My life would have been completely empty without you.</text:p>
      <text:p text:style-name="P5">بدون شما زندگی من کاملاً خالی می‌بود.</text:p>
      <text:p text:style-name="P1">1740</text:p>
      <text:p text:style-name="P4">ببحشید ke man eštebāhan nāme‌-ye šomā rā bāz kardam.</text:p>
      <text:p text:style-name="P2">Please forgive me for opening your letter by mistake.</text:p>
      <text:p text:style-name="P5">ببحشید که من اشتباهاً نامه‌ی شما را باز کردم.</text:p>
      <text:p text:style-name="P1">1741</text:p>
      <text:p text:style-name="P4">U rāh-aš rā gom kard-o alāvebar in, bārān niz šoru’ be bāridan kard.</text:p>
      <text:p text:style-name="P2">She lost her way and on top of that it began to rain.</text:p>
      <text:p text:style-name="P5">او راهش را گم کرد و علاوه بر این، باران نیز شروع به باریدن کرد.</text:p>
      <text:p text:style-name="P1">1742</text:p>
      <text:p text:style-name="P4"><text:soft-page-break/>Kārzār-e tabliqāti-ye movaffaqiyatāmiz bud-o u dar entexābāt-e piruz šod.</text:p>
      <text:p text:style-name="P2">The campaign was successful and she won the election.</text:p>
      <text:p text:style-name="P5">کارزار تبلیغاتی موفقیت‌آمیز بود و او در انتخابات پیروز شد.</text:p>
      <text:p text:style-name="P1">1743</text:p>
      <text:p text:style-name="P4">Vaqt-i man be istgāh residam, qatār qabl az ān rafte bud.</text:p>
      <text:p text:style-name="P2">The train had already left when I got to the station.</text:p>
      <text:p text:style-name="P5">وقتی من به ایستگاه رسیدم، قطار قبل از آن رفته بود.</text:p>
      <text:p text:style-name="P1">1744</text:p>
      <text:p text:style-name="P4">Tām nemi‌tavānest az ānjāyi ke istāde bud, daryāce rā bebinad.</text:p>
      <text:p text:style-name="P2">Tom couldn't see the lake from where he was standing.</text:p>
      <text:p text:style-name="P5">تام نمی توانست از آنجایی که ایستاده بود، دریاچه را ببیند.</text:p>
      <text:p text:style-name="P1">1745</text:p>
      <text:p text:style-name="P4">Tām kas-i-st ke be man goft zamān-e molāqāt ki xāhad bud.</text:p>
      <text:p text:style-name="P2">Tom is the one who told me when the meeting would be.</text:p>
      <text:p text:style-name="P5">تام کسی است که به من گفت زمان ملاقات کی خواهد بود.</text:p>
      <text:p text:style-name="P1">1746</text:p>
      <text:p text:style-name="P4">Barā-ye tasmimgiri dar mowred inke be ce kas-i ra’y bedehid, az ce me’yārhā-yi estefāde mi‌konid?</text:p>
      <text:p text:style-name="P2">What criteria do you use in deciding who to vote for?</text:p>
      <text:p text:style-name="P5">برای تصمیم‌گیری در مورد اینکه به چه کسی رأی بدهید، از چه معیارهایی استفاده می‌کنید؟</text:p>
      <text:p text:style-name="P1">1747</text:p>
      <text:p text:style-name="P4">Hengām-i ke bacce bud-am, xāne‌-mān bozorg‌tar az aknun be nazar-e mi‌resid.</text:p>
      <text:p text:style-name="P2">When I was a child, our house seemed bigger than now.</text:p>
      <text:p text:style-name="P5">هنگامی که بچه بودم، خانه مان بزرگ تر از اکنون به نظر می رسید.</text:p>
      <text:p text:style-name="P1">1748</text:p>
      <text:p text:style-name="P4">Vaqt-i tām moqābel tāblo-ye ist istād, motor-aš vā mānad.</text:p>
      <text:p text:style-name="P2">When Tom stopped for a stop sign, his engine stalled.</text:p>
      <text:p text:style-name="P5">وقتی تام مقابل تابلوی ایست ایستاد، موتورش واماند.</text:p>
      <text:p text:style-name="P1">1749</text:p>
      <text:p text:style-name="P4">Ba’d az cand nušidani, digar ān mard dard-i ehsās nemi‌kard.</text:p>
      <text:p text:style-name="P2">After a couple of drinks, the guy was feeling no pain.</text:p>
      <text:p text:style-name="P5">بعد از چند نوشیدنی، دیگر آن مرد دردی احساس نمی کرد.</text:p>
      <text:p text:style-name="P1">1750</text:p>
      <text:p text:style-name="P4">Lotfan cand now’ dāru be man bedehid tā dardam rā taskin dehad.</text:p>
      <text:p text:style-name="P2">Please give me some kind of medicine to curb the pain.</text:p>
      <text:p text:style-name="P5">لطفا چند نوع دارو به من بدهید تا دردم را تسکین دهد.</text:p>
      <text:p text:style-name="P1">1751</text:p>
      <text:p text:style-name="P4">U tartib kārhā rā dāde tā u rā be yek bimārestān-e xub bebarad.</text:p>
      <text:p text:style-name="P2">She made arrangements to get him into a good hospital.</text:p>
      <text:p text:style-name="P5">او ترتیب کارها را داده تا او را به یک بیمارستان خوب ببرد.</text:p>
      <text:p text:style-name="P1">1752</text:p>
      <text:p text:style-name="P4">Ehtemāl-e kucak-i vojud dārad ke tām dastgir šavad.</text:p>
      <text:p text:style-name="P2">There's a small possibility that Tom will be arrested.</text:p>
      <text:p text:style-name="P5">احتمال کوچکی وجود دارد که تام دستگیر شود.</text:p>
      <text:p text:style-name="P1">1753</text:p>
      <text:p text:style-name="P4">Tām be qadri jazb kār-aš šode bud ke yād-aš mi‌raft qazā bexorad.</text:p>
      <text:p text:style-name="P2">Tom got so absorbed in his work that he forgot to eat.</text:p>
      <text:p text:style-name="P5">تام به قدری جذب کارش شده بود که یادش می‌رفت غذا بخورد.</text:p>
      <text:p text:style-name="P1">1754</text:p>
      <text:p text:style-name="P4">Tām kas-i-st ke be man goft bāyad farānsavi yād begiram.</text:p>
      <text:p text:style-name="P2">Tom is the one who told me that I should study French.</text:p>
      <text:p text:style-name="P5">تام کسی است که به من گفت باید فرانسوی یاد بگیرم.</text:p>
      <text:p text:style-name="P1">1755</text:p>
      <text:p text:style-name="P4">Bacce‌hā hadāyā-ye kerismas rā ke zir taxt-e penhān šode bud, peydā kardand.</text:p>
      <text:p text:style-name="P2">Children found Christmas presents hidden under the bed.</text:p>
      <text:p text:style-name="P5">بچه ها هدایای کریسمس را که زیر تخت پنهان شده بود، پیدا کردند.</text:p>
      <text:p text:style-name="P1">1756</text:p>
      <text:p text:style-name="P4">Gerye nakon ke cerā pāyān yāft, bexand zirā ettefāqoftāde bud.</text:p>
      <text:p text:style-name="P2">Don't cry because it's over. Smile because it happened.</text:p>
      <text:p text:style-name="P5">گریه نکن که چرا پایان یافت، بخند زیرا اتفاق افتاده بود.</text:p>
      <text:p text:style-name="P1">1757</text:p>
      <text:p text:style-name="P4">Dust-e šodan-e āsān-ast, vali az šarr-e ānhā xalās šodan-e saxt-ast.</text:p>
      <text:p text:style-name="P2">It's easy to make friends, but hard to get rid of them.</text:p>
      <text:p text:style-name="P5"><text:soft-page-break/>دوست شدن آسان است، ولی از شر آنها خلاص شدن سخت است.</text:p>
      <text:p text:style-name="P1">1758</text:p>
      <text:p text:style-name="P4">Mādar-am sup rā cešid-o ba’d kami namak be ān ezāfe kard.</text:p>
      <text:p text:style-name="P2">My mother tasted the soup and added a little more salt.</text:p>
      <text:p text:style-name="P5">مادرم سوپ را چشید و بعد کمی نمک به آن اضافه کرد.</text:p>
      <text:p text:style-name="P1">1759</text:p>
      <text:p text:style-name="P4">Ānhā ma-rā tahdid be marg kardand banā براین man keyf-am rā be ānhā dādam.</text:p>
      <text:p text:style-name="P2">They threatened to kill me so I gave them up my wallet.</text:p>
      <text:p text:style-name="P5">آنها مرا تهدید به مرگ کردند بنا براین من کیفم را به آنها دادم.</text:p>
      <text:p text:style-name="P1">1760</text:p>
      <text:p text:style-name="P4">In kolā gāz-e xod rā az dast dāde-ast-o ta’m-e xub-i nadārad.</text:p>
      <text:p text:style-name="P2">This cola has lost its fizz and doesn't taste any good.</text:p>
      <text:p text:style-name="P5">این کولا گاز خود را از دست داده است و طعم خوبی ندارد.</text:p>
      <text:p text:style-name="P1">1761</text:p>
      <text:p text:style-name="P4">Tām candān alāqe‌-ye مند be āmuzeš-e Farānse be nazar-e nemi‌resid.</text:p>
      <text:p text:style-name="P2">Tom didn't seem terribly interested in learning French.</text:p>
      <text:p text:style-name="P5">تام چندان علاقه مند به آموزش فرانسه به نظر نمی رسید.</text:p>
      <text:p text:style-name="P1">1762</text:p>
      <text:p text:style-name="P4">Be nazar-e nemi‌resid tām candān alāqe‌-ye مند be āmuzeš Farānse bāšad.</text:p>
      <text:p text:style-name="P2">Tom didn't seem terribly interested in learning French.</text:p>
      <text:p text:style-name="P5">به نظر نمی رسید تام چندان علاقه مند به آموزش فرانسه باشد.</text:p>
      <text:p text:style-name="P1">1763</text:p>
      <text:p text:style-name="P4">Tām dobāre darb rā barresi kard tā motmaen šavad qofl-ast.</text:p>
      <text:p text:style-name="P2">Tom double-checked his door to make sure it was locked.</text:p>
      <text:p text:style-name="P5">تام دوباره درب را بررسی کرد تا مطمئن شود قفل است.</text:p>
      <text:p text:style-name="P1">1764</text:p>
      <text:p text:style-name="P4">Harce biš‌tar ān rā towzih mi‌dehid, man biš‌tar ān rā nemi‌fahmam.</text:p>
      <text:p text:style-name="P2">The more you explain it, the more I don't understand it.</text:p>
      <text:p text:style-name="P5">هرچه بیشتر آن را توضیح می‌دهید، من بیشتر آن را نمی‌فهمم.</text:p>
      <text:p text:style-name="P1">1765</text:p>
      <text:p text:style-name="P4">In lebās‌hā vāse ye ruz-e sard zemestāni-ye monāseb nist.</text:p>
      <text:p text:style-name="P2">These clothes are not appropriate for a cold winter day.</text:p>
      <text:p text:style-name="P5">این لباس ها واسه یه روز سرد زمستانی مناسب نیست.</text:p>
      <text:p text:style-name="P1">1766</text:p>
      <text:p text:style-name="P4">In tā konun behtarin resturān-e qazāhā-ye daryāyi dar in mantaqe-ast.</text:p>
      <text:p text:style-name="P2">This is by far the best seafood restaurant in this area.</text:p>
      <text:p text:style-name="P5">این تا کنون بهترین رستوران غذاهای دریایی در این منطقه است.</text:p>
      <text:p text:style-name="P1">1767</text:p>
      <text:p text:style-name="P4">Tām dar sāat-e 2:30 resid-o Māri مدکِ kutāh-i ba’d az ān resid.</text:p>
      <text:p text:style-name="P2">Tom arrived at 2:30 and Mary arrived a short time later.</text:p>
      <text:p text:style-name="P5">تام در ساعت 2:30 رسید و ماری مدّک کوتاهی بعد از آن رسید.</text:p>
      <text:p text:style-name="P1">1768</text:p>
      <text:p text:style-name="P4">Tām kas-i-st ke be man goft cerā bāyad be boston beravam.</text:p>
      <text:p text:style-name="P2">Tom is the one who told me why I needed to go to Boston.</text:p>
      <text:p text:style-name="P5">تام کسی است که به من گفت چرا باید به بوستون بروم.</text:p>
      <text:p text:style-name="P1">1769</text:p>
      <text:p text:style-name="P4">Az kodāmyek-e bištar-e xoš-etān mi‌āyad, musiqi-ye rāk yā musiqi-ye kelāsik?</text:p>
      <text:p text:style-name="P2">Which do you like better, rock music or classical music?</text:p>
      <text:p text:style-name="P5">از کدامیک بیشتر خوشتان می‌آید، موسیقی راک یا موسیقی کلاسیک؟</text:p>
      <text:p text:style-name="P1">1770</text:p>
      <text:p text:style-name="P4">To ānqadr bozorg šode-i ke bedāni behtar az ān bāyad raftār koni.</text:p>
      <text:p text:style-name="P2">You are old enough to know better than to act like that.</text:p>
      <text:p text:style-name="P5">تو آنقدر بزرگ شده ای که بدانی بهتر از آن باید رفتار کنی.</text:p>
      <text:p text:style-name="P1">1771</text:p>
      <text:p text:style-name="P4">To ke vāqean bā tām nemi‌ravi ordu. Mi‌ravi?</text:p>
      <text:p text:style-name="P2">You aren't really going to go camping with Tom, are you?</text:p>
      <text:p text:style-name="P5">تو که واقعا با تام نمی روی اردو. می روی؟</text:p>
      <text:p text:style-name="P1">1772</text:p>
      <text:p text:style-name="P4">Nabāyad yek ādam rā be xāter-e inke lebās‌hā-ye xub-i nadārad, kucak bešomārid.</text:p>
      <text:p text:style-name="P2">You must not despise a man because he is poorly dressed.</text:p>
      <text:p text:style-name="P5">نباید یک آدم را به خاطر اینکه لباس‌های خوبی ندارد، کوچک بشمارید.</text:p>
      <text:p text:style-name="P1">1773</text:p>
      <text:p text:style-name="P4">To bāyad az pedar-at rāhnamāyi bexāhi-yo be ān amal koni.</text:p>
      <text:p text:style-name="P2"><text:soft-page-break/>You should ask your father for his advice and follow it.</text:p>
      <text:p text:style-name="P5">تو باید از پدرت راهنمایی بخواهی و به آن عمل کنی.</text:p>
      <text:p text:style-name="P1">1774</text:p>
      <text:p text:style-name="P4">Faqat con kas-i پولداره nabāyad beh-aš ehterām begozārid.</text:p>
      <text:p text:style-name="P2">You shouldn't respect someone just because they're rich.</text:p>
      <text:p text:style-name="P5">فقط چون کسی پولداره نباید بهش احترام بگذارید.</text:p>
      <text:p text:style-name="P1">1775</text:p>
      <text:p text:style-name="P4">Mesl-e hamiše tanhā omid-am in bud ke polis-e ma-rā motevaqqef nakonad.</text:p>
      <text:p text:style-name="P2">As always, I could only hope the police wouldn't stop me.</text:p>
      <text:p text:style-name="P5">مثل همیشه تنها امیدم این بود که پلیس مرا متوقف نکند.</text:p>
      <text:p text:style-name="P1">1776</text:p>
      <text:p text:style-name="P4">Inke tanhā tarjome‌-ye mowjud-ast,dur az zehn-e man bud.</text:p>
      <text:p text:style-name="P2">As far as I know, this is the only translation available.</text:p>
      <text:p text:style-name="P5">این که تنها ترجمه ی موجود است،دور از ذهن من بود.</text:p>
      <text:p text:style-name="P1">1777</text:p>
      <text:p text:style-name="P4">Be mahz-e inke be xod-at e’temād koni, xāhi fahmid ke cegune zendegi koni.</text:p>
      <text:p text:style-name="P2">As soon as you trust yourself, you will know how to live.</text:p>
      <text:p text:style-name="P5">به محض اینکه به خودت اعتماد کنی، خواهی فهمید که چگونه زندگی کنی.</text:p>
      <text:p text:style-name="P1">1778</text:p>
      <text:p text:style-name="P4">Har ruz ba’d az madrese dar کتابفروشیِ montazer-e u mi‌māndam.</text:p>
      <text:p text:style-name="P2">Every day I waited for her at the bookstore after school.</text:p>
      <text:p text:style-name="P5">هر روز بعد از مدرسه در کتابفروشی منتظر او می ماندم.</text:p>
      <text:p text:style-name="P1">1779</text:p>
      <text:p text:style-name="P4">Man betāzegi dar istgāh ساپورو bud-am tā mādar-am rā badraqe konam.</text:p>
      <text:p text:style-name="P2">I have just been to Sapporo Station to see my mother off.</text:p>
      <text:p text:style-name="P5">من به تازگی در ایستگاه ساپورو بودم تا مادرم را بدرقه کنم.</text:p>
      <text:p text:style-name="P1">1780</text:p>
      <text:p text:style-name="P4">Agar u zang zad be u begu ke ba’dan bā u tamās mi‌giram.</text:p>
      <text:p text:style-name="P2">If he calls, tell him I will get in touch with him later.</text:p>
      <text:p text:style-name="P5">اگر او زنگ زد به او بگو که بعدا با او تماس می گیرم.</text:p>
      <text:p text:style-name="P1">1781</text:p>
      <text:p text:style-name="P4">Agar bexāhad emruz be Landan beresad, bāyad hamin alān beravad.</text:p>
      <text:p text:style-name="P2">If he wanted to get to London today, he should leave now.</text:p>
      <text:p text:style-name="P5">اگر بخواهد امروز به لندن برسد، باید همین الان برود.</text:p>
      <text:p text:style-name="P1">1782</text:p>
      <text:p text:style-name="P4">Dar xeyli az kešvarhā, hamjens bāz budan dalil-i-st barā-ye zendāni-ye kardan.</text:p>
      <text:p text:style-name="P2">In many countries, being gay is a cause for imprisonment.</text:p>
      <text:p text:style-name="P5">در خیلی از کشورها، همجنس باز بودن دلیلی است برای زندانی کردن.</text:p>
      <text:p text:style-name="P1">1783</text:p>
      <text:p text:style-name="P4">Piyāderavi tā istgāh-e tulāni-st pas biyā savār otobus šavim.</text:p>
      <text:p text:style-name="P2">It's too far to walk to the station, so let's take a bus.</text:p>
      <text:p text:style-name="P5">پیاده روی تا ایستگاه طولانی است پس بیا سوار اتوبوس شویم.</text:p>
      <text:p text:style-name="P1">1784</text:p>
      <text:p text:style-name="P4">Fardā sobh, pedar-am qazā-ye xošmazze‌-i barā-yam mi‌pazad.</text:p>
      <text:p text:style-name="P2">My father will cook me a delicious meal tomorrow morning.</text:p>
      <text:p text:style-name="P5">فردا صبح، پدرم غذای خوشمزه ای برایم می پزد.</text:p>
      <text:p text:style-name="P1">1785</text:p>
      <text:p text:style-name="P4">Te’dād-e نسبتاِ andaki az mardom dar jalase‌-ye diruz hāzer bud-and.</text:p>
      <text:p text:style-name="P2">Quite a few people were present at the meeting yesterday.</text:p>
      <text:p text:style-name="P5">تعداد نسبتًاً اندکی از مردم در جلسه دیروز حاضر بودند.</text:p>
      <text:p text:style-name="P1">1786</text:p>
      <text:p text:style-name="P4">Har ce bištar bexāni, biš‌tar be nādān-at pey mi‌bari.</text:p>
      <text:p text:style-name="P2">The more you study, the more you discover your ignorance.</text:p>
      <text:p text:style-name="P5">هر چه بیشتر بخوانی، بیشتر به نادانیت پی می بری.</text:p>
      <text:p text:style-name="P1">1787</text:p>
      <text:p text:style-name="P4">Āyā barā-ye fahmidan-e javāb hatman bāyad soāl beporsi?</text:p>
      <text:p text:style-name="P2">Do you really need to ask the question to know the answer?</text:p>
      <text:p text:style-name="P5">آیا برای فهمیدن جواب حتماً باید سؤال بپرسی؟</text:p>
      <text:p text:style-name="P1">1788</text:p>
      <text:p text:style-name="P4">U be hadd-i gij šode bud ke javāb-aš be hicvajh āqelāne nabud.</text:p>
      <text:p text:style-name="P2">He was so confused that his answer did not make any sense.</text:p>
      <text:p text:style-name="P5">او به حدی گیج شده بود که جوابش به هیچ وجه عاقلانه نبود.</text:p>
      <text:p text:style-name="P1">1789</text:p>
      <text:p text:style-name="P4">Man farāmuš kardam ke televiziyon rā qabl be xāb-e raftan-e xāmuš konam.</text:p>
      <text:p text:style-name="P2"><text:soft-page-break/>I forgot to turn off the television before going to sleep.</text:p>
      <text:p text:style-name="P5">من فراموش کردم که تلویزیون را قبل به خواب رفتن خاموش کنم.</text:p>
      <text:p text:style-name="P1">1790</text:p>
      <text:p text:style-name="P4">Man gele‌-i besyāri dāram.Barx-i‌-šān sorx‌-and-o barx-i zard.</text:p>
      <text:p text:style-name="P2">I have a lot of flowers. Some are red and some are yellow.</text:p>
      <text:p text:style-name="P5">من گلهای بسیاری دارم.برخی شان سرخند و برخی زرد.</text:p>
      <text:p text:style-name="P1">1791</text:p>
      <text:p text:style-name="P4">Agar qarār bud fardā bārān bebārad, mosābeqe be ta’viq mayāftاد.</text:p>
      <text:p text:style-name="P2">If it were to rain tomorrow, the match would be postponed.</text:p>
      <text:p text:style-name="P5">اگر قرار بود فردا باران ببارد، مسابقه به تعویق می‌افتاد.</text:p>
      <text:p text:style-name="P1">1792</text:p>
      <text:p text:style-name="P4">Agar natavāni be va’de‌-at amal koni, ce ozr-i xāhi āvard?</text:p>
      <text:p text:style-name="P2">If you can't keep your promise, what excuse will you make?</text:p>
      <text:p text:style-name="P5">اگر نتوانی به وعده‌ات عمل کنی، چه عذری خواهی آورد؟</text:p>
      <text:p text:style-name="P1">1793</text:p>
      <text:p text:style-name="P4">Zamān-i ke tām be xāne‌-ye Māri resid, sāat-e nazdik 2:30 bud.</text:p>
      <text:p text:style-name="P2">It was close to 2:30 by the time Tom reached Mary's house.</text:p>
      <text:p text:style-name="P5">زمانی که تام به خانه ی ماری رسید، ساعت نزدیک 2:30 بود.</text:p>
      <text:p text:style-name="P1">1794</text:p>
      <text:p text:style-name="P4">Mādarbozorg-am betadrij فراموشکار-o nahif mi‌šod.</text:p>
      <text:p text:style-name="P2">My grandmother was gradually becoming forgetful and frail.</text:p>
      <text:p text:style-name="P5">مادربزرگم به تدریج فراموشکار و نحیف می شد.</text:p>
      <text:p text:style-name="P1">1795</text:p>
      <text:p text:style-name="P4">Hālā ke šomā dar Itāliyā hastid, bāyad az Nāpl didan konid.</text:p>
      <text:p text:style-name="P2">Now that you are in Italy, you must absolutely see Naples.</text:p>
      <text:p text:style-name="P5">حالا که شما در ایتالیا هستید، باید از ناپل دیدن کنید.</text:p>
      <text:p text:style-name="P1">1796</text:p>
      <text:p text:style-name="P4">Dowlat-e تبلغاتِ sigār dar televiziyon rā mamnu’ kard.</text:p>
      <text:p text:style-name="P2">The government banned cigarette advertising on television.</text:p>
      <text:p text:style-name="P5">دولت تبلغات سیگار در تلویزیون را ممنوع کرد.</text:p>
      <text:p text:style-name="P1">1797</text:p>
      <text:p text:style-name="P4">Hic javāb qāne’konande‌-i nabud ke yek pedar-o mādar bexāhand bedehand.</text:p>
      <text:p text:style-name="P2">There is no satisfactory answer a parent can give to this.</text:p>
      <text:p text:style-name="P5">هیچ جواب قانع کننده ای نبود که یک پدر و مادر بخواهند بدهند.</text:p>
      <text:p text:style-name="P1">1798</text:p>
      <text:p text:style-name="P4">Ānhā tārix-e arusi rā dar ruznāme e’lām kardand.</text:p>
      <text:p text:style-name="P2">They announced the date of their wedding in the newspaper.</text:p>
      <text:p text:style-name="P5">آنها تاریخ عروسی را در روزنامه اعلام کردند.</text:p>
      <text:p text:style-name="P1">1799</text:p>
      <text:p text:style-name="P4">Tām-o Māri pānzdah sāl bā šādmāni dar aqd-e yekdigar bude-and.</text:p>
      <text:p text:style-name="P2">Tom and Mary have been happily married for thirteen years.</text:p>
      <text:p text:style-name="P5">تام و ماری پانزده سال با شادمانی در عقد یکدیگر بوده اند.</text:p>
      <text:p text:style-name="P1">1800</text:p>
      <text:p text:style-name="P4">To ke vāqean nemi‌xāhi terāktor-e kohne‌-ye tām rā bexari, mi‌xāhi?</text:p>
      <text:p text:style-name="P2">You aren't really going to buy Tom's old tractor, are you?</text:p>
      <text:p text:style-name="P5">تو که واقعا نمی خواهی تراکتور کهنه ی تام را بخری، می خواهی؟</text:p>
      <text:p text:style-name="P1">1801</text:p>
      <text:p text:style-name="P4">U mi‌xāst bemirad چونکه u nemi‌tavānest pedar-o mādar-aš rā xošhāl konad.</text:p>
      <text:p text:style-name="P2">She wanted to die because she couldn't satisfy her parents.</text:p>
      <text:p text:style-name="P5">او می خواست بمیرد چونکه او نمی توانست پدر و مادرش را خوشحال کند.</text:p>
      <text:p text:style-name="P1">1802</text:p>
      <text:p text:style-name="P4">Man šivei now barā-ye yādgiri-ye zabān nešān-at mi‌deham.</text:p>
      <text:p text:style-name="P2">I will show you a new approach to foreign language learning.</text:p>
      <text:p text:style-name="P5">من شیوه ای نو برای یادگیری زبان نشانت می دهم.</text:p>
      <text:p text:style-name="P1">1803</text:p>
      <text:p text:style-name="P4">Alāraqm-e došvāri-ye zabān, xeyli zud bā ham dust šodim.</text:p>
      <text:p text:style-name="P2">In spite of the language difficulty, we soon became friends.</text:p>
      <text:p text:style-name="P5">علیرغم دشواری زبان، خیلی زود با هم دوست شدیم.</text:p>
      <text:p text:style-name="P1">1804</text:p>
      <text:p text:style-name="P4">Tām tanhā kas-i-st ke ehtemāl dārad Māri rā mojāb konad.</text:p>
      <text:p text:style-name="P2">Tom is the only person that has any chance to persuade Mary.</text:p>
      <text:p text:style-name="P5">تام تنها کسی است که احتمال دارد ماری را مجاب کند.</text:p>
      <text:p text:style-name="P1">1805</text:p>
      <text:p text:style-name="P4"><text:soft-page-break/>Vaqt-i جوونِ tar bud-am, xeyli‌hā beh-am mi‌goftam ke xošgel-am.</text:p>
      <text:p text:style-name="P2">When I was younger, many people used to say I was beautiful.</text:p>
      <text:p text:style-name="P5">وقتی جوون تر بودم، خیلی ها بهم میگفتم که خوشگلم.</text:p>
      <text:p text:style-name="P1">1806</text:p>
      <text:p text:style-name="P4">" Dar in qār ce mi‌gozarad? Man konjkāv hastam."" ""Man hic hads-i nemi‌zanam."</text:p>
      <text:p text:style-name="P2">What's going on in the cave? I'm curious." "I have no idea.</text:p>
      <text:p text:style-name="P5"><text:s/>در این غار چه می گذرد؟ من کنجکاو هستم." "من هیچ حدسی نمی زنم.</text:p>
      <text:p text:style-name="P1">1807</text:p>
      <text:p text:style-name="P4">Dišab havā xeyli garm-o šarji bud, be hamin xāter natavānestam xub bexābam.</text:p>
      <text:p text:style-name="P2">Last night was very hot and muggy, so I didn't sleep so well.</text:p>
      <text:p text:style-name="P5">دیشب هوا خیلی گرم و شرجی بود، به همین خاطر نتوانستم خوب بخوابم.</text:p>
      <text:p text:style-name="P1">1808</text:p>
      <text:p text:style-name="P4">Solhi ke mā emruz dārim, natije‌-ye mozākerāt-e tulāni solh-ast.</text:p>
      <text:p text:style-name="P2">The peace we have today is the result of lengthy peace talks.</text:p>
      <text:p text:style-name="P5">صلحی که ما امروز داریم، نتیجه مذاکرات طولانی صلح است.</text:p>
      <text:p text:style-name="P1">1809</text:p>
      <text:p text:style-name="P4">In barnāme‌-ye qābeliyat-e dānlod-o āplod, har do rā dārad.</text:p>
      <text:p text:style-name="P2">This program has both downloading and uploading capabilities.</text:p>
      <text:p text:style-name="P5">این برنامه قابلیت دانلود و آپلود، هر دو را دارد.</text:p>
      <text:p text:style-name="P1">1810</text:p>
      <text:p text:style-name="P4">Emruze, owzā’ barā-ye goruh-e lātini‌hā ( ahāli-ye Āmrikā-ye jonubi) dar eyālāt-e mottahede‌-ye Āmrikā behtar-ast.</text:p>
      <text:p text:style-name="P2">Today, things are better for the Latino community in the USA.</text:p>
      <text:p text:style-name="P5">امروزه، اوضاع برای گروه لاتینی ها ( اهالی آمریکای جنوبی) در ایالات متحده آمریکا بهتر است.</text:p>
      <text:p text:style-name="P1">1811</text:p>
      <text:p text:style-name="P4">Tām biš‌tar omr-aš betanāvob dar bimārestān‌hā-ye ravāni-ye bastari bude-ast.</text:p>
      <text:p text:style-name="P2">Tom has been in and out of mental hospitals most of his life.</text:p>
      <text:p text:style-name="P5">تام بیشتر عمرش به تناوب در بیمارستان‌های روانی بستری بوده است.</text:p>
      <text:p text:style-name="P1">1812</text:p>
      <text:p text:style-name="P4">Az zamān-i ke u dar āšpazxāne oftād, aql-e sālem nadāšte-ast.</text:p>
      <text:p text:style-name="P2">Ever since she fell in the kitchen, she hasn't been all there.</text:p>
      <text:p text:style-name="P5">از زمانی که او در آشپزخانه افتاد، عقل سالم نداشته است.</text:p>
      <text:p text:style-name="P1">1813</text:p>
      <text:p text:style-name="P4">Žāpon az ānce ke bist sāl-e piš bud, besyār tafāvot dārad.</text:p>
      <text:p text:style-name="P2">Japan is now very different from what it was twenty years ago.</text:p>
      <text:p text:style-name="P5">ژاپن از آنچه که بیست سال پیش بود، بسیار تفاوت دارد.</text:p>
      <text:p text:style-name="P1">1814</text:p>
      <text:p text:style-name="P4">Biyā bar-im yek fenjān qahve benušim dar ān kāfišāp ānjā.</text:p>
      <text:p text:style-name="P2">Let's go drink a cup of coffee at that coffee shop over there.</text:p>
      <text:p text:style-name="P5">بیا بریم یک فنجان قهوه بنوشیم در آن کافی شاپ آنجا.</text:p>
      <text:p text:style-name="P1">1815</text:p>
      <text:p text:style-name="P4">Bāyad dar mobāreze bā garm šodan-e kare‌-ye zamin-e naqš-e fa’āl‌tar-i ifā konim.</text:p>
      <text:p text:style-name="P2">We should play a more active role in combating global warming.</text:p>
      <text:p text:style-name="P5">باید در مبارزه با گرم شدن کره‌ی زمین نقش فعال‌تری ایفا کنیم.</text:p>
      <text:p text:style-name="P1">1816</text:p>
      <text:p text:style-name="P4">To ke vāqean nemi‌xāhi bā māšin-e tām boro-ye boston. Mi‌xāhi?</text:p>
      <text:p text:style-name="P2">You aren't really going to go to Boston in Tom's car, are you?</text:p>
      <text:p text:style-name="P5">تو که واقعا نمی خواهی با ماشین تام بروی بوستون. می خواهی؟</text:p>
      <text:p text:style-name="P1">1817</text:p>
      <text:p text:style-name="P4">Havā-ye injā dar hāl-e sard šodan-ast-o man vāqean ān rā dust nadāram.</text:p>
      <text:p text:style-name="P2">The weather here is getting cold and I really do not like that.</text:p>
      <text:p text:style-name="P5">هوای اینجا در حال سرد شدن است و من واقعاً آن را دوست ندارم.</text:p>
      <text:p text:style-name="P1">1818</text:p>
      <text:p text:style-name="P4">Tām moaddabāne tazāhor kard ke motevajjeh-e gerye kardan meri našode-ast.</text:p>
      <text:p text:style-name="P2">Tom politely pretended not to notice that Mary had been crying.</text:p>
      <text:p text:style-name="P5">تام مودبانه تظاهر کرد که متوجه گریه کردن مری نشده است.</text:p>
      <text:p text:style-name="P1">1819</text:p>
      <text:p text:style-name="P4">Emruz صیح xeyli zud az xāb-e bidār šode-i? Kāri dāri ke anjām bede‌-ye?</text:p>
      <text:p text:style-name="P2">You're up very early this morning. Do you have something to do?</text:p>
      <text:p text:style-name="P5">امروز صیح خیلی زود از خواب بیدار شده ای؟ کاری داری که انجام بدهی؟</text:p>
      <text:p text:style-name="P1">1820</text:p>
      <text:p text:style-name="P4"><text:soft-page-break/>Man bā polis tamās gereftam, be mahz-e inke jasad-aš rā dar kaf otāq didam.</text:p>
      <text:p text:style-name="P2">I called the police as soon as I saw his dead body on the floor.</text:p>
      <text:p text:style-name="P5">من با پلیس تماس گرفتم، به محض اینکه جسدش را در کف اتاق دیدم.</text:p>
      <text:p text:style-name="P1">1821</text:p>
      <text:p text:style-name="P4">Agar solh rā natavān bā šerāfat hefz kard, in digar solh nist.</text:p>
      <text:p text:style-name="P2">If peace cannot be maintained with honor, it is no longer peace.</text:p>
      <text:p text:style-name="P5">اگر صلح را نتوان با شرافت حفظ کرد، این دیگر صلح نیست.</text:p>
      <text:p text:style-name="P1">1822</text:p>
      <text:p text:style-name="P4">Pedar-am ādat dārand qabl az sobhāne ruznāme bexānand.</text:p>
      <text:p text:style-name="P2">My father has a habit of reading the newspaper before breakfast.</text:p>
      <text:p text:style-name="P5">پدرم عادت دارند قبل از صبحانه روزنامه بخوانند.</text:p>
      <text:p text:style-name="P1">1823</text:p>
      <text:p text:style-name="P4">Tām be āyine‌-ye baqal-aš negāh-i kard qabl az ānke az pārking vāred terāfik šavad .</text:p>
      <text:p text:style-name="P2">Tom checked his rearview mirror before pulling out into traffic.</text:p>
      <text:p text:style-name="P5">تام به آیینه بغلش نگاهی کرد قبل از آنکه از پارکینگ وارد ترافیک شود .</text:p>
      <text:p text:style-name="P1">1824</text:p>
      <text:p text:style-name="P4">Mi‌tavāni boro-ye birun, be šart-e ānke qowl-e bedehi tā sāat-e 11 bar gerd-i.</text:p>
      <text:p text:style-name="P2">You can go out, as long as you promise to be back by 11 o'clock.</text:p>
      <text:p text:style-name="P5">می‌توانی بروی بیرون، به شرط آنکه قول بدهی تا ساعت 11 بر گردی.</text:p>
      <text:p text:style-name="P1">1825</text:p>
      <text:p text:style-name="P4">Mi‌tavānid cand daqiqe be man vaqt bedehid? Mi‌xāham cand kalame bā šomā sohbat konam.</text:p>
      <text:p text:style-name="P2">Can you spare me a few minutes? I'd like to have a word with you.</text:p>
      <text:p text:style-name="P5">می‌توانید چند دقیقه به من وقت بدهید؟ می‌خواهم چند کلمه با شما صحبت کنم.</text:p>
      <text:p text:style-name="P1">1826</text:p>
      <text:p text:style-name="P4">Agar emruz sobh sobhāne xorde bud-am, alān gorosne nabudam.</text:p>
      <text:p text:style-name="P2">If I had eaten breakfast this morning, I would not be hungry now.</text:p>
      <text:p text:style-name="P5">اگر امروز صبح صبحانه خورده بودم، الان گرسنه نبودم.</text:p>
      <text:p text:style-name="P1">1827</text:p>
      <text:p text:style-name="P4">Agar vāqean be yek šoql niyāz dāri, cerā be کارکردن barā-ye tām fekr nemi‌koni?</text:p>
      <text:p text:style-name="P2">If you really need a job, why don't you consider working for Tom?</text:p>
      <text:p text:style-name="P5">اگر واقعا به یک شغل نیاز داری، چرا به کارکردن برای تام فکر نمی کنی؟</text:p>
      <text:p text:style-name="P1">1828</text:p>
      <text:p text:style-name="P4">Be in dalil ke to besyār kār mi‌koni, hamiše xābālud hasti.</text:p>
      <text:p text:style-name="P2">It is because you work too much that you are sleepy all the time.</text:p>
      <text:p text:style-name="P5">به این دلیل که تو بسیار کار می کنی، همیشه خواب آلود هستی.</text:p>
      <text:p text:style-name="P1">1829</text:p>
      <text:p text:style-name="P4">Ān ruz-e zudhengām bud ke tām be ordugāh resid.</text:p>
      <text:p text:style-name="P2">It was still early in the day when Tom arrived at the campground.</text:p>
      <text:p text:style-name="P5">آن روز زودهنگام بود که تام به اردوگاه رسید.</text:p>
      <text:p text:style-name="P1">1830</text:p>
      <text:p text:style-name="P4">10 Sāl-e qabl, bānk-e کیویووا-o bānk-e ساییتاما edqām šodand-o bānk-e اساهی rā padid āvardand.</text:p>
      <text:p text:style-name="P2">Kyowa Bank and Saitama Bank merged into Asahi Bank ten years ago.</text:p>
      <text:p text:style-name="P5">10 سال قبل، بانک کیوئووا و بانک ساییتاما ادغام شدند و بانک آساهی را پدید آوردند.</text:p>
      <text:p text:style-name="P1">1831</text:p>
      <text:p text:style-name="P4">Pedar-am tavajjoh-i be ranj-e ātefi ke bar asar-e sue’estefāde dar man ijād karde-ast, nadārad.</text:p>
      <text:p text:style-name="P2">My father is oblivious to the emotional pain his abuse caused me.</text:p>
      <text:p text:style-name="P5">پدرم توجهی به رنج عاطفی که بر اثر سوءاستفاده در من ایجاد کرده است، ندارد.</text:p>
      <text:p text:style-name="P1">1832</text:p>
      <text:p text:style-name="P4">Mardi ke vaqt-i rā bā xānevāde‌-aš nagozarānad, mard-e vāqei nist.</text:p>
      <text:p text:style-name="P2">A man who doesn't spend time with his family cannot be a real man.</text:p>
      <text:p text:style-name="P5">مردی که وقتی را با خانواده اش نگذراند، مرد واقعی نیست.</text:p>
      <text:p text:style-name="P1">1833</text:p>
      <text:p text:style-name="P4">Došvār mi‌tavānam bāvar konam ke tām dar ādam-e robāyi šerkat dāšte.</text:p>
      <text:p text:style-name="P2">I find it hard to believe that Tom was involved in the kidnapping.</text:p>
      <text:p text:style-name="P5">دشوار می توانم باور کنم که تام در آدم ربایی شرکت داشته.</text:p>
      <text:p text:style-name="P1">1834</text:p>
      <text:p text:style-name="P4">Injā tul-e mowji az nur-ast ke cešm-e ensān qāder be didan-aš nos-at.</text:p>
      <text:p text:style-name="P2">There are wavelengths of light that the human eye cannot perceive.</text:p>
      <text:p text:style-name="P5"><text:soft-page-break/>اینجا طول موجی از نور است که چشم انسان قادر به دیدنش نسیت.</text:p>
      <text:p text:style-name="P1">1835</text:p>
      <text:p text:style-name="P4">Tām-o Māri dar kelisā-ye kucak-i nacandān dur az injā ezdevājkarde bud-and.</text:p>
      <text:p text:style-name="P2">Tom and Mary were married in a small church not too far from here.</text:p>
      <text:p text:style-name="P5">تام و ماری در کلیسای کوچکی نه چندان دور از اینجا ازدواج کرده بودند.</text:p>
      <text:p text:style-name="P1">1836</text:p>
      <text:p text:style-name="P4">Tām-o Māri dar kelisā-ye kucak-i ezdevājkarde bud-and ke candān dur az injā nist.</text:p>
      <text:p text:style-name="P2">Tom and Mary were married in a small church not too far from here.</text:p>
      <text:p text:style-name="P5">تام و ماری در کلیسای کوچکی ازدواج کرده بودند که چندان دور از اینجا نیست.</text:p>
      <text:p text:style-name="P1">1837</text:p>
      <text:p text:style-name="P4">Be nazar-e qeyr-e mohtamel mi‌resid ke tām be jašn-e tavallod Māri nayāyad.</text:p>
      <text:p text:style-name="P2">It seemed unlikely that Tom wouldn't come to Mary's birthday party.</text:p>
      <text:p text:style-name="P5">به نظر غیر محتمل می رسید که تام به جشن تولد ماری نیاید.</text:p>
      <text:p text:style-name="P1">1838</text:p>
      <text:p text:style-name="P4">Tām šoql-e moallemi rā rahā kard tā be towr-e tamāmvaqt dar estodiyo navāzande šavad.</text:p>
      <text:p text:style-name="P2">Tom gave up his teaching job to become a full-time studio musician.</text:p>
      <text:p text:style-name="P5">تام شغل معلمی را رها کرد تا به طور تمام وقت در استودیو نوازنده شود.</text:p>
      <text:p text:style-name="P1">1839</text:p>
      <text:p text:style-name="P4">Mā har raveš-e momken rā bekār gereftim ,vali هیچکدام asar baxš nabud.</text:p>
      <text:p text:style-name="P2">We've tried every conceivable method, but absolutely nothing works.</text:p>
      <text:p text:style-name="P5">ما هر روش ممکن را بکار گرفتیم ،ولی هیچکدام اثر بخش نبود.</text:p>
      <text:p text:style-name="P1">1840</text:p>
      <text:p text:style-name="P4">Šomā jarime xāhid šod agar māšin rā jelo-ye ātaš-e nešāni pārk konid.</text:p>
      <text:p text:style-name="P2">You'll get a ticket if you park the car in front of a fire hydrant.</text:p>
      <text:p text:style-name="P5">شما جریمه خواهید شد اگر ماشین را جلوی آتش نشانی پارک کنید.</text:p>
      <text:p text:style-name="P1">1841</text:p>
      <text:p text:style-name="P4">Man kārhā-ye behtar az ta’qib-e fa’āliyat‌hā-ye tām dāram.</text:p>
      <text:p text:style-name="P2">I've got better things to do than to keep track of what Tom's doing.</text:p>
      <text:p text:style-name="P5">من کارهای بهتر از تعقیب فعالیت های تام دارم.</text:p>
      <text:p text:style-name="P1">1842</text:p>
      <text:p text:style-name="P4">Agar barādar-e man ānjā bud, mi‌dānest ce kār konad.</text:p>
      <text:p text:style-name="P2">If my brother would have been there, he would have known what to do.</text:p>
      <text:p text:style-name="P5">اگر برادر من آنجا بود، می دانست چه کار کند.</text:p>
      <text:p text:style-name="P1">1843</text:p>
      <text:p text:style-name="P4">Be vaqt-i vāqean avvalin ensān bar merrix pāy begozārad, zamān bāqi-st.</text:p>
      <text:p text:style-name="P2">Just when the first human beings will reach Mars remains to be seen.</text:p>
      <text:p text:style-name="P5">به وقتی واقعا اولین انسان بر مریخ پای بگذارد، زمان باقی است.</text:p>
      <text:p text:style-name="P1">1844</text:p>
      <text:p text:style-name="P4">Atrāf xod rā bā afrād-i por kon ke qasd dārand to rā bālātar bebarand.</text:p>
      <text:p text:style-name="P2">Surround yourself only with people who are going to lift you higher.</text:p>
      <text:p text:style-name="P5">اطراف خود را با افرادی پر کن که قصد دارند تو را بالاتر ببرند.</text:p>
      <text:p text:style-name="P1">1845</text:p>
      <text:p text:style-name="P4">Be in tartib, pul dar gardeš-e kam mi‌šavad-o navasān-e qeymat forukeš mi‌konad.</text:p>
      <text:p text:style-name="P2">Thus money in circulation drops, and price escalation quietens down.</text:p>
      <text:p text:style-name="P5">به این ترتیب، پول در گردش کم می‌شود و نوسان قیمت فروکش می‌کند.</text:p>
      <text:p text:style-name="P1">1846</text:p>
      <text:p text:style-name="P4">Tām nemi‌xāst Māri rā be xāter-e jormi ke mortakeb našode bud dar zendān bebinad.</text:p>
      <text:p text:style-name="P2">Tom didn't want to see Mary in prison for a crime she didn't commit.</text:p>
      <text:p text:style-name="P5">تام نمی خواست ماری را به خاطر جرمی که مرتکب نشده بود در زندان ببیند.</text:p>
      <text:p text:style-name="P1">1847</text:p>
      <text:p text:style-name="P4">Sobh-e nohom fevriye bud ke man be Landan residam.</text:p>
      <text:p text:style-name="P2">It was on the morning of February the ninth that I arrived in London.</text:p>
      <text:p text:style-name="P5">صبح نهم فوریه بود که من به لندن رسیدم.</text:p>
      <text:p text:style-name="P1">1848</text:p>
      <text:p text:style-name="P4">Tām be xāter-e nadāštan-e kāri behtar barā-ye anjām-e dādan, šoru’ be tamiz kardan otāq-aš kard.</text:p>
      <text:p text:style-name="P2">For the lack of something better to do, Tom started cleaning his room.</text:p>
      <text:p text:style-name="P5">تام به خاطر نداشتن کاری بهتر برای انجام دادن، شروع به تمیز کردن اتاقش کرد.</text:p>
      <text:p text:style-name="P1">1849</text:p>
      <text:p text:style-name="P4"><text:soft-page-break/>Tām šoru’ be tamiz kardan اناقش kard. Zirā kār-e behtar-i barā-ye anjām dādan nadāšt.</text:p>
      <text:p text:style-name="P2">For the lack of something better to do, Tom started cleaning his room.</text:p>
      <text:p text:style-name="P5">تام شروع به تمیز کردن اناقش کرد. زیرا کار بهتری برای انجام دادن نداشت.</text:p>
      <text:p text:style-name="P1">1850</text:p>
      <text:p text:style-name="P4">Vaqt-i ke birun āmadim bārān mi‌āmad, ammā hodud zamān-i ke residim āftābi bud.</text:p>
      <text:p text:style-name="P2">It was raining when we left, but by the time we arrived, it was sunny.</text:p>
      <text:p text:style-name="P5">وقتی که بیرون آمدیم باران می آمد، اما حدود زمانی که رسیدیم آفتابی بود.</text:p>
      <text:p text:style-name="P1">1851</text:p>
      <text:p text:style-name="P4">U mahbub-ast, na be xāter-e zibāi‌-yaš, balke be xāter-e mehrbāni‌-yaš.</text:p>
      <text:p text:style-name="P2">She is popular not because of her beauty, but because of her kindness.</text:p>
      <text:p text:style-name="P5">او محبوب است، نه به‌خاطر زیبائی‌اش، بلکه به‌خاطر مهربانی‌اش.</text:p>
      <text:p text:style-name="P1">1852</text:p>
      <text:p text:style-name="P4">Ān kolbe‌-ye qadimi faqat yek taxt dāšt. Banā bar in, be nowbat-e ruy-ye ān mi‌xābidim.</text:p>
      <text:p text:style-name="P2">The old cottage had only one bed, so we all took turns sleeping in it.</text:p>
      <text:p text:style-name="P5">آن کلبه‌ی قدیمی فقط یک تخت داشت. بنا بر این، به نوبت روی آن می‌خوابیدیم.</text:p>
      <text:p text:style-name="P1">1853</text:p>
      <text:p text:style-name="P4">Polis-e omidvār bud tām betavānad qaziye rā qadri rowšan konad.</text:p>
      <text:p text:style-name="P2">The police were hoping that Tom could shed some light on the incident.</text:p>
      <text:p text:style-name="P5">پلیس امیدوار بود تام بتواند قضیه را قدری روشن کند.</text:p>
      <text:p text:style-name="P1">1854</text:p>
      <text:p text:style-name="P4">Se sāl-e donbāl-e yek kārgardān-e xub mi‌gaštam, vali kas-i rā peydā nakardam.</text:p>
      <text:p text:style-name="P2">I spent three years looking for a good director, but couldn't find one.</text:p>
      <text:p text:style-name="P5">سه سال دنبال یک کارگردان خوب می‌گشتم، ولی کسی را پیدا نکردم.</text:p>
      <text:p text:style-name="P1">1855</text:p>
      <text:p text:style-name="P4">Āmrikāyiyān-i ke biš az šast-o panj sāl sen dārand, 12.5% koll-e jam’iyat rā taškil mi‌dehand.</text:p>
      <text:p text:style-name="P2">Americans who are over sixty-five make up 12.5% of the total population.</text:p>
      <text:p text:style-name="P5">آمریکاییانی که بیش از شصت و پنج سال سن دارند، 12.5٪ کل جمعیت را تشکیل می‌دهند.</text:p>
      <text:p text:style-name="P1">1856</text:p>
      <text:p text:style-name="P4">Nemi‌dānam ān bastani kojā-st. Fekr mi‌koni tām momken-ast tamām ān rā xorde bāšad?</text:p>
      <text:p text:style-name="P2">I wonder where the ice cream is. Do you think Tom could've eaten it all?</text:p>
      <text:p text:style-name="P5">نمی دانم آن بستنی کجاست. فکر می کنی تام ممکن است تمام آن را خورده باشد؟</text:p>
      <text:p text:style-name="P1">1857</text:p>
      <text:p text:style-name="P4">Māri vaqt-e ziyādi rā barā-ye entexāb-e lebās sarf kard, bā vojud inke tām montazer-e u bud.</text:p>
      <text:p text:style-name="P2">Mary took her time choosing a dress even though Tom was waiting for her.</text:p>
      <text:p text:style-name="P5">ماری وقت زیادی را برای انتخاب لباس صرف کرد، با وجود اینکه تام منتظر او بود.</text:p>
      <text:p text:style-name="P1">1858</text:p>
      <text:p text:style-name="P4">Marg-e yek ensān terāžedi-st ammā marg-e milyunhā ensān, āmār-ast.</text:p>
      <text:p text:style-name="P2">The death of one man is a tragedy, the death of millions is a statistic.</text:p>
      <text:p text:style-name="P5">مرگ یک انسان تراژدی است اما مرگ میلیونها انسان، آمار است.</text:p>
      <text:p text:style-name="P1">1859</text:p>
      <text:p text:style-name="P4">Qatār barā-ye nim sāat beellate meh-e qaliz tavaqqof kard.</text:p>
      <text:p text:style-name="P2">The freight train was held up about half an hour because of a dense fog.</text:p>
      <text:p text:style-name="P5">قطار برای نیم ساعت به علت مه غلیظ توقف کرد.</text:p>
      <text:p text:style-name="P1">1860</text:p>
      <text:p text:style-name="P4">Tām fekr nemi‌kard ke del-aš rā dāšte bāšad be Māri beguyad ce kāri bāyest anjām mi‌šod.</text:p>
      <text:p text:style-name="P2">Tom didn't think he had the stomach to tell Mary what needed to be done.</text:p>
      <text:p text:style-name="P5">تام فکر نمی کرد که دلش را داشته باشد به ماری بگوید چه کاری بایست انجام می شد.</text:p>
      <text:p text:style-name="P1">1861</text:p>
      <text:p text:style-name="P4">Yek tup jam’ kon xub bāyad betavānad بطور kāmel tamarkoz konad-o besor’at bedavad.</text:p>
      <text:p text:style-name="P2">A good ballboy or ballgirl must be able to concentrate hard and run fast.</text:p>
      <text:p text:style-name="P5">یک توپ جمع کن خوب باید بتواند بطور کامل تمرکز کند و به سرعت بدود.</text:p>
      <text:p text:style-name="P1">1862</text:p>
      <text:p text:style-name="P4">Zamān-i ke be nasihat-e vāledeyn-am tavajjoh kardam, fahmidam ke bozorg šode-am.</text:p>
      <text:p text:style-name="P2">I realized that I had grown up when I started heeding my parents' advice.</text:p>
      <text:p text:style-name="P5">زمانی که به نصیحت والدینم توجه کردم، فهمیدم که بزرگ شده ام.</text:p>
      <text:p text:style-name="P1">1863</text:p>
      <text:p text:style-name="P4"><text:soft-page-break/>Zendegi-ye mesl-e docarxesavāri-st. Barā-ye hefz taādol bāyad dar harekat bāšid.</text:p>
      <text:p text:style-name="P2">Life is like riding a bicycle. To keep your balance you must keep moving.</text:p>
      <text:p text:style-name="P5">زندگی مثل دوچرخه سواری است. برای حفظ تعادل باید در حرکت باشید.</text:p>
      <text:p text:style-name="P1">1864</text:p>
      <text:p text:style-name="P4">Zendegi-ye mānand-e docarxesavāri-st. Barā-ye inke nayāftid bāyad dar harekat bāšid.</text:p>
      <text:p text:style-name="P2">Life is like riding a bicycle. To keep your balance you must keep moving.</text:p>
      <text:p text:style-name="P5">زندگی مانند دوچرخه سواری است. برای اینکه نیفتید باید در حرکت باشید.</text:p>
      <text:p text:style-name="P1">1865</text:p>
      <text:p text:style-name="P4">Hanuz šoru’ be xāndan ketāb nakarde bud ke kas-i dar zad.</text:p>
      <text:p text:style-name="P2">She had hardly begun to read the book before someone knocked at the door.</text:p>
      <text:p text:style-name="P5">هنوز شروع به خواندن کتاب نکرده بود که کسی در زد.</text:p>
      <text:p text:style-name="P1">1866</text:p>
      <text:p text:style-name="P4">Nazarsanji nešān mi‌dehad ke aksariyat-e qāte-e tarafdār-e in qānun hastand.</text:p>
      <text:p text:style-name="P2">A poll shows that an overwhelming majority is in favor of the legislation.</text:p>
      <text:p text:style-name="P5">نظرسنجی نشان می‌دهد که اکثریت قاطع طرفدار این قانون هستند.</text:p>
      <text:p text:style-name="P1">1867</text:p>
      <text:p text:style-name="P4">Dar ebtedā, u fekr mi‌kard engelisi xeyli saxt-ast, ammā aknun u fekr mi‌konad āsān-ast.</text:p>
      <text:p text:style-name="P2">At first, he thought English very difficult, but now he thinks it is easy.</text:p>
      <text:p text:style-name="P5">در ابتدا، او فکر می کرد انگلیسی خیلی سخت است، اما اکنون او فکر می کند آسان است.</text:p>
      <text:p text:style-name="P1">1868</text:p>
      <text:p text:style-name="P4">Yād-am mi‌āyad tām barā-yam rāje’ be zamāni mi‌goft ke u-vo Māri qolle‌-ye fowji rā fath karde bud-and.</text:p>
      <text:p text:style-name="P2">I remember Tom telling me about the time he and Mary had climbed Mt. Fuji.</text:p>
      <text:p text:style-name="P5">یادم می آید تام برایم راجع به زمانی می گفت که او و ماری قله فوجی را فتح کرده بودند.</text:p>
      <text:p text:style-name="P1">1869</text:p>
      <text:p text:style-name="P4">Ānce to dar dowrān-e kudaki vaqt-e xod rā sarf-e ān mi‌koni, bar baqiye‌-ye zendegi‌-yat ta’sir dārad.</text:p>
      <text:p text:style-name="P2">What you spend time doing in your childhood affects the rest of your life.</text:p>
      <text:p text:style-name="P5">آنچه تو در دوران کودکی وقت خود را صرف آن می کنی، بر بقیه زندگیت تاثیر دارد.</text:p>
      <text:p text:style-name="P1">1870</text:p>
      <text:p text:style-name="P4">Tābestān-e gozašte, bel’axare man šerkati rā ke bist sāl-e piš be ān molhaq šode bud-am, tark kardam.</text:p>
      <text:p text:style-name="P2">Last summer, I finally left the firm that I had joined twelve years before.</text:p>
      <text:p text:style-name="P5">تابستان گذشته، بالاخره من شرکتی را که بیست سال پیش به آن ملحق شده بودم، ترک کردم.</text:p>
      <text:p text:style-name="P1">1871</text:p>
      <text:p text:style-name="P4">Be manzur-e bar gaštan be makān-e asli-yam... Diruz ān gozāreš rā be Tokiyo ersāl kardam.</text:p>
      <text:p text:style-name="P2">To get back to my original point, yesterday I sent the report off to Tokyo.</text:p>
      <text:p text:style-name="P5">به منظور برگشتن به مکان اصلی ام... دیروز آن گزارش را به توکیو ارسال کردم.</text:p>
      <text:p text:style-name="P1">1872</text:p>
      <text:p text:style-name="P4">Tām az zamān-i ke pesar-e kucak-i bud, mi‌dānest ke mi‌xāhad yek polis šavad.</text:p>
      <text:p text:style-name="P2">From the time he was a small boy, Tom knew that he wanted to be a policeman.</text:p>
      <text:p text:style-name="P5">تام از زمانی که پسر کوچکی بود، میدانست که می خواهد یک پلیس شود.</text:p>
      <text:p text:style-name="P1">1873</text:p>
      <text:p text:style-name="P4">Āmār nešān mi‌dehad ke jam’iyat-e in šahr dar teyy-ye panj sāl, do barābar xāhad šod.</text:p>
      <text:p text:style-name="P2">Statistics suggest that the population of this town will double in five years.</text:p>
      <text:p text:style-name="P5">آمار نشان می دهد که جمعیت این شهر در طی پنج سال، دو برابر خواهد شد.</text:p>
      <text:p text:style-name="P1">1874</text:p>
      <text:p text:style-name="P4">Tām raft birun ruberu-ye ketābxāne‌-ye montazer mānd tā Māri beravad māšin rā pārk konad.</text:p>
      <text:p text:style-name="P2">Tom got out in front of the library and waited while Mary went to park the car.</text:p>
      <text:p text:style-name="P5">تام رفت بیرون روبروی کتابخانه منتظر ماند تا ماری برود ماشین را پارک کند.</text:p>
      <text:p text:style-name="P1">1875</text:p>
      <text:p text:style-name="P4">Tām-o Māri tey-e davarāni ke bāh-am separi mi‌kardand, šoru’ be behtar šenāxtan-e ham kardand.</text:p>
      <text:p text:style-name="P2">As Tom and Mary spent time together, they began to get to know each other better.</text:p>
      <text:p text:style-name="P5">تام و ماری طی دورانی که باهم سپری می کردند، شروع به بهتر شناختن هم کردند.</text:p>
      <text:p text:style-name="P1">1876</text:p>
      <text:p text:style-name="P4">Polis gomān mi‌kard qorbāni-ye tām-ast, ammā ānhā natavānestand jasad rā šenāsāyi konand.</text:p>
      <text:p text:style-name="P2"><text:soft-page-break/>The police thought the victim was Tom, but they were unable to identify the body.</text:p>
      <text:p text:style-name="P5">پلیس گمان می کرد قربانی تام است، اما آنها نتوانستند جسد را شناسایی کنند.</text:p>
      <text:p text:style-name="P1">1877</text:p>
      <text:p text:style-name="P4">Zamān-i ke hoquq-e yek ensān mowred-e tahdid qarār girad; hoquq-e hame ensān‌hā noqsān xāhad yāft.</text:p>
      <text:p text:style-name="P2">The rights of every man are diminished when the rights of one man are threatened.</text:p>
      <text:p text:style-name="P5">زمانی که حقوق یک انسان مورد تهدید قرار گیرد؛ حقوق همه انسان ها نقصان خواهد یافت.</text:p>
      <text:p text:style-name="P1">1878</text:p>
      <text:p text:style-name="P4">"Xub qāfelgir-am kardi." Tāmm-e in rā hengām-i goft ke dar rā bāz kard-o did-e Māri ānjā istāde-ast.</text:p>
      <text:p text:style-name="P2">"What a nice surprise," Tom said as he opened the door and saw Mary standing there.</text:p>
      <text:p text:style-name="P5">«خوب غافلگیرم کردی.» تام این را هنگامی گفت که در را باز کرد و دید ماری آنجا ایستاده است.</text:p>
      <text:p text:style-name="P1">1879</text:p>
      <text:p text:style-name="P4">"Ce možde‌-ye xub-i." Tāmm-e in rā hengām-i goft ke dar rā bāz kard-o did-e Māri ānjā istāde-ast.</text:p>
      <text:p text:style-name="P2">"What a nice surprise," Tom said as he opened the door and saw Mary standing there.</text:p>
      <text:p text:style-name="P5">«چه مژده ی خوبی.» تام این را هنگامی گفت که در را باز کرد و دید ماری آنجا ایستاده است.</text:p>
      <text:p text:style-name="P1">1880</text:p>
      <text:p text:style-name="P4">Tām-o Māri vasat mojādele‌-ye dāq-i bud-and ke jān be darun-e otāq qadam gozāšt.</text:p>
      <text:p text:style-name="P2">Tom and Mary were in the middle of a heated argument when John walked into the room.</text:p>
      <text:p text:style-name="P5">تام و ماری وسط مجادله ی داغی بودند که جان به درون اتاق قدم گذاشت.</text:p>
      <text:p text:style-name="P1">1881</text:p>
      <text:p text:style-name="P4">Tām eddeā kard ke nemi‌dāneste xāne‌-ye sāheli‌-yaš barā-ye fa’āliyat‌hā-ye qeyreqānuni estefāde mi‌šode-ast.</text:p>
      <text:p text:style-name="P2">Tom claimed that he didn't know his beach house was being used for illegal activities.</text:p>
      <text:p text:style-name="P5">تام ادّعا کرد که نمی‌دانسته خانه‌ی ساحلی اش برای فعالیت‌های غیرقانونی استفاده می‌شده است.</text:p>
      <text:p text:style-name="P1">1882</text:p>
      <text:p text:style-name="P4">همانطور ke montazer-e tām bud-am, be zehn-am xotur kard ke šāyad behtar bud Māri rā da’vat nemi‌kardam.</text:p>
      <text:p text:style-name="P2">It occurred to me while I was waiting for Tom that maybe I shouldn't have invited Mary.</text:p>
      <text:p text:style-name="P5">همانطور که منتظر تام بودم، به ذهنم خطور کرد که شاید بهتر بود ماری را دعوت نمی کردم.</text:p>
      <text:p text:style-name="P1">1883</text:p>
      <text:p text:style-name="P4">Polis-e sāat‌hā eqāmatgāh-e tām rā gašt, ammā ānhā natavānestand ciz-i biyāband.</text:p>
      <text:p text:style-name="P2">The police spent hours searching Tom's place, but they couldn't find the murder weapon.</text:p>
      <text:p text:style-name="P5">پلیس ساعتها اقامتگاه تام را گشت، امّا آنها نتوانستند چیزی بیابند.</text:p>
      <text:p text:style-name="P1">1884</text:p>
      <text:p text:style-name="P4">Polis‌hā sāat‌hā eqāmatgāh-e tām rā gaštand, ammā natavānestand ciz-i biyāband.</text:p>
      <text:p text:style-name="P2">The police spent hours searching Tom's place, but they couldn't find the murder weapon.</text:p>
      <text:p text:style-name="P5">پلیسها ساعتها اقامتگاه تام را گشتند، امّا نتوانستند چیزی بیابند.</text:p>
      <text:p text:style-name="P1">1885</text:p>
      <text:p text:style-name="P4">Man bāyad لباسامو avaz mi‌kardam con ciz-i ke pušide bud-am monāseb اون vaz’iyyat nabud.</text:p>
      <text:p text:style-name="P2">I had to change clothes because what I was wearing wasn't appropriate for the situation.</text:p>
      <text:p text:style-name="P5">من باید لباسامو عوض میکردم چون چیزی که پوشیده بودم مناسب اون وضعیت نبود.</text:p>
      <text:p text:style-name="P1">1886</text:p>
      <text:p text:style-name="P4">Ba’z-i vaqt‌hā fekr mi‌konam hicvaqt be hāl-e xod-am naxāham bud. Pedar-o mādar-am har do engār hamiše be komak-e man ehtiyāj dārand.</text:p>
      <text:p text:style-name="P2">Sometimes I think I'll never be on my own. Both of my parents always seem to need my help.</text:p>
      <text:p text:style-name="P5">بعضی وقت‌ها فکر می‌کنم هیچ وقت به حال خودم نخواهم بود. پدر و مادرم هر دو انگار همیشه به کمک من احتیاج دارند.</text:p>
      <text:p text:style-name="P1">1887</text:p>
      <text:p text:style-name="P4">Agar vāqean bexāhi kāri rā anjām deh-i, rāhi rā xāhi yāft. Agar naxāhi kāri rā anjām deh-i, bahāne‌-i xāhi yāft.</text:p>
      <text:p text:style-name="P2">If you really want to do something, you'll find a way. If you don't, you'll find an excuse.</text:p>
      <text:p text:style-name="P5">اگر واقعاً بخواهی کاری را انجام دهی، راهی را خواهی یافت. اگر نخواهی کاری را انجام دهی، بهانه ای خواهی یافت.</text:p>
      <text:p text:style-name="P1">1888</text:p>
      <text:p text:style-name="P4">Agar dar se ruz-e āyande‌-ye pāsox-e tām be dast-emān naresad, be nazar-am bāyad dobāre barā-yaš nāme benevisim.</text:p>
      <text:p text:style-name="P2">If we don't receive Tom's reply within the next three days, I think we should write him again.</text:p>
      <text:p text:style-name="P5">اگر در سه روز آینده پاسخ تام به دستمان نرسد، به نظرم باید دوباره برایش نامه بنویسیم.</text:p>
      <text:p text:style-name="P1">1889</text:p>
      <text:p text:style-name="P4"><text:soft-page-break/>Tām alāqe‌-ye مند be nazar-e nemi‌resid-o be har hāl-e man nemi‌xāstam vāqean joz’iyāt rā bedānam.</text:p>
      <text:p text:style-name="P2">Tom didn't seem inclined to elaborate and I didn't really want to know all the details anyway.</text:p>
      <text:p text:style-name="P5">تام علاقه مند به نظر نمی رسید و به هر حال من نمی خواستم واقعا جزئیات را بدانم.</text:p>
      <text:p text:style-name="P1">1890</text:p>
      <text:p text:style-name="P4">Gofte mi‌šavad ke žāponi bā afrād-i ke ānhā rā mi‌šenāsand besyār mehrbān‌-and, ammā bā afrād-e nāšenās sard-and.</text:p>
      <text:p text:style-name="P2">It is said that Japanese people are kind to people they know, but rather cold to those they don't.</text:p>
      <text:p text:style-name="P5">گفته می شود که ژاپنی با افرادی که آنها را می شناسند بسیار مهربانند، اما با افراد ناشناس سردند.</text:p>
      <text:p text:style-name="P1">1891</text:p>
      <text:p text:style-name="P4">Jazire‌-ye ترزدی dar tange‌-ye تورس beyn šomālitarin noqte‌-ye Ostorāliyā, kip-e york,-o Gine‌-ye now qarār dārad.</text:p>
      <text:p text:style-name="P2">Thursday Island is situated in the Torres Strait between Australia's northernmost Cape York and New Guinea.</text:p>
      <text:p text:style-name="P5">جزیره‌ی ترزدی در تنگه‌ی تورس بین شمالی‌ترین نقطه‌ی استرالیا، کیپ یورک، و گینه‌ی نو قرار دارد.</text:p>
      <text:p text:style-name="P1">1892</text:p>
      <text:p text:style-name="P4">Agar to nemi‌xāhi zed āftāb bezani moškel-e xod-at-ast. Pas digar az āftāb-e suxtegi piš man šekāyat nakon.</text:p>
      <text:p text:style-name="P2">If you don't want to put on sunscreen, that's your problem. Just don't come complaining to me when you get a sunburn.</text:p>
      <text:p text:style-name="P5">اگر تو نمی خواهی ضد آفتاب بزنی مشکل خودت است. پس دیگر از آفتاب سوختگی پیش من شکایت نکن.</text:p>
      <text:p text:style-name="P1">1893</text:p>
      <text:p text:style-name="P4">Vaqt-i ke man be edāre residam kolli kār dāštam ke entezār-e man rā mi‌kešid.Man hamānand-e morqi ke sar-aš rā boridand be in taraf-e ān taraf mi‌davidam.</text:p>
      <text:p text:style-name="P2">When I got to the office, I had tons of work waiting for me. I was running around like a chicken with its head cut off.</text:p>
      <text:p text:style-name="P5">وقتی که من به اداره رسیدم کلی کار داشتم که انتظار من را می کشید.من همانند مرغی که سرش را بریدند به این طرف آن طرف می دویدم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Black1" svg:font-family="'Lato Black'" style:font-pitch="variable"/>
    <style:font-face style:name="Lato Black" svg:font-family="'Lato Black'" style:font-adornments="Black" style:font-pitch="variable"/>
    <style:font-face style:name="Lato Light" svg:font-family="'Lato Light'" style:font-pitch="variable"/>
    <style:font-face style:name="YaleNew" svg:font-family="YaleNew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7:29:34.264159021</meta:creation-date>
    <dc:date>2018-01-09T18:15:05.693433673</dc:date>
    <meta:editing-duration>PT22M1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45" meta:paragraph-count="7571" meta:word-count="39567" meta:character-count="202359" meta:non-whitespace-character-count="170363"/>
  </office:meta>
</office:document-meta>
</file>